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_input">
        <table:table-row>
          <table:table-cell table:style-name="pd1" office:value-type="string" office:string-value="Instance">
            <text:p>Instance</text:p>
          </table:table-cell>
          <table:table-cell table:style-name="pd1" office:value-type="string" office:string-value="Nantes">
            <text:p>Nantes</text:p>
          </table:table-cell>
          <table:table-cell table:style-name="pd1" office:value-type="string" office:string-value="pabulib/netherlands_amsterdam_166_">
            <text:p>pabulib/netherlands_amsterdam_166_</text:p>
          </table:table-cell>
          <table:table-cell table:style-name="pd1" office:value-type="string" office:string-value="pabulib/netherlands_amsterdam_179_">
            <text:p>pabulib/netherlands_amsterdam_179_</text:p>
          </table:table-cell>
          <table:table-cell table:style-name="pd1" office:value-type="string" office:string-value="pabulib/netherlands_amsterdam_212_">
            <text:p>pabulib/netherlands_amsterdam_212_</text:p>
          </table:table-cell>
          <table:table-cell table:style-name="pd1" office:value-type="string" office:string-value="pabulib/netherlands_amsterdam_252_">
            <text:p>pabulib/netherlands_amsterdam_252_</text:p>
          </table:table-cell>
          <table:table-cell table:style-name="pd1" office:value-type="string" office:string-value="netherlands_amsterdam_166_.pb">
            <text:p>netherlands_amsterdam_166_.pb</text:p>
          </table:table-cell>
          <table:table-cell table:style-name="pd1" office:value-type="string" office:string-value="netherlands_amsterdam_179_.pb">
            <text:p>netherlands_amsterdam_179_.pb</text:p>
          </table:table-cell>
          <table:table-cell table:style-name="pd1" office:value-type="string" office:string-value="netherlands_amsterdam_212_.pb">
            <text:p>netherlands_amsterdam_212_.pb</text:p>
          </table:table-cell>
          <table:table-cell table:style-name="pd1" office:value-type="string" office:string-value="netherlands_amsterdam_267_.pb">
            <text:p>netherlands_amsterdam_267_.pb</text:p>
          </table:table-cell>
          <table:table-cell table:style-name="pd1" office:value-type="string" office:string-value="netherlands_amsterdam_252_.pb">
            <text:p>netherlands_amsterdam_252_.pb</text:p>
          </table:table-cell>
          <table:table-cell table:style-name="pd1" office:value-type="string" office:string-value="netherlands_amsterdam_644_.pb">
            <text:p>netherlands_amsterdam_644_.pb</text:p>
          </table:table-cell>
          <table:table-cell table:style-name="pd1" office:value-type="string" office:string-value="netherlands_amsterdam_646_.pb">
            <text:p>netherlands_amsterdam_646_.pb</text:p>
          </table:table-cell>
          <table:table-cell table:style-name="pd1" office:value-type="string" office:string-value="netherlands_amsterdam_287_.pb">
            <text:p>netherlands_amsterdam_287_.pb</text:p>
          </table:table-cell>
          <table:table-cell table:style-name="pd1" office:value-type="string" office:string-value="netherlands_amsterdam_332_.pb">
            <text:p>netherlands_amsterdam_332_.pb</text:p>
          </table:table-cell>
          <table:table-cell table:style-name="pd1" office:value-type="string" office:string-value="netherlands_amsterdam_524_.pb">
            <text:p>netherlands_amsterdam_524_.pb</text:p>
          </table:table-cell>
          <table:table-cell table:style-name="pd1" office:value-type="string" office:string-value="netherlands_amsterdam_335_.pb">
            <text:p>netherlands_amsterdam_335_.pb</text:p>
          </table:table-cell>
          <table:table-cell table:style-name="pd1" office:value-type="string" office:string-value="netherlands_amsterdam_622_.pb">
            <text:p>netherlands_amsterdam_622_.pb</text:p>
          </table:table-cell>
          <table:table-cell table:style-name="pd1" office:value-type="string" office:string-value="netherlands_amsterdam_605_.pb">
            <text:p>netherlands_amsterdam_605_.pb</text:p>
          </table:table-cell>
          <table:table-cell table:style-name="pd1" office:value-type="string" office:string-value="netherlands_amsterdam_631_.pb">
            <text:p>netherlands_amsterdam_631_.pb</text:p>
          </table:table-cell>
          <table:table-cell table:style-name="pd1" office:value-type="string" office:string-value="netherlands_amsterdam_490_.pb">
            <text:p>netherlands_amsterdam_490_.pb</text:p>
          </table:table-cell>
          <table:table-cell table:style-name="pd1" office:value-type="string" office:string-value="netherlands_amsterdam_613_.pb">
            <text:p>netherlands_amsterdam_613_.pb</text:p>
          </table:table-cell>
          <table:table-cell table:style-name="pd1" office:value-type="string" office:string-value="netherlands_amsterdam_621_.pb">
            <text:p>netherlands_amsterdam_621_.pb</text:p>
          </table:table-cell>
          <table:table-cell table:style-name="pd1" office:value-type="string" office:string-value="netherlands_amsterdam_285_.pb">
            <text:p>netherlands_amsterdam_285_.pb</text:p>
          </table:table-cell>
          <table:table-cell table:style-name="pd1" office:value-type="string" office:string-value="netherlands_amsterdam_492_.pb">
            <text:p>netherlands_amsterdam_492_.pb</text:p>
          </table:table-cell>
          <table:table-cell table:style-name="pd1" office:value-type="string" office:string-value="netherlands_amsterdam_417_.pb">
            <text:p>netherlands_amsterdam_417_.pb</text:p>
          </table:table-cell>
          <table:table-cell table:style-name="pd1" office:value-type="string" office:string-value="netherlands_amsterdam_588_.pb">
            <text:p>netherlands_amsterdam_588_.pb</text:p>
          </table:table-cell>
          <table:table-cell table:style-name="pd1" office:value-type="string" office:string-value="netherlands_amsterdam_604_.pb">
            <text:p>netherlands_amsterdam_604_.pb</text:p>
          </table:table-cell>
          <table:table-cell table:style-name="pd1" office:value-type="string" office:string-value="netherlands_amsterdam_509_.pb">
            <text:p>netherlands_amsterdam_509_.pb</text:p>
          </table:table-cell>
          <table:table-cell table:style-name="pd1" office:value-type="string" office:string-value="netherlands_amsterdam_619_.pb">
            <text:p>netherlands_amsterdam_619_.pb</text:p>
          </table:table-cell>
          <table:table-cell table:style-name="pd1" office:value-type="string" office:string-value="netherlands_amsterdam_304_.pb">
            <text:p>netherlands_amsterdam_304_.pb</text:p>
          </table:table-cell>
          <table:table-cell table:style-name="pd1" office:value-type="string" office:string-value="netherlands_amsterdam_324_.pb">
            <text:p>netherlands_amsterdam_324_.pb</text:p>
          </table:table-cell>
          <table:table-cell table:style-name="pd1" office:value-type="string" office:string-value="netherlands_amsterdam_515_.pb">
            <text:p>netherlands_amsterdam_515_.pb</text:p>
          </table:table-cell>
          <table:table-cell table:style-name="pd1" office:value-type="string" office:string-value="netherlands_amsterdam_645_.pb">
            <text:p>netherlands_amsterdam_645_.pb</text:p>
          </table:table-cell>
          <table:table-cell table:style-name="pd1" office:value-type="string" office:string-value="netherlands_amsterdam_358_.pb">
            <text:p>netherlands_amsterdam_358_.pb</text:p>
          </table:table-cell>
          <table:table-cell table:style-name="pd1" office:value-type="string" office:string-value="netherlands_amsterdam_289_.pb">
            <text:p>netherlands_amsterdam_289_.pb</text:p>
          </table:table-cell>
          <table:table-cell table:style-name="pd1" office:value-type="string" office:string-value="netherlands_amsterdam_489_.pb">
            <text:p>netherlands_amsterdam_489_.pb</text:p>
          </table:table-cell>
          <table:table-cell table:style-name="pd1" office:value-type="string" office:string-value="netherlands_amsterdam_491_.pb">
            <text:p>netherlands_amsterdam_491_.pb</text:p>
          </table:table-cell>
          <table:table-cell table:style-name="pd1" office:value-type="string" office:string-value="netherlands_amsterdam_523_.pb">
            <text:p>netherlands_amsterdam_523_.pb</text:p>
          </table:table-cell>
          <table:table-cell table:style-name="pd1" office:value-type="string" office:string-value="netherlands_amsterdam_288_.pb">
            <text:p>netherlands_amsterdam_288_.pb</text:p>
          </table:table-cell>
          <table:table-cell table:style-name="pd1" office:value-type="string" office:string-value="netherlands_amsterdam_628_.pb">
            <text:p>netherlands_amsterdam_628_.pb</text:p>
          </table:table-cell>
          <table:table-cell table:style-name="pd1" office:value-type="string" office:string-value="netherlands_amsterdam_522_.pb">
            <text:p>netherlands_amsterdam_522_.pb</text:p>
          </table:table-cell>
          <table:table-cell table:style-name="pd1" office:value-type="string" office:string-value="netherlands_amsterdam_525_.pb">
            <text:p>netherlands_amsterdam_525_.pb</text:p>
          </table:table-cell>
          <table:table-cell table:style-name="pd1" office:value-type="string" office:string-value="netherlands_amsterdam_647_.pb">
            <text:p>netherlands_amsterdam_647_.pb</text:p>
          </table:table-cell>
          <table:table-cell table:style-name="pd1" office:value-type="string" office:string-value="netherlands_amsterdam_309_.pb">
            <text:p>netherlands_amsterdam_309_.pb</text:p>
          </table:table-cell>
          <table:table-cell table:style-name="pd1" office:value-type="string" office:string-value="netherlands_amsterdam_166_">
            <text:p>netherlands_amsterdam_166_</text:p>
          </table:table-cell>
          <table:table-cell table:style-name="pd1" office:value-type="string" office:string-value="poland_gdynia_2020_karwiny-small.pb">
            <text:p>poland_gdynia_2020_karwiny-small.pb</text:p>
          </table:table-cell>
          <table:table-cell table:style-name="pd1" office:value-type="string" office:string-value="poland_gdynia_2020_wzgorze-sw-maksymiliana-small.pb">
            <text:p>poland_gdynia_2020_wzgorze-sw-maksymiliana-small.pb</text:p>
          </table:table-cell>
          <table:table-cell table:style-name="pd1" office:value-type="string" office:string-value="poland_gdynia_2020_cisowa-small.pb">
            <text:p>poland_gdynia_2020_cisowa-small.pb</text:p>
          </table:table-cell>
          <table:table-cell table:style-name="pd1" office:value-type="string" office:string-value="poland_gdynia_2020_oksywie-large.pb">
            <text:p>poland_gdynia_2020_oksywie-large.pb</text:p>
          </table:table-cell>
          <table:table-cell table:style-name="pd1" office:value-type="string" office:string-value="poland_gdynia_2020_dzialki-lesne-small.pb">
            <text:p>poland_gdynia_2020_dzialki-lesne-small.pb</text:p>
          </table:table-cell>
          <table:table-cell table:style-name="pd1" office:value-type="string" office:string-value="poland_gdynia_2020_pustki-cisowskie-demptowo-large.pb">
            <text:p>poland_gdynia_2020_pustki-cisowskie-demptowo-large.pb</text:p>
          </table:table-cell>
          <table:table-cell table:style-name="pd1" office:value-type="string" office:string-value="poland_gdynia_2020_leszczynki-large.pb">
            <text:p>poland_gdynia_2020_leszczynki-large.pb</text:p>
          </table:table-cell>
          <table:table-cell table:style-name="pd1" office:value-type="string" office:string-value="poland_gdynia_2020_babie-doly-small.pb">
            <text:p>poland_gdynia_2020_babie-doly-small.pb</text:p>
          </table:table-cell>
          <table:table-cell table:style-name="pd1" office:value-type="string" office:string-value="poland_gdynia_2020_wielki-kack-small.pb">
            <text:p>poland_gdynia_2020_wielki-kack-small.pb</text:p>
          </table:table-cell>
          <table:table-cell table:style-name="pd1" office:value-type="string" office:string-value="poland_gdynia_2020_pogorze-large.pb">
            <text:p>poland_gdynia_2020_pogorze-large.pb</text:p>
          </table:table-cell>
          <table:table-cell table:style-name="pd1" office:value-type="string" office:string-value="poland_gdynia_2020_maly-kack-small.pb">
            <text:p>poland_gdynia_2020_maly-kack-small.pb</text:p>
          </table:table-cell>
          <table:table-cell table:style-name="pd1" office:value-type="string" office:string-value="poland_gdynia_2020_wielki-kack-large.pb">
            <text:p>poland_gdynia_2020_wielki-kack-large.pb</text:p>
          </table:table-cell>
          <table:table-cell table:style-name="pd1" office:value-type="string" office:string-value="poland_gdynia_2020_chylonia-small.pb">
            <text:p>poland_gdynia_2020_chylonia-small.pb</text:p>
          </table:table-cell>
          <table:table-cell table:style-name="pd1" office:value-type="string" office:string-value="poland_gdynia_2020_cisowa-large.pb">
            <text:p>poland_gdynia_2020_cisowa-large.pb</text:p>
          </table:table-cell>
          <table:table-cell table:style-name="pd1" office:value-type="string" office:string-value="poland_gdynia_2020_chylonia-large.pb">
            <text:p>poland_gdynia_2020_chylonia-large.pb</text:p>
          </table:table-cell>
          <table:table-cell table:style-name="pd1" office:value-type="string" office:string-value="poland_gdynia_2020_.pb">
            <text:p>poland_gdynia_2020_.pb</text:p>
          </table:table-cell>
          <table:table-cell table:style-name="pd1" office:value-type="string" office:string-value="poland_gdynia_2020_redlowo-large.pb">
            <text:p>poland_gdynia_2020_redlowo-large.pb</text:p>
          </table:table-cell>
          <table:table-cell table:style-name="pd1" office:value-type="string" office:string-value="poland_gdynia_2020_orlowo-small.pb">
            <text:p>poland_gdynia_2020_orlowo-small.pb</text:p>
          </table:table-cell>
          <table:table-cell table:style-name="pd1" office:value-type="string" office:string-value="poland_gdynia_2020_redlowo-small.pb">
            <text:p>poland_gdynia_2020_redlowo-small.pb</text:p>
          </table:table-cell>
          <table:table-cell table:style-name="pd1" office:value-type="string" office:string-value="poland_gdynia_2020_witomino-small.pb">
            <text:p>poland_gdynia_2020_witomino-small.pb</text:p>
          </table:table-cell>
          <table:table-cell table:style-name="pd1" office:value-type="string" office:string-value="poland_gdynia_2020_grabowek-large.pb">
            <text:p>poland_gdynia_2020_grabowek-large.pb</text:p>
          </table:table-cell>
          <table:table-cell table:style-name="pd1" office:value-type="string" office:string-value="poland_gdynia_2020_witomino-large.pb">
            <text:p>poland_gdynia_2020_witomino-large.pb</text:p>
          </table:table-cell>
          <table:table-cell table:style-name="pd1" office:value-type="string" office:string-value="poland_gdynia_2020_leszczynki-small.pb">
            <text:p>poland_gdynia_2020_leszczynki-small.pb</text:p>
          </table:table-cell>
          <table:table-cell table:style-name="pd1" office:value-type="string" office:string-value="poland_gdynia_2020_wzgorze-sw-maksymiliana-large.pb">
            <text:p>poland_gdynia_2020_wzgorze-sw-maksymiliana-large.pb</text:p>
          </table:table-cell>
          <table:table-cell table:style-name="pd1" office:value-type="string" office:string-value="poland_gdynia_2020_pustki-cisowskie-demptowo-small.pb">
            <text:p>poland_gdynia_2020_pustki-cisowskie-demptowo-small.pb</text:p>
          </table:table-cell>
          <table:table-cell table:style-name="pd1" office:value-type="string" office:string-value="poland_gdynia_2020_srodmiescie-large.pb">
            <text:p>poland_gdynia_2020_srodmiescie-large.pb</text:p>
          </table:table-cell>
          <table:table-cell table:style-name="pd1" office:value-type="string" office:string-value="poland_gdynia_2020_obluze-large.pb">
            <text:p>poland_gdynia_2020_obluze-large.pb</text:p>
          </table:table-cell>
          <table:table-cell table:style-name="pd1" office:value-type="string" office:string-value="poland_gdynia_2020_dzialki-lesne-large.pb">
            <text:p>poland_gdynia_2020_dzialki-lesne-large.pb</text:p>
          </table:table-cell>
          <table:table-cell table:style-name="pd1" office:value-type="string" office:string-value="poland_gdynia_2020_babie-doly-large.pb">
            <text:p>poland_gdynia_2020_babie-doly-large.pb</text:p>
          </table:table-cell>
          <table:table-cell table:style-name="pd1" office:value-type="string" office:string-value="poland_gdynia_2020_kamienna-gora-large.pb">
            <text:p>poland_gdynia_2020_kamienna-gora-large.pb</text:p>
          </table:table-cell>
          <table:table-cell table:style-name="pd1" office:value-type="string" office:string-value="poland_gdynia_2020_karwiny-large.pb">
            <text:p>poland_gdynia_2020_karwiny-large.pb</text:p>
          </table:table-cell>
          <table:table-cell table:style-name="pd1" office:value-type="string" office:string-value="poland_gdynia_2020_orlowo-large.pb">
            <text:p>poland_gdynia_2020_orlowo-large.pb</text:p>
          </table:table-cell>
          <table:table-cell table:style-name="pd1" office:value-type="string" office:string-value="poland_gdynia_2020_obluze-small.pb">
            <text:p>poland_gdynia_2020_obluze-small.pb</text:p>
          </table:table-cell>
          <table:table-cell table:style-name="pd1" office:value-type="string" office:string-value="poland_gdynia_2020_pogorze-small.pb">
            <text:p>poland_gdynia_2020_pogorze-small.pb</text:p>
          </table:table-cell>
          <table:table-cell table:style-name="pd1" office:value-type="string" office:string-value="poland_warszawa_2023_mokotow.pb">
            <text:p>poland_warszawa_2023_mokotow.pb</text:p>
          </table:table-cell>
          <table:table-cell table:style-name="pd1" office:value-type="string" office:string-value="poland_warszawa_2019_wesola.pb">
            <text:p>poland_warszawa_2019_wesola.pb</text:p>
          </table:table-cell>
          <table:table-cell table:style-name="pd1" office:value-type="string" office:string-value="poland_gdynia_2020_maly-kack-large.pb">
            <text:p>poland_gdynia_2020_maly-kack-large.pb</text:p>
          </table:table-cell>
          <table:table-cell table:style-name="pd1" office:value-type="string" office:string-value="poland_gdynia_2020_kamienna-gora-small.pb">
            <text:p>poland_gdynia_2020_kamienna-gora-small.pb</text:p>
          </table:table-cell>
          <table:table-cell table:style-name="pd1" office:value-type="string" office:string-value="poland_gdynia_2020_srodmiescie-small.pb">
            <text:p>poland_gdynia_2020_srodmiescie-small.pb</text:p>
          </table:table-cell>
          <table:table-cell table:style-name="pd1" office:value-type="string" office:string-value="poland_gdynia_2020_dabrowa-large.pb">
            <text:p>poland_gdynia_2020_dabrowa-large.pb</text:p>
          </table:table-cell>
          <table:table-cell table:style-name="pd1" office:value-type="string" office:string-value="poland_gdynia_2020_oksywie-small.pb">
            <text:p>poland_gdynia_2020_oksywie-small.pb</text:p>
          </table:table-cell>
          <table:table-cell table:style-name="pd1" office:value-type="string" office:string-value="poland_warszawa_2021_bielany.pb">
            <text:p>poland_warszawa_2021_bielany.pb</text:p>
          </table:table-cell>
          <table:table-cell table:style-name="pd1" office:value-type="string" office:string-value="poland_gdynia_2020_grabowek-small.pb">
            <text:p>poland_gdynia_2020_grabowek-small.pb</text:p>
          </table:table-cell>
          <table:table-cell table:style-name="pd1" office:value-type="string" office:string-value="poland_gdynia_2020_dabrowa-small.pb">
            <text:p>poland_gdynia_2020_dabrowa-small.pb</text:p>
          </table:table-cell>
          <table:table-cell table:style-name="pd1" office:value-type="string" office:string-value="poland_lodz_2023_ruda.pb">
            <text:p>poland_lodz_2023_ruda.pb</text:p>
          </table:table-cell>
          <table:table-cell table:style-name="pd1" office:value-type="string" office:string-value="poland_lodz_2020_srodmiescie-wschod.pb">
            <text:p>poland_lodz_2020_srodmiescie-wschod.pb</text:p>
          </table:table-cell>
          <table:table-cell table:style-name="pd1" office:value-type="string" office:string-value="poland_lodz_2020_ruda.pb">
            <text:p>poland_lodz_2020_ruda.pb</text:p>
          </table:table-cell>
          <table:table-cell table:style-name="pd1" office:value-type="string" office:string-value="poland_lodz_2022_radogoszcz.pb">
            <text:p>poland_lodz_2022_radogoszcz.pb</text:p>
          </table:table-cell>
          <table:table-cell table:style-name="pd1" office:value-type="string" office:string-value="poland_lodz_2020_wzniesien-lodzkich.pb">
            <text:p>poland_lodz_2020_wzniesien-lodzkich.pb</text:p>
          </table:table-cell>
          <table:table-cell table:style-name="pd1" office:value-type="string" office:string-value="poland_lodz_2023_rokicie.pb">
            <text:p>poland_lodz_2023_rokicie.pb</text:p>
          </table:table-cell>
          <table:table-cell table:style-name="pd1" office:value-type="string" office:string-value="poland_lodz_2023_chojny-dabrowa.pb">
            <text:p>poland_lodz_2023_chojny-dabrowa.pb</text:p>
          </table:table-cell>
          <table:table-cell table:style-name="pd1" office:value-type="string" office:string-value="poland_lodz_2020_radogoszcz.pb">
            <text:p>poland_lodz_2020_radogoszcz.pb</text:p>
          </table:table-cell>
          <table:table-cell table:style-name="pd1" office:value-type="string" office:string-value="poland_lodz_2022_stare-polesie.pb">
            <text:p>poland_lodz_2022_stare-polesie.pb</text:p>
          </table:table-cell>
          <table:table-cell table:style-name="pd1" office:value-type="string" office:string-value="poland_lodz_2022_widzew-wschod.pb">
            <text:p>poland_lodz_2022_widzew-wschod.pb</text:p>
          </table:table-cell>
          <table:table-cell table:style-name="pd1" office:value-type="string" office:string-value="poland_lodz_2022_wzniesien-lodzkich.pb">
            <text:p>poland_lodz_2022_wzniesien-lodzkich.pb</text:p>
          </table:table-cell>
          <table:table-cell table:style-name="pd1" office:value-type="string" office:string-value="poland_lodz_2022_karolew-retkinia-wschod.pb">
            <text:p>poland_lodz_2022_karolew-retkinia-wschod.pb</text:p>
          </table:table-cell>
          <table:table-cell table:style-name="pd1" office:value-type="string" office:string-value="poland_lodz_2023_piastow-kurak.pb">
            <text:p>poland_lodz_2023_piastow-kurak.pb</text:p>
          </table:table-cell>
          <table:table-cell table:style-name="pd1" office:value-type="string" office:string-value="poland_lodz_2020_rokicie.pb">
            <text:p>poland_lodz_2020_rokicie.pb</text:p>
          </table:table-cell>
          <table:table-cell table:style-name="pd1" office:value-type="string" office:string-value="poland_lodz_2023_stare-polesie.pb">
            <text:p>poland_lodz_2023_stare-polesie.pb</text:p>
          </table:table-cell>
          <table:table-cell table:style-name="pd1" office:value-type="string" office:string-value="poland_lodz_2020_stoki-sikawa-podgorze.pb">
            <text:p>poland_lodz_2020_stoki-sikawa-podgorze.pb</text:p>
          </table:table-cell>
          <table:table-cell table:style-name="pd1" office:value-type="string" office:string-value="poland_lodz_2022_zdrowie-mania.pb">
            <text:p>poland_lodz_2022_zdrowie-mania.pb</text:p>
          </table:table-cell>
          <table:table-cell table:style-name="pd1" office:value-type="string" office:string-value="poland_lodz_2020_gorniak.pb">
            <text:p>poland_lodz_2020_gorniak.pb</text:p>
          </table:table-cell>
          <table:table-cell table:style-name="pd1" office:value-type="string" office:string-value="poland_lodz_2022_wiskitno.pb">
            <text:p>poland_lodz_2022_wiskitno.pb</text:p>
          </table:table-cell>
          <table:table-cell table:style-name="pd1" office:value-type="string" office:string-value="poland_lodz_2022_lagiewniki.pb">
            <text:p>poland_lodz_2022_lagiewniki.pb</text:p>
          </table:table-cell>
          <table:table-cell table:style-name="pd1" office:value-type="string" office:string-value="poland_lodz_2023_baluty-centrum.pb">
            <text:p>poland_lodz_2023_baluty-centrum.pb</text:p>
          </table:table-cell>
          <table:table-cell table:style-name="pd1" office:value-type="string" office:string-value="poland_lodz_2020_lublinek-pienista.pb">
            <text:p>poland_lodz_2020_lublinek-pienista.pb</text:p>
          </table:table-cell>
          <table:table-cell table:style-name="pd1" office:value-type="string" office:string-value="poland_lodz_2023_nowosolna.pb">
            <text:p>poland_lodz_2023_nowosolna.pb</text:p>
          </table:table-cell>
          <table:table-cell table:style-name="pd1" office:value-type="string" office:string-value="poland_lodz_2022_olechow-janow.pb">
            <text:p>poland_lodz_2022_olechow-janow.pb</text:p>
          </table:table-cell>
          <table:table-cell table:style-name="pd1" office:value-type="string" office:string-value="poland_lodz_2020_zlotno.pb">
            <text:p>poland_lodz_2020_zlotno.pb</text:p>
          </table:table-cell>
          <table:table-cell table:style-name="pd1" office:value-type="string" office:string-value="poland_lodz_2022_zlotno.pb">
            <text:p>poland_lodz_2022_zlotno.pb</text:p>
          </table:table-cell>
          <table:table-cell table:style-name="pd1" office:value-type="string" office:string-value="poland_lodz_2023_olechow-janow.pb">
            <text:p>poland_lodz_2023_olechow-janow.pb</text:p>
          </table:table-cell>
          <table:table-cell table:style-name="pd1" office:value-type="string" office:string-value="poland_lodz_2020_wiskitno.pb">
            <text:p>poland_lodz_2020_wiskitno.pb</text:p>
          </table:table-cell>
          <table:table-cell table:style-name="pd1" office:value-type="string" office:string-value="poland_lodz_2020_widzew-wschod.pb">
            <text:p>poland_lodz_2020_widzew-wschod.pb</text:p>
          </table:table-cell>
          <table:table-cell table:style-name="pd1" office:value-type="string" office:string-value="poland_lodz_2022_dolina-lodki.pb">
            <text:p>poland_lodz_2022_dolina-lodki.pb</text:p>
          </table:table-cell>
          <table:table-cell table:style-name="pd1" office:value-type="string" office:string-value="poland_lodz_2023_chojny.pb">
            <text:p>poland_lodz_2023_chojny.pb</text:p>
          </table:table-cell>
          <table:table-cell table:style-name="pd1" office:value-type="string" office:string-value="poland_lodz_2023_.pb">
            <text:p>poland_lodz_2023_.pb</text:p>
          </table:table-cell>
          <table:table-cell table:style-name="pd1" office:value-type="string" office:string-value="poland_lodz_2022_mileszki.pb">
            <text:p>poland_lodz_2022_mileszki.pb</text:p>
          </table:table-cell>
          <table:table-cell table:style-name="pd1" office:value-type="string" office:string-value="poland_lodz_2023_nad-nerem.pb">
            <text:p>poland_lodz_2023_nad-nerem.pb</text:p>
          </table:table-cell>
          <table:table-cell table:style-name="pd1" office:value-type="string" office:string-value="poland_lodz_2020_lagiewniki.pb">
            <text:p>poland_lodz_2020_lagiewniki.pb</text:p>
          </table:table-cell>
          <table:table-cell table:style-name="pd1" office:value-type="string" office:string-value="poland_lodz_2022_rokicie.pb">
            <text:p>poland_lodz_2022_rokicie.pb</text:p>
          </table:table-cell>
          <table:table-cell table:style-name="pd1" office:value-type="string" office:string-value="poland_lodz_2022_gorniak.pb">
            <text:p>poland_lodz_2022_gorniak.pb</text:p>
          </table:table-cell>
          <table:table-cell table:style-name="pd1" office:value-type="string" office:string-value="poland_lodz_2023_stoki-sikawa-podgorze.pb">
            <text:p>poland_lodz_2023_stoki-sikawa-podgorze.pb</text:p>
          </table:table-cell>
          <table:table-cell table:style-name="pd1" office:value-type="string" office:string-value="poland_lodz_2020_nr-33.pb">
            <text:p>poland_lodz_2020_nr-33.pb</text:p>
          </table:table-cell>
          <table:table-cell table:style-name="pd1" office:value-type="string" office:string-value="poland_lodz_2023_gorniak.pb">
            <text:p>poland_lodz_2023_gorniak.pb</text:p>
          </table:table-cell>
          <table:table-cell table:style-name="pd1" office:value-type="string" office:string-value="poland_lodz_2023_widzew-wschod.pb">
            <text:p>poland_lodz_2023_widzew-wschod.pb</text:p>
          </table:table-cell>
          <table:table-cell table:style-name="pd1" office:value-type="string" office:string-value="poland_lodz_2020_koziny.pb">
            <text:p>poland_lodz_2020_koziny.pb</text:p>
          </table:table-cell>
          <table:table-cell table:style-name="pd1" office:value-type="string" office:string-value="poland_lodz_2020_piastow-kurak.pb">
            <text:p>poland_lodz_2020_piastow-kurak.pb</text:p>
          </table:table-cell>
          <table:table-cell table:style-name="pd1" office:value-type="string" office:string-value="poland_lodz_2020_chojny-dabrowa.pb">
            <text:p>poland_lodz_2020_chojny-dabrowa.pb</text:p>
          </table:table-cell>
          <table:table-cell table:style-name="pd1" office:value-type="string" office:string-value="poland_warszawa_2021_wilanow.pb">
            <text:p>poland_warszawa_2021_wilanow.pb</text:p>
          </table:table-cell>
          <table:table-cell table:style-name="pd1" office:value-type="string" office:string-value="poland_warszawa_2021_.pb">
            <text:p>poland_warszawa_2021_.pb</text:p>
          </table:table-cell>
          <table:table-cell table:style-name="pd1" office:value-type="string" office:string-value="poland_warszawa_2024_rembertow.pb">
            <text:p>poland_warszawa_2024_rembertow.pb</text:p>
          </table:table-cell>
          <table:table-cell table:style-name="pd1" office:value-type="string" office:string-value="poland_warszawa_2021_ochota.pb">
            <text:p>poland_warszawa_2021_ochota.pb</text:p>
          </table:table-cell>
          <table:table-cell table:style-name="pd1" office:value-type="string" office:string-value="poland_wroclaw_2018_.pb">
            <text:p>poland_wroclaw_2018_.pb</text:p>
          </table:table-cell>
          <table:table-cell table:style-name="pd1" office:value-type="string" office:string-value="poland_wroclaw_2016_.pb">
            <text:p>poland_wroclaw_2016_.pb</text:p>
          </table:table-cell>
          <table:table-cell table:style-name="pd1" office:value-type="string" office:string-value="poland_warszawa_2017_nowe-wlochy.pb">
            <text:p>poland_warszawa_2017_nowe-wlochy.pb</text:p>
          </table:table-cell>
          <table:table-cell table:style-name="pd1" office:value-type="string" office:string-value="poland_warszawa_2017_sady-zoliborskie-zatrasie.pb">
            <text:p>poland_warszawa_2017_sady-zoliborskie-zatrasie.pb</text:p>
          </table:table-cell>
          <table:table-cell table:style-name="pd1" office:value-type="string" office:string-value="poland_warszawa_2017_anin.pb">
            <text:p>poland_warszawa_2017_anin.pb</text:p>
          </table:table-cell>
          <table:table-cell table:style-name="pd1" office:value-type="string" office:string-value="poland_warszawa_2017_rejon-e.pb">
            <text:p>poland_warszawa_2017_rejon-e.pb</text:p>
          </table:table-cell>
          <table:table-cell table:style-name="pd1" office:value-type="string" office:string-value="poland_warszawa_2017_rejon-b.pb">
            <text:p>poland_warszawa_2017_rejon-b.pb</text:p>
          </table:table-cell>
          <table:table-cell table:style-name="pd1" office:value-type="string" office:string-value="poland_warszawa_2017_aleksandrow.pb">
            <text:p>poland_warszawa_2017_aleksandrow.pb</text:p>
          </table:table-cell>
          <table:table-cell table:style-name="pd1" office:value-type="string" office:string-value="poland_warszawa_2017_ursus-polnocny.pb">
            <text:p>poland_warszawa_2017_ursus-polnocny.pb</text:p>
          </table:table-cell>
          <table:table-cell table:style-name="pd1" office:value-type="string" office:string-value="poland_warszawa_2017_srodmiescie.pb">
            <text:p>poland_warszawa_2017_srodmiescie.pb</text:p>
          </table:table-cell>
          <table:table-cell table:style-name="pd1" office:value-type="string" office:string-value="poland_warszawa_2017_grochow-kinowa.pb">
            <text:p>poland_warszawa_2017_grochow-kinowa.pb</text:p>
          </table:table-cell>
          <table:table-cell table:style-name="pd1" office:value-type="string" office:string-value="poland_warszawa_2017_nowa-praga-z-pelcowizna.pb">
            <text:p>poland_warszawa_2017_nowa-praga-z-pelcowizna.pb</text:p>
          </table:table-cell>
          <table:table-cell table:style-name="pd1" office:value-type="string" office:string-value="poland_warszawa_2017_wawer.pb">
            <text:p>poland_warszawa_2017_wawer.pb</text:p>
          </table:table-cell>
          <table:table-cell table:style-name="pd1" office:value-type="string" office:string-value="poland_warszawa_2017_grochow-poludniowy.pb">
            <text:p>poland_warszawa_2017_grochow-poludniowy.pb</text:p>
          </table:table-cell>
          <table:table-cell table:style-name="pd1" office:value-type="string" office:string-value="poland_warszawa_2017_boernerowo-fort-radiowo-groty-gorce.pb">
            <text:p>poland_warszawa_2017_boernerowo-fort-radiowo-groty-gorce.pb</text:p>
          </table:table-cell>
          <table:table-cell table:style-name="pd1" office:value-type="string" office:string-value="poland_warszawa_2017_praga-poludnie.pb">
            <text:p>poland_warszawa_2017_praga-poludnie.pb</text:p>
          </table:table-cell>
          <table:table-cell table:style-name="pd1" office:value-type="string" office:string-value="poland_warszawa_2017_wilanow-obszar-i.pb">
            <text:p>poland_warszawa_2017_wilanow-obszar-i.pb</text:p>
          </table:table-cell>
          <table:table-cell table:style-name="pd1" office:value-type="string" office:string-value="poland_warszawa_2017_wawrzyszew.pb">
            <text:p>poland_warszawa_2017_wawrzyszew.pb</text:p>
          </table:table-cell>
          <table:table-cell table:style-name="pd1" office:value-type="string" office:string-value="poland_warszawa_2017_wysokie-okecie.pb">
            <text:p>poland_warszawa_2017_wysokie-okecie.pb</text:p>
          </table:table-cell>
          <table:table-cell table:style-name="pd1" office:value-type="string" office:string-value="poland_warszawa_2017_ursynow-wysoki-polnocny.pb">
            <text:p>poland_warszawa_2017_ursynow-wysoki-polnocny.pb</text:p>
          </table:table-cell>
          <table:table-cell table:style-name="pd1" office:value-type="string" office:string-value="poland_warszawa_2017_nadwisle.pb">
            <text:p>poland_warszawa_2017_nadwisle.pb</text:p>
          </table:table-cell>
          <table:table-cell table:style-name="pd1" office:value-type="string" office:string-value="poland_warszawa_2017_rejon-a.pb">
            <text:p>poland_warszawa_2017_rejon-a.pb</text:p>
          </table:table-cell>
          <table:table-cell table:style-name="pd1" office:value-type="string" office:string-value="poland_warszawa_2017_miedzylesie.pb">
            <text:p>poland_warszawa_2017_miedzylesie.pb</text:p>
          </table:table-cell>
          <table:table-cell table:style-name="pd1" office:value-type="string" office:string-value="poland_warszawa_2017_targowek-fabryczny-elsnerow-i-utrata.pb">
            <text:p>poland_warszawa_2017_targowek-fabryczny-elsnerow-i-utrata.pb</text:p>
          </table:table-cell>
          <table:table-cell table:style-name="pd1" office:value-type="string" office:string-value="poland_warszawa_2017_choszczowka-dabrowka-szlachecka-bialoleka-dworska-henrykow-szamocin.pb">
            <text:p>poland_warszawa_2017_choszczowka-dabrowka-szlachecka-bialoleka-dworska-henrykow-szamocin.pb</text:p>
          </table:table-cell>
          <table:table-cell table:style-name="pd1" office:value-type="string" office:string-value="poland_warszawa_2017_falenica.pb">
            <text:p>poland_warszawa_2017_falenica.pb</text:p>
          </table:table-cell>
          <table:table-cell table:style-name="pd1" office:value-type="string" office:string-value="poland_warszawa_2017_stare-wlochy.pb">
            <text:p>poland_warszawa_2017_stare-wlochy.pb</text:p>
          </table:table-cell>
          <table:table-cell table:style-name="pd1" office:value-type="string" office:string-value="poland_warszawa_2017_marysin-poludniowy.pb">
            <text:p>poland_warszawa_2017_marysin-poludniowy.pb</text:p>
          </table:table-cell>
          <table:table-cell table:style-name="pd1" office:value-type="string" office:string-value="poland_warszawa_2017_subunit-wawer.pb">
            <text:p>poland_warszawa_2017_subunit-wawer.pb</text:p>
          </table:table-cell>
          <table:table-cell table:style-name="pd1" office:value-type="string" office:string-value="poland_warszawa_2017_marymont-potok-zoliborz-dziennikarski.pb">
            <text:p>poland_warszawa_2017_marymont-potok-zoliborz-dziennikarski.pb</text:p>
          </table:table-cell>
          <table:table-cell table:style-name="pd1" office:value-type="string" office:string-value="poland_warszawa_2017_ochota.pb">
            <text:p>poland_warszawa_2017_ochota.pb</text:p>
          </table:table-cell>
          <table:table-cell table:style-name="pd1" office:value-type="string" office:string-value="poland_warszawa_2017_rakowiec.pb">
            <text:p>poland_warszawa_2017_rakowiec.pb</text:p>
          </table:table-cell>
          <table:table-cell table:style-name="pd1" office:value-type="string" office:string-value="poland_warszawa_2017_zacisze.pb">
            <text:p>poland_warszawa_2017_zacisze.pb</text:p>
          </table:table-cell>
          <table:table-cell table:style-name="pd1" office:value-type="string" office:string-value="poland_warszawa_2017_bielany.pb">
            <text:p>poland_warszawa_2017_bielany.pb</text:p>
          </table:table-cell>
          <table:table-cell table:style-name="pd1" office:value-type="string" office:string-value="poland_warszawa_2017_zielona-grzybowa.pb">
            <text:p>poland_warszawa_2017_zielona-grzybowa.pb</text:p>
          </table:table-cell>
          <table:table-cell table:style-name="pd1" office:value-type="string" office:string-value="poland_warszawa_2017_kobialka-augustow-brzeziny-grodzisk-lewandow-annopol-zeran.pb">
            <text:p>poland_warszawa_2017_kobialka-augustow-brzeziny-grodzisk-lewandow-annopol-zeran.pb</text:p>
          </table:table-cell>
          <table:table-cell table:style-name="pd1" office:value-type="string" office:string-value="poland_warszawa_2017_grochow-centrum.pb">
            <text:p>poland_warszawa_2017_grochow-centrum.pb</text:p>
          </table:table-cell>
          <table:table-cell table:style-name="pd1" office:value-type="string" office:string-value="poland_warszawa_2017_mlynow.pb">
            <text:p>poland_warszawa_2017_mlynow.pb</text:p>
          </table:table-cell>
          <table:table-cell table:style-name="pd1" office:value-type="string" office:string-value="poland_warszawa_2017_bemowo.pb">
            <text:p>poland_warszawa_2017_bemowo.pb</text:p>
          </table:table-cell>
          <table:table-cell table:style-name="pd1" office:value-type="string" office:string-value="poland_warszawa_2017_praga-polnoc.pb">
            <text:p>poland_warszawa_2017_praga-polnoc.pb</text:p>
          </table:table-cell>
          <table:table-cell table:style-name="pd1" office:value-type="string" office:string-value="poland_warszawa_2017_stara-ochota.pb">
            <text:p>poland_warszawa_2017_stara-ochota.pb</text:p>
          </table:table-cell>
          <table:table-cell table:style-name="pd1" office:value-type="string" office:string-value="poland_warszawa_2017_wrzeciono-mlociny.pb">
            <text:p>poland_warszawa_2017_wrzeciono-mlociny.pb</text:p>
          </table:table-cell>
          <table:table-cell table:style-name="pd1" office:value-type="string" office:string-value="poland_warszawa_2017_las.pb">
            <text:p>poland_warszawa_2017_las.pb</text:p>
          </table:table-cell>
          <table:table-cell table:style-name="pd1" office:value-type="string" office:string-value="poland_warszawa_2017_kolo.pb">
            <text:p>poland_warszawa_2017_kolo.pb</text:p>
          </table:table-cell>
          <table:table-cell table:style-name="pd1" office:value-type="string" office:string-value="poland_warszawa_2017_lotnisko-bemowo-lotnisko-fort-bema.pb">
            <text:p>poland_warszawa_2017_lotnisko-bemowo-lotnisko-fort-bema.pb</text:p>
          </table:table-cell>
          <table:table-cell table:style-name="pd1" office:value-type="string" office:string-value="poland_warszawa_2017_centrum-wola-grzybowska-groszowka.pb">
            <text:p>poland_warszawa_2017_centrum-wola-grzybowska-groszowka.pb</text:p>
          </table:table-cell>
          <table:table-cell table:style-name="pd1" office:value-type="string" office:string-value="poland_warszawa_2017_zoliborz-centralny.pb">
            <text:p>poland_warszawa_2017_zoliborz-centralny.pb</text:p>
          </table:table-cell>
          <table:table-cell table:style-name="pd1" office:value-type="string" office:string-value="poland_warszawa_2017_radosc.pb">
            <text:p>poland_warszawa_2017_radosc.pb</text:p>
          </table:table-cell>
          <table:table-cell table:style-name="pd1" office:value-type="string" office:string-value="poland_warszawa_2017_saska-kepa.pb">
            <text:p>poland_warszawa_2017_saska-kepa.pb</text:p>
          </table:table-cell>
          <table:table-cell table:style-name="pd1" office:value-type="string" office:string-value="poland_warszawa_2017_szczesliwice.pb">
            <text:p>poland_warszawa_2017_szczesliwice.pb</text:p>
          </table:table-cell>
          <table:table-cell table:style-name="pd1" office:value-type="string" office:string-value="poland_warszawa_2017_grochow-polnocny.pb">
            <text:p>poland_warszawa_2017_grochow-polnocny.pb</text:p>
          </table:table-cell>
          <table:table-cell table:style-name="pd1" office:value-type="string" office:string-value="poland_warszawa_2017_zerzen.pb">
            <text:p>poland_warszawa_2017_zerzen.pb</text:p>
          </table:table-cell>
          <table:table-cell table:style-name="pd1" office:value-type="string" office:string-value="poland_warszawa_2017_miedzeszyn.pb">
            <text:p>poland_warszawa_2017_miedzeszyn.pb</text:p>
          </table:table-cell>
          <table:table-cell table:style-name="pd1" office:value-type="string" office:string-value="poland_warszawa_2017_rejon-f.pb">
            <text:p>poland_warszawa_2017_rejon-f.pb</text:p>
          </table:table-cell>
          <table:table-cell table:style-name="pd1" office:value-type="string" office:string-value="poland_warszawa_2017_ruda-marymont-las-bielanski.pb">
            <text:p>poland_warszawa_2017_ruda-marymont-las-bielanski.pb</text:p>
          </table:table-cell>
          <table:table-cell table:style-name="pd1" office:value-type="string" office:string-value="poland_warszawa_2017_sadul.pb">
            <text:p>poland_warszawa_2017_sadul.pb</text:p>
          </table:table-cell>
          <table:table-cell table:style-name="pd1" office:value-type="string" office:string-value="poland_warszawa_2017_tarchomin-nowodwory-piekielko.pb">
            <text:p>poland_warszawa_2017_tarchomin-nowodwory-piekielko.pb</text:p>
          </table:table-cell>
          <table:table-cell table:style-name="pd1" office:value-type="string" office:string-value="poland_warszawa_2017_niskie-okecie.pb">
            <text:p>poland_warszawa_2017_niskie-okecie.pb</text:p>
          </table:table-cell>
          <table:table-cell table:style-name="pd1" office:value-type="string" office:string-value="poland_warszawa_2017_ulrychow-odolany.pb">
            <text:p>poland_warszawa_2017_ulrychow-odolany.pb</text:p>
          </table:table-cell>
          <table:table-cell table:style-name="pd1" office:value-type="string" office:string-value="poland_warszawa_2017_ursynow.pb">
            <text:p>poland_warszawa_2017_ursynow.pb</text:p>
          </table:table-cell>
          <table:table-cell table:style-name="pd1" office:value-type="string" office:string-value="poland_warszawa_2017_plac-wojska-polskiego.pb">
            <text:p>poland_warszawa_2017_plac-wojska-polskiego.pb</text:p>
          </table:table-cell>
          <table:table-cell table:style-name="pd1" office:value-type="string" office:string-value="poland_warszawa_2017_wars.pb">
            <text:p>poland_warszawa_2017_wars.pb</text:p>
          </table:table-cell>
          <table:table-cell table:style-name="pd1" office:value-type="string" office:string-value="poland_warszawa_2017_kamionek.pb">
            <text:p>poland_warszawa_2017_kamionek.pb</text:p>
          </table:table-cell>
          <table:table-cell table:style-name="pd1" office:value-type="string" office:string-value="poland_warszawa_2017_marysin-polnocny.pb">
            <text:p>poland_warszawa_2017_marysin-polnocny.pb</text:p>
          </table:table-cell>
          <table:table-cell table:style-name="pd1" office:value-type="string" office:string-value="poland_warszawa_2017_stara-praga-i-szmulowizna-z-michalowem.pb">
            <text:p>poland_warszawa_2017_stara-praga-i-szmulowizna-z-michalowem.pb</text:p>
          </table:table-cell>
          <table:table-cell table:style-name="pd1" office:value-type="string" office:string-value="poland_warszawa_2017_brodno-podgrodzie.pb">
            <text:p>poland_warszawa_2017_brodno-podgrodzie.pb</text:p>
          </table:table-cell>
          <table:table-cell table:style-name="pd1" office:value-type="string" office:string-value="poland_warszawa_2017_nowolipki-powazki.pb">
            <text:p>poland_warszawa_2017_nowolipki-powazki.pb</text:p>
          </table:table-cell>
          <table:table-cell table:style-name="pd1" office:value-type="string" office:string-value="poland_warszawa_2017_targowek-mieszkaniowy.pb">
            <text:p>poland_warszawa_2017_targowek-mieszkaniowy.pb</text:p>
          </table:table-cell>
          <table:table-cell table:style-name="pd1" office:value-type="string" office:string-value="poland_warszawa_2017_sawa.pb">
            <text:p>poland_warszawa_2017_sawa.pb</text:p>
          </table:table-cell>
          <table:table-cell table:style-name="pd1" office:value-type="string" office:string-value="poland_warszawa_2017_czyste-mirow.pb">
            <text:p>poland_warszawa_2017_czyste-mirow.pb</text:p>
          </table:table-cell>
          <table:table-cell table:style-name="pd1" office:value-type="string" office:string-value="poland_warszawa_2017_radiowo-wolka-weglowa-placowka-huta.pb">
            <text:p>poland_warszawa_2017_radiowo-wolka-weglowa-placowka-huta.pb</text:p>
          </table:table-cell>
          <table:table-cell table:style-name="pd1" office:value-type="string" office:string-value="poland_warszawa_2017_piaski.pb">
            <text:p>poland_warszawa_2017_piaski.pb</text:p>
          </table:table-cell>
          <table:table-cell table:style-name="pd1" office:value-type="string" office:string-value="poland_warszawa_2017_goclaw.pb">
            <text:p>poland_warszawa_2017_goclaw.pb</text:p>
          </table:table-cell>
          <table:table-cell table:style-name="pd1" office:value-type="string" office:string-value="poland_warszawa_2017_stara-milosna.pb">
            <text:p>poland_warszawa_2017_stara-milosna.pb</text:p>
          </table:table-cell>
          <table:table-cell table:style-name="pd1" office:value-type="string" office:string-value="poland_warszawa_2017_brodno.pb">
            <text:p>poland_warszawa_2017_brodno.pb</text:p>
          </table:table-cell>
          <table:table-cell table:style-name="pd1" office:value-type="string" office:string-value="poland_warszawa_2017_rejon-d.pb">
            <text:p>poland_warszawa_2017_rejon-d.pb</text:p>
          </table:table-cell>
          <table:table-cell table:style-name="pd1" office:value-type="string" office:string-value="poland_warszawa_2017_ursynow-wysoki-poludniowy.pb">
            <text:p>poland_warszawa_2017_ursynow-wysoki-poludniowy.pb</text:p>
          </table:table-cell>
          <table:table-cell table:style-name="pd1" office:value-type="string" office:string-value="poland_warszawa_2017_chomiczowka.pb">
            <text:p>poland_warszawa_2017_chomiczowka.pb</text:p>
          </table:table-cell>
          <table:table-cell table:style-name="pd1" office:value-type="string" office:string-value="poland_warszawa_2017_zielony-ursynow.pb">
            <text:p>poland_warszawa_2017_zielony-ursynow.pb</text:p>
          </table:table-cell>
          <table:table-cell table:style-name="pd1" office:value-type="string" office:string-value="poland_warszawa_2017_rejon-c.pb">
            <text:p>poland_warszawa_2017_rejon-c.pb</text:p>
          </table:table-cell>
          <table:table-cell table:style-name="pd1" office:value-type="string" office:string-value="poland_warszawa_2017_rembertow.pb">
            <text:p>poland_warszawa_2017_rembertow.pb</text:p>
          </table:table-cell>
          <table:table-cell table:style-name="pd1" office:value-type="string" office:string-value="poland_warszawa_2017_slodowiec.pb">
            <text:p>poland_warszawa_2017_slodowiec.pb</text:p>
          </table:table-cell>
          <table:table-cell table:style-name="pd1" office:value-type="string" office:string-value="poland_warszawa_2017_stare-bielany.pb">
            <text:p>poland_warszawa_2017_stare-bielany.pb</text:p>
          </table:table-cell>
          <table:table-cell table:style-name="pd1" office:value-type="string" office:string-value="poland_warszawa_2017_ursus-poludniowy.pb">
            <text:p>poland_warszawa_2017_ursus-poludniowy.pb</text:p>
          </table:table-cell>
          <table:table-cell table:style-name="pd1" office:value-type="string" office:string-value="poland_warszawa_2017_chrzanow-jelonki-polnocne-jelonki-poludniowe.pb">
            <text:p>poland_warszawa_2017_chrzanow-jelonki-polnocne-jelonki-poludniowe.pb</text:p>
          </table:table-cell>
          <table:table-cell table:style-name="pd1" office:value-type="string" office:string-value="poland_warszawa_2017_przyczolek-grochowski.pb">
            <text:p>poland_warszawa_2017_przyczolek-grochowski.pb</text:p>
          </table:table-cell>
          <table:table-cell table:style-name="pd1" office:value-type="string" office:string-value="poland_warszawa_2017_wilanow-obszar-ii.pb">
            <text:p>poland_warszawa_2017_wilanow-obszar-ii.pb</text:p>
          </table:table-cell>
          <table:table-cell table:style-name="pd1" office:value-type="string" office:string-value="poland_warszawa_2017_zoliborz-poludniowy-powazki.pb">
            <text:p>poland_warszawa_2017_zoliborz-poludniowy-powazki.pb</text:p>
          </table:table-cell>
          <table:table-cell table:style-name="pd1" office:value-type="string" office:string-value="poland_warszawa_2018_ursynow-wysoki-poludniowy.pb">
            <text:p>poland_warszawa_2018_ursynow-wysoki-poludniowy.pb</text:p>
          </table:table-cell>
          <table:table-cell table:style-name="pd1" office:value-type="string" office:string-value="poland_warszawa_2018_wilanow-obszar-i.pb">
            <text:p>poland_warszawa_2018_wilanow-obszar-i.pb</text:p>
          </table:table-cell>
          <table:table-cell table:style-name="pd1" office:value-type="string" office:string-value="poland_warszawa_2018_rejon-4.pb">
            <text:p>poland_warszawa_2018_rejon-4.pb</text:p>
          </table:table-cell>
          <table:table-cell table:style-name="pd1" office:value-type="string" office:string-value="poland_warszawa_2018_ursus-poludniowy.pb">
            <text:p>poland_warszawa_2018_ursus-poludniowy.pb</text:p>
          </table:table-cell>
          <table:table-cell table:style-name="pd1" office:value-type="string" office:string-value="poland_warszawa_2018_przyczolek-grochowski.pb">
            <text:p>poland_warszawa_2018_przyczolek-grochowski.pb</text:p>
          </table:table-cell>
          <table:table-cell table:style-name="pd1" office:value-type="string" office:string-value="poland_warszawa_2018_subunit-wawer.pb">
            <text:p>poland_warszawa_2018_subunit-wawer.pb</text:p>
          </table:table-cell>
          <table:table-cell table:style-name="pd1" office:value-type="string" office:string-value="poland_warszawa_2018_zacisze.pb">
            <text:p>poland_warszawa_2018_zacisze.pb</text:p>
          </table:table-cell>
          <table:table-cell table:style-name="pd1" office:value-type="string" office:string-value="poland_warszawa_2018_sadul.pb">
            <text:p>poland_warszawa_2018_sadul.pb</text:p>
          </table:table-cell>
          <table:table-cell table:style-name="pd1" office:value-type="string" office:string-value="poland_warszawa_2018_obszar-ii-stara-praga-ze-szmulowizna-z-michalowem.pb">
            <text:p>poland_warszawa_2018_obszar-ii-stara-praga-ze-szmulowizna-z-michalowem.pb</text:p>
          </table:table-cell>
          <table:table-cell table:style-name="pd1" office:value-type="string" office:string-value="poland_warszawa_2018_grochow-poludniowy.pb">
            <text:p>poland_warszawa_2018_grochow-poludniowy.pb</text:p>
          </table:table-cell>
          <table:table-cell table:style-name="pd1" office:value-type="string" office:string-value="poland_warszawa_2018_srodmiescie-polnocne.pb">
            <text:p>poland_warszawa_2018_srodmiescie-polnocne.pb</text:p>
          </table:table-cell>
          <table:table-cell table:style-name="pd1" office:value-type="string" office:string-value="poland_warszawa_2018_nadwisle.pb">
            <text:p>poland_warszawa_2018_nadwisle.pb</text:p>
          </table:table-cell>
          <table:table-cell table:style-name="pd1" office:value-type="string" office:string-value="poland_warszawa_2018_targowek.pb">
            <text:p>poland_warszawa_2018_targowek.pb</text:p>
          </table:table-cell>
          <table:table-cell table:style-name="pd1" office:value-type="string" office:string-value="poland_warszawa_2018_rejon-8.pb">
            <text:p>poland_warszawa_2018_rejon-8.pb</text:p>
          </table:table-cell>
          <table:table-cell table:style-name="pd1" office:value-type="string" office:string-value="poland_warszawa_2018_rakowiec.pb">
            <text:p>poland_warszawa_2018_rakowiec.pb</text:p>
          </table:table-cell>
          <table:table-cell table:style-name="pd1" office:value-type="string" office:string-value="poland_warszawa_2018_wilanow-obszar-ii.pb">
            <text:p>poland_warszawa_2018_wilanow-obszar-ii.pb</text:p>
          </table:table-cell>
          <table:table-cell table:style-name="pd1" office:value-type="string" office:string-value="poland_warszawa_2018_rejon-6.pb">
            <text:p>poland_warszawa_2018_rejon-6.pb</text:p>
          </table:table-cell>
          <table:table-cell table:style-name="pd1" office:value-type="string" office:string-value="poland_warszawa_2018_grochow-kinowa.pb">
            <text:p>poland_warszawa_2018_grochow-kinowa.pb</text:p>
          </table:table-cell>
          <table:table-cell table:style-name="pd1" office:value-type="string" office:string-value="poland_warszawa_2018_srodmiescie-poludniowe.pb">
            <text:p>poland_warszawa_2018_srodmiescie-poludniowe.pb</text:p>
          </table:table-cell>
          <table:table-cell table:style-name="pd1" office:value-type="string" office:string-value="poland_warszawa_2018_miedzylesie.pb">
            <text:p>poland_warszawa_2018_miedzylesie.pb</text:p>
          </table:table-cell>
          <table:table-cell table:style-name="pd1" office:value-type="string" office:string-value="poland_warszawa_2018_marysin-wawerski-poludniowy.pb">
            <text:p>poland_warszawa_2018_marysin-wawerski-poludniowy.pb</text:p>
          </table:table-cell>
          <table:table-cell table:style-name="pd1" office:value-type="string" office:string-value="poland_warszawa_2018_rejon-3.pb">
            <text:p>poland_warszawa_2018_rejon-3.pb</text:p>
          </table:table-cell>
          <table:table-cell table:style-name="pd1" office:value-type="string" office:string-value="poland_warszawa_2018_praga-poludnie.pb">
            <text:p>poland_warszawa_2018_praga-poludnie.pb</text:p>
          </table:table-cell>
          <table:table-cell table:style-name="pd1" office:value-type="string" office:string-value="poland_warszawa_2018_stara-ochota.pb">
            <text:p>poland_warszawa_2018_stara-ochota.pb</text:p>
          </table:table-cell>
          <table:table-cell table:style-name="pd1" office:value-type="string" office:string-value="poland_warszawa_2018_targowek-mieszkaniowy.pb">
            <text:p>poland_warszawa_2018_targowek-mieszkaniowy.pb</text:p>
          </table:table-cell>
          <table:table-cell table:style-name="pd1" office:value-type="string" office:string-value="poland_warszawa_2018_boernerowo-fort-radiowo-groty-gorce.pb">
            <text:p>poland_warszawa_2018_boernerowo-fort-radiowo-groty-gorce.pb</text:p>
          </table:table-cell>
          <table:table-cell table:style-name="pd1" office:value-type="string" office:string-value="poland_warszawa_2018_stare-bielany.pb">
            <text:p>poland_warszawa_2018_stare-bielany.pb</text:p>
          </table:table-cell>
          <table:table-cell table:style-name="pd1" office:value-type="string" office:string-value="poland_warszawa_2018_stare-wlochy.pb">
            <text:p>poland_warszawa_2018_stare-wlochy.pb</text:p>
          </table:table-cell>
          <table:table-cell table:style-name="pd1" office:value-type="string" office:string-value="poland_warszawa_2018_marysin-wawerski-polnocny.pb">
            <text:p>poland_warszawa_2018_marysin-wawerski-polnocny.pb</text:p>
          </table:table-cell>
          <table:table-cell table:style-name="pd1" office:value-type="string" office:string-value="poland_warszawa_2018_nowolipki-powazki.pb">
            <text:p>poland_warszawa_2018_nowolipki-powazki.pb</text:p>
          </table:table-cell>
          <table:table-cell table:style-name="pd1" office:value-type="string" office:string-value="poland_warszawa_2018_bialoleka-obszar-1.pb">
            <text:p>poland_warszawa_2018_bialoleka-obszar-1.pb</text:p>
          </table:table-cell>
          <table:table-cell table:style-name="pd1" office:value-type="string" office:string-value="poland_warszawa_2018_wysokie-okecie.pb">
            <text:p>poland_warszawa_2018_wysokie-okecie.pb</text:p>
          </table:table-cell>
          <table:table-cell table:style-name="pd1" office:value-type="string" office:string-value="poland_warszawa_2018_grochow-polnocny.pb">
            <text:p>poland_warszawa_2018_grochow-polnocny.pb</text:p>
          </table:table-cell>
          <table:table-cell table:style-name="pd1" office:value-type="string" office:string-value="poland_warszawa_2018_bialoleka.pb">
            <text:p>poland_warszawa_2018_bialoleka.pb</text:p>
          </table:table-cell>
          <table:table-cell table:style-name="pd1" office:value-type="string" office:string-value="poland_warszawa_2018_czyste-mirow.pb">
            <text:p>poland_warszawa_2018_czyste-mirow.pb</text:p>
          </table:table-cell>
          <table:table-cell table:style-name="pd1" office:value-type="string" office:string-value="poland_warszawa_2018_slodowiec.pb">
            <text:p>poland_warszawa_2018_slodowiec.pb</text:p>
          </table:table-cell>
          <table:table-cell table:style-name="pd1" office:value-type="string" office:string-value="poland_warszawa_2018_anin.pb">
            <text:p>poland_warszawa_2018_anin.pb</text:p>
          </table:table-cell>
          <table:table-cell table:style-name="pd1" office:value-type="string" office:string-value="poland_warszawa_2018_obszar-2-sady-zoliborskie-zatrasie.pb">
            <text:p>poland_warszawa_2018_obszar-2-sady-zoliborskie-zatrasie.pb</text:p>
          </table:table-cell>
          <table:table-cell table:style-name="pd1" office:value-type="string" office:string-value="poland_warszawa_2018_targowek-fabryczny-elsnerow-i-utrata.pb">
            <text:p>poland_warszawa_2018_targowek-fabryczny-elsnerow-i-utrata.pb</text:p>
          </table:table-cell>
          <table:table-cell table:style-name="pd1" office:value-type="string" office:string-value="poland_warszawa_2018_chomiczowka.pb">
            <text:p>poland_warszawa_2018_chomiczowka.pb</text:p>
          </table:table-cell>
          <table:table-cell table:style-name="pd1" office:value-type="string" office:string-value="poland_warszawa_2018_rejon-5.pb">
            <text:p>poland_warszawa_2018_rejon-5.pb</text:p>
          </table:table-cell>
          <table:table-cell table:style-name="pd1" office:value-type="string" office:string-value="poland_warszawa_2018_ursus-polnocny.pb">
            <text:p>poland_warszawa_2018_ursus-polnocny.pb</text:p>
          </table:table-cell>
          <table:table-cell table:style-name="pd1" office:value-type="string" office:string-value="poland_warszawa_2018_szczesliwice.pb">
            <text:p>poland_warszawa_2018_szczesliwice.pb</text:p>
          </table:table-cell>
          <table:table-cell table:style-name="pd1" office:value-type="string" office:string-value="poland_warszawa_2018_wilanow.pb">
            <text:p>poland_warszawa_2018_wilanow.pb</text:p>
          </table:table-cell>
          <table:table-cell table:style-name="pd1" office:value-type="string" office:string-value="poland_warszawa_2018_ulrychow-odolany.pb">
            <text:p>poland_warszawa_2018_ulrychow-odolany.pb</text:p>
          </table:table-cell>
          <table:table-cell table:style-name="pd1" office:value-type="string" office:string-value="poland_warszawa_2018_grochow-centrum.pb">
            <text:p>poland_warszawa_2018_grochow-centrum.pb</text:p>
          </table:table-cell>
          <table:table-cell table:style-name="pd1" office:value-type="string" office:string-value="poland_warszawa_2018_obszar-i-nowa-praga-z-pelcowizna.pb">
            <text:p>poland_warszawa_2018_obszar-i-nowa-praga-z-pelcowizna.pb</text:p>
          </table:table-cell>
          <table:table-cell table:style-name="pd1" office:value-type="string" office:string-value="poland_warszawa_2018_pole-mokotowskie.pb">
            <text:p>poland_warszawa_2018_pole-mokotowskie.pb</text:p>
          </table:table-cell>
          <table:table-cell table:style-name="pd1" office:value-type="string" office:string-value="poland_warszawa_2018_falenica.pb">
            <text:p>poland_warszawa_2018_falenica.pb</text:p>
          </table:table-cell>
          <table:table-cell table:style-name="pd1" office:value-type="string" office:string-value="poland_warszawa_2018_radosc.pb">
            <text:p>poland_warszawa_2018_radosc.pb</text:p>
          </table:table-cell>
          <table:table-cell table:style-name="pd1" office:value-type="string" office:string-value="poland_warszawa_2018_zerzen.pb">
            <text:p>poland_warszawa_2018_zerzen.pb</text:p>
          </table:table-cell>
          <table:table-cell table:style-name="pd1" office:value-type="string" office:string-value="poland_warszawa_2018_obszar-2-stara-milosna.pb">
            <text:p>poland_warszawa_2018_obszar-2-stara-milosna.pb</text:p>
          </table:table-cell>
          <table:table-cell table:style-name="pd1" office:value-type="string" office:string-value="poland_warszawa_2018_wawrzyszew.pb">
            <text:p>poland_warszawa_2018_wawrzyszew.pb</text:p>
          </table:table-cell>
          <table:table-cell table:style-name="pd1" office:value-type="string" office:string-value="poland_warszawa_2018_las.pb">
            <text:p>poland_warszawa_2018_las.pb</text:p>
          </table:table-cell>
          <table:table-cell table:style-name="pd1" office:value-type="string" office:string-value="poland_warszawa_2018_radiowo-wolka-weglowa-placowka-huta.pb">
            <text:p>poland_warszawa_2018_radiowo-wolka-weglowa-placowka-huta.pb</text:p>
          </table:table-cell>
          <table:table-cell table:style-name="pd1" office:value-type="string" office:string-value="poland_warszawa_2018_rembertow.pb">
            <text:p>poland_warszawa_2018_rembertow.pb</text:p>
          </table:table-cell>
          <table:table-cell table:style-name="pd1" office:value-type="string" office:string-value="poland_warszawa_2018_obszar-4-zoliborz-poludniowy-powazki.pb">
            <text:p>poland_warszawa_2018_obszar-4-zoliborz-poludniowy-powazki.pb</text:p>
          </table:table-cell>
          <table:table-cell table:style-name="pd1" office:value-type="string" office:string-value="poland_warszawa_2018_ursynow-wysoki-polnocny.pb">
            <text:p>poland_warszawa_2018_ursynow-wysoki-polnocny.pb</text:p>
          </table:table-cell>
          <table:table-cell table:style-name="pd1" office:value-type="string" office:string-value="poland_warszawa_2018_obszar-1-zoliborz-centralny.pb">
            <text:p>poland_warszawa_2018_obszar-1-zoliborz-centralny.pb</text:p>
          </table:table-cell>
          <table:table-cell table:style-name="pd1" office:value-type="string" office:string-value="poland_warszawa_2018_zielony-ursynow.pb">
            <text:p>poland_warszawa_2018_zielony-ursynow.pb</text:p>
          </table:table-cell>
          <table:table-cell table:style-name="pd1" office:value-type="string" office:string-value="poland_warszawa_2018_stare-miasto.pb">
            <text:p>poland_warszawa_2018_stare-miasto.pb</text:p>
          </table:table-cell>
          <table:table-cell table:style-name="pd1" office:value-type="string" office:string-value="poland_warszawa_2018_nowe-wlochy.pb">
            <text:p>poland_warszawa_2018_nowe-wlochy.pb</text:p>
          </table:table-cell>
          <table:table-cell table:style-name="pd1" office:value-type="string" office:string-value="poland_warszawa_2018_niskie-okecie.pb">
            <text:p>poland_warszawa_2018_niskie-okecie.pb</text:p>
          </table:table-cell>
          <table:table-cell table:style-name="pd1" office:value-type="string" office:string-value="poland_warszawa_2018_rejon-9.pb">
            <text:p>poland_warszawa_2018_rejon-9.pb</text:p>
          </table:table-cell>
          <table:table-cell table:style-name="pd1" office:value-type="string" office:string-value="poland_warszawa_2018_saska-kepa.pb">
            <text:p>poland_warszawa_2018_saska-kepa.pb</text:p>
          </table:table-cell>
          <table:table-cell table:style-name="pd1" office:value-type="string" office:string-value="poland_warszawa_2018_brodno-podgrodzie.pb">
            <text:p>poland_warszawa_2018_brodno-podgrodzie.pb</text:p>
          </table:table-cell>
          <table:table-cell table:style-name="pd1" office:value-type="string" office:string-value="poland_warszawa_2018_bielany.pb">
            <text:p>poland_warszawa_2018_bielany.pb</text:p>
          </table:table-cell>
          <table:table-cell table:style-name="pd1" office:value-type="string" office:string-value="poland_warszawa_2018_muranow.pb">
            <text:p>poland_warszawa_2018_muranow.pb</text:p>
          </table:table-cell>
          <table:table-cell table:style-name="pd1" office:value-type="string" office:string-value="poland_warszawa_2018_bialoleka-obszar-2.pb">
            <text:p>poland_warszawa_2018_bialoleka-obszar-2.pb</text:p>
          </table:table-cell>
          <table:table-cell table:style-name="pd1" office:value-type="string" office:string-value="poland_warszawa_2018_goclaw.pb">
            <text:p>poland_warszawa_2018_goclaw.pb</text:p>
          </table:table-cell>
          <table:table-cell table:style-name="pd1" office:value-type="string" office:string-value="poland_warszawa_2018_mlynow.pb">
            <text:p>poland_warszawa_2018_mlynow.pb</text:p>
          </table:table-cell>
          <table:table-cell table:style-name="pd1" office:value-type="string" office:string-value="poland_warszawa_2018_obszar-3-marymont-potok-zoliborz-dziennikarski.pb">
            <text:p>poland_warszawa_2018_obszar-3-marymont-potok-zoliborz-dziennikarski.pb</text:p>
          </table:table-cell>
          <table:table-cell table:style-name="pd1" office:value-type="string" office:string-value="poland_warszawa_2018_kamionek.pb">
            <text:p>poland_warszawa_2018_kamionek.pb</text:p>
          </table:table-cell>
          <table:table-cell table:style-name="pd1" office:value-type="string" office:string-value="poland_warszawa_2018_rejon-1.pb">
            <text:p>poland_warszawa_2018_rejon-1.pb</text:p>
          </table:table-cell>
          <table:table-cell table:style-name="pd1" office:value-type="string" office:string-value="poland_warszawa_2018_obszar-1-plac-wojska-polskiego-wola-grzybowska-centrum-groszowka-grzybowa-zielona.pb">
            <text:p>poland_warszawa_2018_obszar-1-plac-wojska-polskiego-wola-grzybowska-centrum-groszowka-grzybowa-zielona.pb</text:p>
          </table:table-cell>
          <table:table-cell table:style-name="pd1" office:value-type="string" office:string-value="poland_warszawa_2018_bialoleka-obszar-3.pb">
            <text:p>poland_warszawa_2018_bialoleka-obszar-3.pb</text:p>
          </table:table-cell>
          <table:table-cell table:style-name="pd1" office:value-type="string" office:string-value="poland_warszawa_2018_chrzanow-jelonki-polnocne-jelonki-poludniowe.pb">
            <text:p>poland_warszawa_2018_chrzanow-jelonki-polnocne-jelonki-poludniowe.pb</text:p>
          </table:table-cell>
          <table:table-cell table:style-name="pd1" office:value-type="string" office:string-value="poland_warszawa_2018_rejon-2.pb">
            <text:p>poland_warszawa_2018_rejon-2.pb</text:p>
          </table:table-cell>
          <table:table-cell table:style-name="pd1" office:value-type="string" office:string-value="poland_warszawa_2018_rejon-7.pb">
            <text:p>poland_warszawa_2018_rejon-7.pb</text:p>
          </table:table-cell>
          <table:table-cell table:style-name="pd1" office:value-type="string" office:string-value="poland_warszawa_2018_przywisle.pb">
            <text:p>poland_warszawa_2018_przywisle.pb</text:p>
          </table:table-cell>
          <table:table-cell table:style-name="pd1" office:value-type="string" office:string-value="poland_warszawa_2018_kolo.pb">
            <text:p>poland_warszawa_2018_kolo.pb</text:p>
          </table:table-cell>
          <table:table-cell table:style-name="pd1" office:value-type="string" office:string-value="poland_warszawa_2018_wawer.pb">
            <text:p>poland_warszawa_2018_wawer.pb</text:p>
          </table:table-cell>
          <table:table-cell table:style-name="pd1" office:value-type="string" office:string-value="poland_warszawa_2018_miedzeszyn.pb">
            <text:p>poland_warszawa_2018_miedzeszyn.pb</text:p>
          </table:table-cell>
          <table:table-cell table:style-name="pd1" office:value-type="string" office:string-value="poland_warszawa_2018_srodmiescie.pb">
            <text:p>poland_warszawa_2018_srodmiescie.pb</text:p>
          </table:table-cell>
          <table:table-cell table:style-name="pd1" office:value-type="string" office:string-value="poland_warszawa_2018_ruda-marymont-las-bielanski.pb">
            <text:p>poland_warszawa_2018_ruda-marymont-las-bielanski.pb</text:p>
          </table:table-cell>
          <table:table-cell table:style-name="pd1" office:value-type="string" office:string-value="poland_warszawa_2018_wola.pb">
            <text:p>poland_warszawa_2018_wola.pb</text:p>
          </table:table-cell>
          <table:table-cell table:style-name="pd1" office:value-type="string" office:string-value="poland_warszawa_2018_piaski.pb">
            <text:p>poland_warszawa_2018_piaski.pb</text:p>
          </table:table-cell>
          <table:table-cell table:style-name="pd1" office:value-type="string" office:string-value="poland_warszawa_2018_wrzeciono-mlociny.pb">
            <text:p>poland_warszawa_2018_wrzeciono-mlociny.pb</text:p>
          </table:table-cell>
          <table:table-cell table:style-name="pd1" office:value-type="string" office:string-value="poland_warszawa_2018_lotnisko-bemowo-lotnisko-fort-bema.pb">
            <text:p>poland_warszawa_2018_lotnisko-bemowo-lotnisko-fort-bema.pb</text:p>
          </table:table-cell>
          <table:table-cell table:style-name="pd1" office:value-type="string" office:string-value="poland_warszawa_2018_aleksandrow.pb">
            <text:p>poland_warszawa_2018_aleksandrow.pb</text:p>
          </table:table-cell>
          <table:table-cell table:style-name="pd1" office:value-type="string" office:string-value="poland_warszawa_2018_praga-polnoc.pb">
            <text:p>poland_warszawa_2018_praga-polnoc.pb</text:p>
          </table:table-cell>
          <table:table-cell table:style-name="pd1" office:value-type="string" office:string-value="poland_warszawa_2018_brodno.pb">
            <text:p>poland_warszawa_2018_brodno.pb</text:p>
          </table:table-cell>
          <table:table-cell table:style-name="pd1" office:value-type="string" office:string-value="poland_warszawa_2019_praga-polnoc.pb">
            <text:p>poland_warszawa_2019_praga-polnoc.pb</text:p>
          </table:table-cell>
          <table:table-cell table:style-name="pd1" office:value-type="string" office:string-value="poland_warszawa_2019_marysin-wawerski-poludniowy.pb">
            <text:p>poland_warszawa_2019_marysin-wawerski-poludniowy.pb</text:p>
          </table:table-cell>
          <table:table-cell table:style-name="pd1" office:value-type="string" office:string-value="poland_warszawa_2019_przywisle.pb">
            <text:p>poland_warszawa_2019_przywisle.pb</text:p>
          </table:table-cell>
          <table:table-cell table:style-name="pd1" office:value-type="string" office:string-value="poland_warszawa_2019_ursynow.pb">
            <text:p>poland_warszawa_2019_ursynow.pb</text:p>
          </table:table-cell>
          <table:table-cell table:style-name="pd1" office:value-type="string" office:string-value="poland_warszawa_2019_obszar-1-zoliborz-centralny.pb">
            <text:p>poland_warszawa_2019_obszar-1-zoliborz-centralny.pb</text:p>
          </table:table-cell>
          <table:table-cell table:style-name="pd1" office:value-type="string" office:string-value="poland_warszawa_2019_stary-mokotow.pb">
            <text:p>poland_warszawa_2019_stary-mokotow.pb</text:p>
          </table:table-cell>
          <table:table-cell table:style-name="pd1" office:value-type="string" office:string-value="poland_warszawa_2019_rembertow.pb">
            <text:p>poland_warszawa_2019_rembertow.pb</text:p>
          </table:table-cell>
          <table:table-cell table:style-name="pd1" office:value-type="string" office:string-value="poland_warszawa_2019_srodmiescie.pb">
            <text:p>poland_warszawa_2019_srodmiescie.pb</text:p>
          </table:table-cell>
          <table:table-cell table:style-name="pd1" office:value-type="string" office:string-value="poland_warszawa_2019_targowek-fabryczny-elsnerow-i-utrata.pb">
            <text:p>poland_warszawa_2019_targowek-fabryczny-elsnerow-i-utrata.pb</text:p>
          </table:table-cell>
          <table:table-cell table:style-name="pd1" office:value-type="string" office:string-value="poland_warszawa_2019_stara-ochota.pb">
            <text:p>poland_warszawa_2019_stara-ochota.pb</text:p>
          </table:table-cell>
          <table:table-cell table:style-name="pd1" office:value-type="string" office:string-value="poland_warszawa_2019_zielony-ursynow.pb">
            <text:p>poland_warszawa_2019_zielony-ursynow.pb</text:p>
          </table:table-cell>
          <table:table-cell table:style-name="pd1" office:value-type="string" office:string-value="poland_warszawa_2019_radiowo-wolka-weglowa-placowka-huta.pb">
            <text:p>poland_warszawa_2019_radiowo-wolka-weglowa-placowka-huta.pb</text:p>
          </table:table-cell>
          <table:table-cell table:style-name="pd1" office:value-type="string" office:string-value="poland_warszawa_2019_obszar-1-tarchomin-nowodwory-kepa-tarchominska.pb">
            <text:p>poland_warszawa_2019_obszar-1-tarchomin-nowodwory-kepa-tarchominska.pb</text:p>
          </table:table-cell>
          <table:table-cell table:style-name="pd1" office:value-type="string" office:string-value="poland_warszawa_2019_kamionek.pb">
            <text:p>poland_warszawa_2019_kamionek.pb</text:p>
          </table:table-cell>
          <table:table-cell table:style-name="pd1" office:value-type="string" office:string-value="poland_warszawa_2019_miedzylesie.pb">
            <text:p>poland_warszawa_2019_miedzylesie.pb</text:p>
          </table:table-cell>
          <table:table-cell table:style-name="pd1" office:value-type="string" office:string-value="poland_warszawa_2019_muranow.pb">
            <text:p>poland_warszawa_2019_muranow.pb</text:p>
          </table:table-cell>
          <table:table-cell table:style-name="pd1" office:value-type="string" office:string-value="poland_warszawa_2019_ursus-polnocny.pb">
            <text:p>poland_warszawa_2019_ursus-polnocny.pb</text:p>
          </table:table-cell>
          <table:table-cell table:style-name="pd1" office:value-type="string" office:string-value="poland_warszawa_2019_sluzew.pb">
            <text:p>poland_warszawa_2019_sluzew.pb</text:p>
          </table:table-cell>
          <table:table-cell table:style-name="pd1" office:value-type="string" office:string-value="poland_warszawa_2019_piaski.pb">
            <text:p>poland_warszawa_2019_piaski.pb</text:p>
          </table:table-cell>
          <table:table-cell table:style-name="pd1" office:value-type="string" office:string-value="poland_warszawa_2019_wierzbno-wygledow.pb">
            <text:p>poland_warszawa_2019_wierzbno-wygledow.pb</text:p>
          </table:table-cell>
          <table:table-cell table:style-name="pd1" office:value-type="string" office:string-value="poland_warszawa_2019_grochow-poludniowy.pb">
            <text:p>poland_warszawa_2019_grochow-poludniowy.pb</text:p>
          </table:table-cell>
          <table:table-cell table:style-name="pd1" office:value-type="string" office:string-value="poland_warszawa_2019_aleksandrow.pb">
            <text:p>poland_warszawa_2019_aleksandrow.pb</text:p>
          </table:table-cell>
          <table:table-cell table:style-name="pd1" office:value-type="string" office:string-value="poland_warszawa_2019_przyczolek-grochowski.pb">
            <text:p>poland_warszawa_2019_przyczolek-grochowski.pb</text:p>
          </table:table-cell>
          <table:table-cell table:style-name="pd1" office:value-type="string" office:string-value="poland_warszawa_2019_obszar-3-kobialka-augustow-brzeziny-grodzisk-lewandow.pb">
            <text:p>poland_warszawa_2019_obszar-3-kobialka-augustow-brzeziny-grodzisk-lewandow.pb</text:p>
          </table:table-cell>
          <table:table-cell table:style-name="pd1" office:value-type="string" office:string-value="poland_warszawa_2019_saska-kepa.pb">
            <text:p>poland_warszawa_2019_saska-kepa.pb</text:p>
          </table:table-cell>
          <table:table-cell table:style-name="pd1" office:value-type="string" office:string-value="poland_warszawa_2019_chomiczowka.pb">
            <text:p>poland_warszawa_2019_chomiczowka.pb</text:p>
          </table:table-cell>
          <table:table-cell table:style-name="pd1" office:value-type="string" office:string-value="poland_warszawa_2019_zerzen.pb">
            <text:p>poland_warszawa_2019_zerzen.pb</text:p>
          </table:table-cell>
          <table:table-cell table:style-name="pd1" office:value-type="string" office:string-value="poland_warszawa_2019_grochow-polnocny.pb">
            <text:p>poland_warszawa_2019_grochow-polnocny.pb</text:p>
          </table:table-cell>
          <table:table-cell table:style-name="pd1" office:value-type="string" office:string-value="poland_warszawa_2019_miasto-ogrod-sadyba.pb">
            <text:p>poland_warszawa_2019_miasto-ogrod-sadyba.pb</text:p>
          </table:table-cell>
          <table:table-cell table:style-name="pd1" office:value-type="string" office:string-value="poland_warszawa_2019_miedzeszyn.pb">
            <text:p>poland_warszawa_2019_miedzeszyn.pb</text:p>
          </table:table-cell>
          <table:table-cell table:style-name="pd1" office:value-type="string" office:string-value="poland_warszawa_2019_obszar-ii-stara-praga-ze-szmulowizna-z-michalowem.pb">
            <text:p>poland_warszawa_2019_obszar-ii-stara-praga-ze-szmulowizna-z-michalowem.pb</text:p>
          </table:table-cell>
          <table:table-cell table:style-name="pd1" office:value-type="string" office:string-value="poland_warszawa_2019_wola.pb">
            <text:p>poland_warszawa_2019_wola.pb</text:p>
          </table:table-cell>
          <table:table-cell table:style-name="pd1" office:value-type="string" office:string-value="poland_warszawa_2019_boernerowo-fort-radiowo-gorce-groty.pb">
            <text:p>poland_warszawa_2019_boernerowo-fort-radiowo-gorce-groty.pb</text:p>
          </table:table-cell>
          <table:table-cell table:style-name="pd1" office:value-type="string" office:string-value="poland_warszawa_2019_brodno.pb">
            <text:p>poland_warszawa_2019_brodno.pb</text:p>
          </table:table-cell>
          <table:table-cell table:style-name="pd1" office:value-type="string" office:string-value="poland_warszawa_2019_subunit-wlochy.pb">
            <text:p>poland_warszawa_2019_subunit-wlochy.pb</text:p>
          </table:table-cell>
          <table:table-cell table:style-name="pd1" office:value-type="string" office:string-value="poland_warszawa_2019_obszar-4-piekielko-zeran-annopol.pb">
            <text:p>poland_warszawa_2019_obszar-4-piekielko-zeran-annopol.pb</text:p>
          </table:table-cell>
          <table:table-cell table:style-name="pd1" office:value-type="string" office:string-value="poland_warszawa_2019_obszar-3-marymont-potok-zoliborz-dziennikarski.pb">
            <text:p>poland_warszawa_2019_obszar-3-marymont-potok-zoliborz-dziennikarski.pb</text:p>
          </table:table-cell>
          <table:table-cell table:style-name="pd1" office:value-type="string" office:string-value="poland_warszawa_2019_bemowo.pb">
            <text:p>poland_warszawa_2019_bemowo.pb</text:p>
          </table:table-cell>
          <table:table-cell table:style-name="pd1" office:value-type="string" office:string-value="poland_warszawa_2019_srodmiescie-poludniowe.pb">
            <text:p>poland_warszawa_2019_srodmiescie-poludniowe.pb</text:p>
          </table:table-cell>
          <table:table-cell table:style-name="pd1" office:value-type="string" office:string-value="poland_warszawa_2019_chrzanow-jelonki-poludniowe-jelonki-polnocne.pb">
            <text:p>poland_warszawa_2019_chrzanow-jelonki-poludniowe-jelonki-polnocne.pb</text:p>
          </table:table-cell>
          <table:table-cell table:style-name="pd1" office:value-type="string" office:string-value="poland_warszawa_2019_zacisze.pb">
            <text:p>poland_warszawa_2019_zacisze.pb</text:p>
          </table:table-cell>
          <table:table-cell table:style-name="pd1" office:value-type="string" office:string-value="poland_warszawa_2019_ursynow-poludniowy.pb">
            <text:p>poland_warszawa_2019_ursynow-poludniowy.pb</text:p>
          </table:table-cell>
          <table:table-cell table:style-name="pd1" office:value-type="string" office:string-value="poland_warszawa_2019_stare-bielany.pb">
            <text:p>poland_warszawa_2019_stare-bielany.pb</text:p>
          </table:table-cell>
          <table:table-cell table:style-name="pd1" office:value-type="string" office:string-value="poland_warszawa_2019_radosc.pb">
            <text:p>poland_warszawa_2019_radosc.pb</text:p>
          </table:table-cell>
          <table:table-cell table:style-name="pd1" office:value-type="string" office:string-value="poland_warszawa_2019_brodno-podgrodzie.pb">
            <text:p>poland_warszawa_2019_brodno-podgrodzie.pb</text:p>
          </table:table-cell>
          <table:table-cell table:style-name="pd1" office:value-type="string" office:string-value="poland_warszawa_2019_sielce.pb">
            <text:p>poland_warszawa_2019_sielce.pb</text:p>
          </table:table-cell>
          <table:table-cell table:style-name="pd1" office:value-type="string" office:string-value="poland_warszawa_2019_wawrzyszew.pb">
            <text:p>poland_warszawa_2019_wawrzyszew.pb</text:p>
          </table:table-cell>
          <table:table-cell table:style-name="pd1" office:value-type="string" office:string-value="poland_warszawa_2019_praga-poludnie.pb">
            <text:p>poland_warszawa_2019_praga-poludnie.pb</text:p>
          </table:table-cell>
          <table:table-cell table:style-name="pd1" office:value-type="string" office:string-value="poland_warszawa_2019_targowek.pb">
            <text:p>poland_warszawa_2019_targowek.pb</text:p>
          </table:table-cell>
          <table:table-cell table:style-name="pd1" office:value-type="string" office:string-value="poland_warszawa_2019_sluzewiec.pb">
            <text:p>poland_warszawa_2019_sluzewiec.pb</text:p>
          </table:table-cell>
          <table:table-cell table:style-name="pd1" office:value-type="string" office:string-value="poland_warszawa_2019_rejon-poludniowy.pb">
            <text:p>poland_warszawa_2019_rejon-poludniowy.pb</text:p>
          </table:table-cell>
          <table:table-cell table:style-name="pd1" office:value-type="string" office:string-value="poland_warszawa_2019_rejon-polnocno-wschodni.pb">
            <text:p>poland_warszawa_2019_rejon-polnocno-wschodni.pb</text:p>
          </table:table-cell>
          <table:table-cell table:style-name="pd1" office:value-type="string" office:string-value="poland_warszawa_2019_sadyba-stegny.pb">
            <text:p>poland_warszawa_2019_sadyba-stegny.pb</text:p>
          </table:table-cell>
          <table:table-cell table:style-name="pd1" office:value-type="string" office:string-value="poland_warszawa_2019_obszar-ii-wilanow-niski-wschodni-zawady-powsinek-kepa-zawadowska.pb">
            <text:p>poland_warszawa_2019_obszar-ii-wilanow-niski-wschodni-zawady-powsinek-kepa-zawadowska.pb</text:p>
          </table:table-cell>
          <table:table-cell table:style-name="pd1" office:value-type="string" office:string-value="poland_warszawa_2019_szczesliwice.pb">
            <text:p>poland_warszawa_2019_szczesliwice.pb</text:p>
          </table:table-cell>
          <table:table-cell table:style-name="pd1" office:value-type="string" office:string-value="poland_warszawa_2019_obszar-2-sady-zoliborskie-zatrasie-rudawka.pb">
            <text:p>poland_warszawa_2019_obszar-2-sady-zoliborskie-zatrasie-rudawka.pb</text:p>
          </table:table-cell>
          <table:table-cell table:style-name="pd1" office:value-type="string" office:string-value="poland_warszawa_2019_ochota.pb">
            <text:p>poland_warszawa_2019_ochota.pb</text:p>
          </table:table-cell>
          <table:table-cell table:style-name="pd1" office:value-type="string" office:string-value="poland_warszawa_2019_ursus-poludniowy.pb">
            <text:p>poland_warszawa_2019_ursus-poludniowy.pb</text:p>
          </table:table-cell>
          <table:table-cell table:style-name="pd1" office:value-type="string" office:string-value="poland_warszawa_2019_bemowo-lotnisko-fort-bema.pb">
            <text:p>poland_warszawa_2019_bemowo-lotnisko-fort-bema.pb</text:p>
          </table:table-cell>
          <table:table-cell table:style-name="pd1" office:value-type="string" office:string-value="poland_warszawa_2019_ursynow-polnocny.pb">
            <text:p>poland_warszawa_2019_ursynow-polnocny.pb</text:p>
          </table:table-cell>
          <table:table-cell table:style-name="pd1" office:value-type="string" office:string-value="poland_warszawa_2019_nadwisle.pb">
            <text:p>poland_warszawa_2019_nadwisle.pb</text:p>
          </table:table-cell>
          <table:table-cell table:style-name="pd1" office:value-type="string" office:string-value="poland_warszawa_2019_targowek-mieszkaniowy.pb">
            <text:p>poland_warszawa_2019_targowek-mieszkaniowy.pb</text:p>
          </table:table-cell>
          <table:table-cell table:style-name="pd1" office:value-type="string" office:string-value="poland_warszawa_2019_anin.pb">
            <text:p>poland_warszawa_2019_anin.pb</text:p>
          </table:table-cell>
          <table:table-cell table:style-name="pd1" office:value-type="string" office:string-value="poland_warszawa_2019_slodowiec.pb">
            <text:p>poland_warszawa_2019_slodowiec.pb</text:p>
          </table:table-cell>
          <table:table-cell table:style-name="pd1" office:value-type="string" office:string-value="poland_warszawa_2019_stare-miasto.pb">
            <text:p>poland_warszawa_2019_stare-miasto.pb</text:p>
          </table:table-cell>
          <table:table-cell table:style-name="pd1" office:value-type="string" office:string-value="poland_warszawa_2019_obszar-iii-powsin-kepa-latoszkowa-zamosc-latoszki.pb">
            <text:p>poland_warszawa_2019_obszar-iii-powsin-kepa-latoszkowa-zamosc-latoszki.pb</text:p>
          </table:table-cell>
          <table:table-cell table:style-name="pd1" office:value-type="string" office:string-value="poland_warszawa_2019_obszar-4-zoliborz-poludniowy.pb">
            <text:p>poland_warszawa_2019_obszar-4-zoliborz-poludniowy.pb</text:p>
          </table:table-cell>
          <table:table-cell table:style-name="pd1" office:value-type="string" office:string-value="poland_warszawa_2019_siekierki-augustowka.pb">
            <text:p>poland_warszawa_2019_siekierki-augustowka.pb</text:p>
          </table:table-cell>
          <table:table-cell table:style-name="pd1" office:value-type="string" office:string-value="poland_warszawa_2019_rakowiec.pb">
            <text:p>poland_warszawa_2019_rakowiec.pb</text:p>
          </table:table-cell>
          <table:table-cell table:style-name="pd1" office:value-type="string" office:string-value="poland_warszawa_2019_subunit-wawer.pb">
            <text:p>poland_warszawa_2019_subunit-wawer.pb</text:p>
          </table:table-cell>
          <table:table-cell table:style-name="pd1" office:value-type="string" office:string-value="poland_warszawa_2019_ruda-marymont-las-bielanski.pb">
            <text:p>poland_warszawa_2019_ruda-marymont-las-bielanski.pb</text:p>
          </table:table-cell>
          <table:table-cell table:style-name="pd1" office:value-type="string" office:string-value="poland_warszawa_2019_bielany.pb">
            <text:p>poland_warszawa_2019_bielany.pb</text:p>
          </table:table-cell>
          <table:table-cell table:style-name="pd1" office:value-type="string" office:string-value="poland_warszawa_2019_obszar-5-powazki.pb">
            <text:p>poland_warszawa_2019_obszar-5-powazki.pb</text:p>
          </table:table-cell>
          <table:table-cell table:style-name="pd1" office:value-type="string" office:string-value="poland_warszawa_2019_las.pb">
            <text:p>poland_warszawa_2019_las.pb</text:p>
          </table:table-cell>
          <table:table-cell table:style-name="pd1" office:value-type="string" office:string-value="poland_warszawa_2019_srodmiescie-polnocne.pb">
            <text:p>poland_warszawa_2019_srodmiescie-polnocne.pb</text:p>
          </table:table-cell>
          <table:table-cell table:style-name="pd1" office:value-type="string" office:string-value="poland_warszawa_2019_rejon-polnocno-zachodni.pb">
            <text:p>poland_warszawa_2019_rejon-polnocno-zachodni.pb</text:p>
          </table:table-cell>
          <table:table-cell table:style-name="pd1" office:value-type="string" office:string-value="poland_warszawa_2019_obszar-i-nowa-praga-z-pelcowizna.pb">
            <text:p>poland_warszawa_2019_obszar-i-nowa-praga-z-pelcowizna.pb</text:p>
          </table:table-cell>
          <table:table-cell table:style-name="pd1" office:value-type="string" office:string-value="poland_warszawa_2019_obszar-i-wilanow-wysoki-wilanow-niski-zachodni.pb">
            <text:p>poland_warszawa_2019_obszar-i-wilanow-wysoki-wilanow-niski-zachodni.pb</text:p>
          </table:table-cell>
          <table:table-cell table:style-name="pd1" office:value-type="string" office:string-value="poland_warszawa_2019_wrzeciono-mlociny.pb">
            <text:p>poland_warszawa_2019_wrzeciono-mlociny.pb</text:p>
          </table:table-cell>
          <table:table-cell table:style-name="pd1" office:value-type="string" office:string-value="poland_warszawa_2019_grochow-centrum.pb">
            <text:p>poland_warszawa_2019_grochow-centrum.pb</text:p>
          </table:table-cell>
          <table:table-cell table:style-name="pd1" office:value-type="string" office:string-value="poland_warszawa_2019_okecie.pb">
            <text:p>poland_warszawa_2019_okecie.pb</text:p>
          </table:table-cell>
          <table:table-cell table:style-name="pd1" office:value-type="string" office:string-value="poland_warszawa_2019_falenica.pb">
            <text:p>poland_warszawa_2019_falenica.pb</text:p>
          </table:table-cell>
          <table:table-cell table:style-name="pd1" office:value-type="string" office:string-value="poland_warszawa_2019_grochow-kinowa.pb">
            <text:p>poland_warszawa_2019_grochow-kinowa.pb</text:p>
          </table:table-cell>
          <table:table-cell table:style-name="pd1" office:value-type="string" office:string-value="poland_warszawa_2019_wawer.pb">
            <text:p>poland_warszawa_2019_wawer.pb</text:p>
          </table:table-cell>
          <table:table-cell table:style-name="pd1" office:value-type="string" office:string-value="poland_warszawa_2019_marysin-wawerski-polnocny.pb">
            <text:p>poland_warszawa_2019_marysin-wawerski-polnocny.pb</text:p>
          </table:table-cell>
          <table:table-cell table:style-name="pd1" office:value-type="string" office:string-value="poland_warszawa_2019_goclaw.pb">
            <text:p>poland_warszawa_2019_goclaw.pb</text:p>
          </table:table-cell>
          <table:table-cell table:style-name="pd1" office:value-type="string" office:string-value="poland_warszawa_2019_sadul.pb">
            <text:p>poland_warszawa_2019_sadul.pb</text:p>
          </table:table-cell>
          <table:table-cell table:style-name="pd1" office:value-type="string" office:string-value="poland_warszawa_2019_obszar-2-choszczowka-bialoleka-dworska-dabrowka-szlachecka-henrykow-szamocin.pb">
            <text:p>poland_warszawa_2019_obszar-2-choszczowka-bialoleka-dworska-dabrowka-szlachecka-henrykow-szamocin.pb</text:p>
          </table:table-cell>
          <table:table-cell table:style-name="pd1" office:value-type="string" office:string-value="poland_warszawa_2019_obszar-iv-wilanow-zachodni-osiedle-arbuzowa.pb">
            <text:p>poland_warszawa_2019_obszar-iv-wilanow-zachodni-osiedle-arbuzowa.pb</text:p>
          </table:table-cell>
          <table:table-cell table:style-name="pd1" office:value-type="string" office:string-value="poland_warszawa_2020_praga-polnoc.pb">
            <text:p>poland_warszawa_2020_praga-polnoc.pb</text:p>
          </table:table-cell>
          <table:table-cell table:style-name="pd1" office:value-type="string" office:string-value="poland_warszawa_2020_bialoleka.pb">
            <text:p>poland_warszawa_2020_bialoleka.pb</text:p>
          </table:table-cell>
          <table:table-cell table:style-name="pd1" office:value-type="string" office:string-value="poland_warszawa_2020_wawer.pb">
            <text:p>poland_warszawa_2020_wawer.pb</text:p>
          </table:table-cell>
          <table:table-cell table:style-name="pd1" office:value-type="string" office:string-value="poland_warszawa_2020_praga-poludnie.pb">
            <text:p>poland_warszawa_2020_praga-poludnie.pb</text:p>
          </table:table-cell>
          <table:table-cell table:style-name="pd1" office:value-type="string" office:string-value="poland_warszawa_2020_bielany.pb">
            <text:p>poland_warszawa_2020_bielany.pb</text:p>
          </table:table-cell>
          <table:table-cell table:style-name="pd1" office:value-type="string" office:string-value="poland_warszawa_2020_wesola.pb">
            <text:p>poland_warszawa_2020_wesola.pb</text:p>
          </table:table-cell>
          <table:table-cell table:style-name="pd1" office:value-type="string" office:string-value="poland_warszawa_2020_zoliborz.pb">
            <text:p>poland_warszawa_2020_zoliborz.pb</text:p>
          </table:table-cell>
          <table:table-cell table:style-name="pd1" office:value-type="string" office:string-value="poland_warszawa_2020_wlochy.pb">
            <text:p>poland_warszawa_2020_wlochy.pb</text:p>
          </table:table-cell>
          <table:table-cell table:style-name="pd1" office:value-type="string" office:string-value="poland_warszawa_2020_ursynow.pb">
            <text:p>poland_warszawa_2020_ursynow.pb</text:p>
          </table:table-cell>
          <table:table-cell table:style-name="pd1" office:value-type="string" office:string-value="poland_warszawa_2020_ochota.pb">
            <text:p>poland_warszawa_2020_ochota.pb</text:p>
          </table:table-cell>
          <table:table-cell table:style-name="pd1" office:value-type="string" office:string-value="poland_warszawa_2020_.pb">
            <text:p>poland_warszawa_2020_.pb</text:p>
          </table:table-cell>
          <table:table-cell table:style-name="pd1" office:value-type="string" office:string-value="poland_warszawa_2020_mokotow.pb">
            <text:p>poland_warszawa_2020_mokotow.pb</text:p>
          </table:table-cell>
          <table:table-cell table:style-name="pd1" office:value-type="string" office:string-value="poland_warszawa_2020_bemowo.pb">
            <text:p>poland_warszawa_2020_bemowo.pb</text:p>
          </table:table-cell>
          <table:table-cell table:style-name="pd1" office:value-type="string" office:string-value="poland_warszawa_2020_wola.pb">
            <text:p>poland_warszawa_2020_wola.pb</text:p>
          </table:table-cell>
          <table:table-cell table:style-name="pd1" office:value-type="string" office:string-value="poland_warszawa_2020_srodmiescie.pb">
            <text:p>poland_warszawa_2020_srodmiescie.pb</text:p>
          </table:table-cell>
          <table:table-cell table:style-name="pd1" office:value-type="string" office:string-value="poland_warszawa_2020_rembertow.pb">
            <text:p>poland_warszawa_2020_rembertow.pb</text:p>
          </table:table-cell>
          <table:table-cell table:style-name="pd1" office:value-type="string" office:string-value="poland_warszawa_2020_targowek.pb">
            <text:p>poland_warszawa_2020_targowek.pb</text:p>
          </table:table-cell>
          <table:table-cell table:style-name="pd1" office:value-type="string" office:string-value="poland_warszawa_2020_ursus.pb">
            <text:p>poland_warszawa_2020_ursus.pb</text:p>
          </table:table-cell>
          <table:table-cell table:style-name="pd1" office:value-type="string" office:string-value="poland_warszawa_2020_wilanow.pb">
            <text:p>poland_warszawa_2020_wilanow.pb</text:p>
          </table:table-cell>
          <table:table-cell table:style-name="pd1" office:value-type="string" office:string-value="poland_warszawa_2021_ursus.pb">
            <text:p>poland_warszawa_2021_ursus.pb</text:p>
          </table:table-cell>
          <table:table-cell table:style-name="pd1" office:value-type="string" office:string-value="poland_warszawa_2021_rembertow.pb">
            <text:p>poland_warszawa_2021_rembertow.pb</text:p>
          </table:table-cell>
          <table:table-cell table:style-name="pd1" office:value-type="string" office:string-value="poland_warszawa_2021_praga-poludnie.pb">
            <text:p>poland_warszawa_2021_praga-poludnie.pb</text:p>
          </table:table-cell>
          <table:table-cell table:style-name="pd1" office:value-type="string" office:string-value="poland_warszawa_2021_wesola.pb">
            <text:p>poland_warszawa_2021_wesola.pb</text:p>
          </table:table-cell>
          <table:table-cell table:style-name="pd1" office:value-type="string" office:string-value="poland_warszawa_2021_wawer.pb">
            <text:p>poland_warszawa_2021_wawer.pb</text:p>
          </table:table-cell>
          <table:table-cell table:style-name="pd1" office:value-type="string" office:string-value="poland_warszawa_2021_ursynow.pb">
            <text:p>poland_warszawa_2021_ursynow.pb</text:p>
          </table:table-cell>
          <table:table-cell table:style-name="pd1" office:value-type="string" office:string-value="poland_warszawa_2021_zoliborz.pb">
            <text:p>poland_warszawa_2021_zoliborz.pb</text:p>
          </table:table-cell>
          <table:table-cell table:style-name="pd1" office:value-type="string" office:string-value="poland_warszawa_2021_mokotow.pb">
            <text:p>poland_warszawa_2021_mokotow.pb</text:p>
          </table:table-cell>
          <table:table-cell table:style-name="pd1" office:value-type="string" office:string-value="poland_warszawa_2021_praga-polnoc.pb">
            <text:p>poland_warszawa_2021_praga-polnoc.pb</text:p>
          </table:table-cell>
          <table:table-cell table:style-name="pd1" office:value-type="string" office:string-value="poland_warszawa_2021_bemowo.pb">
            <text:p>poland_warszawa_2021_bemowo.pb</text:p>
          </table:table-cell>
          <table:table-cell table:style-name="pd1" office:value-type="string" office:string-value="poland_warszawa_2021_bialoleka.pb">
            <text:p>poland_warszawa_2021_bialoleka.pb</text:p>
          </table:table-cell>
          <table:table-cell table:style-name="pd1" office:value-type="string" office:string-value="poland_warszawa_2021_wlochy.pb">
            <text:p>poland_warszawa_2021_wlochy.pb</text:p>
          </table:table-cell>
          <table:table-cell table:style-name="pd1" office:value-type="string" office:string-value="poland_warszawa_2021_targowek.pb">
            <text:p>poland_warszawa_2021_targowek.pb</text:p>
          </table:table-cell>
          <table:table-cell table:style-name="pd1" office:value-type="string" office:string-value="poland_warszawa_2021_wola.pb">
            <text:p>poland_warszawa_2021_wola.pb</text:p>
          </table:table-cell>
          <table:table-cell table:style-name="pd1" office:value-type="string" office:string-value="poland_warszawa_2021_srodmiescie.pb">
            <text:p>poland_warszawa_2021_srodmiescie.pb</text:p>
          </table:table-cell>
          <table:table-cell table:style-name="pd1" office:value-type="string" office:string-value="poland_warszawa_2022_bemowo.pb">
            <text:p>poland_warszawa_2022_bemowo.pb</text:p>
          </table:table-cell>
          <table:table-cell table:style-name="pd1" office:value-type="string" office:string-value="poland_warszawa_2022_mokotow.pb">
            <text:p>poland_warszawa_2022_mokotow.pb</text:p>
          </table:table-cell>
          <table:table-cell table:style-name="pd1" office:value-type="string" office:string-value="poland_warszawa_2022_wilanow.pb">
            <text:p>poland_warszawa_2022_wilanow.pb</text:p>
          </table:table-cell>
          <table:table-cell table:style-name="pd1" office:value-type="string" office:string-value="poland_warszawa_2022_ursynow.pb">
            <text:p>poland_warszawa_2022_ursynow.pb</text:p>
          </table:table-cell>
          <table:table-cell table:style-name="pd1" office:value-type="string" office:string-value="poland_warszawa_2022_praga-poludnie.pb">
            <text:p>poland_warszawa_2022_praga-poludnie.pb</text:p>
          </table:table-cell>
          <table:table-cell table:style-name="pd1" office:value-type="string" office:string-value="poland_warszawa_2022_bielany.pb">
            <text:p>poland_warszawa_2022_bielany.pb</text:p>
          </table:table-cell>
          <table:table-cell table:style-name="pd1" office:value-type="string" office:string-value="poland_warszawa_2022_zoliborz.pb">
            <text:p>poland_warszawa_2022_zoliborz.pb</text:p>
          </table:table-cell>
          <table:table-cell table:style-name="pd1" office:value-type="string" office:string-value="poland_warszawa_2022_bialoleka.pb">
            <text:p>poland_warszawa_2022_bialoleka.pb</text:p>
          </table:table-cell>
          <table:table-cell table:style-name="pd1" office:value-type="string" office:string-value="poland_warszawa_2022_ochota.pb">
            <text:p>poland_warszawa_2022_ochota.pb</text:p>
          </table:table-cell>
          <table:table-cell table:style-name="pd1" office:value-type="string" office:string-value="poland_warszawa_2022_rembertow.pb">
            <text:p>poland_warszawa_2022_rembertow.pb</text:p>
          </table:table-cell>
          <table:table-cell table:style-name="pd1" office:value-type="string" office:string-value="poland_warszawa_2022_ursus.pb">
            <text:p>poland_warszawa_2022_ursus.pb</text:p>
          </table:table-cell>
          <table:table-cell table:style-name="pd1" office:value-type="string" office:string-value="poland_warszawa_2022_wola.pb">
            <text:p>poland_warszawa_2022_wola.pb</text:p>
          </table:table-cell>
          <table:table-cell table:style-name="pd1" office:value-type="string" office:string-value="poland_warszawa_2022_.pb">
            <text:p>poland_warszawa_2022_.pb</text:p>
          </table:table-cell>
          <table:table-cell table:style-name="pd1" office:value-type="string" office:string-value="poland_warszawa_2022_srodmiescie.pb">
            <text:p>poland_warszawa_2022_srodmiescie.pb</text:p>
          </table:table-cell>
          <table:table-cell table:style-name="pd1" office:value-type="string" office:string-value="poland_warszawa_2022_wawer.pb">
            <text:p>poland_warszawa_2022_wawer.pb</text:p>
          </table:table-cell>
          <table:table-cell table:style-name="pd1" office:value-type="string" office:string-value="poland_warszawa_2022_targowek.pb">
            <text:p>poland_warszawa_2022_targowek.pb</text:p>
          </table:table-cell>
          <table:table-cell table:style-name="pd1" office:value-type="string" office:string-value="poland_warszawa_2022_wlochy.pb">
            <text:p>poland_warszawa_2022_wlochy.pb</text:p>
          </table:table-cell>
          <table:table-cell table:style-name="pd1" office:value-type="string" office:string-value="poland_warszawa_2022_wesola.pb">
            <text:p>poland_warszawa_2022_wesola.pb</text:p>
          </table:table-cell>
          <table:table-cell table:style-name="pd1" office:value-type="string" office:string-value="poland_warszawa_2022_praga-polnoc.pb">
            <text:p>poland_warszawa_2022_praga-polnoc.pb</text:p>
          </table:table-cell>
          <table:table-cell table:style-name="pd1" office:value-type="string" office:string-value="poland_warszawa_2023_bielany.pb">
            <text:p>poland_warszawa_2023_bielany.pb</text:p>
          </table:table-cell>
          <table:table-cell table:style-name="pd1" office:value-type="string" office:string-value="poland_warszawa_2023_rembertow.pb">
            <text:p>poland_warszawa_2023_rembertow.pb</text:p>
          </table:table-cell>
          <table:table-cell table:style-name="pd1" office:value-type="string" office:string-value="poland_warszawa_2023_praga-polnoc.pb">
            <text:p>poland_warszawa_2023_praga-polnoc.pb</text:p>
          </table:table-cell>
          <table:table-cell table:style-name="pd1" office:value-type="string" office:string-value="poland_warszawa_2023_bialoleka.pb">
            <text:p>poland_warszawa_2023_bialoleka.pb</text:p>
          </table:table-cell>
          <table:table-cell table:style-name="pd1" office:value-type="string" office:string-value="poland_warszawa_2023_wlochy.pb">
            <text:p>poland_warszawa_2023_wlochy.pb</text:p>
          </table:table-cell>
          <table:table-cell table:style-name="pd1" office:value-type="string" office:string-value="poland_warszawa_2023_bemowo.pb">
            <text:p>poland_warszawa_2023_bemowo.pb</text:p>
          </table:table-cell>
          <table:table-cell table:style-name="pd1" office:value-type="string" office:string-value="poland_warszawa_2023_wola.pb">
            <text:p>poland_warszawa_2023_wola.pb</text:p>
          </table:table-cell>
          <table:table-cell table:style-name="pd1" office:value-type="string" office:string-value="poland_warszawa_2023_zoliborz.pb">
            <text:p>poland_warszawa_2023_zoliborz.pb</text:p>
          </table:table-cell>
          <table:table-cell table:style-name="pd1" office:value-type="string" office:string-value="poland_warszawa_2023_.pb">
            <text:p>poland_warszawa_2023_.pb</text:p>
          </table:table-cell>
          <table:table-cell table:style-name="pd1" office:value-type="string" office:string-value="poland_warszawa_2023_wilanow.pb">
            <text:p>poland_warszawa_2023_wilanow.pb</text:p>
          </table:table-cell>
          <table:table-cell table:style-name="pd1" office:value-type="string" office:string-value="poland_warszawa_2023_ursus.pb">
            <text:p>poland_warszawa_2023_ursus.pb</text:p>
          </table:table-cell>
          <table:table-cell table:style-name="pd1" office:value-type="string" office:string-value="poland_warszawa_2023_praga-poludnie.pb">
            <text:p>poland_warszawa_2023_praga-poludnie.pb</text:p>
          </table:table-cell>
          <table:table-cell table:style-name="pd1" office:value-type="string" office:string-value="poland_warszawa_2023_wesola.pb">
            <text:p>poland_warszawa_2023_wesola.pb</text:p>
          </table:table-cell>
          <table:table-cell table:style-name="pd1" office:value-type="string" office:string-value="poland_warszawa_2023_ursynow.pb">
            <text:p>poland_warszawa_2023_ursynow.pb</text:p>
          </table:table-cell>
          <table:table-cell table:style-name="pd1" office:value-type="string" office:string-value="poland_warszawa_2023_targowek.pb">
            <text:p>poland_warszawa_2023_targowek.pb</text:p>
          </table:table-cell>
          <table:table-cell table:style-name="pd1" office:value-type="string" office:string-value="poland_warszawa_2023_srodmiescie.pb">
            <text:p>poland_warszawa_2023_srodmiescie.pb</text:p>
          </table:table-cell>
          <table:table-cell table:style-name="pd1" office:value-type="string" office:string-value="poland_warszawa_2023_wawer.pb">
            <text:p>poland_warszawa_2023_wawer.pb</text:p>
          </table:table-cell>
          <table:table-cell table:style-name="pd1" office:value-type="string" office:string-value="poland_warszawa_2023_ochota.pb">
            <text:p>poland_warszawa_2023_ochota.pb</text:p>
          </table:table-cell>
          <table:table-cell table:style-name="pd1" office:value-type="string" office:string-value="poland_warszawa_2024_praga-polnoc.pb">
            <text:p>poland_warszawa_2024_praga-polnoc.pb</text:p>
          </table:table-cell>
          <table:table-cell table:style-name="pd1" office:value-type="string" office:string-value="poland_warszawa_2024_zoliborz.pb">
            <text:p>poland_warszawa_2024_zoliborz.pb</text:p>
          </table:table-cell>
          <table:table-cell table:style-name="pd1" office:value-type="string" office:string-value="poland_warszawa_2024_mokotow.pb">
            <text:p>poland_warszawa_2024_mokotow.pb</text:p>
          </table:table-cell>
          <table:table-cell table:style-name="pd1" office:value-type="string" office:string-value="poland_warszawa_2024_wilanow.pb">
            <text:p>poland_warszawa_2024_wilanow.pb</text:p>
          </table:table-cell>
          <table:table-cell table:style-name="pd1" office:value-type="string" office:string-value="poland_warszawa_2024_bielany.pb">
            <text:p>poland_warszawa_2024_bielany.pb</text:p>
          </table:table-cell>
          <table:table-cell table:style-name="pd1" office:value-type="string" office:string-value="poland_warszawa_2024_ochota.pb">
            <text:p>poland_warszawa_2024_ochota.pb</text:p>
          </table:table-cell>
          <table:table-cell table:style-name="pd1" office:value-type="string" office:string-value="poland_warszawa_2024_srodmiescie.pb">
            <text:p>poland_warszawa_2024_srodmiescie.pb</text:p>
          </table:table-cell>
          <table:table-cell table:style-name="pd1" office:value-type="string" office:string-value="poland_warszawa_2024_targowek.pb">
            <text:p>poland_warszawa_2024_targowek.pb</text:p>
          </table:table-cell>
          <table:table-cell table:style-name="pd1" office:value-type="string" office:string-value="poland_warszawa_2024_bialoleka.pb">
            <text:p>poland_warszawa_2024_bialoleka.pb</text:p>
          </table:table-cell>
          <table:table-cell table:style-name="pd1" office:value-type="string" office:string-value="poland_warszawa_2024_wawer.pb">
            <text:p>poland_warszawa_2024_wawer.pb</text:p>
          </table:table-cell>
          <table:table-cell table:style-name="pd1" office:value-type="string" office:string-value="poland_warszawa_2024_wesola.pb">
            <text:p>poland_warszawa_2024_wesola.pb</text:p>
          </table:table-cell>
          <table:table-cell table:style-name="pd1" office:value-type="string" office:string-value="poland_warszawa_2024_wlochy.pb">
            <text:p>poland_warszawa_2024_wlochy.pb</text:p>
          </table:table-cell>
          <table:table-cell table:style-name="pd1" office:value-type="string" office:string-value="poland_warszawa_2024_ursus.pb">
            <text:p>poland_warszawa_2024_ursus.pb</text:p>
          </table:table-cell>
          <table:table-cell table:style-name="pd1" office:value-type="string" office:string-value="poland_warszawa_2024_ursynow.pb">
            <text:p>poland_warszawa_2024_ursynow.pb</text:p>
          </table:table-cell>
          <table:table-cell table:style-name="pd1" office:value-type="string" office:string-value="poland_warszawa_2024_.pb">
            <text:p>poland_warszawa_2024_.pb</text:p>
          </table:table-cell>
          <table:table-cell table:style-name="pd1" office:value-type="string" office:string-value="poland_warszawa_2024_praga-poludnie.pb">
            <text:p>poland_warszawa_2024_praga-poludnie.pb</text:p>
          </table:table-cell>
          <table:table-cell table:style-name="pd1" office:value-type="string" office:string-value="poland_warszawa_2024_wola.pb">
            <text:p>poland_warszawa_2024_wola.pb</text:p>
          </table:table-cell>
          <table:table-cell table:style-name="pd1" office:value-type="string" office:string-value="poland_warszawa_2024_bemowo.pb">
            <text:p>poland_warszawa_2024_bemowo.pb</text:p>
          </table:table-cell>
          <table:table-cell table:style-name="pd1" office:value-type="string" office:string-value="poland_poznan_2023_13-jezyce-sw-lazarz.pb">
            <text:p>poland_poznan_2023_13-jezyce-sw-lazarz.pb</text:p>
          </table:table-cell>
          <table:table-cell table:style-name="pd1" office:value-type="string" office:string-value="poland_poznan_2023_5-grunwald-polnoc-grunwald-poludnie-stary-grunwald.pb">
            <text:p>poland_poznan_2023_5-grunwald-polnoc-grunwald-poludnie-stary-grunwald.pb</text:p>
          </table:table-cell>
          <table:table-cell table:style-name="pd1" office:value-type="string" office:string-value="poland_poznan_2023_11-fabianowo-kotowo-gorczyn-junikowo-kwiatowe-lawica.pb">
            <text:p>poland_poznan_2023_11-fabianowo-kotowo-gorczyn-junikowo-kwiatowe-lawica.pb</text:p>
          </table:table-cell>
          <table:table-cell table:style-name="pd1" office:value-type="string" office:string-value="poland_poznan_2023_4-gluszyna-krzesiny-pokrzywno-garaszewo-staroleka-minikowo-szczepankowo-splawie-krzesinki.pb">
            <text:p>poland_poznan_2023_4-gluszyna-krzesiny-pokrzywno-garaszewo-staroleka-minikowo-szczepankowo-splawie-krzesinki.pb</text:p>
          </table:table-cell>
          <table:table-cell table:style-name="pd1" office:value-type="string" office:string-value="poland_poznan_2023_8-chartowo-rataje-zegrze.pb">
            <text:p>poland_poznan_2023_8-chartowo-rataje-zegrze.pb</text:p>
          </table:table-cell>
          <table:table-cell table:style-name="pd1" office:value-type="string" office:string-value="poland_poznan_2023_2-kiekrz-krzyzowniki-smochowice-podolany-strzeszyn.pb">
            <text:p>poland_poznan_2023_2-kiekrz-krzyzowniki-smochowice-podolany-strzeszyn.pb</text:p>
          </table:table-cell>
          <table:table-cell table:style-name="pd1" office:value-type="string" office:string-value="poland_poznan_2023_9-stare-miasto.pb">
            <text:p>poland_poznan_2023_9-stare-miasto.pb</text:p>
          </table:table-cell>
          <table:table-cell table:style-name="pd1" office:value-type="string" office:string-value="poland_poznan_2023_10-swierczewo-wilda-zielony-debiec.pb">
            <text:p>poland_poznan_2023_10-swierczewo-wilda-zielony-debiec.pb</text:p>
          </table:table-cell>
        </table:table-row>
        <table:table-row>
          <table:table-cell office:value-type="string" office:string-value="nb_voters">
            <text:p>nb_voters</text:p>
          </table:table-cell>
          <table:table-cell office:value-type="float" office:value="5.0">
            <text:p>5.0</text:p>
          </table:table-cell>
          <table:table-cell office:value-type="float" office:value="426">
            <text:p>426</text:p>
          </table:table-cell>
          <table:table-cell office:value-type="float" office:value="219">
            <text:p>219</text:p>
          </table:table-cell>
          <table:table-cell office:value-type="float" office:value="3834">
            <text:p>3834</text:p>
          </table:table-cell>
          <table:table-cell office:value-type="float" office:value="8520">
            <text:p>8520</text:p>
          </table:table-cell>
          <table:table-cell office:value-type="float" office:value="426.0">
            <text:p>426.0</text:p>
          </table:table-cell>
          <table:table-cell office:value-type="float" office:value="219.0">
            <text:p>219.0</text:p>
          </table:table-cell>
          <table:table-cell office:value-type="float" office:value="3834.0">
            <text:p>3834.0</text:p>
          </table:table-cell>
          <table:table-cell office:value-type="float" office:value="3184.0">
            <text:p>3184.0</text:p>
          </table:table-cell>
          <table:table-cell office:value-type="float" office:value="8520.0">
            <text:p>8520.0</text:p>
          </table:table-cell>
          <table:table-cell office:value-type="float" office:value="2742.0">
            <text:p>2742.0</text:p>
          </table:table-cell>
          <table:table-cell office:value-type="float" office:value="2323.0">
            <text:p>2323.0</text:p>
          </table:table-cell>
          <table:table-cell office:value-type="float" office:value="6187.0">
            <text:p>6187.0</text:p>
          </table:table-cell>
          <table:table-cell office:value-type="float" office:value="4984.0">
            <text:p>4984.0</text:p>
          </table:table-cell>
          <table:table-cell office:value-type="float" office:value="3162.0">
            <text:p>3162.0</text:p>
          </table:table-cell>
          <table:table-cell office:value-type="float" office:value="5448.0">
            <text:p>5448.0</text:p>
          </table:table-cell>
          <table:table-cell office:value-type="float" office:value="2575.0">
            <text:p>2575.0</text:p>
          </table:table-cell>
          <table:table-cell office:value-type="float" office:value="2037.0">
            <text:p>2037.0</text:p>
          </table:table-cell>
          <table:table-cell office:value-type="float" office:value="11519.0">
            <text:p>11519.0</text:p>
          </table:table-cell>
          <table:table-cell office:value-type="float" office:value="2791.0">
            <text:p>2791.0</text:p>
          </table:table-cell>
          <table:table-cell office:value-type="float" office:value="1961.0">
            <text:p>1961.0</text:p>
          </table:table-cell>
          <table:table-cell office:value-type="float" office:value="10081.0">
            <text:p>10081.0</text:p>
          </table:table-cell>
          <table:table-cell office:value-type="float" office:value="5510.0">
            <text:p>5510.0</text:p>
          </table:table-cell>
          <table:table-cell office:value-type="float" office:value="4528.0">
            <text:p>4528.0</text:p>
          </table:table-cell>
          <table:table-cell office:value-type="float" office:value="9562.0">
            <text:p>9562.0</text:p>
          </table:table-cell>
          <table:table-cell office:value-type="float" office:value="212.0">
            <text:p>212.0</text:p>
          </table:table-cell>
          <table:table-cell office:value-type="float" office:value="2324.0">
            <text:p>2324.0</text:p>
          </table:table-cell>
          <table:table-cell office:value-type="float" office:value="12283.0">
            <text:p>12283.0</text:p>
          </table:table-cell>
          <table:table-cell office:value-type="float" office:value="865.0">
            <text:p>865.0</text:p>
          </table:table-cell>
          <table:table-cell office:value-type="float" office:value="624.0">
            <text:p>624.0</text:p>
          </table:table-cell>
          <table:table-cell office:value-type="float" office:value="4453.0">
            <text:p>4453.0</text:p>
          </table:table-cell>
          <table:table-cell office:value-type="float" office:value="3140.0">
            <text:p>3140.0</text:p>
          </table:table-cell>
          <table:table-cell office:value-type="float" office:value="3908.0">
            <text:p>3908.0</text:p>
          </table:table-cell>
          <table:table-cell office:value-type="float" office:value="1182.0">
            <text:p>1182.0</text:p>
          </table:table-cell>
          <table:table-cell office:value-type="float" office:value="7045.0">
            <text:p>7045.0</text:p>
          </table:table-cell>
          <table:table-cell office:value-type="float" office:value="3978.0">
            <text:p>3978.0</text:p>
          </table:table-cell>
          <table:table-cell office:value-type="float" office:value="3218.0">
            <text:p>3218.0</text:p>
          </table:table-cell>
          <table:table-cell office:value-type="float" office:value="938.0">
            <text:p>938.0</text:p>
          </table:table-cell>
          <table:table-cell office:value-type="float" office:value="3057.0">
            <text:p>3057.0</text:p>
          </table:table-cell>
          <table:table-cell office:value-type="float" office:value="2472.0">
            <text:p>2472.0</text:p>
          </table:table-cell>
          <table:table-cell office:value-type="float" office:value="318.0">
            <text:p>318.0</text:p>
          </table:table-cell>
          <table:table-cell office:value-type="float" office:value="3428.0">
            <text:p>3428.0</text:p>
          </table:table-cell>
          <table:table-cell office:value-type="float" office:value="3190.0">
            <text:p>3190.0</text:p>
          </table:table-cell>
          <table:table-cell office:value-type="float" office:value="14411.0">
            <text:p>14411.0</text:p>
          </table:table-cell>
          <table:table-cell office:value-type="float" office:value="426">
            <text:p>426</text:p>
          </table:table-cell>
          <table:table-cell office:value-type="float" office:value="1056.0">
            <text:p>1056.0</text:p>
          </table:table-cell>
          <table:table-cell office:value-type="float" office:value="1300.0">
            <text:p>1300.0</text:p>
          </table:table-cell>
          <table:table-cell office:value-type="float" office:value="572.0">
            <text:p>572.0</text:p>
          </table:table-cell>
          <table:table-cell office:value-type="float" office:value="819.0">
            <text:p>819.0</text:p>
          </table:table-cell>
          <table:table-cell office:value-type="float" office:value="697.0">
            <text:p>697.0</text:p>
          </table:table-cell>
          <table:table-cell office:value-type="float" office:value="1056.0">
            <text:p>1056.0</text:p>
          </table:table-cell>
          <table:table-cell office:value-type="float" office:value="727.0">
            <text:p>727.0</text:p>
          </table:table-cell>
          <table:table-cell office:value-type="float" office:value="306.0">
            <text:p>306.0</text:p>
          </table:table-cell>
          <table:table-cell office:value-type="float" office:value="1228.0">
            <text:p>1228.0</text:p>
          </table:table-cell>
          <table:table-cell office:value-type="float" office:value="1197.0">
            <text:p>1197.0</text:p>
          </table:table-cell>
          <table:table-cell office:value-type="float" office:value="2881.0">
            <text:p>2881.0</text:p>
          </table:table-cell>
          <table:table-cell office:value-type="float" office:value="1192">
            <text:p>1192</text:p>
          </table:table-cell>
          <table:table-cell office:value-type="float" office:value="1218.0">
            <text:p>1218.0</text:p>
          </table:table-cell>
          <table:table-cell office:value-type="float" office:value="671.0">
            <text:p>671.0</text:p>
          </table:table-cell>
          <table:table-cell office:value-type="float" office:value="1231.0">
            <text:p>1231.0</text:p>
          </table:table-cell>
          <table:table-cell office:value-type="float" office:value="27073.0">
            <text:p>27073.0</text:p>
          </table:table-cell>
          <table:table-cell office:value-type="float" office:value="2316.0">
            <text:p>2316.0</text:p>
          </table:table-cell>
          <table:table-cell office:value-type="float" office:value="399.0">
            <text:p>399.0</text:p>
          </table:table-cell>
          <table:table-cell office:value-type="float" office:value="2122.0">
            <text:p>2122.0</text:p>
          </table:table-cell>
          <table:table-cell office:value-type="float" office:value="946.0">
            <text:p>946.0</text:p>
          </table:table-cell>
          <table:table-cell office:value-type="float" office:value="1511.0">
            <text:p>1511.0</text:p>
          </table:table-cell>
          <table:table-cell office:value-type="float" office:value="966.0">
            <text:p>966.0</text:p>
          </table:table-cell>
          <table:table-cell office:value-type="float" office:value="675.0">
            <text:p>675.0</text:p>
          </table:table-cell>
          <table:table-cell office:value-type="float" office:value="1277.0">
            <text:p>1277.0</text:p>
          </table:table-cell>
          <table:table-cell office:value-type="float" office:value="1046.0">
            <text:p>1046.0</text:p>
          </table:table-cell>
          <table:table-cell office:value-type="float" office:value="1020.0">
            <text:p>1020.0</text:p>
          </table:table-cell>
          <table:table-cell office:value-type="float" office:value="1973.0">
            <text:p>1973.0</text:p>
          </table:table-cell>
          <table:table-cell office:value-type="float" office:value="745.0">
            <text:p>745.0</text:p>
          </table:table-cell>
          <table:table-cell office:value-type="float" office:value="318.0">
            <text:p>318.0</text:p>
          </table:table-cell>
          <table:table-cell office:value-type="float" office:value="477.0">
            <text:p>477.0</text:p>
          </table:table-cell>
          <table:table-cell office:value-type="float" office:value="1104.0">
            <text:p>1104.0</text:p>
          </table:table-cell>
          <table:table-cell office:value-type="float" office:value="368.0">
            <text:p>368.0</text:p>
          </table:table-cell>
          <table:table-cell office:value-type="float" office:value="1811.0">
            <text:p>1811.0</text:p>
          </table:table-cell>
          <table:table-cell office:value-type="float" office:value="849.0">
            <text:p>849.0</text:p>
          </table:table-cell>
          <table:table-cell office:value-type="float" office:value="11067.0">
            <text:p>11067.0</text:p>
          </table:table-cell>
          <table:table-cell office:value-type="float" office:value="1578.0">
            <text:p>1578.0</text:p>
          </table:table-cell>
          <table:table-cell office:value-type="float" office:value="3050.0">
            <text:p>3050.0</text:p>
          </table:table-cell>
          <table:table-cell office:value-type="float" office:value="429.0">
            <text:p>429.0</text:p>
          </table:table-cell>
          <table:table-cell office:value-type="float" office:value="940.0">
            <text:p>940.0</text:p>
          </table:table-cell>
          <table:table-cell office:value-type="float" office:value="2100.0">
            <text:p>2100.0</text:p>
          </table:table-cell>
          <table:table-cell office:value-type="float" office:value="789.0">
            <text:p>789.0</text:p>
          </table:table-cell>
          <table:table-cell office:value-type="float" office:value="8172.0">
            <text:p>8172.0</text:p>
          </table:table-cell>
          <table:table-cell office:value-type="float" office:value="1380.0">
            <text:p>1380.0</text:p>
          </table:table-cell>
          <table:table-cell office:value-type="float" office:value="2066.0">
            <text:p>2066.0</text:p>
          </table:table-cell>
          <table:table-cell office:value-type="float" office:value="1896.0">
            <text:p>1896.0</text:p>
          </table:table-cell>
          <table:table-cell office:value-type="float" office:value="2167.0">
            <text:p>2167.0</text:p>
          </table:table-cell>
          <table:table-cell office:value-type="float" office:value="2322.0">
            <text:p>2322.0</text:p>
          </table:table-cell>
          <table:table-cell office:value-type="float" office:value="3752.0">
            <text:p>3752.0</text:p>
          </table:table-cell>
          <table:table-cell office:value-type="float" office:value="689.0">
            <text:p>689.0</text:p>
          </table:table-cell>
          <table:table-cell office:value-type="float" office:value="2270.0">
            <text:p>2270.0</text:p>
          </table:table-cell>
          <table:table-cell office:value-type="float" office:value="5368.0">
            <text:p>5368.0</text:p>
          </table:table-cell>
          <table:table-cell office:value-type="float" office:value="3610.0">
            <text:p>3610.0</text:p>
          </table:table-cell>
          <table:table-cell office:value-type="float" office:value="3003.0">
            <text:p>3003.0</text:p>
          </table:table-cell>
          <table:table-cell office:value-type="float" office:value="3300.0">
            <text:p>3300.0</text:p>
          </table:table-cell>
          <table:table-cell office:value-type="float" office:value="784.0">
            <text:p>784.0</text:p>
          </table:table-cell>
          <table:table-cell office:value-type="float" office:value="4461.0">
            <text:p>4461.0</text:p>
          </table:table-cell>
          <table:table-cell office:value-type="float" office:value="1420.0">
            <text:p>1420.0</text:p>
          </table:table-cell>
          <table:table-cell office:value-type="float" office:value="1960.0">
            <text:p>1960.0</text:p>
          </table:table-cell>
          <table:table-cell office:value-type="float" office:value="2830.0">
            <text:p>2830.0</text:p>
          </table:table-cell>
          <table:table-cell office:value-type="float" office:value="2331.0">
            <text:p>2331.0</text:p>
          </table:table-cell>
          <table:table-cell office:value-type="float" office:value="460.0">
            <text:p>460.0</text:p>
          </table:table-cell>
          <table:table-cell office:value-type="float" office:value="759.0">
            <text:p>759.0</text:p>
          </table:table-cell>
          <table:table-cell office:value-type="float" office:value="1130.0">
            <text:p>1130.0</text:p>
          </table:table-cell>
          <table:table-cell office:value-type="float" office:value="981.0">
            <text:p>981.0</text:p>
          </table:table-cell>
          <table:table-cell office:value-type="float" office:value="5329.0">
            <text:p>5329.0</text:p>
          </table:table-cell>
          <table:table-cell office:value-type="float" office:value="1717.0">
            <text:p>1717.0</text:p>
          </table:table-cell>
          <table:table-cell office:value-type="float" office:value="1557.0">
            <text:p>1557.0</text:p>
          </table:table-cell>
          <table:table-cell office:value-type="float" office:value="2843.0">
            <text:p>2843.0</text:p>
          </table:table-cell>
          <table:table-cell office:value-type="float" office:value="3600.0">
            <text:p>3600.0</text:p>
          </table:table-cell>
          <table:table-cell office:value-type="float" office:value="3452.0">
            <text:p>3452.0</text:p>
          </table:table-cell>
          <table:table-cell office:value-type="float" office:value="3484.0">
            <text:p>3484.0</text:p>
          </table:table-cell>
          <table:table-cell office:value-type="float" office:value="1362.0">
            <text:p>1362.0</text:p>
          </table:table-cell>
          <table:table-cell office:value-type="float" office:value="2426.0">
            <text:p>2426.0</text:p>
          </table:table-cell>
          <table:table-cell office:value-type="float" office:value="1622.0">
            <text:p>1622.0</text:p>
          </table:table-cell>
          <table:table-cell office:value-type="float" office:value="3623.0">
            <text:p>3623.0</text:p>
          </table:table-cell>
          <table:table-cell office:value-type="float" office:value="70747.0">
            <text:p>70747.0</text:p>
          </table:table-cell>
          <table:table-cell office:value-type="float" office:value="619.0">
            <text:p>619.0</text:p>
          </table:table-cell>
          <table:table-cell office:value-type="float" office:value="409.0">
            <text:p>409.0</text:p>
          </table:table-cell>
          <table:table-cell office:value-type="float" office:value="435.0">
            <text:p>435.0</text:p>
          </table:table-cell>
          <table:table-cell office:value-type="float" office:value="1962.0">
            <text:p>1962.0</text:p>
          </table:table-cell>
          <table:table-cell office:value-type="float" office:value="1402.0">
            <text:p>1402.0</text:p>
          </table:table-cell>
          <table:table-cell office:value-type="float" office:value="2585.0">
            <text:p>2585.0</text:p>
          </table:table-cell>
          <table:table-cell office:value-type="float" office:value="237.0">
            <text:p>237.0</text:p>
          </table:table-cell>
          <table:table-cell office:value-type="float" office:value="1275.0">
            <text:p>1275.0</text:p>
          </table:table-cell>
          <table:table-cell office:value-type="float" office:value="4639.0">
            <text:p>4639.0</text:p>
          </table:table-cell>
          <table:table-cell office:value-type="float" office:value="1270.0">
            <text:p>1270.0</text:p>
          </table:table-cell>
          <table:table-cell office:value-type="float" office:value="2079.0">
            <text:p>2079.0</text:p>
          </table:table-cell>
          <table:table-cell office:value-type="float" office:value="5220.0">
            <text:p>5220.0</text:p>
          </table:table-cell>
          <table:table-cell office:value-type="float" office:value="3007.0">
            <text:p>3007.0</text:p>
          </table:table-cell>
          <table:table-cell office:value-type="float" office:value="95899.0">
            <text:p>95899.0</text:p>
          </table:table-cell>
          <table:table-cell office:value-type="float" office:value="1374.0">
            <text:p>1374.0</text:p>
          </table:table-cell>
          <table:table-cell office:value-type="float" office:value="5552.0">
            <text:p>5552.0</text:p>
          </table:table-cell>
          <table:table-cell office:value-type="float" office:value="53801.0">
            <text:p>53801.0</text:p>
          </table:table-cell>
          <table:table-cell office:value-type="float" office:value="67103.0">
            <text:p>67103.0</text:p>
          </table:table-cell>
          <table:table-cell office:value-type="float" office:value="923.0">
            <text:p>923.0</text:p>
          </table:table-cell>
          <table:table-cell office:value-type="float" office:value="1135.0">
            <text:p>1135.0</text:p>
          </table:table-cell>
          <table:table-cell office:value-type="float" office:value="510.0">
            <text:p>510.0</text:p>
          </table:table-cell>
          <table:table-cell office:value-type="float" office:value="654.0">
            <text:p>654.0</text:p>
          </table:table-cell>
          <table:table-cell office:value-type="float" office:value="4377.0">
            <text:p>4377.0</text:p>
          </table:table-cell>
          <table:table-cell office:value-type="float" office:value="422.0">
            <text:p>422.0</text:p>
          </table:table-cell>
          <table:table-cell office:value-type="float" office:value="1158.0">
            <text:p>1158.0</text:p>
          </table:table-cell>
          <table:table-cell office:value-type="float" office:value="5765.0">
            <text:p>5765.0</text:p>
          </table:table-cell>
          <table:table-cell office:value-type="float" office:value="713">
            <text:p>713</text:p>
          </table:table-cell>
          <table:table-cell office:value-type="float" office:value="1105.0">
            <text:p>1105.0</text:p>
          </table:table-cell>
          <table:table-cell office:value-type="float" office:value="3604.0">
            <text:p>3604.0</text:p>
          </table:table-cell>
          <table:table-cell office:value-type="float" office:value="1684">
            <text:p>1684</text:p>
          </table:table-cell>
          <table:table-cell office:value-type="float" office:value="647.0">
            <text:p>647.0</text:p>
          </table:table-cell>
          <table:table-cell office:value-type="float" office:value="7565">
            <text:p>7565</text:p>
          </table:table-cell>
          <table:table-cell office:value-type="float" office:value="1669.0">
            <text:p>1669.0</text:p>
          </table:table-cell>
          <table:table-cell office:value-type="float" office:value="2238.0">
            <text:p>2238.0</text:p>
          </table:table-cell>
          <table:table-cell office:value-type="float" office:value="729.0">
            <text:p>729.0</text:p>
          </table:table-cell>
          <table:table-cell office:value-type="float" office:value="4313.0">
            <text:p>4313.0</text:p>
          </table:table-cell>
          <table:table-cell office:value-type="float" office:value="108.0">
            <text:p>108.0</text:p>
          </table:table-cell>
          <table:table-cell office:value-type="float" office:value="2064.0">
            <text:p>2064.0</text:p>
          </table:table-cell>
          <table:table-cell office:value-type="float" office:value="465.0">
            <text:p>465.0</text:p>
          </table:table-cell>
          <table:table-cell office:value-type="float" office:value="377.0">
            <text:p>377.0</text:p>
          </table:table-cell>
          <table:table-cell office:value-type="float" office:value="1572.0">
            <text:p>1572.0</text:p>
          </table:table-cell>
          <table:table-cell office:value-type="float" office:value="494.0">
            <text:p>494.0</text:p>
          </table:table-cell>
          <table:table-cell office:value-type="float" office:value="851.0">
            <text:p>851.0</text:p>
          </table:table-cell>
          <table:table-cell office:value-type="float" office:value="265.0">
            <text:p>265.0</text:p>
          </table:table-cell>
          <table:table-cell office:value-type="float" office:value="373.0">
            <text:p>373.0</text:p>
          </table:table-cell>
          <table:table-cell office:value-type="float" office:value="587.0">
            <text:p>587.0</text:p>
          </table:table-cell>
          <table:table-cell office:value-type="float" office:value="3112.0">
            <text:p>3112.0</text:p>
          </table:table-cell>
          <table:table-cell office:value-type="float" office:value="1012.0">
            <text:p>1012.0</text:p>
          </table:table-cell>
          <table:table-cell office:value-type="float" office:value="1107.0">
            <text:p>1107.0</text:p>
          </table:table-cell>
          <table:table-cell office:value-type="float" office:value="7477.0">
            <text:p>7477.0</text:p>
          </table:table-cell>
          <table:table-cell office:value-type="float" office:value="268.0">
            <text:p>268.0</text:p>
          </table:table-cell>
          <table:table-cell office:value-type="float" office:value="2333.0">
            <text:p>2333.0</text:p>
          </table:table-cell>
          <table:table-cell office:value-type="float" office:value="826">
            <text:p>826</text:p>
          </table:table-cell>
          <table:table-cell office:value-type="float" office:value="1438.0">
            <text:p>1438.0</text:p>
          </table:table-cell>
          <table:table-cell office:value-type="float" office:value="4197.0">
            <text:p>4197.0</text:p>
          </table:table-cell>
          <table:table-cell office:value-type="float" office:value="1978.0">
            <text:p>1978.0</text:p>
          </table:table-cell>
          <table:table-cell office:value-type="float" office:value="1265.0">
            <text:p>1265.0</text:p>
          </table:table-cell>
          <table:table-cell office:value-type="float" office:value="1735.0">
            <text:p>1735.0</text:p>
          </table:table-cell>
          <table:table-cell office:value-type="float" office:value="135.0">
            <text:p>135.0</text:p>
          </table:table-cell>
          <table:table-cell office:value-type="float" office:value="1006.0">
            <text:p>1006.0</text:p>
          </table:table-cell>
          <table:table-cell office:value-type="float" office:value="1386.0">
            <text:p>1386.0</text:p>
          </table:table-cell>
          <table:table-cell office:value-type="float" office:value="580.0">
            <text:p>580.0</text:p>
          </table:table-cell>
          <table:table-cell office:value-type="float" office:value="1119.0">
            <text:p>1119.0</text:p>
          </table:table-cell>
          <table:table-cell office:value-type="float" office:value="258.0">
            <text:p>258.0</text:p>
          </table:table-cell>
          <table:table-cell office:value-type="float" office:value="1470">
            <text:p>1470</text:p>
          </table:table-cell>
          <table:table-cell office:value-type="float" office:value="1326.0">
            <text:p>1326.0</text:p>
          </table:table-cell>
          <table:table-cell office:value-type="float" office:value="1375">
            <text:p>1375</text:p>
          </table:table-cell>
          <table:table-cell office:value-type="float" office:value="327.0">
            <text:p>327.0</text:p>
          </table:table-cell>
          <table:table-cell office:value-type="float" office:value="545.0">
            <text:p>545.0</text:p>
          </table:table-cell>
          <table:table-cell office:value-type="float" office:value="3203.0">
            <text:p>3203.0</text:p>
          </table:table-cell>
          <table:table-cell office:value-type="float" office:value="1147.0">
            <text:p>1147.0</text:p>
          </table:table-cell>
          <table:table-cell office:value-type="float" office:value="120.0">
            <text:p>120.0</text:p>
          </table:table-cell>
          <table:table-cell office:value-type="float" office:value="4849.0">
            <text:p>4849.0</text:p>
          </table:table-cell>
          <table:table-cell office:value-type="float" office:value="440.0">
            <text:p>440.0</text:p>
          </table:table-cell>
          <table:table-cell office:value-type="float" office:value="2784.0">
            <text:p>2784.0</text:p>
          </table:table-cell>
          <table:table-cell office:value-type="float" office:value="7493.0">
            <text:p>7493.0</text:p>
          </table:table-cell>
          <table:table-cell office:value-type="float" office:value="27.0">
            <text:p>27.0</text:p>
          </table:table-cell>
          <table:table-cell office:value-type="float" office:value="1751.0">
            <text:p>1751.0</text:p>
          </table:table-cell>
          <table:table-cell office:value-type="float" office:value="927">
            <text:p>927</text:p>
          </table:table-cell>
          <table:table-cell office:value-type="float" office:value="397.0">
            <text:p>397.0</text:p>
          </table:table-cell>
          <table:table-cell office:value-type="float" office:value="967.0">
            <text:p>967.0</text:p>
          </table:table-cell>
          <table:table-cell office:value-type="float" office:value="793.0">
            <text:p>793.0</text:p>
          </table:table-cell>
          <table:table-cell office:value-type="float" office:value="2850.0">
            <text:p>2850.0</text:p>
          </table:table-cell>
          <table:table-cell office:value-type="float" office:value="765.0">
            <text:p>765.0</text:p>
          </table:table-cell>
          <table:table-cell office:value-type="float" office:value="2370.0">
            <text:p>2370.0</text:p>
          </table:table-cell>
          <table:table-cell office:value-type="float" office:value="1326.0">
            <text:p>1326.0</text:p>
          </table:table-cell>
          <table:table-cell office:value-type="float" office:value="228.0">
            <text:p>228.0</text:p>
          </table:table-cell>
          <table:table-cell office:value-type="float" office:value="577.0">
            <text:p>577.0</text:p>
          </table:table-cell>
          <table:table-cell office:value-type="float" office:value="2093">
            <text:p>2093</text:p>
          </table:table-cell>
          <table:table-cell office:value-type="float" office:value="1078.0">
            <text:p>1078.0</text:p>
          </table:table-cell>
          <table:table-cell office:value-type="float" office:value="3507.0">
            <text:p>3507.0</text:p>
          </table:table-cell>
          <table:table-cell office:value-type="float" office:value="4480.0">
            <text:p>4480.0</text:p>
          </table:table-cell>
          <table:table-cell office:value-type="float" office:value="3258.0">
            <text:p>3258.0</text:p>
          </table:table-cell>
          <table:table-cell office:value-type="float" office:value="723.0">
            <text:p>723.0</text:p>
          </table:table-cell>
          <table:table-cell office:value-type="float" office:value="743.0">
            <text:p>743.0</text:p>
          </table:table-cell>
          <table:table-cell office:value-type="float" office:value="3371.0">
            <text:p>3371.0</text:p>
          </table:table-cell>
          <table:table-cell office:value-type="float" office:value="1774.0">
            <text:p>1774.0</text:p>
          </table:table-cell>
          <table:table-cell office:value-type="float" office:value="674.0">
            <text:p>674.0</text:p>
          </table:table-cell>
          <table:table-cell office:value-type="float" office:value="1335.0">
            <text:p>1335.0</text:p>
          </table:table-cell>
          <table:table-cell office:value-type="float" office:value="1987.0">
            <text:p>1987.0</text:p>
          </table:table-cell>
          <table:table-cell office:value-type="float" office:value="2215.0">
            <text:p>2215.0</text:p>
          </table:table-cell>
          <table:table-cell office:value-type="float" office:value="176">
            <text:p>176</text:p>
          </table:table-cell>
          <table:table-cell office:value-type="float" office:value="777.0">
            <text:p>777.0</text:p>
          </table:table-cell>
          <table:table-cell office:value-type="float" office:value="1733.0">
            <text:p>1733.0</text:p>
          </table:table-cell>
          <table:table-cell office:value-type="float" office:value="4392.0">
            <text:p>4392.0</text:p>
          </table:table-cell>
          <table:table-cell office:value-type="float" office:value="1664.0">
            <text:p>1664.0</text:p>
          </table:table-cell>
          <table:table-cell office:value-type="float" office:value="1058.0">
            <text:p>1058.0</text:p>
          </table:table-cell>
          <table:table-cell office:value-type="float" office:value="2242">
            <text:p>2242</text:p>
          </table:table-cell>
          <table:table-cell office:value-type="float" office:value="94">
            <text:p>94</text:p>
          </table:table-cell>
          <table:table-cell office:value-type="float" office:value="301.0">
            <text:p>301.0</text:p>
          </table:table-cell>
          <table:table-cell office:value-type="float" office:value="780.0">
            <text:p>780.0</text:p>
          </table:table-cell>
          <table:table-cell office:value-type="float" office:value="91.0">
            <text:p>91.0</text:p>
          </table:table-cell>
          <table:table-cell office:value-type="float" office:value="1507.0">
            <text:p>1507.0</text:p>
          </table:table-cell>
          <table:table-cell office:value-type="float" office:value="2260">
            <text:p>2260</text:p>
          </table:table-cell>
          <table:table-cell office:value-type="float" office:value="477.0">
            <text:p>477.0</text:p>
          </table:table-cell>
          <table:table-cell office:value-type="float" office:value="157.0">
            <text:p>157.0</text:p>
          </table:table-cell>
          <table:table-cell office:value-type="float" office:value="4091.0">
            <text:p>4091.0</text:p>
          </table:table-cell>
          <table:table-cell office:value-type="float" office:value="2119.0">
            <text:p>2119.0</text:p>
          </table:table-cell>
          <table:table-cell office:value-type="float" office:value="1364.0">
            <text:p>1364.0</text:p>
          </table:table-cell>
          <table:table-cell office:value-type="float" office:value="901.0">
            <text:p>901.0</text:p>
          </table:table-cell>
          <table:table-cell office:value-type="float" office:value="2736.0">
            <text:p>2736.0</text:p>
          </table:table-cell>
          <table:table-cell office:value-type="float" office:value="826">
            <text:p>826</text:p>
          </table:table-cell>
          <table:table-cell office:value-type="float" office:value="1391.0">
            <text:p>1391.0</text:p>
          </table:table-cell>
          <table:table-cell office:value-type="float" office:value="446.0">
            <text:p>446.0</text:p>
          </table:table-cell>
          <table:table-cell office:value-type="float" office:value="506.0">
            <text:p>506.0</text:p>
          </table:table-cell>
          <table:table-cell office:value-type="float" office:value="1601.0">
            <text:p>1601.0</text:p>
          </table:table-cell>
          <table:table-cell office:value-type="float" office:value="8699">
            <text:p>8699</text:p>
          </table:table-cell>
          <table:table-cell office:value-type="float" office:value="1717.0">
            <text:p>1717.0</text:p>
          </table:table-cell>
          <table:table-cell office:value-type="float" office:value="652.0">
            <text:p>652.0</text:p>
          </table:table-cell>
          <table:table-cell office:value-type="float" office:value="1147.0">
            <text:p>1147.0</text:p>
          </table:table-cell>
          <table:table-cell office:value-type="float" office:value="1205.0">
            <text:p>1205.0</text:p>
          </table:table-cell>
          <table:table-cell office:value-type="float" office:value="1253.0">
            <text:p>1253.0</text:p>
          </table:table-cell>
          <table:table-cell office:value-type="float" office:value="300.0">
            <text:p>300.0</text:p>
          </table:table-cell>
          <table:table-cell office:value-type="float" office:value="1672.0">
            <text:p>1672.0</text:p>
          </table:table-cell>
          <table:table-cell office:value-type="float" office:value="5220.0">
            <text:p>5220.0</text:p>
          </table:table-cell>
          <table:table-cell office:value-type="float" office:value="426.0">
            <text:p>426.0</text:p>
          </table:table-cell>
          <table:table-cell office:value-type="float" office:value="936">
            <text:p>936</text:p>
          </table:table-cell>
          <table:table-cell office:value-type="float" office:value="8274.0">
            <text:p>8274.0</text:p>
          </table:table-cell>
          <table:table-cell office:value-type="float" office:value="586.0">
            <text:p>586.0</text:p>
          </table:table-cell>
          <table:table-cell office:value-type="float" office:value="716.0">
            <text:p>716.0</text:p>
          </table:table-cell>
          <table:table-cell office:value-type="float" office:value="585.0">
            <text:p>585.0</text:p>
          </table:table-cell>
          <table:table-cell office:value-type="float" office:value="1518.0">
            <text:p>1518.0</text:p>
          </table:table-cell>
          <table:table-cell office:value-type="float" office:value="605.0">
            <text:p>605.0</text:p>
          </table:table-cell>
          <table:table-cell office:value-type="float" office:value="1541.0">
            <text:p>1541.0</text:p>
          </table:table-cell>
          <table:table-cell office:value-type="float" office:value="1286.0">
            <text:p>1286.0</text:p>
          </table:table-cell>
          <table:table-cell office:value-type="float" office:value="1551">
            <text:p>1551</text:p>
          </table:table-cell>
          <table:table-cell office:value-type="float" office:value="2082.0">
            <text:p>2082.0</text:p>
          </table:table-cell>
          <table:table-cell office:value-type="float" office:value="2413.0">
            <text:p>2413.0</text:p>
          </table:table-cell>
          <table:table-cell office:value-type="float" office:value="2777.0">
            <text:p>2777.0</text:p>
          </table:table-cell>
          <table:table-cell office:value-type="float" office:value="976">
            <text:p>976</text:p>
          </table:table-cell>
          <table:table-cell office:value-type="float" office:value="2149.0">
            <text:p>2149.0</text:p>
          </table:table-cell>
          <table:table-cell office:value-type="float" office:value="8">
            <text:p>8</text:p>
          </table:table-cell>
          <table:table-cell office:value-type="float" office:value="498.0">
            <text:p>498.0</text:p>
          </table:table-cell>
          <table:table-cell office:value-type="float" office:value="792.0">
            <text:p>792.0</text:p>
          </table:table-cell>
          <table:table-cell office:value-type="float" office:value="678.0">
            <text:p>678.0</text:p>
          </table:table-cell>
          <table:table-cell office:value-type="float" office:value="856.0">
            <text:p>856.0</text:p>
          </table:table-cell>
          <table:table-cell office:value-type="float" office:value="1866.0">
            <text:p>1866.0</text:p>
          </table:table-cell>
          <table:table-cell office:value-type="float" office:value="388.0">
            <text:p>388.0</text:p>
          </table:table-cell>
          <table:table-cell office:value-type="float" office:value="149">
            <text:p>149</text:p>
          </table:table-cell>
          <table:table-cell office:value-type="float" office:value="1517.0">
            <text:p>1517.0</text:p>
          </table:table-cell>
          <table:table-cell office:value-type="float" office:value="3482.0">
            <text:p>3482.0</text:p>
          </table:table-cell>
          <table:table-cell office:value-type="float" office:value="5201.0">
            <text:p>5201.0</text:p>
          </table:table-cell>
          <table:table-cell office:value-type="float" office:value="1131.0">
            <text:p>1131.0</text:p>
          </table:table-cell>
          <table:table-cell office:value-type="float" office:value="1533.0">
            <text:p>1533.0</text:p>
          </table:table-cell>
          <table:table-cell office:value-type="float" office:value="302.0">
            <text:p>302.0</text:p>
          </table:table-cell>
          <table:table-cell office:value-type="float" office:value="1067.0">
            <text:p>1067.0</text:p>
          </table:table-cell>
          <table:table-cell office:value-type="float" office:value="229.0">
            <text:p>229.0</text:p>
          </table:table-cell>
          <table:table-cell office:value-type="float" office:value="1069.0">
            <text:p>1069.0</text:p>
          </table:table-cell>
          <table:table-cell office:value-type="float" office:value="1472">
            <text:p>1472</text:p>
          </table:table-cell>
          <table:table-cell office:value-type="float" office:value="2006.0">
            <text:p>2006.0</text:p>
          </table:table-cell>
          <table:table-cell office:value-type="float" office:value="8171.0">
            <text:p>8171.0</text:p>
          </table:table-cell>
          <table:table-cell office:value-type="float" office:value="882.0">
            <text:p>882.0</text:p>
          </table:table-cell>
          <table:table-cell office:value-type="float" office:value="2438.0">
            <text:p>2438.0</text:p>
          </table:table-cell>
          <table:table-cell office:value-type="float" office:value="2827">
            <text:p>2827</text:p>
          </table:table-cell>
          <table:table-cell office:value-type="float" office:value="2136.0">
            <text:p>2136.0</text:p>
          </table:table-cell>
          <table:table-cell office:value-type="float" office:value="861.0">
            <text:p>861.0</text:p>
          </table:table-cell>
          <table:table-cell office:value-type="float" office:value="1225">
            <text:p>1225</text:p>
          </table:table-cell>
          <table:table-cell office:value-type="float" office:value="1484.0">
            <text:p>1484.0</text:p>
          </table:table-cell>
          <table:table-cell office:value-type="float" office:value="1061.0">
            <text:p>1061.0</text:p>
          </table:table-cell>
          <table:table-cell office:value-type="float" office:value="2176.0">
            <text:p>2176.0</text:p>
          </table:table-cell>
          <table:table-cell office:value-type="float" office:value="2632.0">
            <text:p>2632.0</text:p>
          </table:table-cell>
          <table:table-cell office:value-type="float" office:value="3995.0">
            <text:p>3995.0</text:p>
          </table:table-cell>
          <table:table-cell office:value-type="float" office:value="955.0">
            <text:p>955.0</text:p>
          </table:table-cell>
          <table:table-cell office:value-type="float" office:value="824.0">
            <text:p>824.0</text:p>
          </table:table-cell>
          <table:table-cell office:value-type="float" office:value="609.0">
            <text:p>609.0</text:p>
          </table:table-cell>
          <table:table-cell office:value-type="float" office:value="4641.0">
            <text:p>4641.0</text:p>
          </table:table-cell>
          <table:table-cell office:value-type="float" office:value="454.0">
            <text:p>454.0</text:p>
          </table:table-cell>
          <table:table-cell office:value-type="float" office:value="3819.0">
            <text:p>3819.0</text:p>
          </table:table-cell>
          <table:table-cell office:value-type="float" office:value="1746.0">
            <text:p>1746.0</text:p>
          </table:table-cell>
          <table:table-cell office:value-type="float" office:value="5544.0">
            <text:p>5544.0</text:p>
          </table:table-cell>
          <table:table-cell office:value-type="float" office:value="823.0">
            <text:p>823.0</text:p>
          </table:table-cell>
          <table:table-cell office:value-type="float" office:value="1356.0">
            <text:p>1356.0</text:p>
          </table:table-cell>
          <table:table-cell office:value-type="float" office:value="1448.0">
            <text:p>1448.0</text:p>
          </table:table-cell>
          <table:table-cell office:value-type="float" office:value="475.0">
            <text:p>475.0</text:p>
          </table:table-cell>
          <table:table-cell office:value-type="float" office:value="3157.0">
            <text:p>3157.0</text:p>
          </table:table-cell>
          <table:table-cell office:value-type="float" office:value="1779.0">
            <text:p>1779.0</text:p>
          </table:table-cell>
          <table:table-cell office:value-type="float" office:value="1929.0">
            <text:p>1929.0</text:p>
          </table:table-cell>
          <table:table-cell office:value-type="float" office:value="85.0">
            <text:p>85.0</text:p>
          </table:table-cell>
          <table:table-cell office:value-type="float" office:value="1030.0">
            <text:p>1030.0</text:p>
          </table:table-cell>
          <table:table-cell office:value-type="float" office:value="7683.0">
            <text:p>7683.0</text:p>
          </table:table-cell>
          <table:table-cell office:value-type="float" office:value="756.0">
            <text:p>756.0</text:p>
          </table:table-cell>
          <table:table-cell office:value-type="float" office:value="5318.0">
            <text:p>5318.0</text:p>
          </table:table-cell>
          <table:table-cell office:value-type="float" office:value="740.0">
            <text:p>740.0</text:p>
          </table:table-cell>
          <table:table-cell office:value-type="float" office:value="2458.0">
            <text:p>2458.0</text:p>
          </table:table-cell>
          <table:table-cell office:value-type="float" office:value="344.0">
            <text:p>344.0</text:p>
          </table:table-cell>
          <table:table-cell office:value-type="float" office:value="631.0">
            <text:p>631.0</text:p>
          </table:table-cell>
          <table:table-cell office:value-type="float" office:value="1506.0">
            <text:p>1506.0</text:p>
          </table:table-cell>
          <table:table-cell office:value-type="float" office:value="142">
            <text:p>142</text:p>
          </table:table-cell>
          <table:table-cell office:value-type="float" office:value="3976.0">
            <text:p>3976.0</text:p>
          </table:table-cell>
          <table:table-cell office:value-type="float" office:value="669">
            <text:p>669</text:p>
          </table:table-cell>
          <table:table-cell office:value-type="float" office:value="466.0">
            <text:p>466.0</text:p>
          </table:table-cell>
          <table:table-cell office:value-type="float" office:value="182.0">
            <text:p>182.0</text:p>
          </table:table-cell>
          <table:table-cell office:value-type="float" office:value="1534.0">
            <text:p>1534.0</text:p>
          </table:table-cell>
          <table:table-cell office:value-type="float" office:value="663.0">
            <text:p>663.0</text:p>
          </table:table-cell>
          <table:table-cell office:value-type="float" office:value="558.0">
            <text:p>558.0</text:p>
          </table:table-cell>
          <table:table-cell office:value-type="float" office:value="3005.0">
            <text:p>3005.0</text:p>
          </table:table-cell>
          <table:table-cell office:value-type="float" office:value="2106">
            <text:p>2106</text:p>
          </table:table-cell>
          <table:table-cell office:value-type="float" office:value="529.0">
            <text:p>529.0</text:p>
          </table:table-cell>
          <table:table-cell office:value-type="float" office:value="274">
            <text:p>274</text:p>
          </table:table-cell>
          <table:table-cell office:value-type="float" office:value="2494.0">
            <text:p>2494.0</text:p>
          </table:table-cell>
          <table:table-cell office:value-type="float" office:value="1308">
            <text:p>1308</text:p>
          </table:table-cell>
          <table:table-cell office:value-type="float" office:value="1175.0">
            <text:p>1175.0</text:p>
          </table:table-cell>
          <table:table-cell office:value-type="float" office:value="331.0">
            <text:p>331.0</text:p>
          </table:table-cell>
          <table:table-cell office:value-type="float" office:value="642.0">
            <text:p>642.0</text:p>
          </table:table-cell>
          <table:table-cell office:value-type="float" office:value="1063.0">
            <text:p>1063.0</text:p>
          </table:table-cell>
          <table:table-cell office:value-type="float" office:value="295.0">
            <text:p>295.0</text:p>
          </table:table-cell>
          <table:table-cell office:value-type="float" office:value="1123.0">
            <text:p>1123.0</text:p>
          </table:table-cell>
          <table:table-cell office:value-type="float" office:value="4076.0">
            <text:p>4076.0</text:p>
          </table:table-cell>
          <table:table-cell office:value-type="float" office:value="963.0">
            <text:p>963.0</text:p>
          </table:table-cell>
          <table:table-cell office:value-type="float" office:value="972.0">
            <text:p>972.0</text:p>
          </table:table-cell>
          <table:table-cell office:value-type="float" office:value="1667.0">
            <text:p>1667.0</text:p>
          </table:table-cell>
          <table:table-cell office:value-type="float" office:value="748.0">
            <text:p>748.0</text:p>
          </table:table-cell>
          <table:table-cell office:value-type="float" office:value="606.0">
            <text:p>606.0</text:p>
          </table:table-cell>
          <table:table-cell office:value-type="float" office:value="2696.0">
            <text:p>2696.0</text:p>
          </table:table-cell>
          <table:table-cell office:value-type="float" office:value="934.0">
            <text:p>934.0</text:p>
          </table:table-cell>
          <table:table-cell office:value-type="float" office:value="1588.0">
            <text:p>1588.0</text:p>
          </table:table-cell>
          <table:table-cell office:value-type="float" office:value="454.0">
            <text:p>454.0</text:p>
          </table:table-cell>
          <table:table-cell office:value-type="float" office:value="3990.0">
            <text:p>3990.0</text:p>
          </table:table-cell>
          <table:table-cell office:value-type="float" office:value="847.0">
            <text:p>847.0</text:p>
          </table:table-cell>
          <table:table-cell office:value-type="float" office:value="185.0">
            <text:p>185.0</text:p>
          </table:table-cell>
          <table:table-cell office:value-type="float" office:value="494.0">
            <text:p>494.0</text:p>
          </table:table-cell>
          <table:table-cell office:value-type="float" office:value="1439.0">
            <text:p>1439.0</text:p>
          </table:table-cell>
          <table:table-cell office:value-type="float" office:value="1837.0">
            <text:p>1837.0</text:p>
          </table:table-cell>
          <table:table-cell office:value-type="float" office:value="7343">
            <text:p>7343</text:p>
          </table:table-cell>
          <table:table-cell office:value-type="float" office:value="2701.0">
            <text:p>2701.0</text:p>
          </table:table-cell>
          <table:table-cell office:value-type="float" office:value="1006.0">
            <text:p>1006.0</text:p>
          </table:table-cell>
          <table:table-cell office:value-type="float" office:value="929.0">
            <text:p>929.0</text:p>
          </table:table-cell>
          <table:table-cell office:value-type="float" office:value="2680.0">
            <text:p>2680.0</text:p>
          </table:table-cell>
          <table:table-cell office:value-type="float" office:value="2207.0">
            <text:p>2207.0</text:p>
          </table:table-cell>
          <table:table-cell office:value-type="float" office:value="512.0">
            <text:p>512.0</text:p>
          </table:table-cell>
          <table:table-cell office:value-type="float" office:value="1552.0">
            <text:p>1552.0</text:p>
          </table:table-cell>
          <table:table-cell office:value-type="float" office:value="752.0">
            <text:p>752.0</text:p>
          </table:table-cell>
          <table:table-cell office:value-type="float" office:value="2751.0">
            <text:p>2751.0</text:p>
          </table:table-cell>
          <table:table-cell office:value-type="float" office:value="1887.0">
            <text:p>1887.0</text:p>
          </table:table-cell>
          <table:table-cell office:value-type="float" office:value="606.0">
            <text:p>606.0</text:p>
          </table:table-cell>
          <table:table-cell office:value-type="float" office:value="3779.0">
            <text:p>3779.0</text:p>
          </table:table-cell>
          <table:table-cell office:value-type="float" office:value="205.0">
            <text:p>205.0</text:p>
          </table:table-cell>
          <table:table-cell office:value-type="float" office:value="623.0">
            <text:p>623.0</text:p>
          </table:table-cell>
          <table:table-cell office:value-type="float" office:value="457.0">
            <text:p>457.0</text:p>
          </table:table-cell>
          <table:table-cell office:value-type="float" office:value="447.0">
            <text:p>447.0</text:p>
          </table:table-cell>
          <table:table-cell office:value-type="float" office:value="413.0">
            <text:p>413.0</text:p>
          </table:table-cell>
          <table:table-cell office:value-type="float" office:value="154.0">
            <text:p>154.0</text:p>
          </table:table-cell>
          <table:table-cell office:value-type="float" office:value="439.0">
            <text:p>439.0</text:p>
          </table:table-cell>
          <table:table-cell office:value-type="float" office:value="687.0">
            <text:p>687.0</text:p>
          </table:table-cell>
          <table:table-cell office:value-type="float" office:value="1357.0">
            <text:p>1357.0</text:p>
          </table:table-cell>
          <table:table-cell office:value-type="float" office:value="287.0">
            <text:p>287.0</text:p>
          </table:table-cell>
          <table:table-cell office:value-type="float" office:value="718.0">
            <text:p>718.0</text:p>
          </table:table-cell>
          <table:table-cell office:value-type="float" office:value="6134.0">
            <text:p>6134.0</text:p>
          </table:table-cell>
          <table:table-cell office:value-type="float" office:value="364.0">
            <text:p>364.0</text:p>
          </table:table-cell>
          <table:table-cell office:value-type="float" office:value="127.0">
            <text:p>127.0</text:p>
          </table:table-cell>
          <table:table-cell office:value-type="float" office:value="396.0">
            <text:p>396.0</text:p>
          </table:table-cell>
          <table:table-cell office:value-type="float" office:value="1485.0">
            <text:p>1485.0</text:p>
          </table:table-cell>
          <table:table-cell office:value-type="float" office:value="1134.0">
            <text:p>1134.0</text:p>
          </table:table-cell>
          <table:table-cell office:value-type="float" office:value="242.0">
            <text:p>242.0</text:p>
          </table:table-cell>
          <table:table-cell office:value-type="float" office:value="1560.0">
            <text:p>1560.0</text:p>
          </table:table-cell>
          <table:table-cell office:value-type="float" office:value="598">
            <text:p>598</text:p>
          </table:table-cell>
          <table:table-cell office:value-type="float" office:value="791.0">
            <text:p>791.0</text:p>
          </table:table-cell>
          <table:table-cell office:value-type="float" office:value="652.0">
            <text:p>652.0</text:p>
          </table:table-cell>
          <table:table-cell office:value-type="float" office:value="491">
            <text:p>491</text:p>
          </table:table-cell>
          <table:table-cell office:value-type="float" office:value="3495.0">
            <text:p>3495.0</text:p>
          </table:table-cell>
          <table:table-cell office:value-type="float" office:value="421.0">
            <text:p>421.0</text:p>
          </table:table-cell>
          <table:table-cell office:value-type="float" office:value="2706">
            <text:p>2706</text:p>
          </table:table-cell>
          <table:table-cell office:value-type="float" office:value="110.0">
            <text:p>110.0</text:p>
          </table:table-cell>
          <table:table-cell office:value-type="float" office:value="1773.0">
            <text:p>1773.0</text:p>
          </table:table-cell>
          <table:table-cell office:value-type="float" office:value="1622.0">
            <text:p>1622.0</text:p>
          </table:table-cell>
          <table:table-cell office:value-type="float" office:value="2948.0">
            <text:p>2948.0</text:p>
          </table:table-cell>
          <table:table-cell office:value-type="float" office:value="10756.0">
            <text:p>10756.0</text:p>
          </table:table-cell>
          <table:table-cell office:value-type="float" office:value="5452.0">
            <text:p>5452.0</text:p>
          </table:table-cell>
          <table:table-cell office:value-type="float" office:value="14897.0">
            <text:p>14897.0</text:p>
          </table:table-cell>
          <table:table-cell office:value-type="float" office:value="8003.0">
            <text:p>8003.0</text:p>
          </table:table-cell>
          <table:table-cell office:value-type="float" office:value="1505.0">
            <text:p>1505.0</text:p>
          </table:table-cell>
          <table:table-cell office:value-type="float" office:value="3522.0">
            <text:p>3522.0</text:p>
          </table:table-cell>
          <table:table-cell office:value-type="float" office:value="2374.0">
            <text:p>2374.0</text:p>
          </table:table-cell>
          <table:table-cell office:value-type="float" office:value="10105.0">
            <text:p>10105.0</text:p>
          </table:table-cell>
          <table:table-cell office:value-type="float" office:value="5115.0">
            <text:p>5115.0</text:p>
          </table:table-cell>
          <table:table-cell office:value-type="float" office:value="86721.0">
            <text:p>86721.0</text:p>
          </table:table-cell>
          <table:table-cell office:value-type="float" office:value="12021.0">
            <text:p>12021.0</text:p>
          </table:table-cell>
          <table:table-cell office:value-type="float" office:value="5458.0">
            <text:p>5458.0</text:p>
          </table:table-cell>
          <table:table-cell office:value-type="float" office:value="6848.0">
            <text:p>6848.0</text:p>
          </table:table-cell>
          <table:table-cell office:value-type="float" office:value="3197.0">
            <text:p>3197.0</text:p>
          </table:table-cell>
          <table:table-cell office:value-type="float" office:value="1515.0">
            <text:p>1515.0</text:p>
          </table:table-cell>
          <table:table-cell office:value-type="float" office:value="5438.0">
            <text:p>5438.0</text:p>
          </table:table-cell>
          <table:table-cell office:value-type="float" office:value="3187.0">
            <text:p>3187.0</text:p>
          </table:table-cell>
          <table:table-cell office:value-type="float" office:value="2600.0">
            <text:p>2600.0</text:p>
          </table:table-cell>
          <table:table-cell office:value-type="float" office:value="4255.0">
            <text:p>4255.0</text:p>
          </table:table-cell>
          <table:table-cell office:value-type="float" office:value="1811.0">
            <text:p>1811.0</text:p>
          </table:table-cell>
          <table:table-cell office:value-type="float" office:value="10568.0">
            <text:p>10568.0</text:p>
          </table:table-cell>
          <table:table-cell office:value-type="float" office:value="1487.0">
            <text:p>1487.0</text:p>
          </table:table-cell>
          <table:table-cell office:value-type="float" office:value="4662.0">
            <text:p>4662.0</text:p>
          </table:table-cell>
          <table:table-cell office:value-type="float" office:value="9338.0">
            <text:p>9338.0</text:p>
          </table:table-cell>
          <table:table-cell office:value-type="float" office:value="4697.0">
            <text:p>4697.0</text:p>
          </table:table-cell>
          <table:table-cell office:value-type="float" office:value="12933.0">
            <text:p>12933.0</text:p>
          </table:table-cell>
          <table:table-cell office:value-type="float" office:value="3007.0">
            <text:p>3007.0</text:p>
          </table:table-cell>
          <table:table-cell office:value-type="float" office:value="5867.0">
            <text:p>5867.0</text:p>
          </table:table-cell>
          <table:table-cell office:value-type="float" office:value="11063.0">
            <text:p>11063.0</text:p>
          </table:table-cell>
          <table:table-cell office:value-type="float" office:value="3079.0">
            <text:p>3079.0</text:p>
          </table:table-cell>
          <table:table-cell office:value-type="float" office:value="5495.0">
            <text:p>5495.0</text:p>
          </table:table-cell>
          <table:table-cell office:value-type="float" office:value="8647.0">
            <text:p>8647.0</text:p>
          </table:table-cell>
          <table:table-cell office:value-type="float" office:value="4092.0">
            <text:p>4092.0</text:p>
          </table:table-cell>
          <table:table-cell office:value-type="float" office:value="4940.0">
            <text:p>4940.0</text:p>
          </table:table-cell>
          <table:table-cell office:value-type="float" office:value="11039.0">
            <text:p>11039.0</text:p>
          </table:table-cell>
          <table:table-cell office:value-type="float" office:value="2400.0">
            <text:p>2400.0</text:p>
          </table:table-cell>
          <table:table-cell office:value-type="float" office:value="6672.0">
            <text:p>6672.0</text:p>
          </table:table-cell>
          <table:table-cell office:value-type="float" office:value="10424.0">
            <text:p>10424.0</text:p>
          </table:table-cell>
          <table:table-cell office:value-type="float" office:value="6603.0">
            <text:p>6603.0</text:p>
          </table:table-cell>
          <table:table-cell office:value-type="float" office:value="2718.0">
            <text:p>2718.0</text:p>
          </table:table-cell>
          <table:table-cell office:value-type="float" office:value="7405.0">
            <text:p>7405.0</text:p>
          </table:table-cell>
          <table:table-cell office:value-type="float" office:value="4930.0">
            <text:p>4930.0</text:p>
          </table:table-cell>
          <table:table-cell office:value-type="float" office:value="1288.0">
            <text:p>1288.0</text:p>
          </table:table-cell>
          <table:table-cell office:value-type="float" office:value="3628.0">
            <text:p>3628.0</text:p>
          </table:table-cell>
          <table:table-cell office:value-type="float" office:value="9256.0">
            <text:p>9256.0</text:p>
          </table:table-cell>
          <table:table-cell office:value-type="float" office:value="81234.0">
            <text:p>81234.0</text:p>
          </table:table-cell>
          <table:table-cell office:value-type="float" office:value="3880.0">
            <text:p>3880.0</text:p>
          </table:table-cell>
          <table:table-cell office:value-type="float" office:value="5045.0">
            <text:p>5045.0</text:p>
          </table:table-cell>
          <table:table-cell office:value-type="float" office:value="4940.0">
            <text:p>4940.0</text:p>
          </table:table-cell>
          <table:table-cell office:value-type="float" office:value="2468.0">
            <text:p>2468.0</text:p>
          </table:table-cell>
          <table:table-cell office:value-type="float" office:value="1320.0">
            <text:p>1320.0</text:p>
          </table:table-cell>
          <table:table-cell office:value-type="float" office:value="2614.0">
            <text:p>2614.0</text:p>
          </table:table-cell>
          <table:table-cell office:value-type="float" office:value="4956.0">
            <text:p>4956.0</text:p>
          </table:table-cell>
          <table:table-cell office:value-type="float" office:value="1172.0">
            <text:p>1172.0</text:p>
          </table:table-cell>
          <table:table-cell office:value-type="float" office:value="2818.0">
            <text:p>2818.0</text:p>
          </table:table-cell>
          <table:table-cell office:value-type="float" office:value="9173.0">
            <text:p>9173.0</text:p>
          </table:table-cell>
          <table:table-cell office:value-type="float" office:value="2220.0">
            <text:p>2220.0</text:p>
          </table:table-cell>
          <table:table-cell office:value-type="float" office:value="5180.0">
            <text:p>5180.0</text:p>
          </table:table-cell>
          <table:table-cell office:value-type="float" office:value="6760.0">
            <text:p>6760.0</text:p>
          </table:table-cell>
          <table:table-cell office:value-type="float" office:value="2506.0">
            <text:p>2506.0</text:p>
          </table:table-cell>
          <table:table-cell office:value-type="float" office:value="78904.0">
            <text:p>78904.0</text:p>
          </table:table-cell>
          <table:table-cell office:value-type="float" office:value="2358.0">
            <text:p>2358.0</text:p>
          </table:table-cell>
          <table:table-cell office:value-type="float" office:value="4519.0">
            <text:p>4519.0</text:p>
          </table:table-cell>
          <table:table-cell office:value-type="float" office:value="8922.0">
            <text:p>8922.0</text:p>
          </table:table-cell>
          <table:table-cell office:value-type="float" office:value="1181.0">
            <text:p>1181.0</text:p>
          </table:table-cell>
          <table:table-cell office:value-type="float" office:value="6260.0">
            <text:p>6260.0</text:p>
          </table:table-cell>
          <table:table-cell office:value-type="float" office:value="4680.0">
            <text:p>4680.0</text:p>
          </table:table-cell>
          <table:table-cell office:value-type="float" office:value="3883.0">
            <text:p>3883.0</text:p>
          </table:table-cell>
          <table:table-cell office:value-type="float" office:value="5091.0">
            <text:p>5091.0</text:p>
          </table:table-cell>
          <table:table-cell office:value-type="float" office:value="4392.0">
            <text:p>4392.0</text:p>
          </table:table-cell>
          <table:table-cell office:value-type="float" office:value="2601.0">
            <text:p>2601.0</text:p>
          </table:table-cell>
          <table:table-cell office:value-type="float" office:value="2845.0">
            <text:p>2845.0</text:p>
          </table:table-cell>
          <table:table-cell office:value-type="float" office:value="9442.0">
            <text:p>9442.0</text:p>
          </table:table-cell>
          <table:table-cell office:value-type="float" office:value="1837.0">
            <text:p>1837.0</text:p>
          </table:table-cell>
          <table:table-cell office:value-type="float" office:value="5501.0">
            <text:p>5501.0</text:p>
          </table:table-cell>
          <table:table-cell office:value-type="float" office:value="4038.0">
            <text:p>4038.0</text:p>
          </table:table-cell>
          <table:table-cell office:value-type="float" office:value="4044.0">
            <text:p>4044.0</text:p>
          </table:table-cell>
          <table:table-cell office:value-type="float" office:value="4510.0">
            <text:p>4510.0</text:p>
          </table:table-cell>
          <table:table-cell office:value-type="float" office:value="8422.0">
            <text:p>8422.0</text:p>
          </table:table-cell>
          <table:table-cell office:value-type="float" office:value="4761.0">
            <text:p>4761.0</text:p>
          </table:table-cell>
          <table:table-cell office:value-type="float" office:value="1009.0">
            <text:p>1009.0</text:p>
          </table:table-cell>
          <table:table-cell office:value-type="float" office:value="1754.0">
            <text:p>1754.0</text:p>
          </table:table-cell>
          <table:table-cell office:value-type="float" office:value="4235.0">
            <text:p>4235.0</text:p>
          </table:table-cell>
          <table:table-cell office:value-type="float" office:value="5870.0">
            <text:p>5870.0</text:p>
          </table:table-cell>
          <table:table-cell office:value-type="float" office:value="75255.0">
            <text:p>75255.0</text:p>
          </table:table-cell>
          <table:table-cell office:value-type="float" office:value="8244.0">
            <text:p>8244.0</text:p>
          </table:table-cell>
          <table:table-cell office:value-type="float" office:value="5689.0">
            <text:p>5689.0</text:p>
          </table:table-cell>
          <table:table-cell office:value-type="float" office:value="5951.0">
            <text:p>5951.0</text:p>
          </table:table-cell>
          <table:table-cell office:value-type="float" office:value="11402.0">
            <text:p>11402.0</text:p>
          </table:table-cell>
          <table:table-cell office:value-type="float" office:value="19257.0">
            <text:p>19257.0</text:p>
          </table:table-cell>
          <table:table-cell office:value-type="float" office:value="10857.0">
            <text:p>10857.0</text:p>
          </table:table-cell>
          <table:table-cell office:value-type="float" office:value="12546.0">
            <text:p>12546.0</text:p>
          </table:table-cell>
          <table:table-cell office:value-type="float" office:value="16243.0">
            <text:p>16243.0</text:p>
          </table:table-cell>
          <table:table-cell office:value-type="float" office:value="9552.0">
            <text:p>9552.0</text:p>
          </table:table-cell>
          <table:table-cell office:value-type="float" office:value="6119.0">
            <text:p>6119.0</text:p>
          </table:table-cell>
          <table:table-cell office:value-type="float" office:value="10923.0">
            <text:p>10923.0</text:p>
          </table:table-cell>
        </table:table-row>
        <table:table-row>
          <table:table-cell office:value-type="string" office:string-value="nb_projects">
            <text:p>nb_projects</text:p>
          </table:table-cell>
          <table:table-cell office:value-type="float" office:value="8.0">
            <text:p>8.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52.0">
            <text:p>52.0</text:p>
          </table:table-cell>
          <table:table-cell office:value-type="float" office:value="24.0">
            <text:p>24.0</text:p>
          </table:table-cell>
          <table:table-cell office:value-type="float" office:value="57.0">
            <text:p>57.0</text:p>
          </table:table-cell>
          <table:table-cell office:value-type="float" office:value="53.0">
            <text:p>53.0</text:p>
          </table:table-cell>
          <table:table-cell office:value-type="float" office:value="85.0">
            <text:p>85.0</text:p>
          </table:table-cell>
          <table:table-cell office:value-type="float" office:value="43.0">
            <text:p>43.0</text:p>
          </table:table-cell>
          <table:table-cell office:value-type="float" office:value="23.0">
            <text:p>23.0</text:p>
          </table:table-cell>
          <table:table-cell office:value-type="float" office:value="19.0">
            <text:p>19.0</text:p>
          </table:table-cell>
          <table:table-cell office:value-type="float" office:value="56.0">
            <text:p>56.0</text:p>
          </table:table-cell>
          <table:table-cell office:value-type="float" office:value="19.0">
            <text:p>19.0</text:p>
          </table:table-cell>
          <table:table-cell office:value-type="float" office:value="34.0">
            <text:p>34.0</text:p>
          </table:table-cell>
          <table:table-cell office:value-type="float" office:value="67.0">
            <text:p>67.0</text:p>
          </table:table-cell>
          <table:table-cell office:value-type="float" office:value="25.0">
            <text:p>25.0</text:p>
          </table:table-cell>
          <table:table-cell office:value-type="float" office:value="62.0">
            <text:p>62.0</text:p>
          </table:table-cell>
          <table:table-cell office:value-type="float" office:value="31.0">
            <text:p>31.0</text:p>
          </table:table-cell>
          <table:table-cell office:value-type="float" office:value="41.0">
            <text:p>41.0</text:p>
          </table:table-cell>
          <table:table-cell office:value-type="float" office:value="60.0">
            <text:p>60.0</text:p>
          </table:table-cell>
          <table:table-cell office:value-type="float" office:value="97.0">
            <text:p>97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15.0">
            <text:p>15.0</text:p>
          </table:table-cell>
          <table:table-cell office:value-type="float" office:value="24.0">
            <text:p>24.0</text:p>
          </table:table-cell>
          <table:table-cell office:value-type="float" office:value="24.0">
            <text:p>24.0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  <table:table-cell office:value-type="float" office:value="18.0">
            <text:p>18.0</text:p>
          </table:table-cell>
          <table:table-cell office:value-type="float" office:value="8.0">
            <text:p>8.0</text:p>
          </table:table-cell>
          <table:table-cell office:value-type="float" office:value="38.0">
            <text:p>38.0</text:p>
          </table:table-cell>
          <table:table-cell office:value-type="float" office:value="29.0">
            <text:p>29.0</text:p>
          </table:table-cell>
          <table:table-cell office:value-type="float" office:value="38.0">
            <text:p>38.0</text:p>
          </table:table-cell>
          <table:table-cell office:value-type="float" office:value="32.0">
            <text:p>32.0</text:p>
          </table:table-cell>
          <table:table-cell office:value-type="float" office:value="18.0">
            <text:p>18.0</text:p>
          </table:table-cell>
          <table:table-cell office:value-type="float" office:value="7.0">
            <text:p>7.0</text:p>
          </table:table-cell>
          <table:table-cell office:value-type="float" office:value="14.0">
            <text:p>14.0</text:p>
          </table:table-cell>
          <table:table-cell office:value-type="float" office:value="35.0">
            <text:p>35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19.0">
            <text:p>19.0</text:p>
          </table:table-cell>
          <table:table-cell office:value-type="float" office:value="58.0">
            <text:p>58.0</text:p>
          </table:table-cell>
          <table:table-cell office:value-type="float" office:value="52">
            <text:p>52</text:p>
          </table:table-cell>
          <table:table-cell office:value-type="float" office:value="6.0">
            <text:p>6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8.0">
            <text:p>8.0</text:p>
          </table:table-cell>
          <table:table-cell office:value-type="float" office:value="81.0">
            <text:p>81.0</text:p>
          </table:table-cell>
          <table:table-cell office:value-type="float" office:value="25.0">
            <text:p>25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32.0">
            <text:p>132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20.0">
            <text:p>20.0</text:p>
          </table:table-cell>
          <table:table-cell office:value-type="float" office:value="6.0">
            <text:p>6.0</text:p>
          </table:table-cell>
          <table:table-cell office:value-type="float" office:value="16.0">
            <text:p>16.0</text:p>
          </table:table-cell>
          <table:table-cell office:value-type="float" office:value="33.0">
            <text:p>33.0</text:p>
          </table:table-cell>
          <table:table-cell office:value-type="float" office:value="17.0">
            <text:p>17.0</text:p>
          </table:table-cell>
          <table:table-cell office:value-type="float" office:value="20.0">
            <text:p>20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7.0">
            <text:p>37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14.0">
            <text:p>1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3.0">
            <text:p>13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29.0">
            <text:p>29.0</text:p>
          </table:table-cell>
          <table:table-cell office:value-type="float" office:value="139.0">
            <text:p>139.0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22.0">
            <text:p>22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106.0">
            <text:p>106.0</text:p>
          </table:table-cell>
          <table:table-cell office:value-type="float" office:value="36.0">
            <text:p>36.0</text:p>
          </table:table-cell>
          <table:table-cell office:value-type="float" office:value="90.0">
            <text:p>90.0</text:p>
          </table:table-cell>
          <table:table-cell office:value-type="float" office:value="39.0">
            <text:p>39.0</text:p>
          </table:table-cell>
          <table:table-cell office:value-type="float" office:value="52.0">
            <text:p>52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57.0">
            <text:p>57.0</text:p>
          </table:table-cell>
          <table:table-cell office:value-type="float" office:value="15">
            <text:p>15</text:p>
          </table:table-cell>
          <table:table-cell office:value-type="float" office:value="15.0">
            <text:p>15.0</text:p>
          </table:table-cell>
          <table:table-cell office:value-type="float" office:value="51.0">
            <text:p>51.0</text:p>
          </table:table-cell>
          <table:table-cell office:value-type="float" office:value="17">
            <text:p>17</text:p>
          </table:table-cell>
          <table:table-cell office:value-type="float" office:value="4.0">
            <text:p>4.0</text:p>
          </table:table-cell>
          <table:table-cell office:value-type="float" office:value="43">
            <text:p>43</text:p>
          </table:table-cell>
          <table:table-cell office:value-type="float" office:value="22.0">
            <text:p>22.0</text:p>
          </table:table-cell>
          <table:table-cell office:value-type="float" office:value="13.0">
            <text:p>13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28.0">
            <text:p>28.0</text:p>
          </table:table-cell>
          <table:table-cell office:value-type="float" office:value="18.0">
            <text:p>18.0</text:p>
          </table:table-cell>
          <table:table-cell office:value-type="float" office:value="21.0">
            <text:p>21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41.0">
            <text:p>41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22.0">
            <text:p>22.0</text:p>
          </table:table-cell>
          <table:table-cell office:value-type="float" office:value="18.0">
            <text:p>18.0</text:p>
          </table:table-cell>
          <table:table-cell office:value-type="float" office:value="5.0">
            <text:p>5.0</text:p>
          </table:table-cell>
          <table:table-cell office:value-type="float" office:value="25.0">
            <text:p>25.0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23.0">
            <text:p>23.0</text:p>
          </table:table-cell>
          <table:table-cell office:value-type="float" office:value="6.0">
            <text:p>6.0</text:p>
          </table:table-cell>
          <table:table-cell office:value-type="float" office:value="23">
            <text:p>23</text:p>
          </table:table-cell>
          <table:table-cell office:value-type="float" office:value="26.0">
            <text:p>26.0</text:p>
          </table:table-cell>
          <table:table-cell office:value-type="float" office:value="14">
            <text:p>1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47.0">
            <text:p>47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63.0">
            <text:p>63.0</text:p>
          </table:table-cell>
          <table:table-cell office:value-type="float" office:value="5.0">
            <text:p>5.0</text:p>
          </table:table-cell>
          <table:table-cell office:value-type="float" office:value="31.0">
            <text:p>31.0</text:p>
          </table:table-cell>
          <table:table-cell office:value-type="float" office:value="46.0">
            <text:p>46.0</text:p>
          </table:table-cell>
          <table:table-cell office:value-type="float" office:value="4.0">
            <text:p>4.0</text:p>
          </table:table-cell>
          <table:table-cell office:value-type="float" office:value="27.0">
            <text:p>27.0</text:p>
          </table:table-cell>
          <table:table-cell office:value-type="float" office:value="9">
            <text:p>9</text:p>
          </table:table-cell>
          <table:table-cell office:value-type="float" office:value="8.0">
            <text:p>8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18">
            <text:p>18</text:p>
          </table:table-cell>
          <table:table-cell office:value-type="float" office:value="29.0">
            <text:p>29.0</text:p>
          </table:table-cell>
          <table:table-cell office:value-type="float" office:value="44.0">
            <text:p>44.0</text:p>
          </table:table-cell>
          <table:table-cell office:value-type="float" office:value="38.0">
            <text:p>38.0</text:p>
          </table:table-cell>
          <table:table-cell office:value-type="float" office:value="17.0">
            <text:p>17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16.0">
            <text:p>16.0</text:p>
          </table:table-cell>
          <table:table-cell office:value-type="float" office:value="4">
            <text:p>4</text:p>
          </table:table-cell>
          <table:table-cell office:value-type="float" office:value="21.0">
            <text:p>21.0</text:p>
          </table:table-cell>
          <table:table-cell office:value-type="float" office:value="5.0">
            <text:p>5.0</text:p>
          </table:table-cell>
          <table:table-cell office:value-type="float" office:value="48.0">
            <text:p>48.0</text:p>
          </table:table-cell>
          <table:table-cell office:value-type="float" office:value="9.0">
            <text:p>9.0</text:p>
          </table:table-cell>
          <table:table-cell office:value-type="float" office:value="13.0">
            <text:p>13.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7.0">
            <text:p>27.0</text:p>
          </table:table-cell>
          <table:table-cell office:value-type="float" office:value="19">
            <text:p>19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float" office:value="37.0">
            <text:p>37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18">
            <text:p>18</text:p>
          </table:table-cell>
          <table:table-cell office:value-type="float" office:value="28.0">
            <text:p>28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39.0">
            <text:p>39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19.0">
            <text:p>19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48.0">
            <text:p>48.0</text:p>
          </table:table-cell>
          <table:table-cell office:value-type="float" office:value="18.0">
            <text:p>18.0</text:p>
          </table:table-cell>
          <table:table-cell office:value-type="float" office:value="9">
            <text:p>9</text:p>
          </table:table-cell>
          <table:table-cell office:value-type="float" office:value="29.0">
            <text:p>29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27.0">
            <text:p>27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25.0">
            <text:p>25.0</text:p>
          </table:table-cell>
          <table:table-cell office:value-type="float" office:value="20">
            <text:p>20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1">
            <text:p>1</text:p>
          </table:table-cell>
          <table:table-cell office:value-type="float" office:value="8.0">
            <text:p>8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  <table:table-cell office:value-type="float" office:value="62.0">
            <text:p>62.0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23.0">
            <text:p>23.0</text:p>
          </table:table-cell>
          <table:table-cell office:value-type="float" office:value="12.0">
            <text:p>12.0</text:p>
          </table:table-cell>
          <table:table-cell office:value-type="float" office:value="18.0">
            <text:p>18.0</text:p>
          </table:table-cell>
          <table:table-cell office:value-type="float" office:value="21">
            <text:p>21</text:p>
          </table:table-cell>
          <table:table-cell office:value-type="float" office:value="18.0">
            <text:p>18.0</text:p>
          </table:table-cell>
          <table:table-cell office:value-type="float" office:value="43.0">
            <text:p>43.0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  <table:table-cell office:value-type="float" office:value="34">
            <text:p>34</text:p>
          </table:table-cell>
          <table:table-cell office:value-type="float" office:value="23.0">
            <text:p>23.0</text:p>
          </table:table-cell>
          <table:table-cell office:value-type="float" office:value="21.0">
            <text:p>21.0</text:p>
          </table:table-cell>
          <table:table-cell office:value-type="float" office:value="11">
            <text:p>11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  <table:table-cell office:value-type="float" office:value="41.0">
            <text:p>41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  <table:table-cell office:value-type="float" office:value="55.0">
            <text:p>55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15.0">
            <text:p>15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float" office:value="31.0">
            <text:p>31.0</text:p>
          </table:table-cell>
          <table:table-cell office:value-type="float" office:value="28.0">
            <text:p>28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58.0">
            <text:p>58.0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1">
            <text:p>1</text:p>
          </table:table-cell>
          <table:table-cell office:value-type="float" office:value="61.0">
            <text:p>61.0</text:p>
          </table:table-cell>
          <table:table-cell office:value-type="float" office:value="7">
            <text:p>7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6.0">
            <text:p>26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24.0">
            <text:p>24.0</text:p>
          </table:table-cell>
          <table:table-cell office:value-type="float" office:value="32">
            <text:p>32</text:p>
          </table:table-cell>
          <table:table-cell office:value-type="float" office:value="5.0">
            <text:p>5.0</text:p>
          </table:table-cell>
          <table:table-cell office:value-type="float" office:value="4">
            <text:p>4</text:p>
          </table:table-cell>
          <table:table-cell office:value-type="float" office:value="50.0">
            <text:p>50.0</text:p>
          </table:table-cell>
          <table:table-cell office:value-type="float" office:value="20">
            <text:p>2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24.0">
            <text:p>24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42.0">
            <text:p>42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41.0">
            <text:p>41.0</text:p>
          </table:table-cell>
          <table:table-cell office:value-type="float" office:value="17.0">
            <text:p>17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9.0">
            <text:p>19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  <table:table-cell office:value-type="float" office:value="7.0">
            <text:p>7.0</text:p>
          </table:table-cell>
          <table:table-cell office:value-type="float" office:value="21.0">
            <text:p>21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6.0">
            <text:p>6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7.0">
            <text:p>7.0</text:p>
          </table:table-cell>
          <table:table-cell office:value-type="float" office:value="27.0">
            <text:p>27.0</text:p>
          </table:table-cell>
          <table:table-cell office:value-type="float" office:value="8">
            <text:p>8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10">
            <text:p>10</text:p>
          </table:table-cell>
          <table:table-cell office:value-type="float" office:value="48.0">
            <text:p>48.0</text:p>
          </table:table-cell>
          <table:table-cell office:value-type="float" office:value="13.0">
            <text:p>13.0</text:p>
          </table:table-cell>
          <table:table-cell office:value-type="float" office:value="29">
            <text:p>29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  <table:table-cell office:value-type="float" office:value="17.0">
            <text:p>17.0</text:p>
          </table:table-cell>
          <table:table-cell office:value-type="float" office:value="68.0">
            <text:p>68.0</text:p>
          </table:table-cell>
          <table:table-cell office:value-type="float" office:value="113.0">
            <text:p>113.0</text:p>
          </table:table-cell>
          <table:table-cell office:value-type="float" office:value="137.0">
            <text:p>137.0</text:p>
          </table:table-cell>
          <table:table-cell office:value-type="float" office:value="134.0">
            <text:p>134.0</text:p>
          </table:table-cell>
          <table:table-cell office:value-type="float" office:value="108.0">
            <text:p>10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45.0">
            <text:p>45.0</text:p>
          </table:table-cell>
          <table:table-cell office:value-type="float" office:value="121.0">
            <text:p>121.0</text:p>
          </table:table-cell>
          <table:table-cell office:value-type="float" office:value="51.0">
            <text:p>51.0</text:p>
          </table:table-cell>
          <table:table-cell office:value-type="float" office:value="101.0">
            <text:p>101.0</text:p>
          </table:table-cell>
          <table:table-cell office:value-type="float" office:value="118.0">
            <text:p>118.0</text:p>
          </table:table-cell>
          <table:table-cell office:value-type="float" office:value="44.0">
            <text:p>44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41.0">
            <text:p>41.0</text:p>
          </table:table-cell>
          <table:table-cell office:value-type="float" office:value="88.0">
            <text:p>88.0</text:p>
          </table:table-cell>
          <table:table-cell office:value-type="float" office:value="30.0">
            <text:p>30.0</text:p>
          </table:table-cell>
          <table:table-cell office:value-type="float" office:value="43.0">
            <text:p>43.0</text:p>
          </table:table-cell>
          <table:table-cell office:value-type="float" office:value="65.0">
            <text:p>65.0</text:p>
          </table:table-cell>
          <table:table-cell office:value-type="float" office:value="53.0">
            <text:p>53.0</text:p>
          </table:table-cell>
          <table:table-cell office:value-type="float" office:value="106.0">
            <text:p>106.0</text:p>
          </table:table-cell>
          <table:table-cell office:value-type="float" office:value="40.0">
            <text:p>40.0</text:p>
          </table:table-cell>
          <table:table-cell office:value-type="float" office:value="100.0">
            <text:p>100.0</text:p>
          </table:table-cell>
          <table:table-cell office:value-type="float" office:value="105.0">
            <text:p>105.0</text:p>
          </table:table-cell>
          <table:table-cell office:value-type="float" office:value="67.0">
            <text:p>67.0</text:p>
          </table:table-cell>
          <table:table-cell office:value-type="float" office:value="98.0">
            <text:p>98.0</text:p>
          </table:table-cell>
          <table:table-cell office:value-type="float" office:value="59.0">
            <text:p>59.0</text:p>
          </table:table-cell>
          <table:table-cell office:value-type="float" office:value="48.0">
            <text:p>48.0</text:p>
          </table:table-cell>
          <table:table-cell office:value-type="float" office:value="110.0">
            <text:p>110.0</text:p>
          </table:table-cell>
          <table:table-cell office:value-type="float" office:value="49.0">
            <text:p>49.0</text:p>
          </table:table-cell>
          <table:table-cell office:value-type="float" office:value="91.0">
            <text:p>91.0</text:p>
          </table:table-cell>
          <table:table-cell office:value-type="float" office:value="107.0">
            <text:p>107.0</text:p>
          </table:table-cell>
          <table:table-cell office:value-type="float" office:value="51.0">
            <text:p>51.0</text:p>
          </table:table-cell>
          <table:table-cell office:value-type="float" office:value="49.0">
            <text:p>49.0</text:p>
          </table:table-cell>
          <table:table-cell office:value-type="float" office:value="97.0">
            <text:p>97.0</text:p>
          </table:table-cell>
          <table:table-cell office:value-type="float" office:value="25.0">
            <text:p>25.0</text:p>
          </table:table-cell>
          <table:table-cell office:value-type="float" office:value="107.0">
            <text:p>107.0</text:p>
          </table:table-cell>
          <table:table-cell office:value-type="float" office:value="96.0">
            <text:p>96.0</text:p>
          </table:table-cell>
          <table:table-cell office:value-type="float" office:value="109.0">
            <text:p>109.0</text:p>
          </table:table-cell>
          <table:table-cell office:value-type="float" office:value="32.0">
            <text:p>32.0</text:p>
          </table:table-cell>
          <table:table-cell office:value-type="float" office:value="79.0">
            <text:p>79.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75.0">
            <text:p>75.0</text:p>
          </table:table-cell>
          <table:table-cell office:value-type="float" office:value="94.0">
            <text:p>94.0</text:p>
          </table:table-cell>
          <table:table-cell office:value-type="float" office:value="129.0">
            <text:p>129.0</text:p>
          </table:table-cell>
          <table:table-cell office:value-type="float" office:value="31.0">
            <text:p>31.0</text:p>
          </table:table-cell>
          <table:table-cell office:value-type="float" office:value="111.0">
            <text:p>111.0</text:p>
          </table:table-cell>
          <table:table-cell office:value-type="float" office:value="87.0">
            <text:p>87.0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  <table:table-cell office:value-type="float" office:value="90.0">
            <text:p>90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91.0">
            <text:p>91.0</text:p>
          </table:table-cell>
          <table:table-cell office:value-type="float" office:value="72.0">
            <text:p>72.0</text:p>
          </table:table-cell>
          <table:table-cell office:value-type="float" office:value="43.0">
            <text:p>43.0</text:p>
          </table:table-cell>
          <table:table-cell office:value-type="float" office:value="83.0">
            <text:p>83.0</text:p>
          </table:table-cell>
          <table:table-cell office:value-type="float" office:value="67.0">
            <text:p>67.0</text:p>
          </table:table-cell>
          <table:table-cell office:value-type="float" office:value="31.0">
            <text:p>31.0</text:p>
          </table:table-cell>
          <table:table-cell office:value-type="float" office:value="138.0">
            <text:p>138.0</text:p>
          </table:table-cell>
          <table:table-cell office:value-type="float" office:value="35.0">
            <text:p>35.0</text:p>
          </table:table-cell>
          <table:table-cell office:value-type="float" office:value="72.0">
            <text:p>72.0</text:p>
          </table:table-cell>
          <table:table-cell office:value-type="float" office:value="81.0">
            <text:p>81.0</text:p>
          </table:table-cell>
          <table:table-cell office:value-type="float" office:value="29.0">
            <text:p>29.0</text:p>
          </table:table-cell>
          <table:table-cell office:value-type="float" office:value="64.0">
            <text:p>64.0</text:p>
          </table:table-cell>
          <table:table-cell office:value-type="float" office:value="97.0">
            <text:p>97.0</text:p>
          </table:table-cell>
          <table:table-cell office:value-type="float" office:value="47.0">
            <text:p>47.0</text:p>
          </table:table-cell>
          <table:table-cell office:value-type="float" office:value="79.0">
            <text:p>79.0</text:p>
          </table:table-cell>
          <table:table-cell office:value-type="float" office:value="81.0">
            <text:p>81.0</text:p>
          </table:table-cell>
          <table:table-cell office:value-type="float" office:value="52.0">
            <text:p>52.0</text:p>
          </table:table-cell>
          <table:table-cell office:value-type="float" office:value="46.0">
            <text:p>46.0</text:p>
          </table:table-cell>
          <table:table-cell office:value-type="float" office:value="76.0">
            <text:p>76.0</text:p>
          </table:table-cell>
          <table:table-cell office:value-type="float" office:value="18.0">
            <text:p>18.0</text:p>
          </table:table-cell>
          <table:table-cell office:value-type="float" office:value="100.0">
            <text:p>100.0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81.0">
            <text:p>81.0</text:p>
          </table:table-cell>
          <table:table-cell office:value-type="float" office:value="54.0">
            <text:p>54.0</text:p>
          </table:table-cell>
          <table:table-cell office:value-type="float" office:value="95.0">
            <text:p>95.0</text:p>
          </table:table-cell>
          <table:table-cell office:value-type="float" office:value="32.0">
            <text:p>32.0</text:p>
          </table:table-cell>
          <table:table-cell office:value-type="float" office:value="59.0">
            <text:p>59.0</text:p>
          </table:table-cell>
          <table:table-cell office:value-type="float" office:value="55.0">
            <text:p>55.0</text:p>
          </table:table-cell>
          <table:table-cell office:value-type="float" office:value="60.0">
            <text:p>60.0</text:p>
          </table:table-cell>
          <table:table-cell office:value-type="float" office:value="118.0">
            <text:p>118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4.0">
            <text:p>74.0</text:p>
          </table:table-cell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</table:table-row>
        <table:table-row>
          <table:table-cell office:value-type="string" office:string-value="budget">
            <text:p>budget</text:p>
          </table:table-cell>
          <table:table-cell office:value-type="float" office:value="100.0">
            <text:p>100.0</text:p>
          </table:table-cell>
          <table:table-cell office:value-type="string" office:string-value="250000">
            <text:p>250000</text:p>
          </table:table-cell>
          <table:table-cell office:value-type="string" office:string-value="250000">
            <text:p>250000</text:p>
          </table:table-cell>
          <table:table-cell office:value-type="string" office:string-value="200000">
            <text:p>200000</text:p>
          </table:table-cell>
          <table:table-cell office:value-type="string" office:string-value="500000">
            <text:p>500000</text:p>
          </table:table-cell>
          <table:table-cell office:value-type="float" office:value="250000.0">
            <text:p>250000.0</text:p>
          </table:table-cell>
          <table:table-cell office:value-type="float" office:value="250000.0">
            <text:p>250000.0</text:p>
          </table:table-cell>
          <table:table-cell office:value-type="float" office:value="200000.0">
            <text:p>200000.0</text:p>
          </table:table-cell>
          <table:table-cell office:value-type="float" office:value="200000.0">
            <text:p>200000.0</text:p>
          </table:table-cell>
          <table:table-cell office:value-type="float" office:value="500000.0">
            <text:p>500000.0</text:p>
          </table:table-cell>
          <table:table-cell office:value-type="float" office:value="265900.0">
            <text:p>265900.0</text:p>
          </table:table-cell>
          <table:table-cell office:value-type="float" office:value="227800.0">
            <text:p>227800.0</text:p>
          </table:table-cell>
          <table:table-cell office:value-type="float" office:value="100000.0">
            <text:p>100000.0</text:p>
          </table:table-cell>
          <table:table-cell office:value-type="float" office:value="200000.0">
            <text:p>200000.0</text:p>
          </table:table-cell>
          <table:table-cell office:value-type="float" office:value="155000.0">
            <text:p>155000.0</text:p>
          </table:table-cell>
          <table:table-cell office:value-type="float" office:value="200000.0">
            <text:p>200000.0</text:p>
          </table:table-cell>
          <table:table-cell office:value-type="float" office:value="256769.0">
            <text:p>256769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215000.0">
            <text:p>215000.0</text:p>
          </table:table-cell>
          <table:table-cell office:value-type="float" office:value="262474.0">
            <text:p>262474.0</text:p>
          </table:table-cell>
          <table:table-cell office:value-type="float" office:value="450000.0">
            <text:p>450000.0</text:p>
          </table:table-cell>
          <table:table-cell office:value-type="float" office:value="400000.0">
            <text:p>400000.0</text:p>
          </table:table-cell>
          <table:table-cell office:value-type="float" office:value="240000.0">
            <text:p>24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250000.0">
            <text:p>250000.0</text:p>
          </table:table-cell>
          <table:table-cell office:value-type="float" office:value="30000.0">
            <text:p>30000.0</text:p>
          </table:table-cell>
          <table:table-cell office:value-type="float" office:value="30000.0">
            <text:p>30000.0</text:p>
          </table:table-cell>
          <table:table-cell office:value-type="float" office:value="254200.0">
            <text:p>254200.0</text:p>
          </table:table-cell>
          <table:table-cell office:value-type="float" office:value="250000.0">
            <text:p>250000.0</text:p>
          </table:table-cell>
          <table:table-cell office:value-type="float" office:value="100000.0">
            <text:p>100000.0</text:p>
          </table:table-cell>
          <table:table-cell office:value-type="float" office:value="255000.0">
            <text:p>255000.0</text:p>
          </table:table-cell>
          <table:table-cell office:value-type="float" office:value="154000.0">
            <text:p>154000.0</text:p>
          </table:table-cell>
          <table:table-cell office:value-type="float" office:value="155000.0">
            <text:p>155000.0</text:p>
          </table:table-cell>
          <table:table-cell office:value-type="float" office:value="100000.0">
            <text:p>100000.0</text:p>
          </table:table-cell>
          <table:table-cell office:value-type="float" office:value="320068.0">
            <text:p>320068.0</text:p>
          </table:table-cell>
          <table:table-cell office:value-type="float" office:value="100000.0">
            <text:p>100000.0</text:p>
          </table:table-cell>
          <table:table-cell office:value-type="float" office:value="155000.0">
            <text:p>155000.0</text:p>
          </table:table-cell>
          <table:table-cell office:value-type="float" office:value="163000.0">
            <text:p>163000.0</text:p>
          </table:table-cell>
          <table:table-cell office:value-type="float" office:value="300000.0">
            <text:p>300000.0</text:p>
          </table:table-cell>
          <table:table-cell office:value-type="string" office:string-value="250000">
            <text:p>250000</text:p>
          </table:table-cell>
          <table:table-cell office:value-type="float" office:value="31930.0">
            <text:p>31930.0</text:p>
          </table:table-cell>
          <table:table-cell office:value-type="float" office:value="35230.0">
            <text:p>35230.0</text:p>
          </table:table-cell>
          <table:table-cell office:value-type="float" office:value="49790.0">
            <text:p>49790.0</text:p>
          </table:table-cell>
          <table:table-cell office:value-type="float" office:value="456930.0">
            <text:p>456930.0</text:p>
          </table:table-cell>
          <table:table-cell office:value-type="float" office:value="31850.0">
            <text:p>31850.0</text:p>
          </table:table-cell>
          <table:table-cell office:value-type="float" office:value="271440.0">
            <text:p>271440.0</text:p>
          </table:table-cell>
          <table:table-cell office:value-type="float" office:value="278370.0">
            <text:p>278370.0</text:p>
          </table:table-cell>
          <table:table-cell office:value-type="float" office:value="24420.0">
            <text:p>24420.0</text:p>
          </table:table-cell>
          <table:table-cell office:value-type="float" office:value="49970.0">
            <text:p>49970.0</text:p>
          </table:table-cell>
          <table:table-cell office:value-type="float" office:value="347932.0">
            <text:p>347932.0</text:p>
          </table:table-cell>
          <table:table-cell office:value-type="float" office:value="54660.0">
            <text:p>54660.0</text:p>
          </table:table-cell>
          <table:table-cell office:value-type="float" office:value="449730">
            <text:p>449730</text:p>
          </table:table-cell>
          <table:table-cell office:value-type="float" office:value="56790.0">
            <text:p>56790.0</text:p>
          </table:table-cell>
          <table:table-cell office:value-type="float" office:value="448110.0">
            <text:p>448110.0</text:p>
          </table:table-cell>
          <table:table-cell office:value-type="float" office:value="511110.0">
            <text:p>511110.0</text:p>
          </table:table-cell>
          <table:table-cell office:value-type="float" office:value="1500000.0">
            <text:p>1500000.0</text:p>
          </table:table-cell>
          <table:table-cell office:value-type="float" office:value="280350.0">
            <text:p>280350.0</text:p>
          </table:table-cell>
          <table:table-cell office:value-type="float" office:value="41780.0">
            <text:p>41780.0</text:p>
          </table:table-cell>
          <table:table-cell office:value-type="float" office:value="31150.0">
            <text:p>31150.0</text:p>
          </table:table-cell>
          <table:table-cell office:value-type="float" office:value="63640.0">
            <text:p>63640.0</text:p>
          </table:table-cell>
          <table:table-cell office:value-type="float" office:value="295110.0">
            <text:p>295110.0</text:p>
          </table:table-cell>
          <table:table-cell office:value-type="float" office:value="572760.0">
            <text:p>572760.0</text:p>
          </table:table-cell>
          <table:table-cell office:value-type="float" office:value="30930.0">
            <text:p>30930.0</text:p>
          </table:table-cell>
          <table:table-cell office:value-type="float" office:value="317070.0">
            <text:p>317070.0</text:p>
          </table:table-cell>
          <table:table-cell office:value-type="float" office:value="30160.0">
            <text:p>30160.0</text:p>
          </table:table-cell>
          <table:table-cell office:value-type="float" office:value="361890.0">
            <text:p>361890.0</text:p>
          </table:table-cell>
          <table:table-cell office:value-type="float" office:value="467100.0">
            <text:p>467100.0</text:p>
          </table:table-cell>
          <table:table-cell office:value-type="float" office:value="286650.0">
            <text:p>286650.0</text:p>
          </table:table-cell>
          <table:table-cell office:value-type="float" office:value="219780.0">
            <text:p>219780.0</text:p>
          </table:table-cell>
          <table:table-cell office:value-type="float" office:value="190170.0">
            <text:p>190170.0</text:p>
          </table:table-cell>
          <table:table-cell office:value-type="float" office:value="287370.0">
            <text:p>287370.0</text:p>
          </table:table-cell>
          <table:table-cell office:value-type="float" office:value="376020.0">
            <text:p>376020.0</text:p>
          </table:table-cell>
          <table:table-cell office:value-type="float" office:value="51900.0">
            <text:p>51900.0</text:p>
          </table:table-cell>
          <table:table-cell office:value-type="float" office:value="38380.0">
            <text:p>38380.0</text:p>
          </table:table-cell>
          <table:table-cell office:value-type="float" office:value="8697250.0">
            <text:p>8697250.0</text:p>
          </table:table-cell>
          <table:table-cell office:value-type="float" office:value="730000.0">
            <text:p>730000.0</text:p>
          </table:table-cell>
          <table:table-cell office:value-type="float" office:value="491940.0">
            <text:p>491940.0</text:p>
          </table:table-cell>
          <table:table-cell office:value-type="float" office:value="21130.0">
            <text:p>21130.0</text:p>
          </table:table-cell>
          <table:table-cell office:value-type="float" office:value="40210.0">
            <text:p>40210.0</text:p>
          </table:table-cell>
          <table:table-cell office:value-type="float" office:value="598410.0">
            <text:p>598410.0</text:p>
          </table:table-cell>
          <table:table-cell office:value-type="float" office:value="50770.0">
            <text:p>50770.0</text:p>
          </table:table-cell>
          <table:table-cell office:value-type="float" office:value="4321791.0">
            <text:p>4321791.0</text:p>
          </table:table-cell>
          <table:table-cell office:value-type="float" office:value="32790.0">
            <text:p>32790.0</text:p>
          </table:table-cell>
          <table:table-cell office:value-type="float" office:value="66490.0">
            <text:p>66490.0</text:p>
          </table:table-cell>
          <table:table-cell office:value-type="float" office:value="550000.0">
            <text:p>550000.0</text:p>
          </table:table-cell>
          <table:table-cell office:value-type="float" office:value="537000.0">
            <text:p>537000.0</text:p>
          </table:table-cell>
          <table:table-cell office:value-type="float" office:value="491000.0">
            <text:p>491000.0</text:p>
          </table:table-cell>
          <table:table-cell office:value-type="float" office:value="714000.0">
            <text:p>714000.0</text:p>
          </table:table-cell>
          <table:table-cell office:value-type="float" office:value="411000.0">
            <text:p>411000.0</text:p>
          </table:table-cell>
          <table:table-cell office:value-type="float" office:value="621000.0">
            <text:p>621000.0</text:p>
          </table:table-cell>
          <table:table-cell office:value-type="float" office:value="1002000.0">
            <text:p>1002000.0</text:p>
          </table:table-cell>
          <table:table-cell office:value-type="float" office:value="646000.0">
            <text:p>646000.0</text:p>
          </table:table-cell>
          <table:table-cell office:value-type="float" office:value="717000.0">
            <text:p>717000.0</text:p>
          </table:table-cell>
          <table:table-cell office:value-type="float" office:value="774000.0">
            <text:p>774000.0</text:p>
          </table:table-cell>
          <table:table-cell office:value-type="float" office:value="414000.0">
            <text:p>414000.0</text:p>
          </table:table-cell>
          <table:table-cell office:value-type="float" office:value="753000.0">
            <text:p>753000.0</text:p>
          </table:table-cell>
          <table:table-cell office:value-type="float" office:value="648000.0">
            <text:p>648000.0</text:p>
          </table:table-cell>
          <table:table-cell office:value-type="float" office:value="533000.0">
            <text:p>533000.0</text:p>
          </table:table-cell>
          <table:table-cell office:value-type="float" office:value="817000.0">
            <text:p>817000.0</text:p>
          </table:table-cell>
          <table:table-cell office:value-type="float" office:value="486000.0">
            <text:p>486000.0</text:p>
          </table:table-cell>
          <table:table-cell office:value-type="float" office:value="433000.0">
            <text:p>433000.0</text:p>
          </table:table-cell>
          <table:table-cell office:value-type="float" office:value="538000.0">
            <text:p>538000.0</text:p>
          </table:table-cell>
          <table:table-cell office:value-type="float" office:value="438000.0">
            <text:p>438000.0</text:p>
          </table:table-cell>
          <table:table-cell office:value-type="float" office:value="416000.0">
            <text:p>416000.0</text:p>
          </table:table-cell>
          <table:table-cell office:value-type="float" office:value="993000.0">
            <text:p>993000.0</text:p>
          </table:table-cell>
          <table:table-cell office:value-type="float" office:value="446000.0">
            <text:p>446000.0</text:p>
          </table:table-cell>
          <table:table-cell office:value-type="float" office:value="465000.0">
            <text:p>465000.0</text:p>
          </table:table-cell>
          <table:table-cell office:value-type="float" office:value="615000.0">
            <text:p>615000.0</text:p>
          </table:table-cell>
          <table:table-cell office:value-type="float" office:value="470000.0">
            <text:p>470000.0</text:p>
          </table:table-cell>
          <table:table-cell office:value-type="float" office:value="497000.0">
            <text:p>497000.0</text:p>
          </table:table-cell>
          <table:table-cell office:value-type="float" office:value="691000.0">
            <text:p>691000.0</text:p>
          </table:table-cell>
          <table:table-cell office:value-type="float" office:value="428000.0">
            <text:p>428000.0</text:p>
          </table:table-cell>
          <table:table-cell office:value-type="float" office:value="694000.0">
            <text:p>694000.0</text:p>
          </table:table-cell>
          <table:table-cell office:value-type="float" office:value="425000.0">
            <text:p>425000.0</text:p>
          </table:table-cell>
          <table:table-cell office:value-type="float" office:value="838000.0">
            <text:p>838000.0</text:p>
          </table:table-cell>
          <table:table-cell office:value-type="float" office:value="7605325.0">
            <text:p>7605325.0</text:p>
          </table:table-cell>
          <table:table-cell office:value-type="float" office:value="422000.0">
            <text:p>422000.0</text:p>
          </table:table-cell>
          <table:table-cell office:value-type="float" office:value="415000.0">
            <text:p>415000.0</text:p>
          </table:table-cell>
          <table:table-cell office:value-type="float" office:value="414000.0">
            <text:p>414000.0</text:p>
          </table:table-cell>
          <table:table-cell office:value-type="float" office:value="567000.0">
            <text:p>567000.0</text:p>
          </table:table-cell>
          <table:table-cell office:value-type="float" office:value="572000.0">
            <text:p>572000.0</text:p>
          </table:table-cell>
          <table:table-cell office:value-type="float" office:value="554000.0">
            <text:p>554000.0</text:p>
          </table:table-cell>
          <table:table-cell office:value-type="float" office:value="411000.0">
            <text:p>411000.0</text:p>
          </table:table-cell>
          <table:table-cell office:value-type="float" office:value="627000.0">
            <text:p>627000.0</text:p>
          </table:table-cell>
          <table:table-cell office:value-type="float" office:value="897000.0">
            <text:p>897000.0</text:p>
          </table:table-cell>
          <table:table-cell office:value-type="float" office:value="478000.0">
            <text:p>478000.0</text:p>
          </table:table-cell>
          <table:table-cell office:value-type="float" office:value="552000.0">
            <text:p>552000.0</text:p>
          </table:table-cell>
          <table:table-cell office:value-type="float" office:value="768000.0">
            <text:p>768000.0</text:p>
          </table:table-cell>
          <table:table-cell office:value-type="float" office:value="1246670.0">
            <text:p>1246670.0</text:p>
          </table:table-cell>
          <table:table-cell office:value-type="float" office:value="24933409.0">
            <text:p>24933409.0</text:p>
          </table:table-cell>
          <table:table-cell office:value-type="float" office:value="1014271.0">
            <text:p>1014271.0</text:p>
          </table:table-cell>
          <table:table-cell office:value-type="float" office:value="2742675.0">
            <text:p>2742675.0</text:p>
          </table:table-cell>
          <table:table-cell office:value-type="float" office:value="4000000.0">
            <text:p>4000000.0</text:p>
          </table:table-cell>
          <table:table-cell office:value-type="float" office:value="4500000.0">
            <text:p>4500000.0</text:p>
          </table:table-cell>
          <table:table-cell office:value-type="float" office:value="336250.0">
            <text:p>336250.0</text:p>
          </table:table-cell>
          <table:table-cell office:value-type="float" office:value="475000.0">
            <text:p>475000.0</text:p>
          </table:table-cell>
          <table:table-cell office:value-type="float" office:value="122468.0">
            <text:p>122468.0</text:p>
          </table:table-cell>
          <table:table-cell office:value-type="float" office:value="374200.0">
            <text:p>374200.0</text:p>
          </table:table-cell>
          <table:table-cell office:value-type="float" office:value="1045538.0">
            <text:p>1045538.0</text:p>
          </table:table-cell>
          <table:table-cell office:value-type="float" office:value="110411.0">
            <text:p>110411.0</text:p>
          </table:table-cell>
          <table:table-cell office:value-type="float" office:value="763500.0">
            <text:p>763500.0</text:p>
          </table:table-cell>
          <table:table-cell office:value-type="float" office:value="3200000.0">
            <text:p>3200000.0</text:p>
          </table:table-cell>
          <table:table-cell office:value-type="string" office:string-value="21682941/100">
            <text:p>21682941/100</text:p>
          </table:table-cell>
          <table:table-cell office:value-type="float" office:value="1000000.0">
            <text:p>1000000.0</text:p>
          </table:table-cell>
          <table:table-cell office:value-type="float" office:value="426483.0">
            <text:p>426483.0</text:p>
          </table:table-cell>
          <table:table-cell office:value-type="string" office:string-value="77631403/100">
            <text:p>77631403/100</text:p>
          </table:table-cell>
          <table:table-cell office:value-type="float" office:value="400000.0">
            <text:p>400000.0</text:p>
          </table:table-cell>
          <table:table-cell office:value-type="string" office:string-value="2234147/5">
            <text:p>2234147/5</text:p>
          </table:table-cell>
          <table:table-cell office:value-type="float" office:value="600000.0">
            <text:p>600000.0</text:p>
          </table:table-cell>
          <table:table-cell office:value-type="float" office:value="700000.0">
            <text:p>700000.0</text:p>
          </table:table-cell>
          <table:table-cell office:value-type="float" office:value="336250.0">
            <text:p>336250.0</text:p>
          </table:table-cell>
          <table:table-cell office:value-type="float" office:value="1700000.0">
            <text:p>1700000.0</text:p>
          </table:table-cell>
          <table:table-cell office:value-type="float" office:value="98600.0">
            <text:p>98600.0</text:p>
          </table:table-cell>
          <table:table-cell office:value-type="float" office:value="1048158.0">
            <text:p>1048158.0</text:p>
          </table:table-cell>
          <table:table-cell office:value-type="float" office:value="133458.0">
            <text:p>133458.0</text:p>
          </table:table-cell>
          <table:table-cell office:value-type="float" office:value="625320.0">
            <text:p>625320.0</text:p>
          </table:table-cell>
          <table:table-cell office:value-type="float" office:value="1000000.0">
            <text:p>1000000.0</text:p>
          </table:table-cell>
          <table:table-cell office:value-type="float" office:value="136165.0">
            <text:p>136165.0</text:p>
          </table:table-cell>
          <table:table-cell office:value-type="float" office:value="336250.0">
            <text:p>336250.0</text:p>
          </table:table-cell>
          <table:table-cell office:value-type="float" office:value="128824.0">
            <text:p>128824.0</text:p>
          </table:table-cell>
          <table:table-cell office:value-type="float" office:value="115208.0">
            <text:p>115208.0</text:p>
          </table:table-cell>
          <table:table-cell office:value-type="float" office:value="475000.0">
            <text:p>475000.0</text:p>
          </table:table-cell>
          <table:table-cell office:value-type="float" office:value="505000.0">
            <text:p>505000.0</text:p>
          </table:table-cell>
          <table:table-cell office:value-type="float" office:value="600000.0">
            <text:p>600000.0</text:p>
          </table:table-cell>
          <table:table-cell office:value-type="float" office:value="625320.0">
            <text:p>625320.0</text:p>
          </table:table-cell>
          <table:table-cell office:value-type="float" office:value="1227000.0">
            <text:p>1227000.0</text:p>
          </table:table-cell>
          <table:table-cell office:value-type="float" office:value="148884.0">
            <text:p>148884.0</text:p>
          </table:table-cell>
          <table:table-cell office:value-type="float" office:value="1000000.0">
            <text:p>1000000.0</text:p>
          </table:table-cell>
          <table:table-cell office:value-type="string" office:string-value="9093372/25">
            <text:p>9093372/25</text:p>
          </table:table-cell>
          <table:table-cell office:value-type="float" office:value="1330900.0">
            <text:p>1330900.0</text:p>
          </table:table-cell>
          <table:table-cell office:value-type="float" office:value="725000.0">
            <text:p>725000.0</text:p>
          </table:table-cell>
          <table:table-cell office:value-type="float" office:value="743000.0">
            <text:p>743000.0</text:p>
          </table:table-cell>
          <table:table-cell office:value-type="float" office:value="600000.0">
            <text:p>600000.0</text:p>
          </table:table-cell>
          <table:table-cell office:value-type="float" office:value="1300000.0">
            <text:p>1300000.0</text:p>
          </table:table-cell>
          <table:table-cell office:value-type="float" office:value="113800.0">
            <text:p>113800.0</text:p>
          </table:table-cell>
          <table:table-cell office:value-type="float" office:value="827525.0">
            <text:p>827525.0</text:p>
          </table:table-cell>
          <table:table-cell office:value-type="float" office:value="760000.0">
            <text:p>760000.0</text:p>
          </table:table-cell>
          <table:table-cell office:value-type="float" office:value="143007.0">
            <text:p>143007.0</text:p>
          </table:table-cell>
          <table:table-cell office:value-type="float" office:value="475000.0">
            <text:p>475000.0</text:p>
          </table:table-cell>
          <table:table-cell office:value-type="float" office:value="130502.0">
            <text:p>130502.0</text:p>
          </table:table-cell>
          <table:table-cell office:value-type="string" office:string-value="14815861/20">
            <text:p>14815861/20</text:p>
          </table:table-cell>
          <table:table-cell office:value-type="float" office:value="800000.0">
            <text:p>800000.0</text:p>
          </table:table-cell>
          <table:table-cell office:value-type="string" office:string-value="13592891/25">
            <text:p>13592891/25</text:p>
          </table:table-cell>
          <table:table-cell office:value-type="float" office:value="132036.0">
            <text:p>132036.0</text:p>
          </table:table-cell>
          <table:table-cell office:value-type="float" office:value="117063.0">
            <text:p>117063.0</text:p>
          </table:table-cell>
          <table:table-cell office:value-type="float" office:value="862148.0">
            <text:p>862148.0</text:p>
          </table:table-cell>
          <table:table-cell office:value-type="float" office:value="550000.0">
            <text:p>550000.0</text:p>
          </table:table-cell>
          <table:table-cell office:value-type="float" office:value="110180.0">
            <text:p>110180.0</text:p>
          </table:table-cell>
          <table:table-cell office:value-type="float" office:value="1000000.0">
            <text:p>1000000.0</text:p>
          </table:table-cell>
          <table:table-cell office:value-type="float" office:value="336250.0">
            <text:p>336250.0</text:p>
          </table:table-cell>
          <table:table-cell office:value-type="float" office:value="1058150.0">
            <text:p>1058150.0</text:p>
          </table:table-cell>
          <table:table-cell office:value-type="float" office:value="1900000.0">
            <text:p>1900000.0</text:p>
          </table:table-cell>
          <table:table-cell office:value-type="float" office:value="51195.0">
            <text:p>51195.0</text:p>
          </table:table-cell>
          <table:table-cell office:value-type="float" office:value="1500000.0">
            <text:p>1500000.0</text:p>
          </table:table-cell>
          <table:table-cell office:value-type="string" office:string-value="6165977/20">
            <text:p>6165977/20</text:p>
          </table:table-cell>
          <table:table-cell office:value-type="float" office:value="124802.0">
            <text:p>124802.0</text:p>
          </table:table-cell>
          <table:table-cell office:value-type="float" office:value="1000000.0">
            <text:p>1000000.0</text:p>
          </table:table-cell>
          <table:table-cell office:value-type="float" office:value="625320.0">
            <text:p>625320.0</text:p>
          </table:table-cell>
          <table:table-cell office:value-type="float" office:value="886525.0">
            <text:p>886525.0</text:p>
          </table:table-cell>
          <table:table-cell office:value-type="float" office:value="625320.0">
            <text:p>625320.0</text:p>
          </table:table-cell>
          <table:table-cell office:value-type="float" office:value="1500000.0">
            <text:p>1500000.0</text:p>
          </table:table-cell>
          <table:table-cell office:value-type="float" office:value="1096900.0">
            <text:p>1096900.0</text:p>
          </table:table-cell>
          <table:table-cell office:value-type="float" office:value="200000.0">
            <text:p>200000.0</text:p>
          </table:table-cell>
          <table:table-cell office:value-type="float" office:value="900000.0">
            <text:p>900000.0</text:p>
          </table:table-cell>
          <table:table-cell office:value-type="string" office:string-value="48462269/50">
            <text:p>48462269/50</text:p>
          </table:table-cell>
          <table:table-cell office:value-type="float" office:value="309914.0">
            <text:p>309914.0</text:p>
          </table:table-cell>
          <table:table-cell office:value-type="float" office:value="625320.0">
            <text:p>625320.0</text:p>
          </table:table-cell>
          <table:table-cell office:value-type="float" office:value="1152321.0">
            <text:p>1152321.0</text:p>
          </table:table-cell>
          <table:table-cell office:value-type="float" office:value="1500000.0">
            <text:p>1500000.0</text:p>
          </table:table-cell>
          <table:table-cell office:value-type="float" office:value="1200000.0">
            <text:p>1200000.0</text:p>
          </table:table-cell>
          <table:table-cell office:value-type="float" office:value="1100000.0">
            <text:p>1100000.0</text:p>
          </table:table-cell>
          <table:table-cell office:value-type="float" office:value="1117635.0">
            <text:p>1117635.0</text:p>
          </table:table-cell>
          <table:table-cell office:value-type="float" office:value="694000.0">
            <text:p>694000.0</text:p>
          </table:table-cell>
          <table:table-cell office:value-type="float" office:value="650000.0">
            <text:p>650000.0</text:p>
          </table:table-cell>
          <table:table-cell office:value-type="float" office:value="800000.0">
            <text:p>800000.0</text:p>
          </table:table-cell>
          <table:table-cell office:value-type="float" office:value="763500.0">
            <text:p>763500.0</text:p>
          </table:table-cell>
          <table:table-cell office:value-type="float" office:value="815000.0">
            <text:p>815000.0</text:p>
          </table:table-cell>
          <table:table-cell office:value-type="string" office:string-value="2563334/25">
            <text:p>2563334/25</text:p>
          </table:table-cell>
          <table:table-cell office:value-type="float" office:value="600000.0">
            <text:p>600000.0</text:p>
          </table:table-cell>
          <table:table-cell office:value-type="float" office:value="475000.0">
            <text:p>475000.0</text:p>
          </table:table-cell>
          <table:table-cell office:value-type="float" office:value="2100000.0">
            <text:p>2100000.0</text:p>
          </table:table-cell>
          <table:table-cell office:value-type="float" office:value="600000.0">
            <text:p>600000.0</text:p>
          </table:table-cell>
          <table:table-cell office:value-type="float" office:value="280330.0">
            <text:p>280330.0</text:p>
          </table:table-cell>
          <table:table-cell office:value-type="string" office:string-value="1655677/2">
            <text:p>1655677/2</text:p>
          </table:table-cell>
          <table:table-cell office:value-type="string" office:string-value="2654141/25">
            <text:p>2654141/25</text:p>
          </table:table-cell>
          <table:table-cell office:value-type="float" office:value="125794.0">
            <text:p>125794.0</text:p>
          </table:table-cell>
          <table:table-cell office:value-type="float" office:value="521100.0">
            <text:p>521100.0</text:p>
          </table:table-cell>
          <table:table-cell office:value-type="float" office:value="116735.0">
            <text:p>116735.0</text:p>
          </table:table-cell>
          <table:table-cell office:value-type="float" office:value="1000000.0">
            <text:p>1000000.0</text:p>
          </table:table-cell>
          <table:table-cell office:value-type="string" office:string-value="19250988/25">
            <text:p>19250988/25</text:p>
          </table:table-cell>
          <table:table-cell office:value-type="float" office:value="1120000.0">
            <text:p>1120000.0</text:p>
          </table:table-cell>
          <table:table-cell office:value-type="float" office:value="124744.0">
            <text:p>124744.0</text:p>
          </table:table-cell>
          <table:table-cell office:value-type="float" office:value="583109.0">
            <text:p>583109.0</text:p>
          </table:table-cell>
          <table:table-cell office:value-type="float" office:value="850340.0">
            <text:p>850340.0</text:p>
          </table:table-cell>
          <table:table-cell office:value-type="float" office:value="820000.0">
            <text:p>820000.0</text:p>
          </table:table-cell>
          <table:table-cell office:value-type="float" office:value="600000.0">
            <text:p>600000.0</text:p>
          </table:table-cell>
          <table:table-cell office:value-type="float" office:value="881160.0">
            <text:p>881160.0</text:p>
          </table:table-cell>
          <table:table-cell office:value-type="string" office:string-value="1071932/5">
            <text:p>1071932/5</text:p>
          </table:table-cell>
          <table:table-cell office:value-type="float" office:value="1846775.0">
            <text:p>1846775.0</text:p>
          </table:table-cell>
          <table:table-cell office:value-type="float" office:value="156239.0">
            <text:p>156239.0</text:p>
          </table:table-cell>
          <table:table-cell office:value-type="float" office:value="148188.0">
            <text:p>148188.0</text:p>
          </table:table-cell>
          <table:table-cell office:value-type="float" office:value="791850.0">
            <text:p>791850.0</text:p>
          </table:table-cell>
          <table:table-cell office:value-type="string" office:string-value="18719316/25">
            <text:p>18719316/25</text:p>
          </table:table-cell>
          <table:table-cell office:value-type="float" office:value="710000.0">
            <text:p>710000.0</text:p>
          </table:table-cell>
          <table:table-cell office:value-type="float" office:value="521100.0">
            <text:p>521100.0</text:p>
          </table:table-cell>
          <table:table-cell office:value-type="float" office:value="616000.0">
            <text:p>616000.0</text:p>
          </table:table-cell>
          <table:table-cell office:value-type="float" office:value="800000.0">
            <text:p>800000.0</text:p>
          </table:table-cell>
          <table:table-cell office:value-type="float" office:value="372500.0">
            <text:p>372500.0</text:p>
          </table:table-cell>
          <table:table-cell office:value-type="float" office:value="141968.0">
            <text:p>141968.0</text:p>
          </table:table-cell>
          <table:table-cell office:value-type="float" office:value="805637.0">
            <text:p>805637.0</text:p>
          </table:table-cell>
          <table:table-cell office:value-type="float" office:value="1000000.0">
            <text:p>1000000.0</text:p>
          </table:table-cell>
          <table:table-cell office:value-type="float" office:value="372500.0">
            <text:p>372500.0</text:p>
          </table:table-cell>
          <table:table-cell office:value-type="string" office:string-value="54105709/100">
            <text:p>54105709/100</text:p>
          </table:table-cell>
          <table:table-cell office:value-type="float" office:value="1000000.0">
            <text:p>1000000.0</text:p>
          </table:table-cell>
          <table:table-cell office:value-type="float" office:value="1011464.0">
            <text:p>1011464.0</text:p>
          </table:table-cell>
          <table:table-cell office:value-type="float" office:value="650000.0">
            <text:p>650000.0</text:p>
          </table:table-cell>
          <table:table-cell office:value-type="float" office:value="136877.0">
            <text:p>136877.0</text:p>
          </table:table-cell>
          <table:table-cell office:value-type="float" office:value="487500.0">
            <text:p>487500.0</text:p>
          </table:table-cell>
          <table:table-cell office:value-type="float" office:value="521100.0">
            <text:p>521100.0</text:p>
          </table:table-cell>
          <table:table-cell office:value-type="float" office:value="1200000.0">
            <text:p>1200000.0</text:p>
          </table:table-cell>
          <table:table-cell office:value-type="float" office:value="553670.0">
            <text:p>553670.0</text:p>
          </table:table-cell>
          <table:table-cell office:value-type="string" office:string-value="1655677/2">
            <text:p>1655677/2</text:p>
          </table:table-cell>
          <table:table-cell office:value-type="float" office:value="1070000.0">
            <text:p>1070000.0</text:p>
          </table:table-cell>
          <table:table-cell office:value-type="float" office:value="300000.0">
            <text:p>300000.0</text:p>
          </table:table-cell>
          <table:table-cell office:value-type="float" office:value="1037382.0">
            <text:p>1037382.0</text:p>
          </table:table-cell>
          <table:table-cell office:value-type="string" office:string-value="1808389/5">
            <text:p>1808389/5</text:p>
          </table:table-cell>
          <table:table-cell office:value-type="float" office:value="1000000.0">
            <text:p>1000000.0</text:p>
          </table:table-cell>
          <table:table-cell office:value-type="float" office:value="21064">
            <text:p>21064</text:p>
          </table:table-cell>
          <table:table-cell office:value-type="float" office:value="162175.0">
            <text:p>162175.0</text:p>
          </table:table-cell>
          <table:table-cell office:value-type="float" office:value="162345.0">
            <text:p>162345.0</text:p>
          </table:table-cell>
          <table:table-cell office:value-type="float" office:value="156573.0">
            <text:p>156573.0</text:p>
          </table:table-cell>
          <table:table-cell office:value-type="float" office:value="327724.0">
            <text:p>327724.0</text:p>
          </table:table-cell>
          <table:table-cell office:value-type="float" office:value="700000.0">
            <text:p>700000.0</text:p>
          </table:table-cell>
          <table:table-cell office:value-type="float" office:value="123927.0">
            <text:p>123927.0</text:p>
          </table:table-cell>
          <table:table-cell office:value-type="float" office:value="200000">
            <text:p>200000</text:p>
          </table:table-cell>
          <table:table-cell office:value-type="float" office:value="700000.0">
            <text:p>700000.0</text:p>
          </table:table-cell>
          <table:table-cell office:value-type="float" office:value="487500.0">
            <text:p>487500.0</text:p>
          </table:table-cell>
          <table:table-cell office:value-type="float" office:value="2700000.0">
            <text:p>2700000.0</text:p>
          </table:table-cell>
          <table:table-cell office:value-type="float" office:value="487500.0">
            <text:p>487500.0</text:p>
          </table:table-cell>
          <table:table-cell office:value-type="float" office:value="1500000.0">
            <text:p>1500000.0</text:p>
          </table:table-cell>
          <table:table-cell office:value-type="float" office:value="920000.0">
            <text:p>920000.0</text:p>
          </table:table-cell>
          <table:table-cell office:value-type="float" office:value="372500.0">
            <text:p>372500.0</text:p>
          </table:table-cell>
          <table:table-cell office:value-type="float" office:value="372500.0">
            <text:p>372500.0</text:p>
          </table:table-cell>
          <table:table-cell office:value-type="float" office:value="459900.0">
            <text:p>459900.0</text:p>
          </table:table-cell>
          <table:table-cell office:value-type="string" office:string-value="2942465/4">
            <text:p>2942465/4</text:p>
          </table:table-cell>
          <table:table-cell office:value-type="float" office:value="521100.0">
            <text:p>521100.0</text:p>
          </table:table-cell>
          <table:table-cell office:value-type="float" office:value="1535183.0">
            <text:p>1535183.0</text:p>
          </table:table-cell>
          <table:table-cell office:value-type="float" office:value="920000.0">
            <text:p>920000.0</text:p>
          </table:table-cell>
          <table:table-cell office:value-type="float" office:value="1000000.0">
            <text:p>1000000.0</text:p>
          </table:table-cell>
          <table:table-cell office:value-type="string" office:string-value="24316976/25">
            <text:p>24316976/25</text:p>
          </table:table-cell>
          <table:table-cell office:value-type="float" office:value="1091081.0">
            <text:p>1091081.0</text:p>
          </table:table-cell>
          <table:table-cell office:value-type="float" office:value="487500.0">
            <text:p>487500.0</text:p>
          </table:table-cell>
          <table:table-cell office:value-type="string" office:string-value="15407563/50">
            <text:p>15407563/50</text:p>
          </table:table-cell>
          <table:table-cell office:value-type="float" office:value="406430.0">
            <text:p>406430.0</text:p>
          </table:table-cell>
          <table:table-cell office:value-type="float" office:value="354466.0">
            <text:p>354466.0</text:p>
          </table:table-cell>
          <table:table-cell office:value-type="float" office:value="1000000.0">
            <text:p>1000000.0</text:p>
          </table:table-cell>
          <table:table-cell office:value-type="float" office:value="1108000.0">
            <text:p>1108000.0</text:p>
          </table:table-cell>
          <table:table-cell office:value-type="float" office:value="936760.0">
            <text:p>936760.0</text:p>
          </table:table-cell>
          <table:table-cell office:value-type="float" office:value="639560.0">
            <text:p>639560.0</text:p>
          </table:table-cell>
          <table:table-cell office:value-type="float" office:value="1120000.0">
            <text:p>1120000.0</text:p>
          </table:table-cell>
          <table:table-cell office:value-type="float" office:value="754436.0">
            <text:p>754436.0</text:p>
          </table:table-cell>
          <table:table-cell office:value-type="float" office:value="450087.0">
            <text:p>450087.0</text:p>
          </table:table-cell>
          <table:table-cell office:value-type="float" office:value="126341.0">
            <text:p>126341.0</text:p>
          </table:table-cell>
          <table:table-cell office:value-type="float" office:value="900000.0">
            <text:p>900000.0</text:p>
          </table:table-cell>
          <table:table-cell office:value-type="float" office:value="550000.0">
            <text:p>550000.0</text:p>
          </table:table-cell>
          <table:table-cell office:value-type="float" office:value="500000.0">
            <text:p>500000.0</text:p>
          </table:table-cell>
          <table:table-cell office:value-type="float" office:value="900000.0">
            <text:p>900000.0</text:p>
          </table:table-cell>
          <table:table-cell office:value-type="float" office:value="1300000.0">
            <text:p>1300000.0</text:p>
          </table:table-cell>
          <table:table-cell office:value-type="float" office:value="1026000.0">
            <text:p>1026000.0</text:p>
          </table:table-cell>
          <table:table-cell office:value-type="float" office:value="117431.0">
            <text:p>117431.0</text:p>
          </table:table-cell>
          <table:table-cell office:value-type="float" office:value="1000000.0">
            <text:p>1000000.0</text:p>
          </table:table-cell>
          <table:table-cell office:value-type="float" office:value="521100.0">
            <text:p>521100.0</text:p>
          </table:table-cell>
          <table:table-cell office:value-type="float" office:value="1000000.0">
            <text:p>1000000.0</text:p>
          </table:table-cell>
          <table:table-cell office:value-type="float" office:value="27100.0">
            <text:p>27100.0</text:p>
          </table:table-cell>
          <table:table-cell office:value-type="float" office:value="1120000.0">
            <text:p>1120000.0</text:p>
          </table:table-cell>
          <table:table-cell office:value-type="float" office:value="2000000.0">
            <text:p>2000000.0</text:p>
          </table:table-cell>
          <table:table-cell office:value-type="float" office:value="527500.0">
            <text:p>527500.0</text:p>
          </table:table-cell>
          <table:table-cell office:value-type="float" office:value="1039053.0">
            <text:p>1039053.0</text:p>
          </table:table-cell>
          <table:table-cell office:value-type="float" office:value="700000.0">
            <text:p>700000.0</text:p>
          </table:table-cell>
          <table:table-cell office:value-type="float" office:value="825000.0">
            <text:p>825000.0</text:p>
          </table:table-cell>
          <table:table-cell office:value-type="float" office:value="400000.0">
            <text:p>400000.0</text:p>
          </table:table-cell>
          <table:table-cell office:value-type="float" office:value="373927.0">
            <text:p>373927.0</text:p>
          </table:table-cell>
          <table:table-cell office:value-type="float" office:value="1200000.0">
            <text:p>1200000.0</text:p>
          </table:table-cell>
          <table:table-cell office:value-type="float" office:value="200000">
            <text:p>200000</text:p>
          </table:table-cell>
          <table:table-cell office:value-type="float" office:value="1000000.0">
            <text:p>1000000.0</text:p>
          </table:table-cell>
          <table:table-cell office:value-type="string" office:string-value="6444791/20">
            <text:p>6444791/20</text:p>
          </table:table-cell>
          <table:table-cell office:value-type="float" office:value="179370.0">
            <text:p>179370.0</text:p>
          </table:table-cell>
          <table:table-cell office:value-type="float" office:value="920000.0">
            <text:p>920000.0</text:p>
          </table:table-cell>
          <table:table-cell office:value-type="float" office:value="850000.0">
            <text:p>850000.0</text:p>
          </table:table-cell>
          <table:table-cell office:value-type="float" office:value="670085.0">
            <text:p>670085.0</text:p>
          </table:table-cell>
          <table:table-cell office:value-type="float" office:value="900000.0">
            <text:p>900000.0</text:p>
          </table:table-cell>
          <table:table-cell office:value-type="float" office:value="1005065.0">
            <text:p>1005065.0</text:p>
          </table:table-cell>
          <table:table-cell office:value-type="string" office:string-value="80482879/100">
            <text:p>80482879/100</text:p>
          </table:table-cell>
          <table:table-cell office:value-type="float" office:value="125362.0">
            <text:p>125362.0</text:p>
          </table:table-cell>
          <table:table-cell office:value-type="string" office:string-value="11433991/100">
            <text:p>11433991/100</text:p>
          </table:table-cell>
          <table:table-cell office:value-type="float" office:value="1226744.0">
            <text:p>1226744.0</text:p>
          </table:table-cell>
          <table:table-cell office:value-type="string" office:string-value="75732773/100">
            <text:p>75732773/100</text:p>
          </table:table-cell>
          <table:table-cell office:value-type="float" office:value="1200000.0">
            <text:p>1200000.0</text:p>
          </table:table-cell>
          <table:table-cell office:value-type="float" office:value="181561.0">
            <text:p>181561.0</text:p>
          </table:table-cell>
          <table:table-cell office:value-type="float" office:value="381500.0">
            <text:p>381500.0</text:p>
          </table:table-cell>
          <table:table-cell office:value-type="float" office:value="462911.0">
            <text:p>462911.0</text:p>
          </table:table-cell>
          <table:table-cell office:value-type="float" office:value="137672.0">
            <text:p>137672.0</text:p>
          </table:table-cell>
          <table:table-cell office:value-type="float" office:value="1000000.0">
            <text:p>1000000.0</text:p>
          </table:table-cell>
          <table:table-cell office:value-type="float" office:value="400000.0">
            <text:p>400000.0</text:p>
          </table:table-cell>
          <table:table-cell office:value-type="float" office:value="766000.0">
            <text:p>766000.0</text:p>
          </table:table-cell>
          <table:table-cell office:value-type="float" office:value="400000.0">
            <text:p>400000.0</text:p>
          </table:table-cell>
          <table:table-cell office:value-type="float" office:value="1100000.0">
            <text:p>1100000.0</text:p>
          </table:table-cell>
          <table:table-cell office:value-type="float" office:value="546512.0">
            <text:p>546512.0</text:p>
          </table:table-cell>
          <table:table-cell office:value-type="float" office:value="527500.0">
            <text:p>527500.0</text:p>
          </table:table-cell>
          <table:table-cell office:value-type="float" office:value="588000.0">
            <text:p>588000.0</text:p>
          </table:table-cell>
          <table:table-cell office:value-type="float" office:value="1320000.0">
            <text:p>1320000.0</text:p>
          </table:table-cell>
          <table:table-cell office:value-type="float" office:value="1323000.0">
            <text:p>1323000.0</text:p>
          </table:table-cell>
          <table:table-cell office:value-type="float" office:value="400000.0">
            <text:p>400000.0</text:p>
          </table:table-cell>
          <table:table-cell office:value-type="float" office:value="1500000.0">
            <text:p>1500000.0</text:p>
          </table:table-cell>
          <table:table-cell office:value-type="float" office:value="800000.0">
            <text:p>800000.0</text:p>
          </table:table-cell>
          <table:table-cell office:value-type="float" office:value="151250.0">
            <text:p>151250.0</text:p>
          </table:table-cell>
          <table:table-cell office:value-type="float" office:value="400000.0">
            <text:p>400000.0</text:p>
          </table:table-cell>
          <table:table-cell office:value-type="float" office:value="827476.0">
            <text:p>827476.0</text:p>
          </table:table-cell>
          <table:table-cell office:value-type="float" office:value="700000.0">
            <text:p>700000.0</text:p>
          </table:table-cell>
          <table:table-cell office:value-type="string" office:string-value="46050603/50">
            <text:p>46050603/50</text:p>
          </table:table-cell>
          <table:table-cell office:value-type="float" office:value="1130000.0">
            <text:p>1130000.0</text:p>
          </table:table-cell>
          <table:table-cell office:value-type="float" office:value="686996.0">
            <text:p>686996.0</text:p>
          </table:table-cell>
          <table:table-cell office:value-type="float" office:value="1700000.0">
            <text:p>1700000.0</text:p>
          </table:table-cell>
          <table:table-cell office:value-type="float" office:value="1700000.0">
            <text:p>1700000.0</text:p>
          </table:table-cell>
          <table:table-cell office:value-type="float" office:value="898387.0">
            <text:p>898387.0</text:p>
          </table:table-cell>
          <table:table-cell office:value-type="float" office:value="600000.0">
            <text:p>600000.0</text:p>
          </table:table-cell>
          <table:table-cell office:value-type="float" office:value="1056186.0">
            <text:p>1056186.0</text:p>
          </table:table-cell>
          <table:table-cell office:value-type="float" office:value="527500.0">
            <text:p>527500.0</text:p>
          </table:table-cell>
          <table:table-cell office:value-type="float" office:value="550560.0">
            <text:p>550560.0</text:p>
          </table:table-cell>
          <table:table-cell office:value-type="float" office:value="850000.0">
            <text:p>850000.0</text:p>
          </table:table-cell>
          <table:table-cell office:value-type="float" office:value="1233000.0">
            <text:p>1233000.0</text:p>
          </table:table-cell>
          <table:table-cell office:value-type="float" office:value="1800000.0">
            <text:p>1800000.0</text:p>
          </table:table-cell>
          <table:table-cell office:value-type="float" office:value="135502.0">
            <text:p>135502.0</text:p>
          </table:table-cell>
          <table:table-cell office:value-type="float" office:value="400000.0">
            <text:p>400000.0</text:p>
          </table:table-cell>
          <table:table-cell office:value-type="float" office:value="152813.0">
            <text:p>152813.0</text:p>
          </table:table-cell>
          <table:table-cell office:value-type="float" office:value="462000.0">
            <text:p>462000.0</text:p>
          </table:table-cell>
          <table:table-cell office:value-type="float" office:value="920000.0">
            <text:p>920000.0</text:p>
          </table:table-cell>
          <table:table-cell office:value-type="float" office:value="220000.0">
            <text:p>220000.0</text:p>
          </table:table-cell>
          <table:table-cell office:value-type="float" office:value="263750.0">
            <text:p>263750.0</text:p>
          </table:table-cell>
          <table:table-cell office:value-type="float" office:value="310027.0">
            <text:p>310027.0</text:p>
          </table:table-cell>
          <table:table-cell office:value-type="float" office:value="736557.0">
            <text:p>736557.0</text:p>
          </table:table-cell>
          <table:table-cell office:value-type="float" office:value="136447.0">
            <text:p>136447.0</text:p>
          </table:table-cell>
          <table:table-cell office:value-type="float" office:value="550000.0">
            <text:p>550000.0</text:p>
          </table:table-cell>
          <table:table-cell office:value-type="float" office:value="1415000.0">
            <text:p>1415000.0</text:p>
          </table:table-cell>
          <table:table-cell office:value-type="float" office:value="263750.0">
            <text:p>263750.0</text:p>
          </table:table-cell>
          <table:table-cell office:value-type="float" office:value="120905.0">
            <text:p>120905.0</text:p>
          </table:table-cell>
          <table:table-cell office:value-type="float" office:value="1120000.0">
            <text:p>1120000.0</text:p>
          </table:table-cell>
          <table:table-cell office:value-type="float" office:value="1700000.0">
            <text:p>1700000.0</text:p>
          </table:table-cell>
          <table:table-cell office:value-type="float" office:value="1000000.0">
            <text:p>1000000.0</text:p>
          </table:table-cell>
          <table:table-cell office:value-type="float" office:value="459000.0">
            <text:p>459000.0</text:p>
          </table:table-cell>
          <table:table-cell office:value-type="float" office:value="1300000.0">
            <text:p>1300000.0</text:p>
          </table:table-cell>
          <table:table-cell office:value-type="string" office:string-value="18831737/50">
            <text:p>18831737/50</text:p>
          </table:table-cell>
          <table:table-cell office:value-type="float" office:value="900000.0">
            <text:p>900000.0</text:p>
          </table:table-cell>
          <table:table-cell office:value-type="float" office:value="187723.0">
            <text:p>187723.0</text:p>
          </table:table-cell>
          <table:table-cell office:value-type="string" office:string-value="4443537/20">
            <text:p>4443537/20</text:p>
          </table:table-cell>
          <table:table-cell office:value-type="float" office:value="394076.0">
            <text:p>394076.0</text:p>
          </table:table-cell>
          <table:table-cell office:value-type="float" office:value="161719.0">
            <text:p>161719.0</text:p>
          </table:table-cell>
          <table:table-cell office:value-type="string" office:string-value="101994037/100">
            <text:p>101994037/100</text:p>
          </table:table-cell>
          <table:table-cell office:value-type="float" office:value="123500.0">
            <text:p>123500.0</text:p>
          </table:table-cell>
          <table:table-cell office:value-type="float" office:value="1226744.0">
            <text:p>1226744.0</text:p>
          </table:table-cell>
          <table:table-cell office:value-type="float" office:value="721000.0">
            <text:p>721000.0</text:p>
          </table:table-cell>
          <table:table-cell office:value-type="float" office:value="2160895.0">
            <text:p>2160895.0</text:p>
          </table:table-cell>
          <table:table-cell office:value-type="float" office:value="3906234.0">
            <text:p>3906234.0</text:p>
          </table:table-cell>
          <table:table-cell office:value-type="float" office:value="2493341.0">
            <text:p>2493341.0</text:p>
          </table:table-cell>
          <table:table-cell office:value-type="float" office:value="5900907.0">
            <text:p>5900907.0</text:p>
          </table:table-cell>
          <table:table-cell office:value-type="float" office:value="4321791.0">
            <text:p>4321791.0</text:p>
          </table:table-cell>
          <table:table-cell office:value-type="float" office:value="831114.0">
            <text:p>831114.0</text:p>
          </table:table-cell>
          <table:table-cell office:value-type="float" office:value="1662227.0">
            <text:p>1662227.0</text:p>
          </table:table-cell>
          <table:table-cell office:value-type="float" office:value="1412893.0">
            <text:p>1412893.0</text:p>
          </table:table-cell>
          <table:table-cell office:value-type="float" office:value="4986682.0">
            <text:p>4986682.0</text:p>
          </table:table-cell>
          <table:table-cell office:value-type="float" office:value="2742675.0">
            <text:p>2742675.0</text:p>
          </table:table-cell>
          <table:table-cell office:value-type="float" office:value="24933409.0">
            <text:p>24933409.0</text:p>
          </table:table-cell>
          <table:table-cell office:value-type="float" office:value="7147577.0">
            <text:p>7147577.0</text:p>
          </table:table-cell>
          <table:table-cell office:value-type="float" office:value="3989345.0">
            <text:p>3989345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831114.0">
            <text:p>831114.0</text:p>
          </table:table-cell>
          <table:table-cell office:value-type="float" office:value="4072457.0">
            <text:p>4072457.0</text:p>
          </table:table-cell>
          <table:table-cell office:value-type="float" office:value="1994673.0">
            <text:p>1994673.0</text:p>
          </table:table-cell>
          <table:table-cell office:value-type="float" office:value="1246670.0">
            <text:p>1246670.0</text:p>
          </table:table-cell>
          <table:table-cell office:value-type="float" office:value="1994673.0">
            <text:p>1994673.0</text:p>
          </table:table-cell>
          <table:table-cell office:value-type="float" office:value="831114.0">
            <text:p>831114.0</text:p>
          </table:table-cell>
          <table:table-cell office:value-type="float" office:value="5900907.0">
            <text:p>5900907.0</text:p>
          </table:table-cell>
          <table:table-cell office:value-type="float" office:value="831114.0">
            <text:p>831114.0</text:p>
          </table:table-cell>
          <table:table-cell office:value-type="float" office:value="2493341.0">
            <text:p>2493341.0</text:p>
          </table:table-cell>
          <table:table-cell office:value-type="float" office:value="4986682.0">
            <text:p>4986682.0</text:p>
          </table:table-cell>
          <table:table-cell office:value-type="float" office:value="1662227.0">
            <text:p>1662227.0</text:p>
          </table:table-cell>
          <table:table-cell office:value-type="float" office:value="7147577.0">
            <text:p>7147577.0</text:p>
          </table:table-cell>
          <table:table-cell office:value-type="float" office:value="2160895.0">
            <text:p>2160895.0</text:p>
          </table:table-cell>
          <table:table-cell office:value-type="float" office:value="3989345.0">
            <text:p>3989345.0</text:p>
          </table:table-cell>
          <table:table-cell office:value-type="float" office:value="3906234.0">
            <text:p>3906234.0</text:p>
          </table:table-cell>
          <table:table-cell office:value-type="float" office:value="1412893.0">
            <text:p>1412893.0</text:p>
          </table:table-cell>
          <table:table-cell office:value-type="float" office:value="4072457.0">
            <text:p>4072457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4491605.0">
            <text:p>4491605.0</text:p>
          </table:table-cell>
          <table:table-cell office:value-type="float" office:value="8047458.0">
            <text:p>8047458.0</text:p>
          </table:table-cell>
          <table:table-cell office:value-type="float" office:value="1403626.0">
            <text:p>1403626.0</text:p>
          </table:table-cell>
          <table:table-cell office:value-type="float" office:value="5614506.0">
            <text:p>5614506.0</text:p>
          </table:table-cell>
          <table:table-cell office:value-type="float" office:value="6643832.0">
            <text:p>6643832.0</text:p>
          </table:table-cell>
          <table:table-cell office:value-type="float" office:value="4865905.0">
            <text:p>4865905.0</text:p>
          </table:table-cell>
          <table:table-cell office:value-type="float" office:value="1871502.0">
            <text:p>1871502.0</text:p>
          </table:table-cell>
          <table:table-cell office:value-type="float" office:value="4398029.0">
            <text:p>4398029.0</text:p>
          </table:table-cell>
          <table:table-cell office:value-type="float" office:value="3087978.0">
            <text:p>3087978.0</text:p>
          </table:table-cell>
          <table:table-cell office:value-type="float" office:value="935751.0">
            <text:p>935751.0</text:p>
          </table:table-cell>
          <table:table-cell office:value-type="float" office:value="2245802.0">
            <text:p>2245802.0</text:p>
          </table:table-cell>
          <table:table-cell office:value-type="float" office:value="5240205.0">
            <text:p>5240205.0</text:p>
          </table:table-cell>
          <table:table-cell office:value-type="float" office:value="28072528.0">
            <text:p>28072528.0</text:p>
          </table:table-cell>
          <table:table-cell office:value-type="float" office:value="4304454.0">
            <text:p>4304454.0</text:p>
          </table:table-cell>
          <table:table-cell office:value-type="float" office:value="2807253.0">
            <text:p>2807253.0</text:p>
          </table:table-cell>
          <table:table-cell office:value-type="float" office:value="4585180.0">
            <text:p>4585180.0</text:p>
          </table:table-cell>
          <table:table-cell office:value-type="float" office:value="1590777.0">
            <text:p>1590777.0</text:p>
          </table:table-cell>
          <table:table-cell office:value-type="float" office:value="935751.0">
            <text:p>935751.0</text:p>
          </table:table-cell>
          <table:table-cell office:value-type="float" office:value="2432952.0">
            <text:p>2432952.0</text:p>
          </table:table-cell>
          <table:table-cell office:value-type="float" office:value="5258802.0">
            <text:p>5258802.0</text:p>
          </table:table-cell>
          <table:table-cell office:value-type="float" office:value="1011308.0">
            <text:p>1011308.0</text:p>
          </table:table-cell>
          <table:table-cell office:value-type="float" office:value="2629401.0">
            <text:p>2629401.0</text:p>
          </table:table-cell>
          <table:table-cell office:value-type="float" office:value="4753148.0">
            <text:p>4753148.0</text:p>
          </table:table-cell>
          <table:table-cell office:value-type="float" office:value="1719224.0">
            <text:p>1719224.0</text:p>
          </table:table-cell>
          <table:table-cell office:value-type="float" office:value="4854279.0">
            <text:p>4854279.0</text:p>
          </table:table-cell>
          <table:table-cell office:value-type="float" office:value="5663326.0">
            <text:p>5663326.0</text:p>
          </table:table-cell>
          <table:table-cell office:value-type="float" office:value="2022616.0">
            <text:p>2022616.0</text:p>
          </table:table-cell>
          <table:table-cell office:value-type="float" office:value="30339246.0">
            <text:p>30339246.0</text:p>
          </table:table-cell>
          <table:table-cell office:value-type="float" office:value="1516962.0">
            <text:p>1516962.0</text:p>
          </table:table-cell>
          <table:table-cell office:value-type="float" office:value="2427140.0">
            <text:p>2427140.0</text:p>
          </table:table-cell>
          <table:table-cell office:value-type="float" office:value="7180288.0">
            <text:p>7180288.0</text:p>
          </table:table-cell>
          <table:table-cell office:value-type="float" office:value="1011308.0">
            <text:p>1011308.0</text:p>
          </table:table-cell>
          <table:table-cell office:value-type="float" office:value="6067849.0">
            <text:p>6067849.0</text:p>
          </table:table-cell>
          <table:table-cell office:value-type="float" office:value="4955410.0">
            <text:p>4955410.0</text:p>
          </table:table-cell>
          <table:table-cell office:value-type="float" office:value="4652017.0">
            <text:p>4652017.0</text:p>
          </table:table-cell>
          <table:table-cell office:value-type="float" office:value="3033924.0">
            <text:p>3033924.0</text:p>
          </table:table-cell>
          <table:table-cell office:value-type="float" office:value="3337317.0">
            <text:p>3337317.0</text:p>
          </table:table-cell>
          <table:table-cell office:value-type="float" office:value="2637105.0">
            <text:p>2637105.0</text:p>
          </table:table-cell>
          <table:table-cell office:value-type="float" office:value="2028543.0">
            <text:p>2028543.0</text:p>
          </table:table-cell>
          <table:table-cell office:value-type="float" office:value="8722733.0">
            <text:p>8722733.0</text:p>
          </table:table-cell>
          <table:table-cell office:value-type="float" office:value="1521407.0">
            <text:p>1521407.0</text:p>
          </table:table-cell>
          <table:table-cell office:value-type="float" office:value="5274211.0">
            <text:p>5274211.0</text:p>
          </table:table-cell>
          <table:table-cell office:value-type="float" office:value="3347095.0">
            <text:p>3347095.0</text:p>
          </table:table-cell>
          <table:table-cell office:value-type="float" office:value="4665648.0">
            <text:p>4665648.0</text:p>
          </table:table-cell>
          <table:table-cell office:value-type="float" office:value="4969929.0">
            <text:p>4969929.0</text:p>
          </table:table-cell>
          <table:table-cell office:value-type="float" office:value="4767075.0">
            <text:p>4767075.0</text:p>
          </table:table-cell>
          <table:table-cell office:value-type="float" office:value="3042814.0">
            <text:p>3042814.0</text:p>
          </table:table-cell>
          <table:table-cell office:value-type="float" office:value="1014271.0">
            <text:p>1014271.0</text:p>
          </table:table-cell>
          <table:table-cell office:value-type="float" office:value="1724261.0">
            <text:p>1724261.0</text:p>
          </table:table-cell>
          <table:table-cell office:value-type="float" office:value="2434251.0">
            <text:p>2434251.0</text:p>
          </table:table-cell>
          <table:table-cell office:value-type="float" office:value="6085628.0">
            <text:p>6085628.0</text:p>
          </table:table-cell>
          <table:table-cell office:value-type="float" office:value="30428140.0">
            <text:p>30428140.0</text:p>
          </table:table-cell>
          <table:table-cell office:value-type="float" office:value="7201326.0">
            <text:p>7201326.0</text:p>
          </table:table-cell>
          <table:table-cell office:value-type="float" office:value="5679919.0">
            <text:p>5679919.0</text:p>
          </table:table-cell>
          <table:table-cell office:value-type="float" office:value="4868502.0">
            <text:p>4868502.0</text:p>
          </table:table-cell>
          <table:table-cell office:value-type="float" office:value="1310000.0">
            <text:p>1310000.0</text:p>
          </table:table-cell>
          <table:table-cell office:value-type="float" office:value="1050000.0">
            <text:p>1050000.0</text:p>
          </table:table-cell>
          <table:table-cell office:value-type="float" office:value="1820000.0">
            <text:p>1820000.0</text:p>
          </table:table-cell>
          <table:table-cell office:value-type="float" office:value="2030000.0">
            <text:p>2030000.0</text:p>
          </table:table-cell>
          <table:table-cell office:value-type="float" office:value="2030000.0">
            <text:p>2030000.0</text:p>
          </table:table-cell>
          <table:table-cell office:value-type="float" office:value="1760000.0">
            <text:p>1760000.0</text:p>
          </table:table-cell>
          <table:table-cell office:value-type="float" office:value="800000.0">
            <text:p>800000.0</text:p>
          </table:table-cell>
          <table:table-cell office:value-type="float" office:value="1640000.0">
            <text:p>1640000.0</text:p>
          </table:table-cell>
        </table:table-row>
        <table:table-row>
          <table:table-cell office:value-type="string" office:string-value="avg_sat">
            <text:p>avg_sat</text:p>
          </table:table-cell>
          <table:table-cell office:value-type="float" office:value="3.1">
            <text:p>3.1</text:p>
          </table:table-cell>
          <table:table-cell office:value-type="string" office:string-value="3858715/71">
            <text:p>3858715/71</text:p>
          </table:table-cell>
          <table:table-cell office:value-type="string" office:string-value="23202065/219">
            <text:p>23202065/219</text:p>
          </table:table-cell>
          <table:table-cell office:value-type="string" office:string-value="8773871/213">
            <text:p>8773871/213</text:p>
          </table:table-cell>
          <table:table-cell office:value-type="string" office:string-value="34143945/284">
            <text:p>34143945/284</text:p>
          </table:table-cell>
          <table:table-cell office:value-type="float" office:value="52122.981220657275">
            <text:p>52122.981220657275</text:p>
          </table:table-cell>
          <table:table-cell office:value-type="float" office:value="83050.55707762556">
            <text:p>83050.55707762556</text:p>
          </table:table-cell>
          <table:table-cell office:value-type="float" office:value="38759.99400104329">
            <text:p>38759.99400104329</text:p>
          </table:table-cell>
          <table:table-cell office:value-type="float" office:value="29872.477701005024">
            <text:p>29872.477701005024</text:p>
          </table:table-cell>
          <table:table-cell office:value-type="float" office:value="116319.73004694835">
            <text:p>116319.73004694835</text:p>
          </table:table-cell>
          <table:table-cell office:value-type="float" office:value="36450.014587892045">
            <text:p>36450.014587892045</text:p>
          </table:table-cell>
          <table:table-cell office:value-type="float" office:value="51029.74601808006">
            <text:p>51029.74601808006</text:p>
          </table:table-cell>
          <table:table-cell office:value-type="float" office:value="26338.340391142716">
            <text:p>26338.340391142716</text:p>
          </table:table-cell>
          <table:table-cell office:value-type="float" office:value="45483.15770465489">
            <text:p>45483.15770465489</text:p>
          </table:table-cell>
          <table:table-cell office:value-type="float" office:value="65422.936432637565">
            <text:p>65422.936432637565</text:p>
          </table:table-cell>
          <table:table-cell office:value-type="float" office:value="48792.03579295154">
            <text:p>48792.03579295154</text:p>
          </table:table-cell>
          <table:table-cell office:value-type="float" office:value="21547.45048543689">
            <text:p>21547.45048543689</text:p>
          </table:table-cell>
          <table:table-cell office:value-type="float" office:value="95046.44968090329">
            <text:p>95046.44968090329</text:p>
          </table:table-cell>
          <table:table-cell office:value-type="float" office:value="73548.41349075439">
            <text:p>73548.41349075439</text:p>
          </table:table-cell>
          <table:table-cell office:value-type="float" office:value="35918.69580795414">
            <text:p>35918.69580795414</text:p>
          </table:table-cell>
          <table:table-cell office:value-type="float" office:value="35061.48699643039">
            <text:p>35061.48699643039</text:p>
          </table:table-cell>
          <table:table-cell office:value-type="float" office:value="166161.24084912208">
            <text:p>166161.24084912208</text:p>
          </table:table-cell>
          <table:table-cell office:value-type="float" office:value="21310.762250453718">
            <text:p>21310.762250453718</text:p>
          </table:table-cell>
          <table:table-cell office:value-type="float" office:value="55016.82641342756">
            <text:p>55016.82641342756</text:p>
          </table:table-cell>
          <table:table-cell office:value-type="float" office:value="97601.60531269608">
            <text:p>97601.60531269608</text:p>
          </table:table-cell>
          <table:table-cell office:value-type="float" office:value="28488.09433962264">
            <text:p>28488.09433962264</text:p>
          </table:table-cell>
          <table:table-cell office:value-type="float" office:value="133671.1273666093">
            <text:p>133671.1273666093</text:p>
          </table:table-cell>
          <table:table-cell office:value-type="float" office:value="142030.46112513228">
            <text:p>142030.46112513228</text:p>
          </table:table-cell>
          <table:table-cell office:value-type="float" office:value="46584.73988439306">
            <text:p>46584.73988439306</text:p>
          </table:table-cell>
          <table:table-cell office:value-type="float" office:value="83832.68429487178">
            <text:p>83832.68429487178</text:p>
          </table:table-cell>
          <table:table-cell office:value-type="float" office:value="4491.354143274197">
            <text:p>4491.354143274197</text:p>
          </table:table-cell>
          <table:table-cell office:value-type="float" office:value="9369.426751592357">
            <text:p>9369.426751592357</text:p>
          </table:table-cell>
          <table:table-cell office:value-type="float" office:value="37781.2807062436">
            <text:p>37781.2807062436</text:p>
          </table:table-cell>
          <table:table-cell office:value-type="float" office:value="55366.824027072755">
            <text:p>55366.824027072755</text:p>
          </table:table-cell>
          <table:table-cell office:value-type="float" office:value="12371.858765081617">
            <text:p>12371.858765081617</text:p>
          </table:table-cell>
          <table:table-cell office:value-type="float" office:value="56298.51684263448">
            <text:p>56298.51684263448</text:p>
          </table:table-cell>
          <table:table-cell office:value-type="float" office:value="32915.38222498446">
            <text:p>32915.38222498446</text:p>
          </table:table-cell>
          <table:table-cell office:value-type="float" office:value="46020.895522388055">
            <text:p>46020.895522388055</text:p>
          </table:table-cell>
          <table:table-cell office:value-type="float" office:value="28165.586195616615">
            <text:p>28165.586195616615</text:p>
          </table:table-cell>
          <table:table-cell office:value-type="float" office:value="43443.03964401294">
            <text:p>43443.03964401294</text:p>
          </table:table-cell>
          <table:table-cell office:value-type="float" office:value="34221.383647798735">
            <text:p>34221.383647798735</text:p>
          </table:table-cell>
          <table:table-cell office:value-type="float" office:value="40927.59626604434">
            <text:p>40927.59626604434</text:p>
          </table:table-cell>
          <table:table-cell office:value-type="float" office:value="32677.130721003134">
            <text:p>32677.130721003134</text:p>
          </table:table-cell>
          <table:table-cell office:value-type="float" office:value="65685.04177364512">
            <text:p>65685.04177364512</text:p>
          </table:table-cell>
          <table:table-cell office:value-type="string" office:string-value="12940589/213">
            <text:p>12940589/213</text:p>
          </table:table-cell>
          <table:table-cell office:value-type="float" office:value="7610.089962121212">
            <text:p>7610.089962121212</text:p>
          </table:table-cell>
          <table:table-cell office:value-type="float" office:value="6580.576923076923">
            <text:p>6580.576923076923</text:p>
          </table:table-cell>
          <table:table-cell office:value-type="float" office:value="21709.58041958042">
            <text:p>21709.58041958042</text:p>
          </table:table-cell>
          <table:table-cell office:value-type="float" office:value="82783.88278388277">
            <text:p>82783.88278388277</text:p>
          </table:table-cell>
          <table:table-cell office:value-type="float" office:value="8803.077474892396">
            <text:p>8803.077474892396</text:p>
          </table:table-cell>
          <table:table-cell office:value-type="float" office:value="44577.27272727272">
            <text:p>44577.27272727272</text:p>
          </table:table-cell>
          <table:table-cell office:value-type="float" office:value="0.0">
            <text:p/>
          </table:table-cell>
          <table:table-cell office:value-type="float" office:value="6795.555555555555">
            <text:p>6795.555555555555</text:p>
          </table:table-cell>
          <table:table-cell office:value-type="float" office:value="12374.605048859934">
            <text:p>12374.605048859934</text:p>
          </table:table-cell>
          <table:table-cell office:value-type="float" office:value="48993.15789473684">
            <text:p>48993.15789473684</text:p>
          </table:table-cell>
          <table:table-cell office:value-type="float" office:value="8769.494619923636">
            <text:p>8769.494619923636</text:p>
          </table:table-cell>
          <table:table-cell office:value-type="float" office:value="448945">
            <text:p>448945</text:p>
          </table:table-cell>
          <table:table-cell office:value-type="float" office:value="9812.032019704433">
            <text:p>9812.032019704433</text:p>
          </table:table-cell>
          <table:table-cell office:value-type="float" office:value="113754.50968703427">
            <text:p>113754.50968703427</text:p>
          </table:table-cell>
          <table:table-cell office:value-type="float" office:value="60796.5881397238">
            <text:p>60796.5881397238</text:p>
          </table:table-cell>
          <table:table-cell office:value-type="float" office:value="62819.04480478705">
            <text:p>62819.04480478705</text:p>
          </table:table-cell>
          <table:table-cell office:value-type="float" office:value="13995.682210708117">
            <text:p>13995.682210708117</text:p>
          </table:table-cell>
          <table:table-cell office:value-type="float" office:value="14127.969924812029">
            <text:p>14127.969924812029</text:p>
          </table:table-cell>
          <table:table-cell office:value-type="float" office:value="3498.3058435438265">
            <text:p>3498.3058435438265</text:p>
          </table:table-cell>
          <table:table-cell office:value-type="float" office:value="16298.659619450316">
            <text:p>16298.659619450316</text:p>
          </table:table-cell>
          <table:table-cell office:value-type="float" office:value="12927.796161482462">
            <text:p>12927.796161482462</text:p>
          </table:table-cell>
          <table:table-cell office:value-type="float" office:value="69639.75155279503">
            <text:p>69639.75155279503</text:p>
          </table:table-cell>
          <table:table-cell office:value-type="float" office:value="4950.0">
            <text:p>4950.0</text:p>
          </table:table-cell>
          <table:table-cell office:value-type="float" office:value="6006.577916992952">
            <text:p>6006.577916992952</text:p>
          </table:table-cell>
          <table:table-cell office:value-type="float" office:value="9224.569789674952">
            <text:p>9224.569789674952</text:p>
          </table:table-cell>
          <table:table-cell office:value-type="float" office:value="6235.294117647059">
            <text:p>6235.294117647059</text:p>
          </table:table-cell>
          <table:table-cell office:value-type="float" office:value="26164.6122655854">
            <text:p>26164.6122655854</text:p>
          </table:table-cell>
          <table:table-cell office:value-type="float" office:value="16138.58389261745">
            <text:p>16138.58389261745</text:p>
          </table:table-cell>
          <table:table-cell office:value-type="float" office:value="21654.245283018867">
            <text:p>21654.245283018867</text:p>
          </table:table-cell>
          <table:table-cell office:value-type="float" office:value="78263.13417190775">
            <text:p>78263.13417190775</text:p>
          </table:table-cell>
          <table:table-cell office:value-type="float" office:value="35171.51268115942">
            <text:p>35171.51268115942</text:p>
          </table:table-cell>
          <table:table-cell office:value-type="float" office:value="9782.608695652172">
            <text:p>9782.608695652172</text:p>
          </table:table-cell>
          <table:table-cell office:value-type="float" office:value="19276.753175041413">
            <text:p>19276.753175041413</text:p>
          </table:table-cell>
          <table:table-cell office:value-type="float" office:value="4687.868080094228">
            <text:p>4687.868080094228</text:p>
          </table:table-cell>
          <table:table-cell office:value-type="float" office:value="1196037.998012108">
            <text:p>1196037.998012108</text:p>
          </table:table-cell>
          <table:table-cell office:value-type="float" office:value="77275.25855513307">
            <text:p>77275.25855513307</text:p>
          </table:table-cell>
          <table:table-cell office:value-type="float" office:value="18959.672131147538">
            <text:p>18959.672131147538</text:p>
          </table:table-cell>
          <table:table-cell office:value-type="float" office:value="8504.055944055943">
            <text:p>8504.055944055943</text:p>
          </table:table-cell>
          <table:table-cell office:value-type="float" office:value="6955.4">
            <text:p>6955.4</text:p>
          </table:table-cell>
          <table:table-cell office:value-type="float" office:value="175037.95238095237">
            <text:p>175037.95238095237</text:p>
          </table:table-cell>
          <table:table-cell office:value-type="float" office:value="13130.038022813687">
            <text:p>13130.038022813687</text:p>
          </table:table-cell>
          <table:table-cell office:value-type="float" office:value="444080.16103768966">
            <text:p>444080.16103768966</text:p>
          </table:table-cell>
          <table:table-cell office:value-type="float" office:value="5151.213768115942">
            <text:p>5151.213768115942</text:p>
          </table:table-cell>
          <table:table-cell office:value-type="float" office:value="12534.791868344626">
            <text:p>12534.791868344626</text:p>
          </table:table-cell>
          <table:table-cell office:value-type="float" office:value="39190.92827004219">
            <text:p>39190.92827004219</text:p>
          </table:table-cell>
          <table:table-cell office:value-type="float" office:value="32625.749884633133">
            <text:p>32625.749884633133</text:p>
          </table:table-cell>
          <table:table-cell office:value-type="float" office:value="123817.26959517656">
            <text:p>123817.26959517656</text:p>
          </table:table-cell>
          <table:table-cell office:value-type="float" office:value="67718.01705756929">
            <text:p>67718.01705756929</text:p>
          </table:table-cell>
          <table:table-cell office:value-type="float" office:value="24275.61683599419">
            <text:p>24275.61683599419</text:p>
          </table:table-cell>
          <table:table-cell office:value-type="float" office:value="26337.22466960352">
            <text:p>26337.22466960352</text:p>
          </table:table-cell>
          <table:table-cell office:value-type="float" office:value="45213.45007451565">
            <text:p>45213.45007451565</text:p>
          </table:table-cell>
          <table:table-cell office:value-type="float" office:value="49395.56786703601">
            <text:p>49395.56786703601</text:p>
          </table:table-cell>
          <table:table-cell office:value-type="float" office:value="15363.303363303363">
            <text:p>15363.303363303363</text:p>
          </table:table-cell>
          <table:table-cell office:value-type="float" office:value="67701.33333333333">
            <text:p>67701.33333333333</text:p>
          </table:table-cell>
          <table:table-cell office:value-type="float" office:value="6412.5">
            <text:p>6412.5</text:p>
          </table:table-cell>
          <table:table-cell office:value-type="float" office:value="37034.5214077561">
            <text:p>37034.5214077561</text:p>
          </table:table-cell>
          <table:table-cell office:value-type="float" office:value="86511.19718309859">
            <text:p>86511.19718309859</text:p>
          </table:table-cell>
          <table:table-cell office:value-type="float" office:value="70409.28571428571">
            <text:p>70409.28571428571</text:p>
          </table:table-cell>
          <table:table-cell office:value-type="float" office:value="25501.363957597172">
            <text:p>25501.363957597172</text:p>
          </table:table-cell>
          <table:table-cell office:value-type="float" office:value="45693.73659373659">
            <text:p>45693.73659373659</text:p>
          </table:table-cell>
          <table:table-cell office:value-type="float" office:value="78431.52173913043">
            <text:p>78431.52173913043</text:p>
          </table:table-cell>
          <table:table-cell office:value-type="float" office:value="9634.650856389986">
            <text:p>9634.650856389986</text:p>
          </table:table-cell>
          <table:table-cell office:value-type="float" office:value="290771.2389380531">
            <text:p>290771.2389380531</text:p>
          </table:table-cell>
          <table:table-cell office:value-type="float" office:value="30886.850152905197">
            <text:p>30886.850152905197</text:p>
          </table:table-cell>
          <table:table-cell office:value-type="float" office:value="22155.0197035091">
            <text:p>22155.0197035091</text:p>
          </table:table-cell>
          <table:table-cell office:value-type="float" office:value="111243.04018637157">
            <text:p>111243.04018637157</text:p>
          </table:table-cell>
          <table:table-cell office:value-type="float" office:value="22659.922928709053">
            <text:p>22659.922928709053</text:p>
          </table:table-cell>
          <table:table-cell office:value-type="float" office:value="151975.3781217024">
            <text:p>151975.3781217024</text:p>
          </table:table-cell>
          <table:table-cell office:value-type="float" office:value="47158.61111111111">
            <text:p>47158.61111111111</text:p>
          </table:table-cell>
          <table:table-cell office:value-type="float" office:value="91810.66048667439">
            <text:p>91810.66048667439</text:p>
          </table:table-cell>
          <table:table-cell office:value-type="float" office:value="56258.86911595867">
            <text:p>56258.86911595867</text:p>
          </table:table-cell>
          <table:table-cell office:value-type="float" office:value="172676.94566813507">
            <text:p>172676.94566813507</text:p>
          </table:table-cell>
          <table:table-cell office:value-type="float" office:value="60651.69002473207">
            <text:p>60651.69002473207</text:p>
          </table:table-cell>
          <table:table-cell office:value-type="float" office:value="4488.286066584463">
            <text:p>4488.286066584463</text:p>
          </table:table-cell>
          <table:table-cell office:value-type="float" office:value="69082.08666850676">
            <text:p>69082.08666850676</text:p>
          </table:table-cell>
          <table:table-cell office:value-type="float" office:value="537822.9082505264">
            <text:p>537822.9082505264</text:p>
          </table:table-cell>
          <table:table-cell office:value-type="float" office:value="4723.424878836833">
            <text:p>4723.424878836833</text:p>
          </table:table-cell>
          <table:table-cell office:value-type="float" office:value="114528.1173594132">
            <text:p>114528.1173594132</text:p>
          </table:table-cell>
          <table:table-cell office:value-type="float" office:value="67114.94252873563">
            <text:p>67114.94252873563</text:p>
          </table:table-cell>
          <table:table-cell office:value-type="float" office:value="55768.60346585117">
            <text:p>55768.60346585117</text:p>
          </table:table-cell>
          <table:table-cell office:value-type="float" office:value="46137.1398002853">
            <text:p>46137.1398002853</text:p>
          </table:table-cell>
          <table:table-cell office:value-type="float" office:value="31525.145067698257">
            <text:p>31525.145067698257</text:p>
          </table:table-cell>
          <table:table-cell office:value-type="float" office:value="20379.746835443035">
            <text:p>20379.746835443035</text:p>
          </table:table-cell>
          <table:table-cell office:value-type="float" office:value="46145.098039215685">
            <text:p>46145.098039215685</text:p>
          </table:table-cell>
          <table:table-cell office:value-type="float" office:value="109305.86333261478">
            <text:p>109305.86333261478</text:p>
          </table:table-cell>
          <table:table-cell office:value-type="float" office:value="79042.3622047244">
            <text:p>79042.3622047244</text:p>
          </table:table-cell>
          <table:table-cell office:value-type="float" office:value="34759.980759980754">
            <text:p>34759.980759980754</text:p>
          </table:table-cell>
          <table:table-cell office:value-type="float" office:value="22268.659003831417">
            <text:p>22268.659003831417</text:p>
          </table:table-cell>
          <table:table-cell office:value-type="float" office:value="398606.5823079481">
            <text:p>398606.5823079481</text:p>
          </table:table-cell>
          <table:table-cell office:value-type="float" office:value="3113648.227969009">
            <text:p>3113648.227969009</text:p>
          </table:table-cell>
          <table:table-cell office:value-type="float" office:value="246748.2459970888">
            <text:p>246748.2459970888</text:p>
          </table:table-cell>
          <table:table-cell office:value-type="float" office:value="444894.0075648415">
            <text:p>444894.0075648415</text:p>
          </table:table-cell>
          <table:table-cell office:value-type="float" office:value="267926.990204643">
            <text:p>267926.990204643</text:p>
          </table:table-cell>
          <table:table-cell office:value-type="float" office:value="7878.932387523657">
            <text:p>7878.932387523657</text:p>
          </table:table-cell>
          <table:table-cell office:value-type="float" office:value="101110.85157096424">
            <text:p>101110.85157096424</text:p>
          </table:table-cell>
          <table:table-cell office:value-type="float" office:value="88857.03964757708">
            <text:p>88857.03964757708</text:p>
          </table:table-cell>
          <table:table-cell office:value-type="float" office:value="10933.803921568626">
            <text:p>10933.803921568626</text:p>
          </table:table-cell>
          <table:table-cell office:value-type="float" office:value="105792.07951070336">
            <text:p>105792.07951070336</text:p>
          </table:table-cell>
          <table:table-cell office:value-type="float" office:value="68168.28010052547">
            <text:p>68168.28010052547</text:p>
          </table:table-cell>
          <table:table-cell office:value-type="float" office:value="2158.293838862559">
            <text:p>2158.293838862559</text:p>
          </table:table-cell>
          <table:table-cell office:value-type="float" office:value="174479.70639032812">
            <text:p>174479.70639032812</text:p>
          </table:table-cell>
          <table:table-cell office:value-type="float" office:value="222565.8143972246">
            <text:p>222565.8143972246</text:p>
          </table:table-cell>
          <table:table-cell office:value-type="float" office:value="20185.109396914446">
            <text:p>20185.109396914446</text:p>
          </table:table-cell>
          <table:table-cell office:value-type="float" office:value="149759.00452488687">
            <text:p>149759.00452488687</text:p>
          </table:table-cell>
          <table:table-cell office:value-type="float" office:value="27307.45948945616">
            <text:p>27307.45948945616</text:p>
          </table:table-cell>
          <table:table-cell office:value-type="float" office:value="151718.15261282658">
            <text:p>151718.15261282658</text:p>
          </table:table-cell>
          <table:table-cell office:value-type="float" office:value="266899.5363214837">
            <text:p>266899.5363214837</text:p>
          </table:table-cell>
          <table:table-cell office:value-type="float" office:value="33549.72346331791">
            <text:p>33549.72346331791</text:p>
          </table:table-cell>
          <table:table-cell office:value-type="float" office:value="86146.99940083882">
            <text:p>86146.99940083882</text:p>
          </table:table-cell>
          <table:table-cell office:value-type="float" office:value="174458.24843610366">
            <text:p>174458.24843610366</text:p>
          </table:table-cell>
          <table:table-cell office:value-type="float" office:value="39981.94787379972">
            <text:p>39981.94787379972</text:p>
          </table:table-cell>
          <table:table-cell office:value-type="float" office:value="210157.50057964292">
            <text:p>210157.50057964292</text:p>
          </table:table-cell>
          <table:table-cell office:value-type="float" office:value="50423.148148148146">
            <text:p>50423.148148148146</text:p>
          </table:table-cell>
          <table:table-cell office:value-type="float" office:value="77900.92441860464">
            <text:p>77900.92441860464</text:p>
          </table:table-cell>
          <table:table-cell office:value-type="float" office:value="20273.905376344082">
            <text:p>20273.905376344082</text:p>
          </table:table-cell>
          <table:table-cell office:value-type="float" office:value="165711.02652519892">
            <text:p>165711.02652519892</text:p>
          </table:table-cell>
          <table:table-cell office:value-type="float" office:value="196577.21246819338">
            <text:p>196577.21246819338</text:p>
          </table:table-cell>
          <table:table-cell office:value-type="float" office:value="29239.574898785424">
            <text:p>29239.574898785424</text:p>
          </table:table-cell>
          <table:table-cell office:value-type="float" office:value="68549.88014101057">
            <text:p>68549.88014101057</text:p>
          </table:table-cell>
          <table:table-cell office:value-type="float" office:value="16843.018867924526">
            <text:p>16843.018867924526</text:p>
          </table:table-cell>
          <table:table-cell office:value-type="float" office:value="4759.785522788204">
            <text:p>4759.785522788204</text:p>
          </table:table-cell>
          <table:table-cell office:value-type="float" office:value="127642.07836456558">
            <text:p>127642.07836456558</text:p>
          </table:table-cell>
          <table:table-cell office:value-type="float" office:value="55867.62757069409">
            <text:p>55867.62757069409</text:p>
          </table:table-cell>
          <table:table-cell office:value-type="float" office:value="57354.496047430825">
            <text:p>57354.496047430825</text:p>
          </table:table-cell>
          <table:table-cell office:value-type="float" office:value="155003.7335140018">
            <text:p>155003.7335140018</text:p>
          </table:table-cell>
          <table:table-cell office:value-type="float" office:value="97213.17961749365">
            <text:p>97213.17961749365</text:p>
          </table:table-cell>
          <table:table-cell office:value-type="float" office:value="31894.776119402984">
            <text:p>31894.776119402984</text:p>
          </table:table-cell>
          <table:table-cell office:value-type="float" office:value="169299.11015859406">
            <text:p>169299.11015859406</text:p>
          </table:table-cell>
          <table:table-cell office:value-type="float" office:value="39214.76997578692">
            <text:p>39214.76997578692</text:p>
          </table:table-cell>
          <table:table-cell office:value-type="float" office:value="125204.72878998608">
            <text:p>125204.72878998608</text:p>
          </table:table-cell>
          <table:table-cell office:value-type="float" office:value="71458.73147486299">
            <text:p>71458.73147486299</text:p>
          </table:table-cell>
          <table:table-cell office:value-type="float" office:value="117099.16835187057">
            <text:p>117099.16835187057</text:p>
          </table:table-cell>
          <table:table-cell office:value-type="float" office:value="105845.84980237154">
            <text:p>105845.84980237154</text:p>
          </table:table-cell>
          <table:table-cell office:value-type="float" office:value="166973.09279538904">
            <text:p>166973.09279538904</text:p>
          </table:table-cell>
          <table:table-cell office:value-type="float" office:value="62264.81481481481">
            <text:p>62264.81481481481</text:p>
          </table:table-cell>
          <table:table-cell office:value-type="float" office:value="93760.08449304174">
            <text:p>93760.08449304174</text:p>
          </table:table-cell>
          <table:table-cell office:value-type="float" office:value="121517.24098124098">
            <text:p>121517.24098124098</text:p>
          </table:table-cell>
          <table:table-cell office:value-type="float" office:value="17491.40517241379">
            <text:p>17491.40517241379</text:p>
          </table:table-cell>
          <table:table-cell office:value-type="float" office:value="115234.04825737265">
            <text:p>115234.04825737265</text:p>
          </table:table-cell>
          <table:table-cell office:value-type="float" office:value="73887.96899224806">
            <text:p>73887.96899224806</text:p>
          </table:table-cell>
          <table:table-cell office:value-type="float" office:value="106165.77959183673">
            <text:p>106165.77959183673</text:p>
          </table:table-cell>
          <table:table-cell office:value-type="float" office:value="178132.07843137253">
            <text:p>178132.07843137253</text:p>
          </table:table-cell>
          <table:table-cell office:value-type="float" office:value="116954.28072727272">
            <text:p>116954.28072727272</text:p>
          </table:table-cell>
          <table:table-cell office:value-type="float" office:value="0.0">
            <text:p/>
          </table:table-cell>
          <table:table-cell office:value-type="float" office:value="4876.40366972477">
            <text:p>4876.40366972477</text:p>
          </table:table-cell>
          <table:table-cell office:value-type="float" office:value="42010.04776771776">
            <text:p>42010.04776771776</text:p>
          </table:table-cell>
          <table:table-cell office:value-type="float" office:value="38996.96163905841">
            <text:p>38996.96163905841</text:p>
          </table:table-cell>
          <table:table-cell office:value-type="float" office:value="36690.0">
            <text:p>36690.0</text:p>
          </table:table-cell>
          <table:table-cell office:value-type="float" office:value="137489.2876881831">
            <text:p>137489.2876881831</text:p>
          </table:table-cell>
          <table:table-cell office:value-type="float" office:value="66098.38636363635">
            <text:p>66098.38636363635</text:p>
          </table:table-cell>
          <table:table-cell office:value-type="float" office:value="153994.76005747126">
            <text:p>153994.76005747126</text:p>
          </table:table-cell>
          <table:table-cell office:value-type="float" office:value="229489.2256772988">
            <text:p>229489.2256772988</text:p>
          </table:table-cell>
          <table:table-cell office:value-type="float" office:value="13035.925925925925">
            <text:p>13035.925925925925</text:p>
          </table:table-cell>
          <table:table-cell office:value-type="float" office:value="297239.2747001713">
            <text:p>297239.2747001713</text:p>
          </table:table-cell>
          <table:table-cell office:value-type="float" office:value="109171.5210355987">
            <text:p>109171.5210355987</text:p>
          </table:table-cell>
          <table:table-cell office:value-type="float" office:value="22284.98740554156">
            <text:p>22284.98740554156</text:p>
          </table:table-cell>
          <table:table-cell office:value-type="float" office:value="171722.16856256462">
            <text:p>171722.16856256462</text:p>
          </table:table-cell>
          <table:table-cell office:value-type="float" office:value="142421.82849936947">
            <text:p>142421.82849936947</text:p>
          </table:table-cell>
          <table:table-cell office:value-type="float" office:value="39370.71929824561">
            <text:p>39370.71929824561</text:p>
          </table:table-cell>
          <table:table-cell office:value-type="float" office:value="176381.71372549018">
            <text:p>176381.71372549018</text:p>
          </table:table-cell>
          <table:table-cell office:value-type="float" office:value="205534.24430379746">
            <text:p>205534.24430379746</text:p>
          </table:table-cell>
          <table:table-cell office:value-type="float" office:value="98096.4132730015">
            <text:p>98096.4132730015</text:p>
          </table:table-cell>
          <table:table-cell office:value-type="float" office:value="0.0">
            <text:p/>
          </table:table-cell>
          <table:table-cell office:value-type="float" office:value="320426.178509532">
            <text:p>320426.178509532</text:p>
          </table:table-cell>
          <table:table-cell office:value-type="float" office:value="230904.44577161968">
            <text:p>230904.44577161968</text:p>
          </table:table-cell>
          <table:table-cell office:value-type="float" office:value="28896.706864564007">
            <text:p>28896.706864564007</text:p>
          </table:table-cell>
          <table:table-cell office:value-type="float" office:value="33548.21499857428">
            <text:p>33548.21499857428</text:p>
          </table:table-cell>
          <table:table-cell office:value-type="float" office:value="85357.40625">
            <text:p>85357.40625</text:p>
          </table:table-cell>
          <table:table-cell office:value-type="float" office:value="442982.48925721296">
            <text:p>442982.48925721296</text:p>
          </table:table-cell>
          <table:table-cell office:value-type="float" office:value="435400.94190871366">
            <text:p>435400.94190871366</text:p>
          </table:table-cell>
          <table:table-cell office:value-type="float" office:value="318145.76043068635">
            <text:p>318145.76043068635</text:p>
          </table:table-cell>
          <table:table-cell office:value-type="float" office:value="71550.21061999406">
            <text:p>71550.21061999406</text:p>
          </table:table-cell>
          <table:table-cell office:value-type="float" office:value="69653.71984216459">
            <text:p>69653.71984216459</text:p>
          </table:table-cell>
          <table:table-cell office:value-type="float" office:value="147009.56973293767">
            <text:p>147009.56973293767</text:p>
          </table:table-cell>
          <table:table-cell office:value-type="float" office:value="88137.37303370786">
            <text:p>88137.37303370786</text:p>
          </table:table-cell>
          <table:table-cell office:value-type="float" office:value="132973.91243080018">
            <text:p>132973.91243080018</text:p>
          </table:table-cell>
          <table:table-cell office:value-type="float" office:value="41289.378329571104">
            <text:p>41289.378329571104</text:p>
          </table:table-cell>
          <table:table-cell office:value-type="float" office:value="7409.090909090909">
            <text:p>7409.090909090909</text:p>
          </table:table-cell>
          <table:table-cell office:value-type="float" office:value="46889.32432432432">
            <text:p>46889.32432432432</text:p>
          </table:table-cell>
          <table:table-cell office:value-type="float" office:value="112786.67628390074">
            <text:p>112786.67628390074</text:p>
          </table:table-cell>
          <table:table-cell office:value-type="float" office:value="362410.76161202183">
            <text:p>362410.76161202183</text:p>
          </table:table-cell>
          <table:table-cell office:value-type="float" office:value="336376.9411057692">
            <text:p>336376.9411057692</text:p>
          </table:table-cell>
          <table:table-cell office:value-type="float" office:value="49475.1427221172">
            <text:p>49475.1427221172</text:p>
          </table:table-cell>
          <table:table-cell office:value-type="float" office:value="103011.8412132025">
            <text:p>103011.8412132025</text:p>
          </table:table-cell>
          <table:table-cell office:value-type="float" office:value="65000">
            <text:p>65000</text:p>
          </table:table-cell>
          <table:table-cell office:value-type="float" office:value="45795.58803986711">
            <text:p>45795.58803986711</text:p>
          </table:table-cell>
          <table:table-cell office:value-type="float" office:value="158594.76923076922">
            <text:p>158594.76923076922</text:p>
          </table:table-cell>
          <table:table-cell office:value-type="float" office:value="101606.5934065934">
            <text:p>101606.5934065934</text:p>
          </table:table-cell>
          <table:table-cell office:value-type="float" office:value="184163.70272063703">
            <text:p>184163.70272063703</text:p>
          </table:table-cell>
          <table:table-cell office:value-type="float" office:value="178714.44690265486">
            <text:p>178714.44690265486</text:p>
          </table:table-cell>
          <table:table-cell office:value-type="float" office:value="328804.5911949685">
            <text:p>328804.5911949685</text:p>
          </table:table-cell>
          <table:table-cell office:value-type="float" office:value="53547.13375796178">
            <text:p>53547.13375796178</text:p>
          </table:table-cell>
          <table:table-cell office:value-type="float" office:value="92030.9765338548">
            <text:p>92030.9765338548</text:p>
          </table:table-cell>
          <table:table-cell office:value-type="float" office:value="155578.44266163284">
            <text:p>155578.44266163284</text:p>
          </table:table-cell>
          <table:table-cell office:value-type="float" office:value="184827.48607038122">
            <text:p>184827.48607038122</text:p>
          </table:table-cell>
          <table:table-cell office:value-type="float" office:value="74083.04550499444">
            <text:p>74083.04550499444</text:p>
          </table:table-cell>
          <table:table-cell office:value-type="float" office:value="76277.15423976608">
            <text:p>76277.15423976608</text:p>
          </table:table-cell>
          <table:table-cell office:value-type="float" office:value="27252.194915254237">
            <text:p>27252.194915254237</text:p>
          </table:table-cell>
          <table:table-cell office:value-type="float" office:value="405774.98921639106">
            <text:p>405774.98921639106</text:p>
          </table:table-cell>
          <table:table-cell office:value-type="float" office:value="45269.820627802685">
            <text:p>45269.820627802685</text:p>
          </table:table-cell>
          <table:table-cell office:value-type="float" office:value="62248.71541501976">
            <text:p>62248.71541501976</text:p>
          </table:table-cell>
          <table:table-cell office:value-type="float" office:value="109390.57214241098">
            <text:p>109390.57214241098</text:p>
          </table:table-cell>
          <table:table-cell office:value-type="float" office:value="105550.71054144154">
            <text:p>105550.71054144154</text:p>
          </table:table-cell>
          <table:table-cell office:value-type="float" office:value="86608.56027955736">
            <text:p>86608.56027955736</text:p>
          </table:table-cell>
          <table:table-cell office:value-type="float" office:value="169943.06134969325">
            <text:p>169943.06134969325</text:p>
          </table:table-cell>
          <table:table-cell office:value-type="float" office:value="166525.36878814298">
            <text:p>166525.36878814298</text:p>
          </table:table-cell>
          <table:table-cell office:value-type="float" office:value="144789.54356846472">
            <text:p>144789.54356846472</text:p>
          </table:table-cell>
          <table:table-cell office:value-type="float" office:value="63734.37350359138">
            <text:p>63734.37350359138</text:p>
          </table:table-cell>
          <table:table-cell office:value-type="float" office:value="19483.8">
            <text:p>19483.8</text:p>
          </table:table-cell>
          <table:table-cell office:value-type="float" office:value="42263.839712918656">
            <text:p>42263.839712918656</text:p>
          </table:table-cell>
          <table:table-cell office:value-type="float" office:value="123981.88524904214">
            <text:p>123981.88524904214</text:p>
          </table:table-cell>
          <table:table-cell office:value-type="float" office:value="136859.40610328637">
            <text:p>136859.40610328637</text:p>
          </table:table-cell>
          <table:table-cell office:value-type="float" office:value="256194.73717948716">
            <text:p>256194.73717948716</text:p>
          </table:table-cell>
          <table:table-cell office:value-type="float" office:value="84238.6632825719">
            <text:p>84238.6632825719</text:p>
          </table:table-cell>
          <table:table-cell office:value-type="float" office:value="278024.7645051194">
            <text:p>278024.7645051194</text:p>
          </table:table-cell>
          <table:table-cell office:value-type="float" office:value="223578.06703910613">
            <text:p>223578.06703910613</text:p>
          </table:table-cell>
          <table:table-cell office:value-type="float" office:value="36719.30598290598">
            <text:p>36719.30598290598</text:p>
          </table:table-cell>
          <table:table-cell office:value-type="float" office:value="54840.72463768115">
            <text:p>54840.72463768115</text:p>
          </table:table-cell>
          <table:table-cell office:value-type="float" office:value="124673.0082644628">
            <text:p>124673.0082644628</text:p>
          </table:table-cell>
          <table:table-cell office:value-type="float" office:value="353234.05256327055">
            <text:p>353234.05256327055</text:p>
          </table:table-cell>
          <table:table-cell office:value-type="float" office:value="41531.199844479">
            <text:p>41531.199844479</text:p>
          </table:table-cell>
          <table:table-cell office:value-type="float" office:value="92123.79432624113">
            <text:p>92123.79432624113</text:p>
          </table:table-cell>
          <table:table-cell office:value-type="float" office:value="212225.63784822286">
            <text:p>212225.63784822286</text:p>
          </table:table-cell>
          <table:table-cell office:value-type="float" office:value="8664.355573974304">
            <text:p>8664.355573974304</text:p>
          </table:table-cell>
          <table:table-cell office:value-type="float" office:value="189302.0806625855">
            <text:p>189302.0806625855</text:p>
          </table:table-cell>
          <table:table-cell office:value-type="float" office:value="83741.30327868852">
            <text:p>83741.30327868852</text:p>
          </table:table-cell>
          <table:table-cell office:value-type="float" office:value="145296.23080502558">
            <text:p>145296.23080502558</text:p>
          </table:table-cell>
          <table:table-cell office:value-type="float" office:value="21064">
            <text:p>21064</text:p>
          </table:table-cell>
          <table:table-cell office:value-type="float" office:value="52982.93172690763">
            <text:p>52982.93172690763</text:p>
          </table:table-cell>
          <table:table-cell office:value-type="float" office:value="56650.656565656565">
            <text:p>56650.656565656565</text:p>
          </table:table-cell>
          <table:table-cell office:value-type="float" office:value="4634.80825958702">
            <text:p>4634.80825958702</text:p>
          </table:table-cell>
          <table:table-cell office:value-type="float" office:value="57415.16939252336">
            <text:p>57415.16939252336</text:p>
          </table:table-cell>
          <table:table-cell office:value-type="float" office:value="314127.7036441586">
            <text:p>314127.7036441586</text:p>
          </table:table-cell>
          <table:table-cell office:value-type="float" office:value="19159.0206185567">
            <text:p>19159.0206185567</text:p>
          </table:table-cell>
          <table:table-cell office:value-type="float" office:value="200000">
            <text:p>200000</text:p>
          </table:table-cell>
          <table:table-cell office:value-type="float" office:value="121228.26631509558">
            <text:p>121228.26631509558</text:p>
          </table:table-cell>
          <table:table-cell office:value-type="float" office:value="62005.456634118316">
            <text:p>62005.456634118316</text:p>
          </table:table-cell>
          <table:table-cell office:value-type="float" office:value="514938.08805998845">
            <text:p>514938.08805998845</text:p>
          </table:table-cell>
          <table:table-cell office:value-type="float" office:value="102937.47656940759">
            <text:p>102937.47656940759</text:p>
          </table:table-cell>
          <table:table-cell office:value-type="float" office:value="475582.2374429224">
            <text:p>475582.2374429224</text:p>
          </table:table-cell>
          <table:table-cell office:value-type="float" office:value="231887.41721854304">
            <text:p>231887.41721854304</text:p>
          </table:table-cell>
          <table:table-cell office:value-type="float" office:value="89337.33833177132">
            <text:p>89337.33833177132</text:p>
          </table:table-cell>
          <table:table-cell office:value-type="float" office:value="74407.46724890829">
            <text:p>74407.46724890829</text:p>
          </table:table-cell>
          <table:table-cell office:value-type="float" office:value="30130.551917680074">
            <text:p>30130.551917680074</text:p>
          </table:table-cell>
          <table:table-cell office:value-type="float" office:value="229807.57744565216">
            <text:p>229807.57744565216</text:p>
          </table:table-cell>
          <table:table-cell office:value-type="float" office:value="17858.666999002988">
            <text:p>17858.666999002988</text:p>
          </table:table-cell>
          <table:table-cell office:value-type="float" office:value="196027.80663321502">
            <text:p>196027.80663321502</text:p>
          </table:table-cell>
          <table:table-cell office:value-type="float" office:value="482494.64852607704">
            <text:p>482494.64852607704</text:p>
          </table:table-cell>
          <table:table-cell office:value-type="float" office:value="110406.39950779326">
            <text:p>110406.39950779326</text:p>
          </table:table-cell>
          <table:table-cell office:value-type="float" office:value="226146.9554297842">
            <text:p>226146.9554297842</text:p>
          </table:table-cell>
          <table:table-cell office:value-type="float" office:value="153453.07116104866">
            <text:p>153453.07116104866</text:p>
          </table:table-cell>
          <table:table-cell office:value-type="float" office:value="106281.1382113821">
            <text:p>106281.1382113821</text:p>
          </table:table-cell>
          <table:table-cell office:value-type="float" office:value="67067.75510204081">
            <text:p>67067.75510204081</text:p>
          </table:table-cell>
          <table:table-cell office:value-type="float" office:value="57011.83288409703">
            <text:p>57011.83288409703</text:p>
          </table:table-cell>
          <table:table-cell office:value-type="float" office:value="168817.93779453344">
            <text:p>168817.93779453344</text:p>
          </table:table-cell>
          <table:table-cell office:value-type="float" office:value="369479.0317095588">
            <text:p>369479.0317095588</text:p>
          </table:table-cell>
          <table:table-cell office:value-type="float" office:value="219591.3799392097">
            <text:p>219591.3799392097</text:p>
          </table:table-cell>
          <table:table-cell office:value-type="float" office:value="48234.903629536915">
            <text:p>48234.903629536915</text:p>
          </table:table-cell>
          <table:table-cell office:value-type="float" office:value="107694.30366492146">
            <text:p>107694.30366492146</text:p>
          </table:table-cell>
          <table:table-cell office:value-type="float" office:value="511745.4186893204">
            <text:p>511745.4186893204</text:p>
          </table:table-cell>
          <table:table-cell office:value-type="float" office:value="265951.7077175698">
            <text:p>265951.7077175698</text:p>
          </table:table-cell>
          <table:table-cell office:value-type="float" office:value="25261.28205128205">
            <text:p>25261.28205128205</text:p>
          </table:table-cell>
          <table:table-cell office:value-type="float" office:value="46962.466960352416">
            <text:p>46962.466960352416</text:p>
          </table:table-cell>
          <table:table-cell office:value-type="float" office:value="98362.3199790521">
            <text:p>98362.3199790521</text:p>
          </table:table-cell>
          <table:table-cell office:value-type="float" office:value="86387.47651775485">
            <text:p>86387.47651775485</text:p>
          </table:table-cell>
          <table:table-cell office:value-type="float" office:value="172966.15692640693">
            <text:p>172966.15692640693</text:p>
          </table:table-cell>
          <table:table-cell office:value-type="float" office:value="222315.62575941675">
            <text:p>222315.62575941675</text:p>
          </table:table-cell>
          <table:table-cell office:value-type="float" office:value="197324.67404129793">
            <text:p>197324.67404129793</text:p>
          </table:table-cell>
          <table:table-cell office:value-type="float" office:value="326205.2679558011">
            <text:p>326205.2679558011</text:p>
          </table:table-cell>
          <table:table-cell office:value-type="float" office:value="37974.73684210526">
            <text:p>37974.73684210526</text:p>
          </table:table-cell>
          <table:table-cell office:value-type="float" office:value="133159.74025974024">
            <text:p>133159.74025974024</text:p>
          </table:table-cell>
          <table:table-cell office:value-type="float" office:value="102876.64137155705">
            <text:p>102876.64137155705</text:p>
          </table:table-cell>
          <table:table-cell office:value-type="float" office:value="313472.50388802483">
            <text:p>313472.50388802483</text:p>
          </table:table-cell>
          <table:table-cell office:value-type="float" office:value="15294.117647058823">
            <text:p>15294.117647058823</text:p>
          </table:table-cell>
          <table:table-cell office:value-type="float" office:value="98313.78640776698">
            <text:p>98313.78640776698</text:p>
          </table:table-cell>
          <table:table-cell office:value-type="float" office:value="359466.83040478977">
            <text:p>359466.83040478977</text:p>
          </table:table-cell>
          <table:table-cell office:value-type="float" office:value="132478.26984126982">
            <text:p>132478.26984126982</text:p>
          </table:table-cell>
          <table:table-cell office:value-type="float" office:value="45039.45581045505">
            <text:p>45039.45581045505</text:p>
          </table:table-cell>
          <table:table-cell office:value-type="float" office:value="206298.78378378376">
            <text:p>206298.78378378376</text:p>
          </table:table-cell>
          <table:table-cell office:value-type="float" office:value="104945.93165174939">
            <text:p>104945.93165174939</text:p>
          </table:table-cell>
          <table:table-cell office:value-type="float" office:value="192858.72093023255">
            <text:p>192858.72093023255</text:p>
          </table:table-cell>
          <table:table-cell office:value-type="float" office:value="206837.03169572106">
            <text:p>206837.03169572106</text:p>
          </table:table-cell>
          <table:table-cell office:value-type="float" office:value="214821.03386454182">
            <text:p>214821.03386454182</text:p>
          </table:table-cell>
          <table:table-cell office:value-type="float" office:value="200000">
            <text:p>200000</text:p>
          </table:table-cell>
          <table:table-cell office:value-type="float" office:value="92565.08199195171">
            <text:p>92565.08199195171</text:p>
          </table:table-cell>
          <table:table-cell office:value-type="float" office:value="40238.8639760837">
            <text:p>40238.8639760837</text:p>
          </table:table-cell>
          <table:table-cell office:value-type="float" office:value="47219.69527896995">
            <text:p>47219.69527896995</text:p>
          </table:table-cell>
          <table:table-cell office:value-type="float" office:value="94378.57142857142">
            <text:p>94378.57142857142</text:p>
          </table:table-cell>
          <table:table-cell office:value-type="float" office:value="94181.93481095176">
            <text:p>94181.93481095176</text:p>
          </table:table-cell>
          <table:table-cell office:value-type="float" office:value="152666.51583710406">
            <text:p>152666.51583710406</text:p>
          </table:table-cell>
          <table:table-cell office:value-type="float" office:value="206380.84229390678">
            <text:p>206380.84229390678</text:p>
          </table:table-cell>
          <table:table-cell office:value-type="float" office:value="239997.57637271212">
            <text:p>239997.57637271212</text:p>
          </table:table-cell>
          <table:table-cell office:value-type="float" office:value="126930.27065527065">
            <text:p>126930.27065527065</text:p>
          </table:table-cell>
          <table:table-cell office:value-type="float" office:value="17752.3629489603">
            <text:p>17752.3629489603</text:p>
          </table:table-cell>
          <table:table-cell office:value-type="float" office:value="0">
            <text:p/>
          </table:table-cell>
          <table:table-cell office:value-type="float" office:value="149344.6094627105">
            <text:p>149344.6094627105</text:p>
          </table:table-cell>
          <table:table-cell office:value-type="float" office:value="255157.38914373086">
            <text:p>255157.38914373086</text:p>
          </table:table-cell>
          <table:table-cell office:value-type="float" office:value="440724.72170212766">
            <text:p>440724.72170212766</text:p>
          </table:table-cell>
          <table:table-cell office:value-type="float" office:value="89462.94561933534">
            <text:p>89462.94561933534</text:p>
          </table:table-cell>
          <table:table-cell office:value-type="float" office:value="241694.70404984424">
            <text:p>241694.70404984424</text:p>
          </table:table-cell>
          <table:table-cell office:value-type="float" office:value="43126.04891815616">
            <text:p>43126.04891815616</text:p>
          </table:table-cell>
          <table:table-cell office:value-type="float" office:value="14298.779661016948">
            <text:p>14298.779661016948</text:p>
          </table:table-cell>
          <table:table-cell office:value-type="float" office:value="121722.38646482636">
            <text:p>121722.38646482636</text:p>
          </table:table-cell>
          <table:table-cell office:value-type="float" office:value="45474.09224730127">
            <text:p>45474.09224730127</text:p>
          </table:table-cell>
          <table:table-cell office:value-type="float" office:value="171081.3707165109">
            <text:p>171081.3707165109</text:p>
          </table:table-cell>
          <table:table-cell office:value-type="float" office:value="79158.10082304526">
            <text:p>79158.10082304526</text:p>
          </table:table-cell>
          <table:table-cell office:value-type="float" office:value="330593.92921415716">
            <text:p>330593.92921415716</text:p>
          </table:table-cell>
          <table:table-cell office:value-type="float" office:value="305920.6604278075">
            <text:p>305920.6604278075</text:p>
          </table:table-cell>
          <table:table-cell office:value-type="float" office:value="157311.87458745873">
            <text:p>157311.87458745873</text:p>
          </table:table-cell>
          <table:table-cell office:value-type="float" office:value="217289.3983679525">
            <text:p>217289.3983679525</text:p>
          </table:table-cell>
          <table:table-cell office:value-type="float" office:value="223897.32334047108">
            <text:p>223897.32334047108</text:p>
          </table:table-cell>
          <table:table-cell office:value-type="float" office:value="321074.38350125944">
            <text:p>321074.38350125944</text:p>
          </table:table-cell>
          <table:table-cell office:value-type="float" office:value="163752.40088105726">
            <text:p>163752.40088105726</text:p>
          </table:table-cell>
          <table:table-cell office:value-type="float" office:value="248457.34385964912">
            <text:p>248457.34385964912</text:p>
          </table:table-cell>
          <table:table-cell office:value-type="float" office:value="179435.37662337662">
            <text:p>179435.37662337662</text:p>
          </table:table-cell>
          <table:table-cell office:value-type="float" office:value="58104.05405405405">
            <text:p>58104.05405405405</text:p>
          </table:table-cell>
          <table:table-cell office:value-type="float" office:value="76565.85222672064">
            <text:p>76565.85222672064</text:p>
          </table:table-cell>
          <table:table-cell office:value-type="float" office:value="97580.43780403057">
            <text:p>97580.43780403057</text:p>
          </table:table-cell>
          <table:table-cell office:value-type="float" office:value="143309.41535111592">
            <text:p>143309.41535111592</text:p>
          </table:table-cell>
          <table:table-cell office:value-type="float" office:value="157405.3956148713">
            <text:p>157405.3956148713</text:p>
          </table:table-cell>
          <table:table-cell office:value-type="float" office:value="292580.3354313217">
            <text:p>292580.3354313217</text:p>
          </table:table-cell>
          <table:table-cell office:value-type="float" office:value="128152.41153081511">
            <text:p>128152.41153081511</text:p>
          </table:table-cell>
          <table:table-cell office:value-type="float" office:value="728516.8191603875">
            <text:p>728516.8191603875</text:p>
          </table:table-cell>
          <table:table-cell office:value-type="float" office:value="119412.3462686567">
            <text:p>119412.3462686567</text:p>
          </table:table-cell>
          <table:table-cell office:value-type="float" office:value="80050.57997281376">
            <text:p>80050.57997281376</text:p>
          </table:table-cell>
          <table:table-cell office:value-type="float" office:value="115435.15625">
            <text:p>115435.15625</text:p>
          </table:table-cell>
          <table:table-cell office:value-type="float" office:value="311711.74613402056">
            <text:p>311711.74613402056</text:p>
          </table:table-cell>
          <table:table-cell office:value-type="float" office:value="112173.40425531914">
            <text:p>112173.40425531914</text:p>
          </table:table-cell>
          <table:table-cell office:value-type="float" office:value="147994.56197746273">
            <text:p>147994.56197746273</text:p>
          </table:table-cell>
          <table:table-cell office:value-type="float" office:value="148324.09326974032">
            <text:p>148324.09326974032</text:p>
          </table:table-cell>
          <table:table-cell office:value-type="float" office:value="633284.1419141913">
            <text:p>633284.1419141913</text:p>
          </table:table-cell>
          <table:table-cell office:value-type="float" office:value="261669.3887271765">
            <text:p>261669.3887271765</text:p>
          </table:table-cell>
          <table:table-cell office:value-type="float" office:value="45656.024390243896">
            <text:p>45656.024390243896</text:p>
          </table:table-cell>
          <table:table-cell office:value-type="float" office:value="90776.53290529695">
            <text:p>90776.53290529695</text:p>
          </table:table-cell>
          <table:table-cell office:value-type="float" office:value="51103.960612691466">
            <text:p>51103.960612691466</text:p>
          </table:table-cell>
          <table:table-cell office:value-type="float" office:value="205401.41387024606">
            <text:p>205401.41387024606</text:p>
          </table:table-cell>
          <table:table-cell office:value-type="float" office:value="147285.7627118644">
            <text:p>147285.7627118644</text:p>
          </table:table-cell>
          <table:table-cell office:value-type="float" office:value="15975.0">
            <text:p>15975.0</text:p>
          </table:table-cell>
          <table:table-cell office:value-type="float" office:value="16848.519362186787">
            <text:p>16848.519362186787</text:p>
          </table:table-cell>
          <table:table-cell office:value-type="float" office:value="165596.27365356623">
            <text:p>165596.27365356623</text:p>
          </table:table-cell>
          <table:table-cell office:value-type="float" office:value="133302.11348563005">
            <text:p>133302.11348563005</text:p>
          </table:table-cell>
          <table:table-cell office:value-type="float" office:value="39025.609756097554">
            <text:p>39025.609756097554</text:p>
          </table:table-cell>
          <table:table-cell office:value-type="float" office:value="126853.3704735376">
            <text:p>126853.3704735376</text:p>
          </table:table-cell>
          <table:table-cell office:value-type="float" office:value="220601.4315291816">
            <text:p>220601.4315291816</text:p>
          </table:table-cell>
          <table:table-cell office:value-type="float" office:value="97392.52747252746">
            <text:p>97392.52747252746</text:p>
          </table:table-cell>
          <table:table-cell office:value-type="float" office:value="57706.968503937">
            <text:p>57706.968503937</text:p>
          </table:table-cell>
          <table:table-cell office:value-type="float" office:value="416006.06060606055">
            <text:p>416006.06060606055</text:p>
          </table:table-cell>
          <table:table-cell office:value-type="float" office:value="605382.7407407407">
            <text:p>605382.7407407407</text:p>
          </table:table-cell>
          <table:table-cell office:value-type="float" office:value="146947.3721340388">
            <text:p>146947.3721340388</text:p>
          </table:table-cell>
          <table:table-cell office:value-type="float" office:value="250561.98347107437">
            <text:p>250561.98347107437</text:p>
          </table:table-cell>
          <table:table-cell office:value-type="float" office:value="139092.12115384615">
            <text:p>139092.12115384615</text:p>
          </table:table-cell>
          <table:table-cell office:value-type="float" office:value="74927.0066889632">
            <text:p>74927.0066889632</text:p>
          </table:table-cell>
          <table:table-cell office:value-type="float" office:value="183181.50442477874">
            <text:p>183181.50442477874</text:p>
          </table:table-cell>
          <table:table-cell office:value-type="float" office:value="25739.26380368098">
            <text:p>25739.26380368098</text:p>
          </table:table-cell>
          <table:table-cell office:value-type="float" office:value="26208.26883910387">
            <text:p>26208.26883910387</text:p>
          </table:table-cell>
          <table:table-cell office:value-type="float" office:value="31980.09155937053">
            <text:p>31980.09155937053</text:p>
          </table:table-cell>
          <table:table-cell office:value-type="float" office:value="30382.470308788597">
            <text:p>30382.470308788597</text:p>
          </table:table-cell>
          <table:table-cell office:value-type="float" office:value="244285.79083518108">
            <text:p>244285.79083518108</text:p>
          </table:table-cell>
          <table:table-cell office:value-type="float" office:value="31500.0">
            <text:p>31500.0</text:p>
          </table:table-cell>
          <table:table-cell office:value-type="float" office:value="173309.0953186689">
            <text:p>173309.0953186689</text:p>
          </table:table-cell>
          <table:table-cell office:value-type="float" office:value="183560.91245376077">
            <text:p>183560.91245376077</text:p>
          </table:table-cell>
          <table:table-cell office:value-type="float" office:value="393051.3514246947">
            <text:p>393051.3514246947</text:p>
          </table:table-cell>
          <table:table-cell office:value-type="float" office:value="317815.5373744886">
            <text:p>317815.5373744886</text:p>
          </table:table-cell>
          <table:table-cell office:value-type="float" office:value="142169.23587674246">
            <text:p>142169.23587674246</text:p>
          </table:table-cell>
          <table:table-cell office:value-type="float" office:value="699094.6637578035">
            <text:p>699094.6637578035</text:p>
          </table:table-cell>
          <table:table-cell office:value-type="float" office:value="331812.31838060723">
            <text:p>331812.31838060723</text:p>
          </table:table-cell>
          <table:table-cell office:value-type="float" office:value="213372.33222591362">
            <text:p>213372.33222591362</text:p>
          </table:table-cell>
          <table:table-cell office:value-type="float" office:value="463616.0880181715">
            <text:p>463616.0880181715</text:p>
          </table:table-cell>
          <table:table-cell office:value-type="float" office:value="268783.1381634372">
            <text:p>268783.1381634372</text:p>
          </table:table-cell>
          <table:table-cell office:value-type="float" office:value="594353.0669965363">
            <text:p>594353.0669965363</text:p>
          </table:table-cell>
          <table:table-cell office:value-type="float" office:value="423774.36402737047">
            <text:p>423774.36402737047</text:p>
          </table:table-cell>
          <table:table-cell office:value-type="float" office:value="3868891.7935332847">
            <text:p>3868891.7935332847</text:p>
          </table:table-cell>
          <table:table-cell office:value-type="float" office:value="480412.8657349638">
            <text:p>480412.8657349638</text:p>
          </table:table-cell>
          <table:table-cell office:value-type="float" office:value="890093.3986808354">
            <text:p>890093.3986808354</text:p>
          </table:table-cell>
          <table:table-cell office:value-type="float" office:value="560886.1028037382">
            <text:p>560886.1028037382</text:p>
          </table:table-cell>
          <table:table-cell office:value-type="float" office:value="686976.4576165155">
            <text:p>686976.4576165155</text:p>
          </table:table-cell>
          <table:table-cell office:value-type="float" office:value="183929.92739273925">
            <text:p>183929.92739273925</text:p>
          </table:table-cell>
          <table:table-cell office:value-type="float" office:value="430565.7125781537">
            <text:p>430565.7125781537</text:p>
          </table:table-cell>
          <table:table-cell office:value-type="float" office:value="373478.7759648572">
            <text:p>373478.7759648572</text:p>
          </table:table-cell>
          <table:table-cell office:value-type="float" office:value="301632.6676923077">
            <text:p>301632.6676923077</text:p>
          </table:table-cell>
          <table:table-cell office:value-type="float" office:value="297583.0209165687">
            <text:p>297583.0209165687</text:p>
          </table:table-cell>
          <table:table-cell office:value-type="float" office:value="99182.66151297625">
            <text:p>99182.66151297625</text:p>
          </table:table-cell>
          <table:table-cell office:value-type="float" office:value="1134890.5949091597">
            <text:p>1134890.5949091597</text:p>
          </table:table-cell>
          <table:table-cell office:value-type="float" office:value="149155.6166778749">
            <text:p>149155.6166778749</text:p>
          </table:table-cell>
          <table:table-cell office:value-type="float" office:value="270309.04976404976">
            <text:p>270309.04976404976</text:p>
          </table:table-cell>
          <table:table-cell office:value-type="float" office:value="676090.8029556649">
            <text:p>676090.8029556649</text:p>
          </table:table-cell>
          <table:table-cell office:value-type="float" office:value="380672.0119225037">
            <text:p>380672.0119225037</text:p>
          </table:table-cell>
          <table:table-cell office:value-type="float" office:value="969884.3281527874">
            <text:p>969884.3281527874</text:p>
          </table:table-cell>
          <table:table-cell office:value-type="float" office:value="380309.79514466244">
            <text:p>380309.79514466244</text:p>
          </table:table-cell>
          <table:table-cell office:value-type="float" office:value="750486.2435657064">
            <text:p>750486.2435657064</text:p>
          </table:table-cell>
          <table:table-cell office:value-type="float" office:value="392240.0694205911">
            <text:p>392240.0694205911</text:p>
          </table:table-cell>
          <table:table-cell office:value-type="float" office:value="316231.4660604092">
            <text:p>316231.4660604092</text:p>
          </table:table-cell>
          <table:table-cell office:value-type="float" office:value="566377.6396724294">
            <text:p>566377.6396724294</text:p>
          </table:table-cell>
          <table:table-cell office:value-type="float" office:value="479399.97455765004">
            <text:p>479399.97455765004</text:p>
          </table:table-cell>
          <table:table-cell office:value-type="float" office:value="849305.6744868035">
            <text:p>849305.6744868035</text:p>
          </table:table-cell>
          <table:table-cell office:value-type="float" office:value="983595.7890688259">
            <text:p>983595.7890688259</text:p>
          </table:table-cell>
          <table:table-cell office:value-type="float" office:value="1003050.0887761572">
            <text:p>1003050.0887761572</text:p>
          </table:table-cell>
          <table:table-cell office:value-type="float" office:value="435453.9375">
            <text:p>435453.9375</text:p>
          </table:table-cell>
          <table:table-cell office:value-type="float" office:value="720851.4553357314">
            <text:p>720851.4553357314</text:p>
          </table:table-cell>
          <table:table-cell office:value-type="float" office:value="822590.69742901">
            <text:p>822590.69742901</text:p>
          </table:table-cell>
          <table:table-cell office:value-type="float" office:value="498419.4379827351">
            <text:p>498419.4379827351</text:p>
          </table:table-cell>
          <table:table-cell office:value-type="float" office:value="404332.7814569536">
            <text:p>404332.7814569536</text:p>
          </table:table-cell>
          <table:table-cell office:value-type="float" office:value="700650.7376097231">
            <text:p>700650.7376097231</text:p>
          </table:table-cell>
          <table:table-cell office:value-type="float" office:value="658997.2146044624">
            <text:p>658997.2146044624</text:p>
          </table:table-cell>
          <table:table-cell office:value-type="float" office:value="210016.55279503105">
            <text:p>210016.55279503105</text:p>
          </table:table-cell>
          <table:table-cell office:value-type="float" office:value="320758.0518191841">
            <text:p>320758.0518191841</text:p>
          </table:table-cell>
          <table:table-cell office:value-type="float" office:value="748310.5175021607">
            <text:p>748310.5175021607</text:p>
          </table:table-cell>
          <table:table-cell office:value-type="float" office:value="2506447.9709850554">
            <text:p>2506447.9709850554</text:p>
          </table:table-cell>
          <table:table-cell office:value-type="float" office:value="624170.2654639175">
            <text:p>624170.2654639175</text:p>
          </table:table-cell>
          <table:table-cell office:value-type="float" office:value="273525.110802775">
            <text:p>273525.110802775</text:p>
          </table:table-cell>
          <table:table-cell office:value-type="float" office:value="584106.3910931173">
            <text:p>584106.3910931173</text:p>
          </table:table-cell>
          <table:table-cell office:value-type="float" office:value="278613.60534846026">
            <text:p>278613.60534846026</text:p>
          </table:table-cell>
          <table:table-cell office:value-type="float" office:value="198491.7121212121">
            <text:p>198491.7121212121</text:p>
          </table:table-cell>
          <table:table-cell office:value-type="float" office:value="360867.04973221116">
            <text:p>360867.04973221116</text:p>
          </table:table-cell>
          <table:table-cell office:value-type="float" office:value="824873.7582728006">
            <text:p>824873.7582728006</text:p>
          </table:table-cell>
          <table:table-cell office:value-type="float" office:value="323474.47525597265">
            <text:p>323474.47525597265</text:p>
          </table:table-cell>
          <table:table-cell office:value-type="float" office:value="394507.49751596875">
            <text:p>394507.49751596875</text:p>
          </table:table-cell>
          <table:table-cell office:value-type="float" office:value="581844.4042298048">
            <text:p>581844.4042298048</text:p>
          </table:table-cell>
          <table:table-cell office:value-type="float" office:value="422731.03738738736">
            <text:p>422731.03738738736</text:p>
          </table:table-cell>
          <table:table-cell office:value-type="float" office:value="661216.8073359072">
            <text:p>661216.8073359072</text:p>
          </table:table-cell>
          <table:table-cell office:value-type="float" office:value="973827.1816568046">
            <text:p>973827.1816568046</text:p>
          </table:table-cell>
          <table:table-cell office:value-type="float" office:value="569809.976057462">
            <text:p>569809.976057462</text:p>
          </table:table-cell>
          <table:table-cell office:value-type="float" office:value="4225495.831111223">
            <text:p>4225495.831111223</text:p>
          </table:table-cell>
          <table:table-cell office:value-type="float" office:value="439332.911365564">
            <text:p>439332.911365564</text:p>
          </table:table-cell>
          <table:table-cell office:value-type="float" office:value="337753.3317105554">
            <text:p>337753.3317105554</text:p>
          </table:table-cell>
          <table:table-cell office:value-type="float" office:value="1030936.8592243891">
            <text:p>1030936.8592243891</text:p>
          </table:table-cell>
          <table:table-cell office:value-type="float" office:value="217380.1820491109">
            <text:p>217380.1820491109</text:p>
          </table:table-cell>
          <table:table-cell office:value-type="float" office:value="1687937.115654952">
            <text:p>1687937.115654952</text:p>
          </table:table-cell>
          <table:table-cell office:value-type="float" office:value="488966.44209401705">
            <text:p>488966.44209401705</text:p>
          </table:table-cell>
          <table:table-cell office:value-type="float" office:value="752301.9291784702">
            <text:p>752301.9291784702</text:p>
          </table:table-cell>
          <table:table-cell office:value-type="float" office:value="324432.62816735415">
            <text:p>324432.62816735415</text:p>
          </table:table-cell>
          <table:table-cell office:value-type="float" office:value="730932.8483606557">
            <text:p>730932.8483606557</text:p>
          </table:table-cell>
          <table:table-cell office:value-type="float" office:value="599953.6232218377">
            <text:p>599953.6232218377</text:p>
          </table:table-cell>
          <table:table-cell office:value-type="float" office:value="541267.9915641475">
            <text:p>541267.9915641475</text:p>
          </table:table-cell>
          <table:table-cell office:value-type="float" office:value="1194898.4683329803">
            <text:p>1194898.4683329803</text:p>
          </table:table-cell>
          <table:table-cell office:value-type="float" office:value="558032.8034839411">
            <text:p>558032.8034839411</text:p>
          </table:table-cell>
          <table:table-cell office:value-type="float" office:value="696259.5309943646">
            <text:p>696259.5309943646</text:p>
          </table:table-cell>
          <table:table-cell office:value-type="float" office:value="819884.8563645368">
            <text:p>819884.8563645368</text:p>
          </table:table-cell>
          <table:table-cell office:value-type="float" office:value="916050.8214638971">
            <text:p>916050.8214638971</text:p>
          </table:table-cell>
          <table:table-cell office:value-type="float" office:value="640440.6926829268">
            <text:p>640440.6926829268</text:p>
          </table:table-cell>
          <table:table-cell office:value-type="float" office:value="869584.109475184">
            <text:p>869584.109475184</text:p>
          </table:table-cell>
          <table:table-cell office:value-type="float" office:value="245656.17580340264">
            <text:p>245656.17580340264</text:p>
          </table:table-cell>
          <table:table-cell office:value-type="float" office:value="300445.95837462833">
            <text:p>300445.95837462833</text:p>
          </table:table-cell>
          <table:table-cell office:value-type="float" office:value="416627.85062713793">
            <text:p>416627.85062713793</text:p>
          </table:table-cell>
          <table:table-cell office:value-type="float" office:value="492894.321133412">
            <text:p>492894.321133412</text:p>
          </table:table-cell>
          <table:table-cell office:value-type="float" office:value="1145203.150596252">
            <text:p>1145203.150596252</text:p>
          </table:table-cell>
          <table:table-cell office:value-type="float" office:value="4954457.0838881135">
            <text:p>4954457.0838881135</text:p>
          </table:table-cell>
          <table:table-cell office:value-type="float" office:value="1977508.0436681223">
            <text:p>1977508.0436681223</text:p>
          </table:table-cell>
          <table:table-cell office:value-type="float" office:value="940060.2633151696">
            <text:p>940060.2633151696</text:p>
          </table:table-cell>
          <table:table-cell office:value-type="float" office:value="981089.482103848">
            <text:p>981089.482103848</text:p>
          </table:table-cell>
          <table:table-cell office:value-type="float" office:value="655.1482196105945">
            <text:p>655.1482196105945</text:p>
          </table:table-cell>
          <table:table-cell office:value-type="float" office:value="0.0">
            <text:p/>
          </table:table-cell>
          <table:table-cell office:value-type="float" office:value="504388.8735378097">
            <text:p>504388.8735378097</text:p>
          </table:table-cell>
          <table:table-cell office:value-type="float" office:value="523681.65152239753">
            <text:p>523681.65152239753</text:p>
          </table:table-cell>
          <table:table-cell office:value-type="float" office:value="341835.99088838266">
            <text:p>341835.99088838266</text:p>
          </table:table-cell>
          <table:table-cell office:value-type="float" office:value="73695.22613065326">
            <text:p>73695.22613065326</text:p>
          </table:table-cell>
          <table:table-cell office:value-type="float" office:value="0.0">
            <text:p/>
          </table:table-cell>
          <table:table-cell office:value-type="float" office:value="483711.43458756746">
            <text:p>483711.43458756746</text:p>
          </table:table-cell>
        </table:table-row>
        <table:table-row>
          <table:table-cell office:value-type="string" office:string-value="gini">
            <text:p>gini</text:p>
          </table:table-cell>
          <table:table-cell office:value-type="float" office:value="0.6">
            <text:p>0.6</text:p>
          </table:table-cell>
          <table:table-cell office:value-type="string" office:string-value="55696001/140898222">
            <text:p>55696001/140898222</text:p>
          </table:table-cell>
          <table:table-cell office:value-type="string" office:string-value="1434063502/5081252235">
            <text:p>1434063502/5081252235</text:p>
          </table:table-cell>
          <table:table-cell office:value-type="string" office:string-value="5494648166/16819510707">
            <text:p>5494648166/16819510707</text:p>
          </table:table-cell>
          <table:table-cell office:value-type="string" office:string-value="5359399753/19393760760">
            <text:p>5359399753/19393760760</text:p>
          </table:table-cell>
          <table:table-cell office:value-type="float" office:value="0.3973686434679508">
            <text:p>0.3973686434679508</text:p>
          </table:table-cell>
          <table:table-cell office:value-type="float" office:value="0.2611252631261846">
            <text:p>0.2611252631261846</text:p>
          </table:table-cell>
          <table:table-cell office:value-type="float" office:value="0.34251614334466496">
            <text:p>0.34251614334466496</text:p>
          </table:table-cell>
          <table:table-cell office:value-type="float" office:value="0.4574843364256661">
            <text:p>0.4574843364256661</text:p>
          </table:table-cell>
          <table:table-cell office:value-type="float" office:value="0.2834961976457917">
            <text:p>0.2834961976457917</text:p>
          </table:table-cell>
          <table:table-cell office:value-type="float" office:value="0.42186201097366477">
            <text:p>0.42186201097366477</text:p>
          </table:table-cell>
          <table:table-cell office:value-type="float" office:value="0.32017911665475374">
            <text:p>0.32017911665475374</text:p>
          </table:table-cell>
          <table:table-cell office:value-type="float" office:value="0.3291567419957151">
            <text:p>0.3291567419957151</text:p>
          </table:table-cell>
          <table:table-cell office:value-type="float" office:value="0.34813528808477">
            <text:p>0.34813528808477</text:p>
          </table:table-cell>
          <table:table-cell office:value-type="float" office:value="0.24410815203513236">
            <text:p>0.24410815203513236</text:p>
          </table:table-cell>
          <table:table-cell office:value-type="float" office:value="0.41188041221428445">
            <text:p>0.41188041221428445</text:p>
          </table:table-cell>
          <table:table-cell office:value-type="float" office:value="0.4369606328777276">
            <text:p>0.4369606328777276</text:p>
          </table:table-cell>
          <table:table-cell office:value-type="float" office:value="0.3285284621597354">
            <text:p>0.3285284621597354</text:p>
          </table:table-cell>
          <table:table-cell office:value-type="float" office:value="0.3074681043902145">
            <text:p>0.3074681043902145</text:p>
          </table:table-cell>
          <table:table-cell office:value-type="float" office:value="0.271711269867116">
            <text:p>0.271711269867116</text:p>
          </table:table-cell>
          <table:table-cell office:value-type="float" office:value="0.327857837865052">
            <text:p>0.327857837865052</text:p>
          </table:table-cell>
          <table:table-cell office:value-type="float" office:value="0.2589195204537379">
            <text:p>0.2589195204537379</text:p>
          </table:table-cell>
          <table:table-cell office:value-type="float" office:value="0.40813780826418306">
            <text:p>0.40813780826418306</text:p>
          </table:table-cell>
          <table:table-cell office:value-type="float" office:value="0.2913670353042494">
            <text:p>0.2913670353042494</text:p>
          </table:table-cell>
          <table:table-cell office:value-type="float" office:value="0.2410147464799362">
            <text:p>0.2410147464799362</text:p>
          </table:table-cell>
          <table:table-cell office:value-type="float" office:value="0.32137272323900345">
            <text:p>0.32137272323900345</text:p>
          </table:table-cell>
          <table:table-cell office:value-type="float" office:value="0.29019198431237314">
            <text:p>0.29019198431237314</text:p>
          </table:table-cell>
          <table:table-cell office:value-type="float" office:value="0.2008742241523203">
            <text:p>0.2008742241523203</text:p>
          </table:table-cell>
          <table:table-cell office:value-type="float" office:value="0.2551333524425027">
            <text:p>0.2551333524425027</text:p>
          </table:table-cell>
          <table:table-cell office:value-type="float" office:value="0.27333584484325274">
            <text:p>0.27333584484325274</text:p>
          </table:table-cell>
          <table:table-cell office:value-type="float" office:value="0.38286781944756343">
            <text:p>0.38286781944756343</text:p>
          </table:table-cell>
          <table:table-cell office:value-type="float" office:value="0.20624450631530178">
            <text:p>0.20624450631530178</text:p>
          </table:table-cell>
          <table:table-cell office:value-type="float" office:value="0.37394741865447906">
            <text:p>0.37394741865447906</text:p>
          </table:table-cell>
          <table:table-cell office:value-type="float" office:value="0.3046478251332992">
            <text:p>0.3046478251332992</text:p>
          </table:table-cell>
          <table:table-cell office:value-type="float" office:value="0.4849884478454768">
            <text:p>0.4849884478454768</text:p>
          </table:table-cell>
          <table:table-cell office:value-type="float" office:value="0.37012235613912914">
            <text:p>0.37012235613912914</text:p>
          </table:table-cell>
          <table:table-cell office:value-type="float" office:value="0.23386957466962885">
            <text:p>0.23386957466962885</text:p>
          </table:table-cell>
          <table:table-cell office:value-type="float" office:value="0.35142810554966686">
            <text:p>0.35142810554966686</text:p>
          </table:table-cell>
          <table:table-cell office:value-type="float" office:value="0.33044011809873364">
            <text:p>0.33044011809873364</text:p>
          </table:table-cell>
          <table:table-cell office:value-type="float" office:value="0.3486778108981352">
            <text:p>0.3486778108981352</text:p>
          </table:table-cell>
          <table:table-cell office:value-type="float" office:value="0.3196179787385043">
            <text:p>0.3196179787385043</text:p>
          </table:table-cell>
          <table:table-cell office:value-type="float" office:value="0.31913498828345815">
            <text:p>0.31913498828345815</text:p>
          </table:table-cell>
          <table:table-cell office:value-type="float" office:value="0.206413658014301">
            <text:p>0.206413658014301</text:p>
          </table:table-cell>
          <table:table-cell office:value-type="float" office:value="0.3035450476847866">
            <text:p>0.3035450476847866</text:p>
          </table:table-cell>
          <table:table-cell office:value-type="string" office:string-value="2167853615/5512690914">
            <text:p>2167853615/5512690914</text:p>
          </table:table-cell>
          <table:table-cell office:value-type="float" office:value="0.34315133994646946">
            <text:p>0.34315133994646946</text:p>
          </table:table-cell>
          <table:table-cell office:value-type="float" office:value="0.5049365961780117">
            <text:p>0.5049365961780117</text:p>
          </table:table-cell>
          <table:table-cell office:value-type="float" office:value="0.22198828190913794">
            <text:p>0.22198828190913794</text:p>
          </table:table-cell>
          <table:table-cell office:value-type="float" office:value="0.44810744810744807">
            <text:p>0.44810744810744807</text:p>
          </table:table-cell>
          <table:table-cell office:value-type="float" office:value="0.3330221225832253">
            <text:p>0.3330221225832253</text:p>
          </table:table-cell>
          <table:table-cell office:value-type="float" office:value="0.5158800165157231">
            <text:p>0.5158800165157231</text:p>
          </table:table-cell>
          <table:table-cell office:value-type="float" office:value="0.0">
            <text:p/>
          </table:table-cell>
          <table:table-cell office:value-type="float" office:value="0.3138138278304692">
            <text:p>0.3138138278304692</text:p>
          </table:table-cell>
          <table:table-cell office:value-type="float" office:value="0.3020128637230873">
            <text:p>0.3020128637230873</text:p>
          </table:table-cell>
          <table:table-cell office:value-type="float" office:value="0.5263157894736842">
            <text:p>0.5263157894736842</text:p>
          </table:table-cell>
          <table:table-cell office:value-type="float" office:value="0.431936665118845">
            <text:p>0.431936665118845</text:p>
          </table:table-cell>
          <table:table-cell office:value-type="float" office:value="0">
            <text:p/>
          </table:table-cell>
          <table:table-cell office:value-type="float" office:value="0.3744578122071227">
            <text:p>0.3744578122071227</text:p>
          </table:table-cell>
          <table:table-cell office:value-type="float" office:value="0.38748137108792846">
            <text:p>0.38748137108792846</text:p>
          </table:table-cell>
          <table:table-cell office:value-type="float" office:value="0.5683805863459043">
            <text:p>0.5683805863459043</text:p>
          </table:table-cell>
          <table:table-cell office:value-type="float" office:value="0.7906031839840431">
            <text:p>0.7906031839840431</text:p>
          </table:table-cell>
          <table:table-cell office:value-type="float" office:value="0.6316925734024179">
            <text:p>0.6316925734024179</text:p>
          </table:table-cell>
          <table:table-cell office:value-type="float" office:value="0.2970110701425289">
            <text:p>0.2970110701425289</text:p>
          </table:table-cell>
          <table:table-cell office:value-type="float" office:value="0.6319509896324221">
            <text:p>0.6319509896324221</text:p>
          </table:table-cell>
          <table:table-cell office:value-type="float" office:value="0.25032508229413514">
            <text:p>0.25032508229413514</text:p>
          </table:table-cell>
          <table:table-cell office:value-type="float" office:value="0.7107875579086697">
            <text:p>0.7107875579086697</text:p>
          </table:table-cell>
          <table:table-cell office:value-type="float" office:value="0.4380819057369027">
            <text:p>0.4380819057369027</text:p>
          </table:table-cell>
          <table:table-cell office:value-type="float" office:value="0.5466783056906513">
            <text:p>0.5466783056906513</text:p>
          </table:table-cell>
          <table:table-cell office:value-type="float" office:value="0.737925147232788">
            <text:p>0.737925147232788</text:p>
          </table:table-cell>
          <table:table-cell office:value-type="float" office:value="0.29036051365745785">
            <text:p>0.29036051365745785</text:p>
          </table:table-cell>
          <table:table-cell office:value-type="float" office:value="0.6882352941176471">
            <text:p>0.6882352941176471</text:p>
          </table:table-cell>
          <table:table-cell office:value-type="float" office:value="0.7420172326406487">
            <text:p>0.7420172326406487</text:p>
          </table:table-cell>
          <table:table-cell office:value-type="float" office:value="0.6183828165676196">
            <text:p>0.6183828165676196</text:p>
          </table:table-cell>
          <table:table-cell office:value-type="float" office:value="0.5472671505818504">
            <text:p>0.5472671505818504</text:p>
          </table:table-cell>
          <table:table-cell office:value-type="float" office:value="0.259958071278826">
            <text:p>0.259958071278826</text:p>
          </table:table-cell>
          <table:table-cell office:value-type="float" office:value="0.5786118084831354">
            <text:p>0.5786118084831354</text:p>
          </table:table-cell>
          <table:table-cell office:value-type="float" office:value="0.5108695652173912">
            <text:p>0.5108695652173912</text:p>
          </table:table-cell>
          <table:table-cell office:value-type="float" office:value="0.2415510313293812">
            <text:p>0.2415510313293812</text:p>
          </table:table-cell>
          <table:table-cell office:value-type="float" office:value="0.5312131919905771">
            <text:p>0.5312131919905771</text:p>
          </table:table-cell>
          <table:table-cell office:value-type="float" office:value="0.4436759800386125">
            <text:p>0.4436759800386125</text:p>
          </table:table-cell>
          <table:table-cell office:value-type="float" office:value="0.5562175429591729">
            <text:p>0.5562175429591729</text:p>
          </table:table-cell>
          <table:table-cell office:value-type="float" office:value="0.7701739700128732">
            <text:p>0.7701739700128732</text:p>
          </table:table-cell>
          <table:table-cell office:value-type="float" office:value="0.2915827164889726">
            <text:p>0.2915827164889726</text:p>
          </table:table-cell>
          <table:table-cell office:value-type="float" office:value="0.468212576702733">
            <text:p>0.468212576702733</text:p>
          </table:table-cell>
          <table:table-cell office:value-type="float" office:value="0.28520308130907845">
            <text:p>0.28520308130907845</text:p>
          </table:table-cell>
          <table:table-cell office:value-type="float" office:value="0.29363182345614686">
            <text:p>0.29363182345614686</text:p>
          </table:table-cell>
          <table:table-cell office:value-type="float" office:value="0.42270734205027033">
            <text:p>0.42270734205027033</text:p>
          </table:table-cell>
          <table:table-cell office:value-type="float" office:value="0.5397534360828673">
            <text:p>0.5397534360828673</text:p>
          </table:table-cell>
          <table:table-cell office:value-type="float" office:value="0.30436858842692144">
            <text:p>0.30436858842692144</text:p>
          </table:table-cell>
          <table:table-cell office:value-type="float" office:value="0.5255361822892018">
            <text:p>0.5255361822892018</text:p>
          </table:table-cell>
          <table:table-cell office:value-type="float" office:value="0.44666506534627354">
            <text:p>0.44666506534627354</text:p>
          </table:table-cell>
          <table:table-cell office:value-type="float" office:value="0.4319389694634127">
            <text:p>0.4319389694634127</text:p>
          </table:table-cell>
          <table:table-cell office:value-type="float" office:value="0.47584841901126307">
            <text:p>0.47584841901126307</text:p>
          </table:table-cell>
          <table:table-cell office:value-type="float" office:value="0.3112490834569585">
            <text:p>0.3112490834569585</text:p>
          </table:table-cell>
          <table:table-cell office:value-type="float" office:value="0.5542372756466334">
            <text:p>0.5542372756466334</text:p>
          </table:table-cell>
          <table:table-cell office:value-type="float" office:value="0.5692118716982243">
            <text:p>0.5692118716982243</text:p>
          </table:table-cell>
          <table:table-cell office:value-type="float" office:value="0.47036507134581906">
            <text:p>0.47036507134581906</text:p>
          </table:table-cell>
          <table:table-cell office:value-type="float" office:value="0.6901558501610521">
            <text:p>0.6901558501610521</text:p>
          </table:table-cell>
          <table:table-cell office:value-type="float" office:value="0.49710234949723536">
            <text:p>0.49710234949723536</text:p>
          </table:table-cell>
          <table:table-cell office:value-type="float" office:value="0.5187596968612006">
            <text:p>0.5187596968612006</text:p>
          </table:table-cell>
          <table:table-cell office:value-type="float" office:value="0.47573929259008974">
            <text:p>0.47573929259008974</text:p>
          </table:table-cell>
          <table:table-cell office:value-type="float" office:value="0.48847573994254956">
            <text:p>0.48847573994254956</text:p>
          </table:table-cell>
          <table:table-cell office:value-type="float" office:value="0.38483519517390713">
            <text:p>0.38483519517390713</text:p>
          </table:table-cell>
          <table:table-cell office:value-type="float" office:value="0.5184918131477335">
            <text:p>0.5184918131477335</text:p>
          </table:table-cell>
          <table:table-cell office:value-type="float" office:value="0.3443779642220946">
            <text:p>0.3443779642220946</text:p>
          </table:table-cell>
          <table:table-cell office:value-type="float" office:value="0.49806376313485506">
            <text:p>0.49806376313485506</text:p>
          </table:table-cell>
          <table:table-cell office:value-type="float" office:value="0.4304250012246999">
            <text:p>0.4304250012246999</text:p>
          </table:table-cell>
          <table:table-cell office:value-type="float" office:value="0.04969939423618401">
            <text:p>0.04969939423618401</text:p>
          </table:table-cell>
          <table:table-cell office:value-type="float" office:value="0.6427656832961584">
            <text:p>0.6427656832961584</text:p>
          </table:table-cell>
          <table:table-cell office:value-type="float" office:value="0.5936728124287041">
            <text:p>0.5936728124287041</text:p>
          </table:table-cell>
          <table:table-cell office:value-type="float" office:value="0.23420191086935346">
            <text:p>0.23420191086935346</text:p>
          </table:table-cell>
          <table:table-cell office:value-type="float" office:value="0.6346840050766661">
            <text:p>0.6346840050766661</text:p>
          </table:table-cell>
          <table:table-cell office:value-type="float" office:value="0.48285262739110807">
            <text:p>0.48285262739110807</text:p>
          </table:table-cell>
          <table:table-cell office:value-type="float" office:value="0.5156420986047218">
            <text:p>0.5156420986047218</text:p>
          </table:table-cell>
          <table:table-cell office:value-type="float" office:value="0.31635035958152796">
            <text:p>0.31635035958152796</text:p>
          </table:table-cell>
          <table:table-cell office:value-type="float" office:value="0.4778195137438835">
            <text:p>0.4778195137438835</text:p>
          </table:table-cell>
          <table:table-cell office:value-type="float" office:value="0.06890864259616279">
            <text:p>0.06890864259616279</text:p>
          </table:table-cell>
          <table:table-cell office:value-type="float" office:value="0.37821229042141175">
            <text:p>0.37821229042141175</text:p>
          </table:table-cell>
          <table:table-cell office:value-type="float" office:value="0.802099565046544">
            <text:p>0.802099565046544</text:p>
          </table:table-cell>
          <table:table-cell office:value-type="float" office:value="0.47594858308343824">
            <text:p>0.47594858308343824</text:p>
          </table:table-cell>
          <table:table-cell office:value-type="float" office:value="0.6026047413012927">
            <text:p>0.6026047413012927</text:p>
          </table:table-cell>
          <table:table-cell office:value-type="float" office:value="0.77856897451598">
            <text:p>0.77856897451598</text:p>
          </table:table-cell>
          <table:table-cell office:value-type="float" office:value="0.26768717059450436">
            <text:p>0.26768717059450436</text:p>
          </table:table-cell>
          <table:table-cell office:value-type="float" office:value="0.5555563167208997">
            <text:p>0.5555563167208997</text:p>
          </table:table-cell>
          <table:table-cell office:value-type="float" office:value="0.4903153239895211">
            <text:p>0.4903153239895211</text:p>
          </table:table-cell>
          <table:table-cell office:value-type="float" office:value="0.536713719135353">
            <text:p>0.536713719135353</text:p>
          </table:table-cell>
          <table:table-cell office:value-type="float" office:value="0.6175876991207732">
            <text:p>0.6175876991207732</text:p>
          </table:table-cell>
          <table:table-cell office:value-type="float" office:value="0.49907836919394427">
            <text:p>0.49907836919394427</text:p>
          </table:table-cell>
          <table:table-cell office:value-type="float" office:value="0.5163859714022432">
            <text:p>0.5163859714022432</text:p>
          </table:table-cell>
          <table:table-cell office:value-type="float" office:value="0.4454716340070995">
            <text:p>0.4454716340070995</text:p>
          </table:table-cell>
          <table:table-cell office:value-type="float" office:value="0.4709324698421631">
            <text:p>0.4709324698421631</text:p>
          </table:table-cell>
          <table:table-cell office:value-type="float" office:value="0.4317006539905275">
            <text:p>0.4317006539905275</text:p>
          </table:table-cell>
          <table:table-cell office:value-type="float" office:value="0.6060939146504873">
            <text:p>0.6060939146504873</text:p>
          </table:table-cell>
          <table:table-cell office:value-type="float" office:value="0.37108958799875585">
            <text:p>0.37108958799875585</text:p>
          </table:table-cell>
          <table:table-cell office:value-type="float" office:value="0.3595358247693173">
            <text:p>0.3595358247693173</text:p>
          </table:table-cell>
          <table:table-cell office:value-type="float" office:value="0.3444059900430349">
            <text:p>0.3444059900430349</text:p>
          </table:table-cell>
          <table:table-cell office:value-type="float" office:value="0.45144727551659886">
            <text:p>0.45144727551659886</text:p>
          </table:table-cell>
          <table:table-cell office:value-type="float" office:value="0.7320959374275552">
            <text:p>0.7320959374275552</text:p>
          </table:table-cell>
          <table:table-cell office:value-type="float" office:value="0.9212106761247634">
            <text:p>0.9212106761247634</text:p>
          </table:table-cell>
          <table:table-cell office:value-type="float" office:value="0.3727217696401297">
            <text:p>0.3727217696401297</text:p>
          </table:table-cell>
          <table:table-cell office:value-type="float" office:value="0.49710481465898354">
            <text:p>0.49710481465898354</text:p>
          </table:table-cell>
          <table:table-cell office:value-type="float" office:value="0.6513714631800527">
            <text:p>0.6513714631800527</text:p>
          </table:table-cell>
          <table:table-cell office:value-type="float" office:value="0.3138988335951572">
            <text:p>0.3138988335951572</text:p>
          </table:table-cell>
          <table:table-cell office:value-type="float" office:value="0.5806522889547363">
            <text:p>0.5806522889547363</text:p>
          </table:table-cell>
          <table:table-cell office:value-type="float" office:value="0.7654028436018957">
            <text:p>0.7654028436018957</text:p>
          </table:table-cell>
          <table:table-cell office:value-type="float" office:value="0.3270203834017809">
            <text:p>0.3270203834017809</text:p>
          </table:table-cell>
          <table:table-cell office:value-type="float" office:value="0.6349237102369946">
            <text:p>0.6349237102369946</text:p>
          </table:table-cell>
          <table:table-cell office:value-type="float" office:value="0.6483030988933642">
            <text:p>0.6483030988933642</text:p>
          </table:table-cell>
          <table:table-cell office:value-type="float" office:value="0.5424258435459858">
            <text:p>0.5424258435459858</text:p>
          </table:table-cell>
          <table:table-cell office:value-type="float" office:value="0.5942871612081259">
            <text:p>0.5942871612081259</text:p>
          </table:table-cell>
          <table:table-cell office:value-type="float" office:value="0.4291222293323662">
            <text:p>0.4291222293323662</text:p>
          </table:table-cell>
          <table:table-cell office:value-type="float" office:value="0.1969478641728016">
            <text:p>0.1969478641728016</text:p>
          </table:table-cell>
          <table:table-cell office:value-type="float" office:value="0.5537544917910351">
            <text:p>0.5537544917910351</text:p>
          </table:table-cell>
          <table:table-cell office:value-type="float" office:value="0.5196376371359094">
            <text:p>0.5196376371359094</text:p>
          </table:table-cell>
          <table:table-cell office:value-type="float" office:value="0.460229424286037">
            <text:p>0.460229424286037</text:p>
          </table:table-cell>
          <table:table-cell office:value-type="float" office:value="0.5722277772741079">
            <text:p>0.5722277772741079</text:p>
          </table:table-cell>
          <table:table-cell office:value-type="float" office:value="0.5345261539895114">
            <text:p>0.5345261539895114</text:p>
          </table:table-cell>
          <table:table-cell office:value-type="float" office:value="0.21700080729682064">
            <text:p>0.21700080729682064</text:p>
          </table:table-cell>
          <table:table-cell office:value-type="float" office:value="0.5880645876848792">
            <text:p>0.5880645876848792</text:p>
          </table:table-cell>
          <table:table-cell office:value-type="float" office:value="0.48642347811040587">
            <text:p>0.48642347811040587</text:p>
          </table:table-cell>
          <table:table-cell office:value-type="float" office:value="0.28610330514457893">
            <text:p>0.28610330514457893</text:p>
          </table:table-cell>
          <table:table-cell office:value-type="float" office:value="0.4158564090973943">
            <text:p>0.4158564090973943</text:p>
          </table:table-cell>
          <table:table-cell office:value-type="float" office:value="0.4381543457958548">
            <text:p>0.4381543457958548</text:p>
          </table:table-cell>
          <table:table-cell office:value-type="float" office:value="0.41936041722270334">
            <text:p>0.41936041722270334</text:p>
          </table:table-cell>
          <table:table-cell office:value-type="float" office:value="0.5132075471698113">
            <text:p>0.5132075471698113</text:p>
          </table:table-cell>
          <table:table-cell office:value-type="float" office:value="0.5384581233968797">
            <text:p>0.5384581233968797</text:p>
          </table:table-cell>
          <table:table-cell office:value-type="float" office:value="0.3581620958372289">
            <text:p>0.3581620958372289</text:p>
          </table:table-cell>
          <table:table-cell office:value-type="float" office:value="0.48057569244793436">
            <text:p>0.48057569244793436</text:p>
          </table:table-cell>
          <table:table-cell office:value-type="float" office:value="0.5545956841508208">
            <text:p>0.5545956841508208</text:p>
          </table:table-cell>
          <table:table-cell office:value-type="float" office:value="0.32553769056638043">
            <text:p>0.32553769056638043</text:p>
          </table:table-cell>
          <table:table-cell office:value-type="float" office:value="0.6132307322292526">
            <text:p>0.6132307322292526</text:p>
          </table:table-cell>
          <table:table-cell office:value-type="float" office:value="0.4376513219950459">
            <text:p>0.4376513219950459</text:p>
          </table:table-cell>
          <table:table-cell office:value-type="float" office:value="0.4440656993807561">
            <text:p>0.4440656993807561</text:p>
          </table:table-cell>
          <table:table-cell office:value-type="float" office:value="0.5760635191468109">
            <text:p>0.5760635191468109</text:p>
          </table:table-cell>
          <table:table-cell office:value-type="float" office:value="0.5888812028900589">
            <text:p>0.5888812028900589</text:p>
          </table:table-cell>
          <table:table-cell office:value-type="float" office:value="0.5644761248944486">
            <text:p>0.5644761248944486</text:p>
          </table:table-cell>
          <table:table-cell office:value-type="float" office:value="0.5049675500215062">
            <text:p>0.5049675500215062</text:p>
          </table:table-cell>
          <table:table-cell office:value-type="float" office:value="0.44629557128934283">
            <text:p>0.44629557128934283</text:p>
          </table:table-cell>
          <table:table-cell office:value-type="float" office:value="0.44527716650954324">
            <text:p>0.44527716650954324</text:p>
          </table:table-cell>
          <table:table-cell office:value-type="float" office:value="0.2414735944641069">
            <text:p>0.2414735944641069</text:p>
          </table:table-cell>
          <table:table-cell office:value-type="float" office:value="0.5523100275553736">
            <text:p>0.5523100275553736</text:p>
          </table:table-cell>
          <table:table-cell office:value-type="float" office:value="0.4934867433271866">
            <text:p>0.4934867433271866</text:p>
          </table:table-cell>
          <table:table-cell office:value-type="float" office:value="0.42088009811919347">
            <text:p>0.42088009811919347</text:p>
          </table:table-cell>
          <table:table-cell office:value-type="float" office:value="0.41042630726291207">
            <text:p>0.41042630726291207</text:p>
          </table:table-cell>
          <table:table-cell office:value-type="float" office:value="0.2014844913727753">
            <text:p>0.2014844913727753</text:p>
          </table:table-cell>
          <table:table-cell office:value-type="float" office:value="0.4971511558266542">
            <text:p>0.4971511558266542</text:p>
          </table:table-cell>
          <table:table-cell office:value-type="float" office:value="0.40129721147734687">
            <text:p>0.40129721147734687</text:p>
          </table:table-cell>
          <table:table-cell office:value-type="float" office:value="0.37084123307256317">
            <text:p>0.37084123307256317</text:p>
          </table:table-cell>
          <table:table-cell office:value-type="float" office:value="0.0">
            <text:p/>
          </table:table-cell>
          <table:table-cell office:value-type="float" office:value="0.7079304822972551">
            <text:p>0.7079304822972551</text:p>
          </table:table-cell>
          <table:table-cell office:value-type="float" office:value="0.7071403670579073">
            <text:p>0.7071403670579073</text:p>
          </table:table-cell>
          <table:table-cell office:value-type="float" office:value="0.61757104708432">
            <text:p>0.61757104708432</text:p>
          </table:table-cell>
          <table:table-cell office:value-type="float" office:value="0.3560052693740347">
            <text:p>0.3560052693740347</text:p>
          </table:table-cell>
          <table:table-cell office:value-type="float" office:value="0.5036097547603919">
            <text:p>0.5036097547603919</text:p>
          </table:table-cell>
          <table:table-cell office:value-type="float" office:value="0.257228589306468">
            <text:p>0.257228589306468</text:p>
          </table:table-cell>
          <table:table-cell office:value-type="float" office:value="0.49133062619657325">
            <text:p>0.49133062619657325</text:p>
          </table:table-cell>
          <table:table-cell office:value-type="float" office:value="0.5067334998591994">
            <text:p>0.5067334998591994</text:p>
          </table:table-cell>
          <table:table-cell office:value-type="float" office:value="0.3525258360613646">
            <text:p>0.3525258360613646</text:p>
          </table:table-cell>
          <table:table-cell office:value-type="float" office:value="0.5011605262443493">
            <text:p>0.5011605262443493</text:p>
          </table:table-cell>
          <table:table-cell office:value-type="float" office:value="0.39983506131168506">
            <text:p>0.39983506131168506</text:p>
          </table:table-cell>
          <table:table-cell office:value-type="float" office:value="0.5457997899493388">
            <text:p>0.5457997899493388</text:p>
          </table:table-cell>
          <table:table-cell office:value-type="float" office:value="0.5084662965670053">
            <text:p>0.5084662965670053</text:p>
          </table:table-cell>
          <table:table-cell office:value-type="float" office:value="0.37397732713873433">
            <text:p>0.37397732713873433</text:p>
          </table:table-cell>
          <table:table-cell office:value-type="float" office:value="0.6696009356554199">
            <text:p>0.6696009356554199</text:p>
          </table:table-cell>
          <table:table-cell office:value-type="float" office:value="0.44863364518974236">
            <text:p>0.44863364518974236</text:p>
          </table:table-cell>
          <table:table-cell office:value-type="float" office:value="0.5411644126839422">
            <text:p>0.5411644126839422</text:p>
          </table:table-cell>
          <table:table-cell office:value-type="float" office:value="0.5948137173315263">
            <text:p>0.5948137173315263</text:p>
          </table:table-cell>
          <table:table-cell office:value-type="float" office:value="0.0">
            <text:p/>
          </table:table-cell>
          <table:table-cell office:value-type="float" office:value="0.2988937910876699">
            <text:p>0.2988937910876699</text:p>
          </table:table-cell>
          <table:table-cell office:value-type="float" office:value="0.42504925105228564">
            <text:p>0.42504925105228564</text:p>
          </table:table-cell>
          <table:table-cell office:value-type="float" office:value="0.6276837193905193">
            <text:p>0.6276837193905193</text:p>
          </table:table-cell>
          <table:table-cell office:value-type="float" office:value="0.6329859718225538">
            <text:p>0.6329859718225538</text:p>
          </table:table-cell>
          <table:table-cell office:value-type="float" office:value="0.5960610505622748">
            <text:p>0.5960610505622748</text:p>
          </table:table-cell>
          <table:table-cell office:value-type="float" office:value="0.35496993287609996">
            <text:p>0.35496993287609996</text:p>
          </table:table-cell>
          <table:table-cell office:value-type="float" office:value="0.37527213072578464">
            <text:p>0.37527213072578464</text:p>
          </table:table-cell>
          <table:table-cell office:value-type="float" office:value="0.3899900826129917">
            <text:p>0.3899900826129917</text:p>
          </table:table-cell>
          <table:table-cell office:value-type="float" office:value="0.6094089064047354">
            <text:p>0.6094089064047354</text:p>
          </table:table-cell>
          <table:table-cell office:value-type="float" office:value="0.5400401325922585">
            <text:p>0.5400401325922585</text:p>
          </table:table-cell>
          <table:table-cell office:value-type="float" office:value="0.515718917516683">
            <text:p>0.515718917516683</text:p>
          </table:table-cell>
          <table:table-cell office:value-type="float" office:value="0.48583197495204866">
            <text:p>0.48583197495204866</text:p>
          </table:table-cell>
          <table:table-cell office:value-type="float" office:value="0.5178598002706901">
            <text:p>0.5178598002706901</text:p>
          </table:table-cell>
          <table:table-cell office:value-type="float" office:value="0.695156463618777">
            <text:p>0.695156463618777</text:p>
          </table:table-cell>
          <table:table-cell office:value-type="float" office:value="0.2895984383714445">
            <text:p>0.2895984383714445</text:p>
          </table:table-cell>
          <table:table-cell office:value-type="float" office:value="0.5774543913099873">
            <text:p>0.5774543913099873</text:p>
          </table:table-cell>
          <table:table-cell office:value-type="float" office:value="0.25378905983288647">
            <text:p>0.25378905983288647</text:p>
          </table:table-cell>
          <table:table-cell office:value-type="float" office:value="0.4408094603162142">
            <text:p>0.4408094603162142</text:p>
          </table:table-cell>
          <table:table-cell office:value-type="float" office:value="0.18984335286678913">
            <text:p>0.18984335286678913</text:p>
          </table:table-cell>
          <table:table-cell office:value-type="float" office:value="0.4349235897214265">
            <text:p>0.4349235897214265</text:p>
          </table:table-cell>
          <table:table-cell office:value-type="float" office:value="0.5136743363780699">
            <text:p>0.5136743363780699</text:p>
          </table:table-cell>
          <table:table-cell office:value-type="float" office:value="0">
            <text:p/>
          </table:table-cell>
          <table:table-cell office:value-type="float" office:value="0.25010464324112247">
            <text:p>0.25010464324112247</text:p>
          </table:table-cell>
          <table:table-cell office:value-type="float" office:value="0.3411553767730031">
            <text:p>0.3411553767730031</text:p>
          </table:table-cell>
          <table:table-cell office:value-type="float" office:value="0.08688665922989212">
            <text:p>0.08688665922989212</text:p>
          </table:table-cell>
          <table:table-cell office:value-type="float" office:value="0.496023801662971">
            <text:p>0.496023801662971</text:p>
          </table:table-cell>
          <table:table-cell office:value-type="float" office:value="0.39797517155499285">
            <text:p>0.39797517155499285</text:p>
          </table:table-cell>
          <table:table-cell office:value-type="float" office:value="0.38687154467561685">
            <text:p>0.38687154467561685</text:p>
          </table:table-cell>
          <table:table-cell office:value-type="float" office:value="0.2415737815608395">
            <text:p>0.2415737815608395</text:p>
          </table:table-cell>
          <table:table-cell office:value-type="float" office:value="0.4788018776308852">
            <text:p>0.4788018776308852</text:p>
          </table:table-cell>
          <table:table-cell office:value-type="float" office:value="0.4933236087289781">
            <text:p>0.4933236087289781</text:p>
          </table:table-cell>
          <table:table-cell office:value-type="float" office:value="0.3602984402537246">
            <text:p>0.3602984402537246</text:p>
          </table:table-cell>
          <table:table-cell office:value-type="float" office:value="0.6125380894745944">
            <text:p>0.6125380894745944</text:p>
          </table:table-cell>
          <table:table-cell office:value-type="float" office:value="0.5514644264915923">
            <text:p>0.5514644264915923</text:p>
          </table:table-cell>
          <table:table-cell office:value-type="float" office:value="0.5059794402965088">
            <text:p>0.5059794402965088</text:p>
          </table:table-cell>
          <table:table-cell office:value-type="float" office:value="0.46009234239107577">
            <text:p>0.46009234239107577</text:p>
          </table:table-cell>
          <table:table-cell office:value-type="float" office:value="0.4369759923063327">
            <text:p>0.4369759923063327</text:p>
          </table:table-cell>
          <table:table-cell office:value-type="float" office:value="0.19508029850409325">
            <text:p>0.19508029850409325</text:p>
          </table:table-cell>
          <table:table-cell office:value-type="float" office:value="0.5327961027532235">
            <text:p>0.5327961027532235</text:p>
          </table:table-cell>
          <table:table-cell office:value-type="float" office:value="0.48394118262775">
            <text:p>0.48394118262775</text:p>
          </table:table-cell>
          <table:table-cell office:value-type="float" office:value="0.4526882039119587">
            <text:p>0.4526882039119587</text:p>
          </table:table-cell>
          <table:table-cell office:value-type="float" office:value="0.4366898624910158">
            <text:p>0.4366898624910158</text:p>
          </table:table-cell>
          <table:table-cell office:value-type="float" office:value="0.4194122350191816">
            <text:p>0.4194122350191816</text:p>
          </table:table-cell>
          <table:table-cell office:value-type="float" office:value="0.36751761766116564">
            <text:p>0.36751761766116564</text:p>
          </table:table-cell>
          <table:table-cell office:value-type="float" office:value="0.4799739073312843">
            <text:p>0.4799739073312843</text:p>
          </table:table-cell>
          <table:table-cell office:value-type="float" office:value="0.5558697424983262">
            <text:p>0.5558697424983262</text:p>
          </table:table-cell>
          <table:table-cell office:value-type="float" office:value="0.7267154729187728">
            <text:p>0.7267154729187728</text:p>
          </table:table-cell>
          <table:table-cell office:value-type="float" office:value="0.44676070680960506">
            <text:p>0.44676070680960506</text:p>
          </table:table-cell>
          <table:table-cell office:value-type="float" office:value="0.3572094177057488">
            <text:p>0.3572094177057488</text:p>
          </table:table-cell>
          <table:table-cell office:value-type="float" office:value="0.33965909832936403">
            <text:p>0.33965909832936403</text:p>
          </table:table-cell>
          <table:table-cell office:value-type="float" office:value="0.6571637383507916">
            <text:p>0.6571637383507916</text:p>
          </table:table-cell>
          <table:table-cell office:value-type="float" office:value="0.37898029997837107">
            <text:p>0.37898029997837107</text:p>
          </table:table-cell>
          <table:table-cell office:value-type="float" office:value="0.3958938860859153">
            <text:p>0.3958938860859153</text:p>
          </table:table-cell>
          <table:table-cell office:value-type="float" office:value="0.3727728442869978">
            <text:p>0.3727728442869978</text:p>
          </table:table-cell>
          <table:table-cell office:value-type="float" office:value="0.5130918149343622">
            <text:p>0.5130918149343622</text:p>
          </table:table-cell>
          <table:table-cell office:value-type="float" office:value="0.45021633451182114">
            <text:p>0.45021633451182114</text:p>
          </table:table-cell>
          <table:table-cell office:value-type="float" office:value="0.4039329165900813">
            <text:p>0.4039329165900813</text:p>
          </table:table-cell>
          <table:table-cell office:value-type="float" office:value="0.6675281561712098">
            <text:p>0.6675281561712098</text:p>
          </table:table-cell>
          <table:table-cell office:value-type="float" office:value="0.5646965093125033">
            <text:p>0.5646965093125033</text:p>
          </table:table-cell>
          <table:table-cell office:value-type="float" office:value="0.3974440618712105">
            <text:p>0.3974440618712105</text:p>
          </table:table-cell>
          <table:table-cell office:value-type="float" office:value="0.7232332860481131">
            <text:p>0.7232332860481131</text:p>
          </table:table-cell>
          <table:table-cell office:value-type="float" office:value="0.42429025597799896">
            <text:p>0.42429025597799896</text:p>
          </table:table-cell>
          <table:table-cell office:value-type="float" office:value="0.4647988387741127">
            <text:p>0.4647988387741127</text:p>
          </table:table-cell>
          <table:table-cell office:value-type="float" office:value="0.5117040947082632">
            <text:p>0.5117040947082632</text:p>
          </table:table-cell>
          <table:table-cell office:value-type="float" office:value="0">
            <text:p/>
          </table:table-cell>
          <table:table-cell office:value-type="float" office:value="0.31773056106101843">
            <text:p>0.31773056106101843</text:p>
          </table:table-cell>
          <table:table-cell office:value-type="float" office:value="0.31992890990096523">
            <text:p>0.31992890990096523</text:p>
          </table:table-cell>
          <table:table-cell office:value-type="float" office:value="0.6073267937926932">
            <text:p>0.6073267937926932</text:p>
          </table:table-cell>
          <table:table-cell office:value-type="float" office:value="0.3864748569556004">
            <text:p>0.3864748569556004</text:p>
          </table:table-cell>
          <table:table-cell office:value-type="float" office:value="0.3636563913439473">
            <text:p>0.3636563913439473</text:p>
          </table:table-cell>
          <table:table-cell office:value-type="float" office:value="0.5210985732431394">
            <text:p>0.5210985732431394</text:p>
          </table:table-cell>
          <table:table-cell office:value-type="float" office:value="0">
            <text:p/>
          </table:table-cell>
          <table:table-cell office:value-type="float" office:value="0.41801575020512766">
            <text:p>0.41801575020512766</text:p>
          </table:table-cell>
          <table:table-cell office:value-type="float" office:value="0.5713166822157938">
            <text:p>0.5713166822157938</text:p>
          </table:table-cell>
          <table:table-cell office:value-type="float" office:value="0.46099111652887925">
            <text:p>0.46099111652887925</text:p>
          </table:table-cell>
          <table:table-cell office:value-type="float" office:value="0.4228253139189392">
            <text:p>0.4228253139189392</text:p>
          </table:table-cell>
          <table:table-cell office:value-type="float" office:value="0.3906245618693073">
            <text:p>0.3906245618693073</text:p>
          </table:table-cell>
          <table:table-cell office:value-type="float" office:value="0.37464211175343015">
            <text:p>0.37464211175343015</text:p>
          </table:table-cell>
          <table:table-cell office:value-type="float" office:value="0.41857294213672186">
            <text:p>0.41857294213672186</text:p>
          </table:table-cell>
          <table:table-cell office:value-type="float" office:value="0.4938290638852288">
            <text:p>0.4938290638852288</text:p>
          </table:table-cell>
          <table:table-cell office:value-type="float" office:value="0.5905901405904286">
            <text:p>0.5905901405904286</text:p>
          </table:table-cell>
          <table:table-cell office:value-type="float" office:value="0.3733467409991902">
            <text:p>0.3733467409991902</text:p>
          </table:table-cell>
          <table:table-cell office:value-type="float" office:value="0.7787585299852032">
            <text:p>0.7787585299852032</text:p>
          </table:table-cell>
          <table:table-cell office:value-type="float" office:value="0.5086825527572257">
            <text:p>0.5086825527572257</text:p>
          </table:table-cell>
          <table:table-cell office:value-type="float" office:value="0.2554393074082794">
            <text:p>0.2554393074082794</text:p>
          </table:table-cell>
          <table:table-cell office:value-type="float" office:value="0.558658036064241">
            <text:p>0.558658036064241</text:p>
          </table:table-cell>
          <table:table-cell office:value-type="float" office:value="0.43426334909950726">
            <text:p>0.43426334909950726</text:p>
          </table:table-cell>
          <table:table-cell office:value-type="float" office:value="0.44211655753176515">
            <text:p>0.44211655753176515</text:p>
          </table:table-cell>
          <table:table-cell office:value-type="float" office:value="0.41596567493185965">
            <text:p>0.41596567493185965</text:p>
          </table:table-cell>
          <table:table-cell office:value-type="float" office:value="0.45275477663496566">
            <text:p>0.45275477663496566</text:p>
          </table:table-cell>
          <table:table-cell office:value-type="float" office:value="0.5549824522056191">
            <text:p>0.5549824522056191</text:p>
          </table:table-cell>
          <table:table-cell office:value-type="float" office:value="0.3013264111408156">
            <text:p>0.3013264111408156</text:p>
          </table:table-cell>
          <table:table-cell office:value-type="float" office:value="0.37719794374474225">
            <text:p>0.37719794374474225</text:p>
          </table:table-cell>
          <table:table-cell office:value-type="float" office:value="0.5054210420544504">
            <text:p>0.5054210420544504</text:p>
          </table:table-cell>
          <table:table-cell office:value-type="float" office:value="0.6203559192609859">
            <text:p>0.6203559192609859</text:p>
          </table:table-cell>
          <table:table-cell office:value-type="float" office:value="0.4680029187935223">
            <text:p>0.4680029187935223</text:p>
          </table:table-cell>
          <table:table-cell office:value-type="float" office:value="0.32673820345725385">
            <text:p>0.32673820345725385</text:p>
          </table:table-cell>
          <table:table-cell office:value-type="float" office:value="0.3940531250733416">
            <text:p>0.3940531250733416</text:p>
          </table:table-cell>
          <table:table-cell office:value-type="float" office:value="0.5708941059724421">
            <text:p>0.5708941059724421</text:p>
          </table:table-cell>
          <table:table-cell office:value-type="float" office:value="0.367787412238746">
            <text:p>0.367787412238746</text:p>
          </table:table-cell>
          <table:table-cell office:value-type="float" office:value="0.4974011448305908">
            <text:p>0.4974011448305908</text:p>
          </table:table-cell>
          <table:table-cell office:value-type="float" office:value="0.46805030720456625">
            <text:p>0.46805030720456625</text:p>
          </table:table-cell>
          <table:table-cell office:value-type="float" office:value="0.38485043116770906">
            <text:p>0.38485043116770906</text:p>
          </table:table-cell>
          <table:table-cell office:value-type="float" office:value="0.4048392314882942">
            <text:p>0.4048392314882942</text:p>
          </table:table-cell>
          <table:table-cell office:value-type="float" office:value="0.46255836078902224">
            <text:p>0.46255836078902224</text:p>
          </table:table-cell>
          <table:table-cell office:value-type="float" office:value="0.3838803196164028">
            <text:p>0.3838803196164028</text:p>
          </table:table-cell>
          <table:table-cell office:value-type="float" office:value="0.3452631578947368">
            <text:p>0.3452631578947368</text:p>
          </table:table-cell>
          <table:table-cell office:value-type="float" office:value="0.49524082901789307">
            <text:p>0.49524082901789307</text:p>
          </table:table-cell>
          <table:table-cell office:value-type="float" office:value="0.4829541726650731">
            <text:p>0.4829541726650731</text:p>
          </table:table-cell>
          <table:table-cell office:value-type="float" office:value="0.3881392314509763">
            <text:p>0.3881392314509763</text:p>
          </table:table-cell>
          <table:table-cell office:value-type="float" office:value="0.23529411764705882">
            <text:p>0.23529411764705882</text:p>
          </table:table-cell>
          <table:table-cell office:value-type="float" office:value="0.5774345074954916">
            <text:p>0.5774345074954916</text:p>
          </table:table-cell>
          <table:table-cell office:value-type="float" office:value="0.43213643812286223">
            <text:p>0.43213643812286223</text:p>
          </table:table-cell>
          <table:table-cell office:value-type="float" office:value="0.40258843788945536">
            <text:p>0.40258843788945536</text:p>
          </table:table-cell>
          <table:table-cell office:value-type="float" office:value="0.6933505017442168">
            <text:p>0.6933505017442168</text:p>
          </table:table-cell>
          <table:table-cell office:value-type="float" office:value="0.3826812843010486">
            <text:p>0.3826812843010486</text:p>
          </table:table-cell>
          <table:table-cell office:value-type="float" office:value="0.5798741845784217">
            <text:p>0.5798741845784217</text:p>
          </table:table-cell>
          <table:table-cell office:value-type="float" office:value="0.281616860505428">
            <text:p>0.281616860505428</text:p>
          </table:table-cell>
          <table:table-cell office:value-type="float" office:value="0.28142808714781736">
            <text:p>0.28142808714781736</text:p>
          </table:table-cell>
          <table:table-cell office:value-type="float" office:value="0.3937357682815269">
            <text:p>0.3937357682815269</text:p>
          </table:table-cell>
          <table:table-cell office:value-type="float" office:value="0">
            <text:p/>
          </table:table-cell>
          <table:table-cell office:value-type="float" office:value="0.4755886363710439">
            <text:p>0.4755886363710439</text:p>
          </table:table-cell>
          <table:table-cell office:value-type="float" office:value="0.559895139336041">
            <text:p>0.559895139336041</text:p>
          </table:table-cell>
          <table:table-cell office:value-type="float" office:value="0.3396293811741373">
            <text:p>0.3396293811741373</text:p>
          </table:table-cell>
          <table:table-cell office:value-type="float" office:value="0.1680224571986182">
            <text:p>0.1680224571986182</text:p>
          </table:table-cell>
          <table:table-cell office:value-type="float" office:value="0.5351595993033057">
            <text:p>0.5351595993033057</text:p>
          </table:table-cell>
          <table:table-cell office:value-type="float" office:value="0.5000895600773801">
            <text:p>0.5000895600773801</text:p>
          </table:table-cell>
          <table:table-cell office:value-type="float" office:value="0.29818876805716443">
            <text:p>0.29818876805716443</text:p>
          </table:table-cell>
          <table:table-cell office:value-type="float" office:value="0.44354032568297463">
            <text:p>0.44354032568297463</text:p>
          </table:table-cell>
          <table:table-cell office:value-type="float" office:value="0.42493179680911713">
            <text:p>0.42493179680911713</text:p>
          </table:table-cell>
          <table:table-cell office:value-type="float" office:value="0.4873146653907262">
            <text:p>0.4873146653907262</text:p>
          </table:table-cell>
          <table:table-cell office:value-type="float" office:value="0">
            <text:p/>
          </table:table-cell>
          <table:table-cell office:value-type="float" office:value="0.458358572921994">
            <text:p>0.458358572921994</text:p>
          </table:table-cell>
          <table:table-cell office:value-type="float" office:value="0.4506466123383719">
            <text:p>0.4506466123383719</text:p>
          </table:table-cell>
          <table:table-cell office:value-type="float" office:value="0.38534070852815794">
            <text:p>0.38534070852815794</text:p>
          </table:table-cell>
          <table:table-cell office:value-type="float" office:value="0.2832642076488963">
            <text:p>0.2832642076488963</text:p>
          </table:table-cell>
          <table:table-cell office:value-type="float" office:value="0.2166976169412841">
            <text:p>0.2166976169412841</text:p>
          </table:table-cell>
          <table:table-cell office:value-type="float" office:value="0.5740719096375253">
            <text:p>0.5740719096375253</text:p>
          </table:table-cell>
          <table:table-cell office:value-type="float" office:value="0.49402849500780044">
            <text:p>0.49402849500780044</text:p>
          </table:table-cell>
          <table:table-cell office:value-type="float" office:value="0.5224401664327105">
            <text:p>0.5224401664327105</text:p>
          </table:table-cell>
          <table:table-cell office:value-type="float" office:value="0.5522214511135957">
            <text:p>0.5522214511135957</text:p>
          </table:table-cell>
          <table:table-cell office:value-type="float" office:value="0.49670295071250536">
            <text:p>0.49670295071250536</text:p>
          </table:table-cell>
          <table:table-cell office:value-type="float" office:value="0.40746122571100146">
            <text:p>0.40746122571100146</text:p>
          </table:table-cell>
          <table:table-cell office:value-type="float" office:value="0.3810034370147001">
            <text:p>0.3810034370147001</text:p>
          </table:table-cell>
          <table:table-cell office:value-type="float" office:value="0.1638489742546312">
            <text:p>0.1638489742546312</text:p>
          </table:table-cell>
          <table:table-cell office:value-type="float" office:value="0.40853014913639757">
            <text:p>0.40853014913639757</text:p>
          </table:table-cell>
          <table:table-cell office:value-type="float" office:value="0.4350213480038473">
            <text:p>0.4350213480038473</text:p>
          </table:table-cell>
          <table:table-cell office:value-type="float" office:value="0.5523066134715346">
            <text:p>0.5523066134715346</text:p>
          </table:table-cell>
          <table:table-cell office:value-type="float" office:value="0.36491970125386286">
            <text:p>0.36491970125386286</text:p>
          </table:table-cell>
          <table:table-cell office:value-type="float" office:value="0.3424816491693506">
            <text:p>0.3424816491693506</text:p>
          </table:table-cell>
          <table:table-cell office:value-type="float" office:value="0.4024622203110789">
            <text:p>0.4024622203110789</text:p>
          </table:table-cell>
          <table:table-cell office:value-type="float" office:value="0.4431227691732072">
            <text:p>0.4431227691732072</text:p>
          </table:table-cell>
          <table:table-cell office:value-type="float" office:value="0.4141734589905392">
            <text:p>0.4141734589905392</text:p>
          </table:table-cell>
          <table:table-cell office:value-type="float" office:value="0.477553048455171">
            <text:p>0.477553048455171</text:p>
          </table:table-cell>
          <table:table-cell office:value-type="float" office:value="0.49542579135421627">
            <text:p>0.49542579135421627</text:p>
          </table:table-cell>
          <table:table-cell office:value-type="float" office:value="0.37187002819686305">
            <text:p>0.37187002819686305</text:p>
          </table:table-cell>
          <table:table-cell office:value-type="float" office:value="0.499194942060603">
            <text:p>0.499194942060603</text:p>
          </table:table-cell>
          <table:table-cell office:value-type="float" office:value="0.4188453556673338">
            <text:p>0.4188453556673338</text:p>
          </table:table-cell>
          <table:table-cell office:value-type="float" office:value="0.5208911390649255">
            <text:p>0.5208911390649255</text:p>
          </table:table-cell>
          <table:table-cell office:value-type="float" office:value="0.3402740249216729">
            <text:p>0.3402740249216729</text:p>
          </table:table-cell>
          <table:table-cell office:value-type="float" office:value="0.6158080580666244">
            <text:p>0.6158080580666244</text:p>
          </table:table-cell>
          <table:table-cell office:value-type="float" office:value="0.57568353288878">
            <text:p>0.57568353288878</text:p>
          </table:table-cell>
          <table:table-cell office:value-type="float" office:value="0.44703678683053083">
            <text:p>0.44703678683053083</text:p>
          </table:table-cell>
          <table:table-cell office:value-type="float" office:value="0.3711307497604941">
            <text:p>0.3711307497604941</text:p>
          </table:table-cell>
          <table:table-cell office:value-type="float" office:value="0.5111341919936171">
            <text:p>0.5111341919936171</text:p>
          </table:table-cell>
          <table:table-cell office:value-type="float" office:value="0.419971820938502">
            <text:p>0.419971820938502</text:p>
          </table:table-cell>
          <table:table-cell office:value-type="float" office:value="0.4916441582147689">
            <text:p>0.4916441582147689</text:p>
          </table:table-cell>
          <table:table-cell office:value-type="float" office:value="0.33032718044614195">
            <text:p>0.33032718044614195</text:p>
          </table:table-cell>
          <table:table-cell office:value-type="float" office:value="0.47989617760339615">
            <text:p>0.47989617760339615</text:p>
          </table:table-cell>
          <table:table-cell office:value-type="float" office:value="0.30295452596627">
            <text:p>0.30295452596627</text:p>
          </table:table-cell>
          <table:table-cell office:value-type="float" office:value="0.43158093230750133">
            <text:p>0.43158093230750133</text:p>
          </table:table-cell>
          <table:table-cell office:value-type="float" office:value="0.36009351389157696">
            <text:p>0.36009351389157696</text:p>
          </table:table-cell>
          <table:table-cell office:value-type="float" office:value="0.33033997052474706">
            <text:p>0.33033997052474706</text:p>
          </table:table-cell>
          <table:table-cell office:value-type="float" office:value="0.5403755423500738">
            <text:p>0.5403755423500738</text:p>
          </table:table-cell>
          <table:table-cell office:value-type="float" office:value="0.6302700104602427">
            <text:p>0.6302700104602427</text:p>
          </table:table-cell>
          <table:table-cell office:value-type="float" office:value="0.6359718558014033">
            <text:p>0.6359718558014033</text:p>
          </table:table-cell>
          <table:table-cell office:value-type="float" office:value="0.2936706015332069">
            <text:p>0.2936706015332069</text:p>
          </table:table-cell>
          <table:table-cell office:value-type="float" office:value="0.4670117708610662">
            <text:p>0.4670117708610662</text:p>
          </table:table-cell>
          <table:table-cell office:value-type="float" office:value="0.42426845017240544">
            <text:p>0.42426845017240544</text:p>
          </table:table-cell>
          <table:table-cell office:value-type="float" office:value="0.37437100025885145">
            <text:p>0.37437100025885145</text:p>
          </table:table-cell>
          <table:table-cell office:value-type="float" office:value="0.5195891151252561">
            <text:p>0.5195891151252561</text:p>
          </table:table-cell>
          <table:table-cell office:value-type="float" office:value="0.23473294458556318">
            <text:p>0.23473294458556318</text:p>
          </table:table-cell>
          <table:table-cell office:value-type="float" office:value="0.26439992934988166">
            <text:p>0.26439992934988166</text:p>
          </table:table-cell>
          <table:table-cell office:value-type="float" office:value="0.3700075545546911">
            <text:p>0.3700075545546911</text:p>
          </table:table-cell>
          <table:table-cell office:value-type="float" office:value="0.40653943551521093">
            <text:p>0.40653943551521093</text:p>
          </table:table-cell>
          <table:table-cell office:value-type="float" office:value="0.4887611960174461">
            <text:p>0.4887611960174461</text:p>
          </table:table-cell>
          <table:table-cell office:value-type="float" office:value="0.24028766153156703">
            <text:p>0.24028766153156703</text:p>
          </table:table-cell>
          <table:table-cell office:value-type="float" office:value="0.5058011804501001">
            <text:p>0.5058011804501001</text:p>
          </table:table-cell>
          <table:table-cell office:value-type="float" office:value="0.44787482213546287">
            <text:p>0.44787482213546287</text:p>
          </table:table-cell>
          <table:table-cell office:value-type="float" office:value="0.4817418630251198">
            <text:p>0.4817418630251198</text:p>
          </table:table-cell>
          <table:table-cell office:value-type="float" office:value="0.5982776974745802">
            <text:p>0.5982776974745802</text:p>
          </table:table-cell>
          <table:table-cell office:value-type="float" office:value="0.5592715701703324">
            <text:p>0.5592715701703324</text:p>
          </table:table-cell>
          <table:table-cell office:value-type="float" office:value="0.568475602922726">
            <text:p>0.568475602922726</text:p>
          </table:table-cell>
          <table:table-cell office:value-type="float" office:value="0.4065026231604565">
            <text:p>0.4065026231604565</text:p>
          </table:table-cell>
          <table:table-cell office:value-type="float" office:value="0.46660635326317007">
            <text:p>0.46660635326317007</text:p>
          </table:table-cell>
          <table:table-cell office:value-type="float" office:value="0.1818181818181818">
            <text:p>0.1818181818181818</text:p>
          </table:table-cell>
          <table:table-cell office:value-type="float" office:value="0.4768232638973173">
            <text:p>0.4768232638973173</text:p>
          </table:table-cell>
          <table:table-cell office:value-type="float" office:value="0.38304976194317425">
            <text:p>0.38304976194317425</text:p>
          </table:table-cell>
          <table:table-cell office:value-type="float" office:value="0.4527557135887412">
            <text:p>0.4527557135887412</text:p>
          </table:table-cell>
          <table:table-cell office:value-type="float" office:value="0.4133756145505888">
            <text:p>0.4133756145505888</text:p>
          </table:table-cell>
          <table:table-cell office:value-type="float" office:value="0.4785477243540304">
            <text:p>0.4785477243540304</text:p>
          </table:table-cell>
          <table:table-cell office:value-type="float" office:value="0.5053655100703466">
            <text:p>0.5053655100703466</text:p>
          </table:table-cell>
          <table:table-cell office:value-type="float" office:value="0.47586461134636265">
            <text:p>0.47586461134636265</text:p>
          </table:table-cell>
          <table:table-cell office:value-type="float" office:value="0.42986998864600057">
            <text:p>0.42986998864600057</text:p>
          </table:table-cell>
          <table:table-cell office:value-type="float" office:value="0.35695192270546805">
            <text:p>0.35695192270546805</text:p>
          </table:table-cell>
          <table:table-cell office:value-type="float" office:value="0.4166341385419557">
            <text:p>0.4166341385419557</text:p>
          </table:table-cell>
          <table:table-cell office:value-type="float" office:value="0.38318784458776767">
            <text:p>0.38318784458776767</text:p>
          </table:table-cell>
          <table:table-cell office:value-type="float" office:value="0.4196464041554984">
            <text:p>0.4196464041554984</text:p>
          </table:table-cell>
          <table:table-cell office:value-type="float" office:value="0.40659179103340887">
            <text:p>0.40659179103340887</text:p>
          </table:table-cell>
          <table:table-cell office:value-type="float" office:value="0.45929926456630615">
            <text:p>0.45929926456630615</text:p>
          </table:table-cell>
          <table:table-cell office:value-type="float" office:value="0.35807485594935745">
            <text:p>0.35807485594935745</text:p>
          </table:table-cell>
          <table:table-cell office:value-type="float" office:value="0.35267722254832434">
            <text:p>0.35267722254832434</text:p>
          </table:table-cell>
          <table:table-cell office:value-type="float" office:value="0.41322533863756605">
            <text:p>0.41322533863756605</text:p>
          </table:table-cell>
          <table:table-cell office:value-type="float" office:value="0.319388879389028">
            <text:p>0.319388879389028</text:p>
          </table:table-cell>
          <table:table-cell office:value-type="float" office:value="0.4678585871088778">
            <text:p>0.4678585871088778</text:p>
          </table:table-cell>
          <table:table-cell office:value-type="float" office:value="0.44122881457427926">
            <text:p>0.44122881457427926</text:p>
          </table:table-cell>
          <table:table-cell office:value-type="float" office:value="0.40357838005168245">
            <text:p>0.40357838005168245</text:p>
          </table:table-cell>
          <table:table-cell office:value-type="float" office:value="0.44459441738224276">
            <text:p>0.44459441738224276</text:p>
          </table:table-cell>
          <table:table-cell office:value-type="float" office:value="0.5153841196256583">
            <text:p>0.5153841196256583</text:p>
          </table:table-cell>
          <table:table-cell office:value-type="float" office:value="0.4089850047663805">
            <text:p>0.4089850047663805</text:p>
          </table:table-cell>
          <table:table-cell office:value-type="float" office:value="0.4634241294682788">
            <text:p>0.4634241294682788</text:p>
          </table:table-cell>
          <table:table-cell office:value-type="float" office:value="0.45075800191899446">
            <text:p>0.45075800191899446</text:p>
          </table:table-cell>
          <table:table-cell office:value-type="float" office:value="0.3769618547691313">
            <text:p>0.3769618547691313</text:p>
          </table:table-cell>
          <table:table-cell office:value-type="float" office:value="0.3970583255102882">
            <text:p>0.3970583255102882</text:p>
          </table:table-cell>
          <table:table-cell office:value-type="float" office:value="0.44561554542778636">
            <text:p>0.44561554542778636</text:p>
          </table:table-cell>
          <table:table-cell office:value-type="float" office:value="0.4078379108526351">
            <text:p>0.4078379108526351</text:p>
          </table:table-cell>
          <table:table-cell office:value-type="float" office:value="0.34711990754843963">
            <text:p>0.34711990754843963</text:p>
          </table:table-cell>
          <table:table-cell office:value-type="float" office:value="0.43093533551987623">
            <text:p>0.43093533551987623</text:p>
          </table:table-cell>
          <table:table-cell office:value-type="float" office:value="0.3380631265136627">
            <text:p>0.3380631265136627</text:p>
          </table:table-cell>
          <table:table-cell office:value-type="float" office:value="0.4197004600033791">
            <text:p>0.4197004600033791</text:p>
          </table:table-cell>
          <table:table-cell office:value-type="float" office:value="0.36938584879375447">
            <text:p>0.36938584879375447</text:p>
          </table:table-cell>
          <table:table-cell office:value-type="float" office:value="0.3505483577785022">
            <text:p>0.3505483577785022</text:p>
          </table:table-cell>
          <table:table-cell office:value-type="float" office:value="0.333822541197793">
            <text:p>0.333822541197793</text:p>
          </table:table-cell>
          <table:table-cell office:value-type="float" office:value="0.47145175591934924">
            <text:p>0.47145175591934924</text:p>
          </table:table-cell>
          <table:table-cell office:value-type="float" office:value="0.389709824340076">
            <text:p>0.389709824340076</text:p>
          </table:table-cell>
          <table:table-cell office:value-type="float" office:value="0.3632059599027648">
            <text:p>0.3632059599027648</text:p>
          </table:table-cell>
          <table:table-cell office:value-type="float" office:value="0.4463968038440771">
            <text:p>0.4463968038440771</text:p>
          </table:table-cell>
          <table:table-cell office:value-type="float" office:value="0.44777372330569254">
            <text:p>0.44777372330569254</text:p>
          </table:table-cell>
          <table:table-cell office:value-type="float" office:value="0.38735491815112105">
            <text:p>0.38735491815112105</text:p>
          </table:table-cell>
          <table:table-cell office:value-type="float" office:value="0.4300108321299476">
            <text:p>0.4300108321299476</text:p>
          </table:table-cell>
          <table:table-cell office:value-type="float" office:value="0.3536609671346385">
            <text:p>0.3536609671346385</text:p>
          </table:table-cell>
          <table:table-cell office:value-type="float" office:value="0.3936855959503828">
            <text:p>0.3936855959503828</text:p>
          </table:table-cell>
          <table:table-cell office:value-type="float" office:value="0.387871044771584">
            <text:p>0.387871044771584</text:p>
          </table:table-cell>
          <table:table-cell office:value-type="float" office:value="0.365280437839782">
            <text:p>0.365280437839782</text:p>
          </table:table-cell>
          <table:table-cell office:value-type="float" office:value="0.43388416226880316">
            <text:p>0.43388416226880316</text:p>
          </table:table-cell>
          <table:table-cell office:value-type="float" office:value="0.5184068935318544">
            <text:p>0.5184068935318544</text:p>
          </table:table-cell>
          <table:table-cell office:value-type="float" office:value="0.5631063455899128">
            <text:p>0.5631063455899128</text:p>
          </table:table-cell>
          <table:table-cell office:value-type="float" office:value="0.4737300143754258">
            <text:p>0.4737300143754258</text:p>
          </table:table-cell>
          <table:table-cell office:value-type="float" office:value="0.3901043189155436">
            <text:p>0.3901043189155436</text:p>
          </table:table-cell>
          <table:table-cell office:value-type="float" office:value="0.4021557800676469">
            <text:p>0.4021557800676469</text:p>
          </table:table-cell>
          <table:table-cell office:value-type="float" office:value="0.39036932189516865">
            <text:p>0.39036932189516865</text:p>
          </table:table-cell>
          <table:table-cell office:value-type="float" office:value="0.41955200728203335">
            <text:p>0.41955200728203335</text:p>
          </table:table-cell>
          <table:table-cell office:value-type="float" office:value="0.3708195497550078">
            <text:p>0.3708195497550078</text:p>
          </table:table-cell>
          <table:table-cell office:value-type="float" office:value="0.44760342224543653">
            <text:p>0.44760342224543653</text:p>
          </table:table-cell>
          <table:table-cell office:value-type="float" office:value="0.4257493709975321">
            <text:p>0.4257493709975321</text:p>
          </table:table-cell>
          <table:table-cell office:value-type="float" office:value="0.35882713496316293">
            <text:p>0.35882713496316293</text:p>
          </table:table-cell>
          <table:table-cell office:value-type="float" office:value="0.3205559734546778">
            <text:p>0.3205559734546778</text:p>
          </table:table-cell>
          <table:table-cell office:value-type="float" office:value="0.4740190504871495">
            <text:p>0.4740190504871495</text:p>
          </table:table-cell>
          <table:table-cell office:value-type="float" office:value="0.350854224093696">
            <text:p>0.350854224093696</text:p>
          </table:table-cell>
          <table:table-cell office:value-type="float" office:value="0.4466895111584387">
            <text:p>0.4466895111584387</text:p>
          </table:table-cell>
          <table:table-cell office:value-type="float" office:value="0.374019438112009">
            <text:p>0.374019438112009</text:p>
          </table:table-cell>
          <table:table-cell office:value-type="float" office:value="0.46195683197520915">
            <text:p>0.46195683197520915</text:p>
          </table:table-cell>
          <table:table-cell office:value-type="float" office:value="0.37186480014827344">
            <text:p>0.37186480014827344</text:p>
          </table:table-cell>
          <table:table-cell office:value-type="float" office:value="0.39547996629355847">
            <text:p>0.39547996629355847</text:p>
          </table:table-cell>
          <table:table-cell office:value-type="float" office:value="0.3286953509737408">
            <text:p>0.3286953509737408</text:p>
          </table:table-cell>
          <table:table-cell office:value-type="float" office:value="0.4213005685862959">
            <text:p>0.4213005685862959</text:p>
          </table:table-cell>
          <table:table-cell office:value-type="float" office:value="0.40284517918430357">
            <text:p>0.40284517918430357</text:p>
          </table:table-cell>
          <table:table-cell office:value-type="float" office:value="0.5196287704697969">
            <text:p>0.5196287704697969</text:p>
          </table:table-cell>
          <table:table-cell office:value-type="float" office:value="0.35896655001232747">
            <text:p>0.35896655001232747</text:p>
          </table:table-cell>
          <table:table-cell office:value-type="float" office:value="0.37166978770144177">
            <text:p>0.37166978770144177</text:p>
          </table:table-cell>
          <table:table-cell office:value-type="float" office:value="0.3954881524390932">
            <text:p>0.3954881524390932</text:p>
          </table:table-cell>
          <table:table-cell office:value-type="float" office:value="0.3730900632970585">
            <text:p>0.3730900632970585</text:p>
          </table:table-cell>
          <table:table-cell office:value-type="float" office:value="0.34894596562269337">
            <text:p>0.34894596562269337</text:p>
          </table:table-cell>
          <table:table-cell office:value-type="float" office:value="0.4151070685418816">
            <text:p>0.4151070685418816</text:p>
          </table:table-cell>
          <table:table-cell office:value-type="float" office:value="0.3556524734348308">
            <text:p>0.3556524734348308</text:p>
          </table:table-cell>
          <table:table-cell office:value-type="float" office:value="0.4162708662077837">
            <text:p>0.4162708662077837</text:p>
          </table:table-cell>
          <table:table-cell office:value-type="float" office:value="0.3995346486123548">
            <text:p>0.3995346486123548</text:p>
          </table:table-cell>
          <table:table-cell office:value-type="float" office:value="0.42533034794547675">
            <text:p>0.42533034794547675</text:p>
          </table:table-cell>
          <table:table-cell office:value-type="float" office:value="0.42636463671630287">
            <text:p>0.42636463671630287</text:p>
          </table:table-cell>
          <table:table-cell office:value-type="float" office:value="0.3214981289815547">
            <text:p>0.3214981289815547</text:p>
          </table:table-cell>
          <table:table-cell office:value-type="float" office:value="0.31520072854603187">
            <text:p>0.31520072854603187</text:p>
          </table:table-cell>
          <table:table-cell office:value-type="float" office:value="0.32951338870638247">
            <text:p>0.32951338870638247</text:p>
          </table:table-cell>
          <table:table-cell office:value-type="float" office:value="0.32951129202898427">
            <text:p>0.32951129202898427</text:p>
          </table:table-cell>
          <table:table-cell office:value-type="float" office:value="0.40718676380248936">
            <text:p>0.40718676380248936</text:p>
          </table:table-cell>
          <table:table-cell office:value-type="float" office:value="0.34676780116323036">
            <text:p>0.34676780116323036</text:p>
          </table:table-cell>
          <table:table-cell office:value-type="float" office:value="0.40063175098920506">
            <text:p>0.40063175098920506</text:p>
          </table:table-cell>
          <table:table-cell office:value-type="float" office:value="0.3579277468917161">
            <text:p>0.3579277468917161</text:p>
          </table:table-cell>
          <table:table-cell office:value-type="float" office:value="0.9563234520259603">
            <text:p>0.9563234520259603</text:p>
          </table:table-cell>
          <table:table-cell office:value-type="float" office:value="0.0">
            <text:p/>
          </table:table-cell>
          <table:table-cell office:value-type="float" office:value="0.3547631292684746">
            <text:p>0.3547631292684746</text:p>
          </table:table-cell>
          <table:table-cell office:value-type="float" office:value="0.3460847684556047">
            <text:p>0.3460847684556047</text:p>
          </table:table-cell>
          <table:table-cell office:value-type="float" office:value="0.5694760820045558">
            <text:p>0.5694760820045558</text:p>
          </table:table-cell>
          <table:table-cell office:value-type="float" office:value="0.7250713562659424">
            <text:p>0.7250713562659424</text:p>
          </table:table-cell>
          <table:table-cell office:value-type="float" office:value="0.0">
            <text:p/>
          </table:table-cell>
          <table:table-cell office:value-type="float" office:value="0.32687873071166695">
            <text:p>0.32687873071166695</text:p>
          </table:table-cell>
        </table:table-row>
        <table:table-row>
          <table:table-cell office:value-type="string" office:string-value="CC">
            <text:p>CC</text:p>
          </table:table-cell>
          <table:table-cell office:value-type="float" office:value="51.2">
            <text:p>51.2</text:p>
          </table:table-cell>
          <table:table-cell office:value-type="string" office:string-value="135/142">
            <text:p>135/142</text:p>
          </table:table-cell>
          <table:table-cell office:value-type="string" office:string-value="72/73">
            <text:p>72/73</text:p>
          </table:table-cell>
          <table:table-cell office:value-type="string" office:string-value="3649/3834">
            <text:p>3649/3834</text:p>
          </table:table-cell>
          <table:table-cell office:value-type="string" office:string-value="4127/4260">
            <text:p>4127/4260</text:p>
          </table:table-cell>
          <table:table-cell office:value-type="float" office:value="0.9319248826291079">
            <text:p>0.9319248826291079</text:p>
          </table:table-cell>
          <table:table-cell office:value-type="float" office:value="1.0">
            <text:p>1.0</text:p>
          </table:table-cell>
          <table:table-cell office:value-type="float" office:value="0.9324465310380803">
            <text:p>0.9324465310380803</text:p>
          </table:table-cell>
          <table:table-cell office:value-type="float" office:value="0.7989949748743718">
            <text:p>0.7989949748743718</text:p>
          </table:table-cell>
          <table:table-cell office:value-type="float" office:value="0.9690140845070422">
            <text:p>0.9690140845070422</text:p>
          </table:table-cell>
          <table:table-cell office:value-type="float" office:value="0.9671772428884026">
            <text:p>0.9671772428884026</text:p>
          </table:table-cell>
          <table:table-cell office:value-type="float" office:value="0.9849332759362892">
            <text:p>0.9849332759362892</text:p>
          </table:table-cell>
          <table:table-cell office:value-type="float" office:value="0.9429448844351058">
            <text:p>0.9429448844351058</text:p>
          </table:table-cell>
          <table:table-cell office:value-type="float" office:value="0.939406099518459">
            <text:p>0.939406099518459</text:p>
          </table:table-cell>
          <table:table-cell office:value-type="float" office:value="0.9699557242251738">
            <text:p>0.9699557242251738</text:p>
          </table:table-cell>
          <table:table-cell office:value-type="float" office:value="0.8836270190895741">
            <text:p>0.8836270190895741</text:p>
          </table:table-cell>
          <table:table-cell office:value-type="float" office:value="0.8893203883495145">
            <text:p>0.8893203883495145</text:p>
          </table:table-cell>
          <table:table-cell office:value-type="float" office:value="0.9391261659302896">
            <text:p>0.9391261659302896</text:p>
          </table:table-cell>
          <table:table-cell office:value-type="float" office:value="0.990190120670197">
            <text:p>0.990190120670197</text:p>
          </table:table-cell>
          <table:table-cell office:value-type="float" office:value="0.9903260480114654">
            <text:p>0.9903260480114654</text:p>
          </table:table-cell>
          <table:table-cell office:value-type="float" office:value="0.96838347781744">
            <text:p>0.96838347781744</text:p>
          </table:table-cell>
          <table:table-cell office:value-type="float" office:value="0.9868068643983732">
            <text:p>0.9868068643983732</text:p>
          </table:table-cell>
          <table:table-cell office:value-type="float" office:value="0.9243194192377495">
            <text:p>0.9243194192377495</text:p>
          </table:table-cell>
          <table:table-cell office:value-type="float" office:value="0.9838780918727915">
            <text:p>0.9838780918727915</text:p>
          </table:table-cell>
          <table:table-cell office:value-type="float" office:value="0.9849403890399497">
            <text:p>0.9849403890399497</text:p>
          </table:table-cell>
          <table:table-cell office:value-type="float" office:value="0.9292452830188679">
            <text:p>0.9292452830188679</text:p>
          </table:table-cell>
          <table:table-cell office:value-type="float" office:value="0.9991394148020654">
            <text:p>0.9991394148020654</text:p>
          </table:table-cell>
          <table:table-cell office:value-type="float" office:value="0.9995929333224781">
            <text:p>0.9995929333224781</text:p>
          </table:table-cell>
          <table:table-cell office:value-type="float" office:value="0.9526011560693641">
            <text:p>0.9526011560693641</text:p>
          </table:table-cell>
          <table:table-cell office:value-type="float" office:value="0.9775641025641025">
            <text:p>0.9775641025641025</text:p>
          </table:table-cell>
          <table:table-cell office:value-type="float" office:value="0.7633056366494497">
            <text:p>0.7633056366494497</text:p>
          </table:table-cell>
          <table:table-cell office:value-type="float" office:value="0.969108280254777">
            <text:p>0.969108280254777</text:p>
          </table:table-cell>
          <table:table-cell office:value-type="float" office:value="0.9495905834186285">
            <text:p>0.9495905834186285</text:p>
          </table:table-cell>
          <table:table-cell office:value-type="float" office:value="0.9771573604060914">
            <text:p>0.9771573604060914</text:p>
          </table:table-cell>
          <table:table-cell office:value-type="float" office:value="0.7662171753016324">
            <text:p>0.7662171753016324</text:p>
          </table:table-cell>
          <table:table-cell office:value-type="float" office:value="0.9617898441427852">
            <text:p>0.9617898441427852</text:p>
          </table:table-cell>
          <table:table-cell office:value-type="float" office:value="0.9925419515226849">
            <text:p>0.9925419515226849</text:p>
          </table:table-cell>
          <table:table-cell office:value-type="float" office:value="0.8400852878464818">
            <text:p>0.8400852878464818</text:p>
          </table:table-cell>
          <table:table-cell office:value-type="float" office:value="0.9339221458946679">
            <text:p>0.9339221458946679</text:p>
          </table:table-cell>
          <table:table-cell office:value-type="float" office:value="0.939724919093851">
            <text:p>0.939724919093851</text:p>
          </table:table-cell>
          <table:table-cell office:value-type="float" office:value="0.9182389937106917">
            <text:p>0.9182389937106917</text:p>
          </table:table-cell>
          <table:table-cell office:value-type="float" office:value="0.9442823803967327">
            <text:p>0.9442823803967327</text:p>
          </table:table-cell>
          <table:table-cell office:value-type="float" office:value="0.9915360501567397">
            <text:p>0.9915360501567397</text:p>
          </table:table-cell>
          <table:table-cell office:value-type="float" office:value="0.9714801193532717">
            <text:p>0.9714801193532717</text:p>
          </table:table-cell>
          <table:table-cell office:value-type="string" office:string-value="67/71">
            <text:p>67/71</text:p>
          </table:table-cell>
          <table:table-cell office:value-type="float" office:value="0.7698863636363635">
            <text:p>0.7698863636363635</text:p>
          </table:table-cell>
          <table:table-cell office:value-type="float" office:value="0.5746153846153845">
            <text:p>0.5746153846153845</text:p>
          </table:table-cell>
          <table:table-cell office:value-type="float" office:value="1.0">
            <text:p>1.0</text:p>
          </table:table-cell>
          <table:table-cell office:value-type="float" office:value="0.5518925518925518">
            <text:p>0.5518925518925518</text:p>
          </table:table-cell>
          <table:table-cell office:value-type="float" office:value="0.9010043041606887">
            <text:p>0.9010043041606887</text:p>
          </table:table-cell>
          <table:table-cell office:value-type="float" office:value="0.5625">
            <text:p>0.5625</text:p>
          </table:table-cell>
          <table:table-cell office:value-type="float" office:value="0.0">
            <text:p/>
          </table:table-cell>
          <table:table-cell office:value-type="float" office:value="0.8202614379084967">
            <text:p>0.8202614379084967</text:p>
          </table:table-cell>
          <table:table-cell office:value-type="float" office:value="0.8664495114006514">
            <text:p>0.8664495114006514</text:p>
          </table:table-cell>
          <table:table-cell office:value-type="float" office:value="0.47368421052631576">
            <text:p>0.47368421052631576</text:p>
          </table:table-cell>
          <table:table-cell office:value-type="float" office:value="0.7195418257549462">
            <text:p>0.7195418257549462</text:p>
          </table:table-cell>
          <table:table-cell office:value-type="float" office:value="1">
            <text:p>1</text:p>
          </table:table-cell>
          <table:table-cell office:value-type="float" office:value="0.8004926108374384">
            <text:p>0.8004926108374384</text:p>
          </table:table-cell>
          <table:table-cell office:value-type="float" office:value="0.6125186289120714">
            <text:p>0.6125186289120714</text:p>
          </table:table-cell>
          <table:table-cell office:value-type="float" office:value="0.5922014622258326">
            <text:p>0.5922014622258326</text:p>
          </table:table-cell>
          <table:table-cell office:value-type="float" office:value="0.20939681601595683">
            <text:p>0.20939681601595683</text:p>
          </table:table-cell>
          <table:table-cell office:value-type="float" office:value="0.36830742659758203">
            <text:p>0.36830742659758203</text:p>
          </table:table-cell>
          <table:table-cell office:value-type="float" office:value="0.9298245614035087">
            <text:p>0.9298245614035087</text:p>
          </table:table-cell>
          <table:table-cell office:value-type="float" office:value="0.36804901036757776">
            <text:p>0.36804901036757776</text:p>
          </table:table-cell>
          <table:table-cell office:value-type="float" office:value="1.0">
            <text:p>1.0</text:p>
          </table:table-cell>
          <table:table-cell office:value-type="float" office:value="0.28921244209133024">
            <text:p>0.28921244209133024</text:p>
          </table:table-cell>
          <table:table-cell office:value-type="float" office:value="0.7091097308488612">
            <text:p>0.7091097308488612</text:p>
          </table:table-cell>
          <table:table-cell office:value-type="float" office:value="0.5155555555555555">
            <text:p>0.5155555555555555</text:p>
          </table:table-cell>
          <table:table-cell office:value-type="float" office:value="0.28817541111981204">
            <text:p>0.28817541111981204</text:p>
          </table:table-cell>
          <table:table-cell office:value-type="float" office:value="0.8298279158699808">
            <text:p>0.8298279158699808</text:p>
          </table:table-cell>
          <table:table-cell office:value-type="float" office:value="0.3117647058823529">
            <text:p>0.3117647058823529</text:p>
          </table:table-cell>
          <table:table-cell office:value-type="float" office:value="0.2579827673593512">
            <text:p>0.2579827673593512</text:p>
          </table:table-cell>
          <table:table-cell office:value-type="float" office:value="0.49664429530201337">
            <text:p>0.49664429530201337</text:p>
          </table:table-cell>
          <table:table-cell office:value-type="float" office:value="0.5094339622641509">
            <text:p>0.5094339622641509</text:p>
          </table:table-cell>
          <table:table-cell office:value-type="float" office:value="0.7400419287211739">
            <text:p>0.7400419287211739</text:p>
          </table:table-cell>
          <table:table-cell office:value-type="float" office:value="0.566123188405797">
            <text:p>0.566123188405797</text:p>
          </table:table-cell>
          <table:table-cell office:value-type="float" office:value="0.48913043478260865">
            <text:p>0.48913043478260865</text:p>
          </table:table-cell>
          <table:table-cell office:value-type="float" office:value="0.9712865819988956">
            <text:p>0.9712865819988956</text:p>
          </table:table-cell>
          <table:table-cell office:value-type="float" office:value="0.4687868080094228">
            <text:p>0.4687868080094228</text:p>
          </table:table-cell>
          <table:table-cell office:value-type="float" office:value="0.8964489021415017">
            <text:p>0.8964489021415017</text:p>
          </table:table-cell>
          <table:table-cell office:value-type="float" office:value="0.7319391634980988">
            <text:p>0.7319391634980988</text:p>
          </table:table-cell>
          <table:table-cell office:value-type="float" office:value="0.2485245901639344">
            <text:p>0.2485245901639344</text:p>
          </table:table-cell>
          <table:table-cell office:value-type="float" office:value="0.8344988344988344">
            <text:p>0.8344988344988344</text:p>
          </table:table-cell>
          <table:table-cell office:value-type="float" office:value="0.7744680851063829">
            <text:p>0.7744680851063829</text:p>
          </table:table-cell>
          <table:table-cell office:value-type="float" office:value="0.9219047619047619">
            <text:p>0.9219047619047619</text:p>
          </table:table-cell>
          <table:table-cell office:value-type="float" office:value="0.8745247148288973">
            <text:p>0.8745247148288973</text:p>
          </table:table-cell>
          <table:table-cell office:value-type="float" office:value="0.8596426823299069">
            <text:p>0.8596426823299069</text:p>
          </table:table-cell>
          <table:table-cell office:value-type="float" office:value="0.5340579710144927">
            <text:p>0.5340579710144927</text:p>
          </table:table-cell>
          <table:table-cell office:value-type="float" office:value="0.9041626331074539">
            <text:p>0.9041626331074539</text:p>
          </table:table-cell>
          <table:table-cell office:value-type="float" office:value="0.740506329113924">
            <text:p>0.740506329113924</text:p>
          </table:table-cell>
          <table:table-cell office:value-type="float" office:value="0.9233964005537609">
            <text:p>0.9233964005537609</text:p>
          </table:table-cell>
          <table:table-cell office:value-type="float" office:value="0.817829457364341">
            <text:p>0.817829457364341</text:p>
          </table:table-cell>
          <table:table-cell office:value-type="float" office:value="0.8763326226012793">
            <text:p>0.8763326226012793</text:p>
          </table:table-cell>
          <table:table-cell office:value-type="float" office:value="0.8795355587808418">
            <text:p>0.8795355587808418</text:p>
          </table:table-cell>
          <table:table-cell office:value-type="float" office:value="0.6048458149779735">
            <text:p>0.6048458149779735</text:p>
          </table:table-cell>
          <table:table-cell office:value-type="float" office:value="0.6725037257824142">
            <text:p>0.6725037257824142</text:p>
          </table:table-cell>
          <table:table-cell office:value-type="float" office:value="0.8648199445983379">
            <text:p>0.8648199445983379</text:p>
          </table:table-cell>
          <table:table-cell office:value-type="float" office:value="0.544122544122544">
            <text:p>0.544122544122544</text:p>
          </table:table-cell>
          <table:table-cell office:value-type="float" office:value="0.8545454545454545">
            <text:p>0.8545454545454545</text:p>
          </table:table-cell>
          <table:table-cell office:value-type="float" office:value="0.5446428571428571">
            <text:p>0.5446428571428571</text:p>
          </table:table-cell>
          <table:table-cell office:value-type="float" office:value="0.8244788164088769">
            <text:p>0.8244788164088769</text:p>
          </table:table-cell>
          <table:table-cell office:value-type="float" office:value="0.8647887323943662">
            <text:p>0.8647887323943662</text:p>
          </table:table-cell>
          <table:table-cell office:value-type="float" office:value="0.95">
            <text:p>0.95</text:p>
          </table:table-cell>
          <table:table-cell office:value-type="float" office:value="0.7413427561837456">
            <text:p>0.7413427561837456</text:p>
          </table:table-cell>
          <table:table-cell office:value-type="float" office:value="0.891033891033891">
            <text:p>0.891033891033891</text:p>
          </table:table-cell>
          <table:table-cell office:value-type="float" office:value="0.8652173913043477">
            <text:p>0.8652173913043477</text:p>
          </table:table-cell>
          <table:table-cell office:value-type="float" office:value="0.7826086956521738">
            <text:p>0.7826086956521738</text:p>
          </table:table-cell>
          <table:table-cell office:value-type="float" office:value="0.9982300884955752">
            <text:p>0.9982300884955752</text:p>
          </table:table-cell>
          <table:table-cell office:value-type="float" office:value="0.4515800203873598">
            <text:p>0.4515800203873598</text:p>
          </table:table-cell>
          <table:table-cell office:value-type="float" office:value="0.6496528429348846">
            <text:p>0.6496528429348846</text:p>
          </table:table-cell>
          <table:table-cell office:value-type="float" office:value="0.9277810133954572">
            <text:p>0.9277810133954572</text:p>
          </table:table-cell>
          <table:table-cell office:value-type="float" office:value="0.5093127809890815">
            <text:p>0.5093127809890815</text:p>
          </table:table-cell>
          <table:table-cell office:value-type="float" office:value="0.7583538515652479">
            <text:p>0.7583538515652479</text:p>
          </table:table-cell>
          <table:table-cell office:value-type="float" office:value="0.7447222222222222">
            <text:p>0.7447222222222222</text:p>
          </table:table-cell>
          <table:table-cell office:value-type="float" office:value="0.8166280417149478">
            <text:p>0.8166280417149478</text:p>
          </table:table-cell>
          <table:table-cell office:value-type="float" office:value="0.7482778415614236">
            <text:p>0.7482778415614236</text:p>
          </table:table-cell>
          <table:table-cell office:value-type="float" office:value="1.0">
            <text:p>1.0</text:p>
          </table:table-cell>
          <table:table-cell office:value-type="float" office:value="0.9690849134377576">
            <text:p>0.9690849134377576</text:p>
          </table:table-cell>
          <table:table-cell office:value-type="float" office:value="0.21208384710234277">
            <text:p>0.21208384710234277</text:p>
          </table:table-cell>
          <table:table-cell office:value-type="float" office:value="0.8412917471708529">
            <text:p>0.8412917471708529</text:p>
          </table:table-cell>
          <table:table-cell office:value-type="float" office:value="0.7796655688580434">
            <text:p>0.7796655688580434</text:p>
          </table:table-cell>
          <table:table-cell office:value-type="float" office:value="0.2600969305331179">
            <text:p>0.2600969305331179</text:p>
          </table:table-cell>
          <table:table-cell office:value-type="float" office:value="0.9315403422982884">
            <text:p>0.9315403422982884</text:p>
          </table:table-cell>
          <table:table-cell office:value-type="float" office:value="0.8206896551724138">
            <text:p>0.8206896551724138</text:p>
          </table:table-cell>
          <table:table-cell office:value-type="float" office:value="0.8430173292558613">
            <text:p>0.8430173292558613</text:p>
          </table:table-cell>
          <table:table-cell office:value-type="float" office:value="0.7867332382310984">
            <text:p>0.7867332382310984</text:p>
          </table:table-cell>
          <table:table-cell office:value-type="float" office:value="0.5717601547388781">
            <text:p>0.5717601547388781</text:p>
          </table:table-cell>
          <table:table-cell office:value-type="float" office:value="0.6329113924050632">
            <text:p>0.6329113924050632</text:p>
          </table:table-cell>
          <table:table-cell office:value-type="float" office:value="0.6737254901960784">
            <text:p>0.6737254901960784</text:p>
          </table:table-cell>
          <table:table-cell office:value-type="float" office:value="0.906876482000431">
            <text:p>0.906876482000431</text:p>
          </table:table-cell>
          <table:table-cell office:value-type="float" office:value="0.9433070866141732">
            <text:p>0.9433070866141732</text:p>
          </table:table-cell>
          <table:table-cell office:value-type="float" office:value="0.833092833092833">
            <text:p>0.833092833092833</text:p>
          </table:table-cell>
          <table:table-cell office:value-type="float" office:value="0.732567049808429">
            <text:p>0.732567049808429</text:p>
          </table:table-cell>
          <table:table-cell office:value-type="float" office:value="0.9328234120385765">
            <text:p>0.9328234120385765</text:p>
          </table:table-cell>
          <table:table-cell office:value-type="float" office:value="0.9639412298355561">
            <text:p>0.9639412298355561</text:p>
          </table:table-cell>
          <table:table-cell office:value-type="float" office:value="0.9745269286754003">
            <text:p>0.9745269286754003</text:p>
          </table:table-cell>
          <table:table-cell office:value-type="float" office:value="0.8868876080691642">
            <text:p>0.8868876080691642</text:p>
          </table:table-cell>
          <table:table-cell office:value-type="float" office:value="0.2734335793014999">
            <text:p>0.2734335793014999</text:p>
          </table:table-cell>
          <table:table-cell office:value-type="float" office:value="0.07878932387523657">
            <text:p>0.07878932387523657</text:p>
          </table:table-cell>
          <table:table-cell office:value-type="float" office:value="0.9068255687973997">
            <text:p>0.9068255687973997</text:p>
          </table:table-cell>
          <table:table-cell office:value-type="float" office:value="0.7797356828193832">
            <text:p>0.7797356828193832</text:p>
          </table:table-cell>
          <table:table-cell office:value-type="float" office:value="0.5333333333333333">
            <text:p>0.5333333333333333</text:p>
          </table:table-cell>
          <table:table-cell office:value-type="float" office:value="0.95565749235474">
            <text:p>0.95565749235474</text:p>
          </table:table-cell>
          <table:table-cell office:value-type="float" office:value="0.671464473383596">
            <text:p>0.671464473383596</text:p>
          </table:table-cell>
          <table:table-cell office:value-type="float" office:value="0.23459715639810425">
            <text:p>0.23459715639810425</text:p>
          </table:table-cell>
          <table:table-cell office:value-type="float" office:value="0.8773747841105354">
            <text:p>0.8773747841105354</text:p>
          </table:table-cell>
          <table:table-cell office:value-type="float" office:value="0.6319167389418907">
            <text:p>0.6319167389418907</text:p>
          </table:table-cell>
          <table:table-cell office:value-type="float" office:value="0.5259467040673211">
            <text:p>0.5259467040673211</text:p>
          </table:table-cell>
          <table:table-cell office:value-type="float" office:value="0.7303167420814479">
            <text:p>0.7303167420814479</text:p>
          </table:table-cell>
          <table:table-cell office:value-type="float" office:value="0.6970033296337402">
            <text:p>0.6970033296337402</text:p>
          </table:table-cell>
          <table:table-cell office:value-type="float" office:value="0.9156769596199524">
            <text:p>0.9156769596199524</text:p>
          </table:table-cell>
          <table:table-cell office:value-type="float" office:value="0.9350850077279752">
            <text:p>0.9350850077279752</text:p>
          </table:table-cell>
          <table:table-cell office:value-type="float" office:value="0.6826173165895572">
            <text:p>0.6826173165895572</text:p>
          </table:table-cell>
          <table:table-cell office:value-type="float" office:value="0.7429598562013181">
            <text:p>0.7429598562013181</text:p>
          </table:table-cell>
          <table:table-cell office:value-type="float" office:value="0.8784629133154602">
            <text:p>0.8784629133154602</text:p>
          </table:table-cell>
          <table:table-cell office:value-type="float" office:value="0.7613168724279835">
            <text:p>0.7613168724279835</text:p>
          </table:table-cell>
          <table:table-cell office:value-type="float" office:value="0.738465105495015">
            <text:p>0.738465105495015</text:p>
          </table:table-cell>
          <table:table-cell office:value-type="float" office:value="0.9722222222222222">
            <text:p>0.9722222222222222</text:p>
          </table:table-cell>
          <table:table-cell office:value-type="float" office:value="0.6560077519379844">
            <text:p>0.6560077519379844</text:p>
          </table:table-cell>
          <table:table-cell office:value-type="float" office:value="0.7247311827956988">
            <text:p>0.7247311827956988</text:p>
          </table:table-cell>
          <table:table-cell office:value-type="float" office:value="0.909814323607427">
            <text:p>0.909814323607427</text:p>
          </table:table-cell>
          <table:table-cell office:value-type="float" office:value="0.8982188295165394">
            <text:p>0.8982188295165394</text:p>
          </table:table-cell>
          <table:table-cell office:value-type="float" office:value="0.8846153846153846">
            <text:p>0.8846153846153846</text:p>
          </table:table-cell>
          <table:table-cell office:value-type="float" office:value="0.8836662749706228">
            <text:p>0.8836662749706228</text:p>
          </table:table-cell>
          <table:table-cell office:value-type="float" office:value="0.4867924528301886">
            <text:p>0.4867924528301886</text:p>
          </table:table-cell>
          <table:table-cell office:value-type="float" office:value="0.5603217158176943">
            <text:p>0.5603217158176943</text:p>
          </table:table-cell>
          <table:table-cell office:value-type="float" office:value="0.9420783645655877">
            <text:p>0.9420783645655877</text:p>
          </table:table-cell>
          <table:table-cell office:value-type="float" office:value="0.7985218508997429">
            <text:p>0.7985218508997429</text:p>
          </table:table-cell>
          <table:table-cell office:value-type="float" office:value="0.7302371541501975">
            <text:p>0.7302371541501975</text:p>
          </table:table-cell>
          <table:table-cell office:value-type="float" office:value="0.9078590785907859">
            <text:p>0.9078590785907859</text:p>
          </table:table-cell>
          <table:table-cell office:value-type="float" office:value="0.6648388391065935">
            <text:p>0.6648388391065935</text:p>
          </table:table-cell>
          <table:table-cell office:value-type="float" office:value="0.7985074626865671">
            <text:p>0.7985074626865671</text:p>
          </table:table-cell>
          <table:table-cell office:value-type="float" office:value="0.9151307329618517">
            <text:p>0.9151307329618517</text:p>
          </table:table-cell>
          <table:table-cell office:value-type="float" office:value="0.6246973365617433">
            <text:p>0.6246973365617433</text:p>
          </table:table-cell>
          <table:table-cell office:value-type="float" office:value="0.7086230876216968">
            <text:p>0.7086230876216968</text:p>
          </table:table-cell>
          <table:table-cell office:value-type="float" office:value="0.7371932332618536">
            <text:p>0.7371932332618536</text:p>
          </table:table-cell>
          <table:table-cell office:value-type="float" office:value="0.8422649140546006">
            <text:p>0.8422649140546006</text:p>
          </table:table-cell>
          <table:table-cell office:value-type="float" office:value="0.8039525691699604">
            <text:p>0.8039525691699604</text:p>
          </table:table-cell>
          <table:table-cell office:value-type="float" office:value="0.8403458213256484">
            <text:p>0.8403458213256484</text:p>
          </table:table-cell>
          <table:table-cell office:value-type="float" office:value="0.9037037037037037">
            <text:p>0.9037037037037037</text:p>
          </table:table-cell>
          <table:table-cell office:value-type="float" office:value="0.7514910536779323">
            <text:p>0.7514910536779323</text:p>
          </table:table-cell>
          <table:table-cell office:value-type="float" office:value="0.7936507936507936">
            <text:p>0.7936507936507936</text:p>
          </table:table-cell>
          <table:table-cell office:value-type="float" office:value="0.7672413793103448">
            <text:p>0.7672413793103448</text:p>
          </table:table-cell>
          <table:table-cell office:value-type="float" office:value="0.8623771224307417">
            <text:p>0.8623771224307417</text:p>
          </table:table-cell>
          <table:table-cell office:value-type="float" office:value="0.9728682170542635">
            <text:p>0.9728682170542635</text:p>
          </table:table-cell>
          <table:table-cell office:value-type="float" office:value="0.8156462585034013">
            <text:p>0.8156462585034013</text:p>
          </table:table-cell>
          <table:table-cell office:value-type="float" office:value="0.9193061840120663">
            <text:p>0.9193061840120663</text:p>
          </table:table-cell>
          <table:table-cell office:value-type="float" office:value="0.8523636363636363">
            <text:p>0.8523636363636363</text:p>
          </table:table-cell>
          <table:table-cell office:value-type="float" office:value="0.0">
            <text:p/>
          </table:table-cell>
          <table:table-cell office:value-type="float" office:value="0.38348623853211006">
            <text:p>0.38348623853211006</text:p>
          </table:table-cell>
          <table:table-cell office:value-type="float" office:value="0.587574149235092">
            <text:p>0.587574149235092</text:p>
          </table:table-cell>
          <table:table-cell office:value-type="float" office:value="0.6059285091543155">
            <text:p>0.6059285091543155</text:p>
          </table:table-cell>
          <table:table-cell office:value-type="float" office:value="0.7666666666666666">
            <text:p>0.7666666666666666</text:p>
          </table:table-cell>
          <table:table-cell office:value-type="float" office:value="0.7646937512889255">
            <text:p>0.7646937512889255</text:p>
          </table:table-cell>
          <table:table-cell office:value-type="float" office:value="0.8568181818181818">
            <text:p>0.8568181818181818</text:p>
          </table:table-cell>
          <table:table-cell office:value-type="float" office:value="0.798132183908046">
            <text:p>0.798132183908046</text:p>
          </table:table-cell>
          <table:table-cell office:value-type="float" office:value="0.8319765114106499">
            <text:p>0.8319765114106499</text:p>
          </table:table-cell>
          <table:table-cell office:value-type="float" office:value="0.8888888888888888">
            <text:p>0.8888888888888888</text:p>
          </table:table-cell>
          <table:table-cell office:value-type="float" office:value="0.8726442033123929">
            <text:p>0.8726442033123929</text:p>
          </table:table-cell>
          <table:table-cell office:value-type="float" office:value="0.8241639697950377">
            <text:p>0.8241639697950377</text:p>
          </table:table-cell>
          <table:table-cell office:value-type="float" office:value="0.6624685138539043">
            <text:p>0.6624685138539043</text:p>
          </table:table-cell>
          <table:table-cell office:value-type="float" office:value="0.874870734229576">
            <text:p>0.874870734229576</text:p>
          </table:table-cell>
          <table:table-cell office:value-type="float" office:value="0.9344262295081966">
            <text:p>0.9344262295081966</text:p>
          </table:table-cell>
          <table:table-cell office:value-type="float" office:value="0.4670175438596491">
            <text:p>0.4670175438596491</text:p>
          </table:table-cell>
          <table:table-cell office:value-type="float" office:value="0.903267973856209">
            <text:p>0.903267973856209</text:p>
          </table:table-cell>
          <table:table-cell office:value-type="float" office:value="0.7489451476793249">
            <text:p>0.7489451476793249</text:p>
          </table:table-cell>
          <table:table-cell office:value-type="float" office:value="0.6523378582202111">
            <text:p>0.6523378582202111</text:p>
          </table:table-cell>
          <table:table-cell office:value-type="float" office:value="0.0">
            <text:p/>
          </table:table-cell>
          <table:table-cell office:value-type="float" office:value="0.975736568457539">
            <text:p>0.975736568457539</text:p>
          </table:table-cell>
          <table:table-cell office:value-type="float" office:value="0.8705207835642618">
            <text:p>0.8705207835642618</text:p>
          </table:table-cell>
          <table:table-cell office:value-type="float" office:value="0.611317254174397">
            <text:p>0.611317254174397</text:p>
          </table:table-cell>
          <table:table-cell office:value-type="float" office:value="0.5993726832050185">
            <text:p>0.5993726832050185</text:p>
          </table:table-cell>
          <table:table-cell office:value-type="float" office:value="0.6464285714285714">
            <text:p>0.6464285714285714</text:p>
          </table:table-cell>
          <table:table-cell office:value-type="float" office:value="0.9518109269490485">
            <text:p>0.9518109269490485</text:p>
          </table:table-cell>
          <table:table-cell office:value-type="float" office:value="0.970954356846473">
            <text:p>0.970954356846473</text:p>
          </table:table-cell>
          <table:table-cell office:value-type="float" office:value="0.8977119784656796">
            <text:p>0.8977119784656796</text:p>
          </table:table-cell>
          <table:table-cell office:value-type="float" office:value="0.6315633343221595">
            <text:p>0.6315633343221595</text:p>
          </table:table-cell>
          <table:table-cell office:value-type="float" office:value="0.7429537767756482">
            <text:p>0.7429537767756482</text:p>
          </table:table-cell>
          <table:table-cell office:value-type="float" office:value="0.7700296735905044">
            <text:p>0.7700296735905044</text:p>
          </table:table-cell>
          <table:table-cell office:value-type="float" office:value="0.7213483146067415">
            <text:p>0.7213483146067415</text:p>
          </table:table-cell>
          <table:table-cell office:value-type="float" office:value="0.8278812279818821">
            <text:p>0.8278812279818821</text:p>
          </table:table-cell>
          <table:table-cell office:value-type="float" office:value="0.4871331828442438">
            <text:p>0.4871331828442438</text:p>
          </table:table-cell>
          <table:table-cell office:value-type="float" office:value="0.8011363636363635">
            <text:p>0.8011363636363635</text:p>
          </table:table-cell>
          <table:table-cell office:value-type="float" office:value="0.6666666666666666">
            <text:p>0.6666666666666666</text:p>
          </table:table-cell>
          <table:table-cell office:value-type="float" office:value="0.9509521061742642">
            <text:p>0.9509521061742642</text:p>
          </table:table-cell>
          <table:table-cell office:value-type="float" office:value="0.9166666666666666">
            <text:p>0.9166666666666666</text:p>
          </table:table-cell>
          <table:table-cell office:value-type="float" office:value="0.9723557692307692">
            <text:p>0.9723557692307692</text:p>
          </table:table-cell>
          <table:table-cell office:value-type="float" office:value="0.8081285444234404">
            <text:p>0.8081285444234404</text:p>
          </table:table-cell>
          <table:table-cell office:value-type="float" office:value="0.8033006244424621">
            <text:p>0.8033006244424621</text:p>
          </table:table-cell>
          <table:table-cell office:value-type="float" office:value="1">
            <text:p>1</text:p>
          </table:table-cell>
          <table:table-cell office:value-type="float" office:value="0.9202657807308969">
            <text:p>0.9202657807308969</text:p>
          </table:table-cell>
          <table:table-cell office:value-type="float" office:value="0.9666666666666666">
            <text:p>0.9666666666666666</text:p>
          </table:table-cell>
          <table:table-cell office:value-type="float" office:value="1.0">
            <text:p>1.0</text:p>
          </table:table-cell>
          <table:table-cell office:value-type="float" office:value="0.827471798274718">
            <text:p>0.827471798274718</text:p>
          </table:table-cell>
          <table:table-cell office:value-type="float" office:value="0.9004424778761061">
            <text:p>0.9004424778761061</text:p>
          </table:table-cell>
          <table:table-cell office:value-type="float" office:value="0.9475890985324947">
            <text:p>0.9475890985324947</text:p>
          </table:table-cell>
          <table:table-cell office:value-type="float" office:value="1.0">
            <text:p>1.0</text:p>
          </table:table-cell>
          <table:table-cell office:value-type="float" office:value="0.8161818626252749">
            <text:p>0.8161818626252749</text:p>
          </table:table-cell>
          <table:table-cell office:value-type="float" office:value="0.8036809815950919">
            <text:p>0.8036809815950919</text:p>
          </table:table-cell>
          <table:table-cell office:value-type="float" office:value="0.9318181818181818">
            <text:p>0.9318181818181818</text:p>
          </table:table-cell>
          <table:table-cell office:value-type="float" office:value="0.5837957824639289">
            <text:p>0.5837957824639289</text:p>
          </table:table-cell>
          <table:table-cell office:value-type="float" office:value="0.721125730994152">
            <text:p>0.721125730994152</text:p>
          </table:table-cell>
          <table:table-cell office:value-type="float" office:value="0.7687651331719128">
            <text:p>0.7687651331719128</text:p>
          </table:table-cell>
          <table:table-cell office:value-type="float" office:value="0.9007907979870596">
            <text:p>0.9007907979870596</text:p>
          </table:table-cell>
          <table:table-cell office:value-type="float" office:value="0.7219730941704036">
            <text:p>0.7219730941704036</text:p>
          </table:table-cell>
          <table:table-cell office:value-type="float" office:value="0.9209486166007904">
            <text:p>0.9209486166007904</text:p>
          </table:table-cell>
          <table:table-cell office:value-type="float" office:value="0.7332916926920674">
            <text:p>0.7332916926920674</text:p>
          </table:table-cell>
          <table:table-cell office:value-type="float" office:value="0.8371077135302908">
            <text:p>0.8371077135302908</text:p>
          </table:table-cell>
          <table:table-cell office:value-type="float" office:value="0.8316831683168316">
            <text:p>0.8316831683168316</text:p>
          </table:table-cell>
          <table:table-cell office:value-type="float" office:value="0.9693251533742331">
            <text:p>0.9693251533742331</text:p>
          </table:table-cell>
          <table:table-cell office:value-type="float" office:value="0.8230165649520488">
            <text:p>0.8230165649520488</text:p>
          </table:table-cell>
          <table:table-cell office:value-type="float" office:value="0.9402489626556016">
            <text:p>0.9402489626556016</text:p>
          </table:table-cell>
          <table:table-cell office:value-type="float" office:value="0.7533918595371109">
            <text:p>0.7533918595371109</text:p>
          </table:table-cell>
          <table:table-cell office:value-type="float" office:value="0.57">
            <text:p>0.57</text:p>
          </table:table-cell>
          <table:table-cell office:value-type="float" office:value="0.3971291866028708">
            <text:p>0.3971291866028708</text:p>
          </table:table-cell>
          <table:table-cell office:value-type="float" office:value="0.8457854406130267">
            <text:p>0.8457854406130267</text:p>
          </table:table-cell>
          <table:table-cell office:value-type="float" office:value="1.0">
            <text:p>1.0</text:p>
          </table:table-cell>
          <table:table-cell office:value-type="float" office:value="0.9476495726495726">
            <text:p>0.9476495726495726</text:p>
          </table:table-cell>
          <table:table-cell office:value-type="float" office:value="0.5587382160986222">
            <text:p>0.5587382160986222</text:p>
          </table:table-cell>
          <table:table-cell office:value-type="float" office:value="0.8122866894197952">
            <text:p>0.8122866894197952</text:p>
          </table:table-cell>
          <table:table-cell office:value-type="float" office:value="0.994413407821229">
            <text:p>0.994413407821229</text:p>
          </table:table-cell>
          <table:table-cell office:value-type="float" office:value="0.87008547008547">
            <text:p>0.87008547008547</text:p>
          </table:table-cell>
          <table:table-cell office:value-type="float" office:value="0.7753623188405796">
            <text:p>0.7753623188405796</text:p>
          </table:table-cell>
          <table:table-cell office:value-type="float" office:value="0.8909090909090909">
            <text:p>0.8909090909090909</text:p>
          </table:table-cell>
          <table:table-cell office:value-type="float" office:value="0.9701492537313432">
            <text:p>0.9701492537313432</text:p>
          </table:table-cell>
          <table:table-cell office:value-type="float" office:value="0.4953343701399689">
            <text:p>0.4953343701399689</text:p>
          </table:table-cell>
          <table:table-cell office:value-type="float" office:value="0.7188910380399741">
            <text:p>0.7188910380399741</text:p>
          </table:table-cell>
          <table:table-cell office:value-type="float" office:value="0.903938520653218">
            <text:p>0.903938520653218</text:p>
          </table:table-cell>
          <table:table-cell office:value-type="float" office:value="0.38126813095731454">
            <text:p>0.38126813095731454</text:p>
          </table:table-cell>
          <table:table-cell office:value-type="float" office:value="0.867122794382427">
            <text:p>0.867122794382427</text:p>
          </table:table-cell>
          <table:table-cell office:value-type="float" office:value="0.7530737704918032">
            <text:p>0.7530737704918032</text:p>
          </table:table-cell>
          <table:table-cell office:value-type="float" office:value="0.7766402978129362">
            <text:p>0.7766402978129362</text:p>
          </table:table-cell>
          <table:table-cell office:value-type="float" office:value="1">
            <text:p>1</text:p>
          </table:table-cell>
          <table:table-cell office:value-type="float" office:value="0.859437751004016">
            <text:p>0.859437751004016</text:p>
          </table:table-cell>
          <table:table-cell office:value-type="float" office:value="0.8257575757575757">
            <text:p>0.8257575757575757</text:p>
          </table:table-cell>
          <table:table-cell office:value-type="float" office:value="0.5398230088495575">
            <text:p>0.5398230088495575</text:p>
          </table:table-cell>
          <table:table-cell office:value-type="float" office:value="0.8341121495327102">
            <text:p>0.8341121495327102</text:p>
          </table:table-cell>
          <table:table-cell office:value-type="float" office:value="1.0">
            <text:p>1.0</text:p>
          </table:table-cell>
          <table:table-cell office:value-type="float" office:value="0.9149484536082474">
            <text:p>0.9149484536082474</text:p>
          </table:table-cell>
          <table:table-cell office:value-type="float" office:value="1">
            <text:p>1</text:p>
          </table:table-cell>
          <table:table-cell office:value-type="float" office:value="0.9024390243902438">
            <text:p>0.9024390243902438</text:p>
          </table:table-cell>
          <table:table-cell office:value-type="float" office:value="0.4635267087880528">
            <text:p>0.4635267087880528</text:p>
          </table:table-cell>
          <table:table-cell office:value-type="float" office:value="0.8631032493751201">
            <text:p>0.8631032493751201</text:p>
          </table:table-cell>
          <table:table-cell office:value-type="float" office:value="0.8709106984969054">
            <text:p>0.8709106984969054</text:p>
          </table:table-cell>
          <table:table-cell office:value-type="float" office:value="0.9060665362035224">
            <text:p>0.9060665362035224</text:p>
          </table:table-cell>
          <table:table-cell office:value-type="float" office:value="1.0">
            <text:p>1.0</text:p>
          </table:table-cell>
          <table:table-cell office:value-type="float" office:value="0.8828491096532333">
            <text:p>0.8828491096532333</text:p>
          </table:table-cell>
          <table:table-cell office:value-type="float" office:value="0.6812227074235807">
            <text:p>0.6812227074235807</text:p>
          </table:table-cell>
          <table:table-cell office:value-type="float" office:value="0.6211412535079514">
            <text:p>0.6211412535079514</text:p>
          </table:table-cell>
          <table:table-cell office:value-type="float" office:value="0.9273097826086956">
            <text:p>0.9273097826086956</text:p>
          </table:table-cell>
          <table:table-cell office:value-type="float" office:value="0.3444666001994018">
            <text:p>0.3444666001994018</text:p>
          </table:table-cell>
          <table:table-cell office:value-type="float" office:value="0.7730999877615958">
            <text:p>0.7730999877615958</text:p>
          </table:table-cell>
          <table:table-cell office:value-type="float" office:value="0.9444444444444444">
            <text:p>0.9444444444444444</text:p>
          </table:table-cell>
          <table:table-cell office:value-type="float" office:value="0.7821985233798194">
            <text:p>0.7821985233798194</text:p>
          </table:table-cell>
          <table:table-cell office:value-type="float" office:value="0.8319773611602405">
            <text:p>0.8319773611602405</text:p>
          </table:table-cell>
          <table:table-cell office:value-type="float" office:value="0.8328651685393258">
            <text:p>0.8328651685393258</text:p>
          </table:table-cell>
          <table:table-cell office:value-type="float" office:value="0.8826945412311266">
            <text:p>0.8826945412311266</text:p>
          </table:table-cell>
          <table:table-cell office:value-type="float" office:value="0.6946938775510203">
            <text:p>0.6946938775510203</text:p>
          </table:table-cell>
          <table:table-cell office:value-type="float" office:value="0.7230458221024259">
            <text:p>0.7230458221024259</text:p>
          </table:table-cell>
          <table:table-cell office:value-type="float" office:value="0.8963242224316682">
            <text:p>0.8963242224316682</text:p>
          </table:table-cell>
          <table:table-cell office:value-type="float" office:value="0.9839154411764706">
            <text:p>0.9839154411764706</text:p>
          </table:table-cell>
          <table:table-cell office:value-type="float" office:value="0.8028115501519756">
            <text:p>0.8028115501519756</text:p>
          </table:table-cell>
          <table:table-cell office:value-type="float" office:value="0.6435544430538173">
            <text:p>0.6435544430538173</text:p>
          </table:table-cell>
          <table:table-cell office:value-type="float" office:value="0.9015706806282722">
            <text:p>0.9015706806282722</text:p>
          </table:table-cell>
          <table:table-cell office:value-type="float" office:value="1.0">
            <text:p>1.0</text:p>
          </table:table-cell>
          <table:table-cell office:value-type="float" office:value="0.9080459770114941">
            <text:p>0.9080459770114941</text:p>
          </table:table-cell>
          <table:table-cell office:value-type="float" office:value="0.7060978237448825">
            <text:p>0.7060978237448825</text:p>
          </table:table-cell>
          <table:table-cell office:value-type="float" office:value="0.803964757709251">
            <text:p>0.803964757709251</text:p>
          </table:table-cell>
          <table:table-cell office:value-type="float" office:value="0.7572663000785546">
            <text:p>0.7572663000785546</text:p>
          </table:table-cell>
          <table:table-cell office:value-type="float" office:value="0.8447880870561283">
            <text:p>0.8447880870561283</text:p>
          </table:table-cell>
          <table:table-cell office:value-type="float" office:value="0.9926046176046176">
            <text:p>0.9926046176046176</text:p>
          </table:table-cell>
          <table:table-cell office:value-type="float" office:value="0.930741190765492">
            <text:p>0.930741190765492</text:p>
          </table:table-cell>
          <table:table-cell office:value-type="float" office:value="0.8665191740412979">
            <text:p>0.8665191740412979</text:p>
          </table:table-cell>
          <table:table-cell office:value-type="float" office:value="0.9509668508287292">
            <text:p>0.9509668508287292</text:p>
          </table:table-cell>
          <table:table-cell office:value-type="float" office:value="0.6547368421052631">
            <text:p>0.6547368421052631</text:p>
          </table:table-cell>
          <table:table-cell office:value-type="float" office:value="0.8599936648717136">
            <text:p>0.8599936648717136</text:p>
          </table:table-cell>
          <table:table-cell office:value-type="float" office:value="0.8279932546374367">
            <text:p>0.8279932546374367</text:p>
          </table:table-cell>
          <table:table-cell office:value-type="float" office:value="0.9155002592016588">
            <text:p>0.9155002592016588</text:p>
          </table:table-cell>
          <table:table-cell office:value-type="float" office:value="0.7647058823529411">
            <text:p>0.7647058823529411</text:p>
          </table:table-cell>
          <table:table-cell office:value-type="float" office:value="0.5864077669902912">
            <text:p>0.5864077669902912</text:p>
          </table:table-cell>
          <table:table-cell office:value-type="float" office:value="0.923076923076923">
            <text:p>0.923076923076923</text:p>
          </table:table-cell>
          <table:table-cell office:value-type="float" office:value="0.9193121693121693">
            <text:p>0.9193121693121693</text:p>
          </table:table-cell>
          <table:table-cell office:value-type="float" office:value="0.49492290334712297">
            <text:p>0.49492290334712297</text:p>
          </table:table-cell>
          <table:table-cell office:value-type="float" office:value="0.9108108108108107">
            <text:p>0.9108108108108107</text:p>
          </table:table-cell>
          <table:table-cell office:value-type="float" office:value="0.7066720911310007">
            <text:p>0.7066720911310007</text:p>
          </table:table-cell>
          <table:table-cell office:value-type="float" office:value="1.0">
            <text:p>1.0</text:p>
          </table:table-cell>
          <table:table-cell office:value-type="float" office:value="0.9746434231378763">
            <text:p>0.9746434231378763</text:p>
          </table:table-cell>
          <table:table-cell office:value-type="float" office:value="0.9123505976095617">
            <text:p>0.9123505976095617</text:p>
          </table:table-cell>
          <table:table-cell office:value-type="float" office:value="1">
            <text:p>1</text:p>
          </table:table-cell>
          <table:table-cell office:value-type="float" office:value="0.8209255533199195">
            <text:p>0.8209255533199195</text:p>
          </table:table-cell>
          <table:table-cell office:value-type="float" office:value="0.7279521674140508">
            <text:p>0.7279521674140508</text:p>
          </table:table-cell>
          <table:table-cell office:value-type="float" office:value="0.8390557939914163">
            <text:p>0.8390557939914163</text:p>
          </table:table-cell>
          <table:table-cell office:value-type="float" office:value="1.0">
            <text:p>1.0</text:p>
          </table:table-cell>
          <table:table-cell office:value-type="float" office:value="0.7522816166883963">
            <text:p>0.7522816166883963</text:p>
          </table:table-cell>
          <table:table-cell office:value-type="float" office:value="0.669683257918552">
            <text:p>0.669683257918552</text:p>
          </table:table-cell>
          <table:table-cell office:value-type="float" office:value="0.9605734767025089">
            <text:p>0.9605734767025089</text:p>
          </table:table-cell>
          <table:table-cell office:value-type="float" office:value="0.8029950083194675">
            <text:p>0.8029950083194675</text:p>
          </table:table-cell>
          <table:table-cell office:value-type="float" office:value="0.8983855650522317">
            <text:p>0.8983855650522317</text:p>
          </table:table-cell>
          <table:table-cell office:value-type="float" office:value="0.6181474480151228">
            <text:p>0.6181474480151228</text:p>
          </table:table-cell>
          <table:table-cell office:value-type="float" office:value="0">
            <text:p/>
          </table:table-cell>
          <table:table-cell office:value-type="float" office:value="0.8865276663993584">
            <text:p>0.8865276663993584</text:p>
          </table:table-cell>
          <table:table-cell office:value-type="float" office:value="0.963302752293578">
            <text:p>0.963302752293578</text:p>
          </table:table-cell>
          <table:table-cell office:value-type="float" office:value="0.9753191489361701">
            <text:p>0.9753191489361701</text:p>
          </table:table-cell>
          <table:table-cell office:value-type="float" office:value="0.9818731117824773">
            <text:p>0.9818731117824773</text:p>
          </table:table-cell>
          <table:table-cell office:value-type="float" office:value="0.970404984423676">
            <text:p>0.970404984423676</text:p>
          </table:table-cell>
          <table:table-cell office:value-type="float" office:value="0.6914393226716838">
            <text:p>0.6914393226716838</text:p>
          </table:table-cell>
          <table:table-cell office:value-type="float" office:value="0.6101694915254237">
            <text:p>0.6101694915254237</text:p>
          </table:table-cell>
          <table:table-cell office:value-type="float" office:value="0.7292965271593944">
            <text:p>0.7292965271593944</text:p>
          </table:table-cell>
          <table:table-cell office:value-type="float" office:value="0.7490186457311089">
            <text:p>0.7490186457311089</text:p>
          </table:table-cell>
          <table:table-cell office:value-type="float" office:value="0.7570093457943925">
            <text:p>0.7570093457943925</text:p>
          </table:table-cell>
          <table:table-cell office:value-type="float" office:value="0.9187242798353908">
            <text:p>0.9187242798353908</text:p>
          </table:table-cell>
          <table:table-cell office:value-type="float" office:value="0.9388122375524894">
            <text:p>0.9388122375524894</text:p>
          </table:table-cell>
          <table:table-cell office:value-type="float" office:value="0.9545454545454545">
            <text:p>0.9545454545454545</text:p>
          </table:table-cell>
          <table:table-cell office:value-type="float" office:value="0.8976897689768977">
            <text:p>0.8976897689768977</text:p>
          </table:table-cell>
          <table:table-cell office:value-type="float" office:value="0.994807121661721">
            <text:p>0.994807121661721</text:p>
          </table:table-cell>
          <table:table-cell office:value-type="float" office:value="0.8404710920770877">
            <text:p>0.8404710920770877</text:p>
          </table:table-cell>
          <table:table-cell office:value-type="float" office:value="0.9162468513853904">
            <text:p>0.9162468513853904</text:p>
          </table:table-cell>
          <table:table-cell office:value-type="float" office:value="0.9735682819383259">
            <text:p>0.9735682819383259</text:p>
          </table:table-cell>
          <table:table-cell office:value-type="float" office:value="0.8839598997493734">
            <text:p>0.8839598997493734</text:p>
          </table:table-cell>
          <table:table-cell office:value-type="float" office:value="0.8264462809917354">
            <text:p>0.8264462809917354</text:p>
          </table:table-cell>
          <table:table-cell office:value-type="float" office:value="0.7675675675675675">
            <text:p>0.7675675675675675</text:p>
          </table:table-cell>
          <table:table-cell office:value-type="float" office:value="0.7611336032388664">
            <text:p>0.7611336032388664</text:p>
          </table:table-cell>
          <table:table-cell office:value-type="float" office:value="0.7977762334954829">
            <text:p>0.7977762334954829</text:p>
          </table:table-cell>
          <table:table-cell office:value-type="float" office:value="0.8655416439847577">
            <text:p>0.8655416439847577</text:p>
          </table:table-cell>
          <table:table-cell office:value-type="float" office:value="0.8640882473103636">
            <text:p>0.8640882473103636</text:p>
          </table:table-cell>
          <table:table-cell office:value-type="float" office:value="0.9189189189189189">
            <text:p>0.9189189189189189</text:p>
          </table:table-cell>
          <table:table-cell office:value-type="float" office:value="0.783300198807157">
            <text:p>0.783300198807157</text:p>
          </table:table-cell>
          <table:table-cell office:value-type="float" office:value="0.9666307857911732">
            <text:p>0.9666307857911732</text:p>
          </table:table-cell>
          <table:table-cell office:value-type="float" office:value="0.628731343283582">
            <text:p>0.628731343283582</text:p>
          </table:table-cell>
          <table:table-cell office:value-type="float" office:value="0.7335749886724059">
            <text:p>0.7335749886724059</text:p>
          </table:table-cell>
          <table:table-cell office:value-type="float" office:value="0.876953125">
            <text:p>0.876953125</text:p>
          </table:table-cell>
          <table:table-cell office:value-type="float" office:value="0.979381443298969">
            <text:p>0.979381443298969</text:p>
          </table:table-cell>
          <table:table-cell office:value-type="float" office:value="0.8138297872340425">
            <text:p>0.8138297872340425</text:p>
          </table:table-cell>
          <table:table-cell office:value-type="float" office:value="0.9247546346782988">
            <text:p>0.9247546346782988</text:p>
          </table:table-cell>
          <table:table-cell office:value-type="float" office:value="0.7297297297297297">
            <text:p>0.7297297297297297</text:p>
          </table:table-cell>
          <table:table-cell office:value-type="float" office:value="0.9438943894389439">
            <text:p>0.9438943894389439</text:p>
          </table:table-cell>
          <table:table-cell office:value-type="float" office:value="0.7975654935168033">
            <text:p>0.7975654935168033</text:p>
          </table:table-cell>
          <table:table-cell office:value-type="float" office:value="0.897560975609756">
            <text:p>0.897560975609756</text:p>
          </table:table-cell>
          <table:table-cell office:value-type="float" office:value="0.9036918138041733">
            <text:p>0.9036918138041733</text:p>
          </table:table-cell>
          <table:table-cell office:value-type="float" office:value="0.9562363238512035">
            <text:p>0.9562363238512035</text:p>
          </table:table-cell>
          <table:table-cell office:value-type="float" office:value="0.890380313199105">
            <text:p>0.890380313199105</text:p>
          </table:table-cell>
          <table:table-cell office:value-type="float" office:value="0.8958837772397094">
            <text:p>0.8958837772397094</text:p>
          </table:table-cell>
          <table:table-cell office:value-type="float" office:value="0.5974025974025974">
            <text:p>0.5974025974025974</text:p>
          </table:table-cell>
          <table:table-cell office:value-type="float" office:value="0.6902050113895216">
            <text:p>0.6902050113895216</text:p>
          </table:table-cell>
          <table:table-cell office:value-type="float" office:value="0.982532751091703">
            <text:p>0.982532751091703</text:p>
          </table:table-cell>
          <table:table-cell office:value-type="float" office:value="0.8585114222549741">
            <text:p>0.8585114222549741</text:p>
          </table:table-cell>
          <table:table-cell office:value-type="float" office:value="0.7700348432055748">
            <text:p>0.7700348432055748</text:p>
          </table:table-cell>
          <table:table-cell office:value-type="float" office:value="0.883008356545961">
            <text:p>0.883008356545961</text:p>
          </table:table-cell>
          <table:table-cell office:value-type="float" office:value="0.8126834039778285">
            <text:p>0.8126834039778285</text:p>
          </table:table-cell>
          <table:table-cell office:value-type="float" office:value="0.9615384615384615">
            <text:p>0.9615384615384615</text:p>
          </table:table-cell>
          <table:table-cell office:value-type="float" office:value="1.0">
            <text:p>1.0</text:p>
          </table:table-cell>
          <table:table-cell office:value-type="float" office:value="0.9924242424242423">
            <text:p>0.9924242424242423</text:p>
          </table:table-cell>
          <table:table-cell office:value-type="float" office:value="0.9265993265993265">
            <text:p>0.9265993265993265</text:p>
          </table:table-cell>
          <table:table-cell office:value-type="float" office:value="0.8509700176366842">
            <text:p>0.8509700176366842</text:p>
          </table:table-cell>
          <table:table-cell office:value-type="float" office:value="1.0">
            <text:p>1.0</text:p>
          </table:table-cell>
          <table:table-cell office:value-type="float" office:value="0.807051282051282">
            <text:p>0.807051282051282</text:p>
          </table:table-cell>
          <table:table-cell office:value-type="float" office:value="0.8327759197324414">
            <text:p>0.8327759197324414</text:p>
          </table:table-cell>
          <table:table-cell office:value-type="float" office:value="0.9190897597977243">
            <text:p>0.9190897597977243</text:p>
          </table:table-cell>
          <table:table-cell office:value-type="float" office:value="0.7193251533742331">
            <text:p>0.7193251533742331</text:p>
          </table:table-cell>
          <table:table-cell office:value-type="float" office:value="0.6578411405295315">
            <text:p>0.6578411405295315</text:p>
          </table:table-cell>
          <table:table-cell office:value-type="float" office:value="0.7052932761087267">
            <text:p>0.7052932761087267</text:p>
          </table:table-cell>
          <table:table-cell office:value-type="float" office:value="0.8194774346793349">
            <text:p>0.8194774346793349</text:p>
          </table:table-cell>
          <table:table-cell office:value-type="float" office:value="0.8403547671840355">
            <text:p>0.8403547671840355</text:p>
          </table:table-cell>
          <table:table-cell office:value-type="float" office:value="0.8181818181818181">
            <text:p>0.8181818181818181</text:p>
          </table:table-cell>
          <table:table-cell office:value-type="float" office:value="0.844331641285956">
            <text:p>0.844331641285956</text:p>
          </table:table-cell>
          <table:table-cell office:value-type="float" office:value="0.876078914919852">
            <text:p>0.876078914919852</text:p>
          </table:table-cell>
          <table:table-cell office:value-type="float" office:value="0.858887381275441">
            <text:p>0.858887381275441</text:p>
          </table:table-cell>
          <table:table-cell office:value-type="float" office:value="0.902287095574563">
            <text:p>0.902287095574563</text:p>
          </table:table-cell>
          <table:table-cell office:value-type="float" office:value="0.8637197358767424">
            <text:p>0.8637197358767424</text:p>
          </table:table-cell>
          <table:table-cell office:value-type="float" office:value="0.8410418205007719">
            <text:p>0.8410418205007719</text:p>
          </table:table-cell>
          <table:table-cell office:value-type="float" office:value="0.8556791203298763">
            <text:p>0.8556791203298763</text:p>
          </table:table-cell>
          <table:table-cell office:value-type="float" office:value="0.9169435215946843">
            <text:p>0.9169435215946843</text:p>
          </table:table-cell>
          <table:table-cell office:value-type="float" office:value="0.997160704145372">
            <text:p>0.997160704145372</text:p>
          </table:table-cell>
          <table:table-cell office:value-type="float" office:value="0.9553496208930076">
            <text:p>0.9553496208930076</text:p>
          </table:table-cell>
          <table:table-cell office:value-type="float" office:value="0.9204354280059376">
            <text:p>0.9204354280059376</text:p>
          </table:table-cell>
          <table:table-cell office:value-type="float" office:value="0.9253176930596285">
            <text:p>0.9253176930596285</text:p>
          </table:table-cell>
          <table:table-cell office:value-type="float" office:value="0.9660520519827953">
            <text:p>0.9660520519827953</text:p>
          </table:table-cell>
          <table:table-cell office:value-type="float" office:value="0.9081607187422011">
            <text:p>0.9081607187422011</text:p>
          </table:table-cell>
          <table:table-cell office:value-type="float" office:value="0.956211066324661">
            <text:p>0.956211066324661</text:p>
          </table:table-cell>
          <table:table-cell office:value-type="float" office:value="0.9310747663551401">
            <text:p>0.9310747663551401</text:p>
          </table:table-cell>
          <table:table-cell office:value-type="float" office:value="0.9368157647794807">
            <text:p>0.9368157647794807</text:p>
          </table:table-cell>
          <table:table-cell office:value-type="float" office:value="0.965016501650165">
            <text:p>0.965016501650165</text:p>
          </table:table-cell>
          <table:table-cell office:value-type="float" office:value="0.851783744023538">
            <text:p>0.851783744023538</text:p>
          </table:table-cell>
          <table:table-cell office:value-type="float" office:value="0.9196736743018512">
            <text:p>0.9196736743018512</text:p>
          </table:table-cell>
          <table:table-cell office:value-type="float" office:value="0.9249999999999999">
            <text:p>0.9249999999999999</text:p>
          </table:table-cell>
          <table:table-cell office:value-type="float" office:value="0.926439482961222">
            <text:p>0.926439482961222</text:p>
          </table:table-cell>
          <table:table-cell office:value-type="float" office:value="0.7338487023743787">
            <text:p>0.7338487023743787</text:p>
          </table:table-cell>
          <table:table-cell office:value-type="float" office:value="0.8970476911430734">
            <text:p>0.8970476911430734</text:p>
          </table:table-cell>
          <table:table-cell office:value-type="float" office:value="0.8681909885675857">
            <text:p>0.8681909885675857</text:p>
          </table:table-cell>
          <table:table-cell office:value-type="float" office:value="0.8616473616473616">
            <text:p>0.8616473616473616</text:p>
          </table:table-cell>
          <table:table-cell office:value-type="float" office:value="0.9346755193831655">
            <text:p>0.9346755193831655</text:p>
          </table:table-cell>
          <table:table-cell office:value-type="float" office:value="0.8777943368107302">
            <text:p>0.8777943368107302</text:p>
          </table:table-cell>
          <table:table-cell office:value-type="float" office:value="0.9199721642310368">
            <text:p>0.9199721642310368</text:p>
          </table:table-cell>
          <table:table-cell office:value-type="float" office:value="0.9211839042234785">
            <text:p>0.9211839042234785</text:p>
          </table:table-cell>
          <table:table-cell office:value-type="float" office:value="0.9406851883415714">
            <text:p>0.9406851883415714</text:p>
          </table:table-cell>
          <table:table-cell office:value-type="float" office:value="0.8574527704962487">
            <text:p>0.8574527704962487</text:p>
          </table:table-cell>
          <table:table-cell office:value-type="float" office:value="0.9483598570964599">
            <text:p>0.9483598570964599</text:p>
          </table:table-cell>
          <table:table-cell office:value-type="float" office:value="0.9210191082802547">
            <text:p>0.9210191082802547</text:p>
          </table:table-cell>
          <table:table-cell office:value-type="float" office:value="0.9087544813230022">
            <text:p>0.9087544813230022</text:p>
          </table:table-cell>
          <table:table-cell office:value-type="float" office:value="0.9723851417399804">
            <text:p>0.9723851417399804</text:p>
          </table:table-cell>
          <table:table-cell office:value-type="float" office:value="0.9884615384615384">
            <text:p>0.9884615384615384</text:p>
          </table:table-cell>
          <table:table-cell office:value-type="float" office:value="0.8863121659570613">
            <text:p>0.8863121659570613</text:p>
          </table:table-cell>
          <table:table-cell office:value-type="float" office:value="0.9570833333333333">
            <text:p>0.9570833333333333</text:p>
          </table:table-cell>
          <table:table-cell office:value-type="float" office:value="0.9560851318944844">
            <text:p>0.9560851318944844</text:p>
          </table:table-cell>
          <table:table-cell office:value-type="float" office:value="0.8372026093630084">
            <text:p>0.8372026093630084</text:p>
          </table:table-cell>
          <table:table-cell office:value-type="float" office:value="0.9277601090413448">
            <text:p>0.9277601090413448</text:p>
          </table:table-cell>
          <table:table-cell office:value-type="float" office:value="0.9153789551140544">
            <text:p>0.9153789551140544</text:p>
          </table:table-cell>
          <table:table-cell office:value-type="float" office:value="0.8966914247130316">
            <text:p>0.8966914247130316</text:p>
          </table:table-cell>
          <table:table-cell office:value-type="float" office:value="0.9210953346855983">
            <text:p>0.9210953346855983</text:p>
          </table:table-cell>
          <table:table-cell office:value-type="float" office:value="0.9409937888198757">
            <text:p>0.9409937888198757</text:p>
          </table:table-cell>
          <table:table-cell office:value-type="float" office:value="0.9297133406835721">
            <text:p>0.9297133406835721</text:p>
          </table:table-cell>
          <table:table-cell office:value-type="float" office:value="0.9030898876404494">
            <text:p>0.9030898876404494</text:p>
          </table:table-cell>
          <table:table-cell office:value-type="float" office:value="0.917682251274097">
            <text:p>0.917682251274097</text:p>
          </table:table-cell>
          <table:table-cell office:value-type="float" office:value="0.768041237113402">
            <text:p>0.768041237113402</text:p>
          </table:table-cell>
          <table:table-cell office:value-type="float" office:value="0.82001982160555">
            <text:p>0.82001982160555</text:p>
          </table:table-cell>
          <table:table-cell office:value-type="float" office:value="0.874493927125506">
            <text:p>0.874493927125506</text:p>
          </table:table-cell>
          <table:table-cell office:value-type="float" office:value="0.8991085899513775">
            <text:p>0.8991085899513775</text:p>
          </table:table-cell>
          <table:table-cell office:value-type="float" office:value="0.9174242424242424">
            <text:p>0.9174242424242424</text:p>
          </table:table-cell>
          <table:table-cell office:value-type="float" office:value="0.9055087987758225">
            <text:p>0.9055087987758225</text:p>
          </table:table-cell>
          <table:table-cell office:value-type="float" office:value="0.9176755447941888">
            <text:p>0.9176755447941888</text:p>
          </table:table-cell>
          <table:table-cell office:value-type="float" office:value="0.9607508532423208">
            <text:p>0.9607508532423208</text:p>
          </table:table-cell>
          <table:table-cell office:value-type="float" office:value="0.9077359829666429">
            <text:p>0.9077359829666429</text:p>
          </table:table-cell>
          <table:table-cell office:value-type="float" office:value="0.8806279297939604">
            <text:p>0.8806279297939604</text:p>
          </table:table-cell>
          <table:table-cell office:value-type="float" office:value="0.9346846846846846">
            <text:p>0.9346846846846846</text:p>
          </table:table-cell>
          <table:table-cell office:value-type="float" office:value="0.9752895752895753">
            <text:p>0.9752895752895753</text:p>
          </table:table-cell>
          <table:table-cell office:value-type="float" office:value="0.9127218934911242">
            <text:p>0.9127218934911242</text:p>
          </table:table-cell>
          <table:table-cell office:value-type="float" office:value="0.9736632083000798">
            <text:p>0.9736632083000798</text:p>
          </table:table-cell>
          <table:table-cell office:value-type="float" office:value="0.9432728378789415">
            <text:p>0.9432728378789415</text:p>
          </table:table-cell>
          <table:table-cell office:value-type="float" office:value="0.9406276505513146">
            <text:p>0.9406276505513146</text:p>
          </table:table-cell>
          <table:table-cell office:value-type="float" office:value="0.8971011285682673">
            <text:p>0.8971011285682673</text:p>
          </table:table-cell>
          <table:table-cell office:value-type="float" office:value="0.9268101322573413">
            <text:p>0.9268101322573413</text:p>
          </table:table-cell>
          <table:table-cell office:value-type="float" office:value="0.9331075359864521">
            <text:p>0.9331075359864521</text:p>
          </table:table-cell>
          <table:table-cell office:value-type="float" office:value="0.9594249201277955">
            <text:p>0.9594249201277955</text:p>
          </table:table-cell>
          <table:table-cell office:value-type="float" office:value="0.8523504273504273">
            <text:p>0.8523504273504273</text:p>
          </table:table-cell>
          <table:table-cell office:value-type="float" office:value="0.9096059747617821">
            <text:p>0.9096059747617821</text:p>
          </table:table-cell>
          <table:table-cell office:value-type="float" office:value="0.8247888430563739">
            <text:p>0.8247888430563739</text:p>
          </table:table-cell>
          <table:table-cell office:value-type="float" office:value="0.9542349726775956">
            <text:p>0.9542349726775956</text:p>
          </table:table-cell>
          <table:table-cell office:value-type="float" office:value="0.9507881584006151">
            <text:p>0.9507881584006151</text:p>
          </table:table-cell>
          <table:table-cell office:value-type="float" office:value="0.8829525483304042">
            <text:p>0.8829525483304042</text:p>
          </table:table-cell>
          <table:table-cell office:value-type="float" office:value="0.9458801101461555">
            <text:p>0.9458801101461555</text:p>
          </table:table-cell>
          <table:table-cell office:value-type="float" office:value="0.9869352204681545">
            <text:p>0.9869352204681545</text:p>
          </table:table-cell>
          <table:table-cell office:value-type="float" office:value="0.9112888565715324">
            <text:p>0.9112888565715324</text:p>
          </table:table-cell>
          <table:table-cell office:value-type="float" office:value="0.9393263992075285">
            <text:p>0.9393263992075285</text:p>
          </table:table-cell>
          <table:table-cell office:value-type="float" office:value="0.9480712166172106">
            <text:p>0.9480712166172106</text:p>
          </table:table-cell>
          <table:table-cell office:value-type="float" office:value="0.9037694013303769">
            <text:p>0.9037694013303769</text:p>
          </table:table-cell>
          <table:table-cell office:value-type="float" office:value="0.9179529802897174">
            <text:p>0.9179529802897174</text:p>
          </table:table-cell>
          <table:table-cell office:value-type="float" office:value="0.8712455366519638">
            <text:p>0.8712455366519638</text:p>
          </table:table-cell>
          <table:table-cell office:value-type="float" office:value="0.975222993062438">
            <text:p>0.975222993062438</text:p>
          </table:table-cell>
          <table:table-cell office:value-type="float" office:value="0.9789053591790193">
            <text:p>0.9789053591790193</text:p>
          </table:table-cell>
          <table:table-cell office:value-type="float" office:value="0.9645808736717827">
            <text:p>0.9645808736717827</text:p>
          </table:table-cell>
          <table:table-cell office:value-type="float" office:value="0.9541737649063032">
            <text:p>0.9541737649063032</text:p>
          </table:table-cell>
          <table:table-cell office:value-type="float" office:value="0.9580360108962859">
            <text:p>0.9580360108962859</text:p>
          </table:table-cell>
          <table:table-cell office:value-type="float" office:value="0.9318292091217855">
            <text:p>0.9318292091217855</text:p>
          </table:table-cell>
          <table:table-cell office:value-type="float" office:value="0.9305677623483916">
            <text:p>0.9305677623483916</text:p>
          </table:table-cell>
          <table:table-cell office:value-type="float" office:value="0.9714333725424298">
            <text:p>0.9714333725424298</text:p>
          </table:table-cell>
          <table:table-cell office:value-type="float" office:value="0.04367654797403964">
            <text:p>0.04367654797403964</text:p>
          </table:table-cell>
          <table:table-cell office:value-type="float" office:value="0.0">
            <text:p/>
          </table:table-cell>
          <table:table-cell office:value-type="float" office:value="0.6746799299990789">
            <text:p>0.6746799299990789</text:p>
          </table:table-cell>
          <table:table-cell office:value-type="float" office:value="0.8185078909612625">
            <text:p>0.8185078909612625</text:p>
          </table:table-cell>
          <table:table-cell office:value-type="float" office:value="0.43052391799544415">
            <text:p>0.43052391799544415</text:p>
          </table:table-cell>
          <table:table-cell office:value-type="float" office:value="0.32296901172529313">
            <text:p>0.32296901172529313</text:p>
          </table:table-cell>
          <table:table-cell office:value-type="float" office:value="0.0">
            <text:p/>
          </table:table-cell>
          <table:table-cell office:value-type="float" office:value="0.7138148860203241">
            <text:p>0.7138148860203241</text:p>
          </table:table-cell>
        </table:table-row>
        <table:table-row>
          <table:table-cell office:value-type="string" office:string-value="ratio_FS">
            <text:p>ratio_FS</text:p>
          </table:table-cell>
          <table:table-cell office:value-type="float" office:value="0.5">
            <text:p>0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400646073010564">
            <text:p>0.400646073010564</text:p>
          </table:table-cell>
          <table:table-cell office:value-type="float" office:value="0.7969900845312272">
            <text:p>0.7969900845312272</text:p>
          </table:table-cell>
          <table:table-cell office:value-type="float" office:value="0.21992963621807224">
            <text:p>0.21992963621807224</text:p>
          </table:table-cell>
          <table:table-cell office:value-type="float" office:value="0.14810062860773912">
            <text:p>0.14810062860773912</text:p>
          </table:table-cell>
          <table:table-cell office:value-type="float" office:value="0.24893203251773477">
            <text:p>0.24893203251773477</text:p>
          </table:table-cell>
          <table:table-cell office:value-type="float" office:value="0.247599063576042">
            <text:p>0.247599063576042</text:p>
          </table:table-cell>
          <table:table-cell office:value-type="float" office:value="0.40527162854626164">
            <text:p>0.40527162854626164</text:p>
          </table:table-cell>
          <table:table-cell office:value-type="float" office:value="0.20404944112326012">
            <text:p>0.20404944112326012</text:p>
          </table:table-cell>
          <table:table-cell office:value-type="float" office:value="0.2348195737292292">
            <text:p>0.2348195737292292</text:p>
          </table:table-cell>
          <table:table-cell office:value-type="float" office:value="0.5013132530511301">
            <text:p>0.5013132530511301</text:p>
          </table:table-cell>
          <table:table-cell office:value-type="float" office:value="0.32494724639733186">
            <text:p>0.32494724639733186</text:p>
          </table:table-cell>
          <table:table-cell office:value-type="float" office:value="0.2535174495528867">
            <text:p>0.2535174495528867</text:p>
          </table:table-cell>
          <table:table-cell office:value-type="float" office:value="0.4396589392360181">
            <text:p>0.4396589392360181</text:p>
          </table:table-cell>
          <table:table-cell office:value-type="float" office:value="0.25906736407858494">
            <text:p>0.25906736407858494</text:p>
          </table:table-cell>
          <table:table-cell office:value-type="float" office:value="0.28800809012469863">
            <text:p>0.28800809012469863</text:p>
          </table:table-cell>
          <table:table-cell office:value-type="float" office:value="0.47958676341877415">
            <text:p>0.47958676341877415</text:p>
          </table:table-cell>
          <table:table-cell office:value-type="float" office:value="0.3774397572627848">
            <text:p>0.3774397572627848</text:p>
          </table:table-cell>
          <table:table-cell office:value-type="float" office:value="0.1697550202646025">
            <text:p>0.1697550202646025</text:p>
          </table:table-cell>
          <table:table-cell office:value-type="float" office:value="0.3642215409329781">
            <text:p>0.3642215409329781</text:p>
          </table:table-cell>
          <table:table-cell office:value-type="float" office:value="0.31704536935548205">
            <text:p>0.31704536935548205</text:p>
          </table:table-cell>
          <table:table-cell office:value-type="float" office:value="0.3037759647603868">
            <text:p>0.3037759647603868</text:p>
          </table:table-cell>
          <table:table-cell office:value-type="float" office:value="0.8226772441362642">
            <text:p>0.8226772441362642</text:p>
          </table:table-cell>
          <table:table-cell office:value-type="float" office:value="0.5327030969695581">
            <text:p>0.5327030969695581</text:p>
          </table:table-cell>
          <table:table-cell office:value-type="float" office:value="0.5555746213609211">
            <text:p>0.5555746213609211</text:p>
          </table:table-cell>
          <table:table-cell office:value-type="float" office:value="0.4929075179797621">
            <text:p>0.4929075179797621</text:p>
          </table:table-cell>
          <table:table-cell office:value-type="float" office:value="0.10137393247375644">
            <text:p>0.10137393247375644</text:p>
          </table:table-cell>
          <table:table-cell office:value-type="float" office:value="0.28763624491063056">
            <text:p>0.28763624491063056</text:p>
          </table:table-cell>
          <table:table-cell office:value-type="float" office:value="0.285244568189145">
            <text:p>0.285244568189145</text:p>
          </table:table-cell>
          <table:table-cell office:value-type="float" office:value="0.6415280665810731">
            <text:p>0.6415280665810731</text:p>
          </table:table-cell>
          <table:table-cell office:value-type="float" office:value="0.07872260895917833">
            <text:p>0.07872260895917833</text:p>
          </table:table-cell>
          <table:table-cell office:value-type="float" office:value="0.26244513945892356">
            <text:p>0.26244513945892356</text:p>
          </table:table-cell>
          <table:table-cell office:value-type="float" office:value="0.5253986452255344">
            <text:p>0.5253986452255344</text:p>
          </table:table-cell>
          <table:table-cell office:value-type="float" office:value="0.32829819333256716">
            <text:p>0.32829819333256716</text:p>
          </table:table-cell>
          <table:table-cell office:value-type="float" office:value="0.2728837754762483">
            <text:p>0.2728837754762483</text:p>
          </table:table-cell>
          <table:table-cell office:value-type="float" office:value="0.5379358997628487">
            <text:p>0.5379358997628487</text:p>
          </table:table-cell>
          <table:table-cell office:value-type="float" office:value="0.31070766284003126">
            <text:p>0.31070766284003126</text:p>
          </table:table-cell>
          <table:table-cell office:value-type="float" office:value="0.22498369644691368">
            <text:p>0.22498369644691368</text:p>
          </table:table-cell>
          <table:table-cell office:value-type="float" office:value="0.4968432523360614">
            <text:p>0.4968432523360614</text:p>
          </table:table-cell>
          <table:table-cell office:value-type="float" office:value="0.19489473748785222">
            <text:p>0.19489473748785222</text:p>
          </table:table-cell>
          <table:table-cell office:value-type="float" office:value="0.456125932429443">
            <text:p>0.456125932429443</text:p>
          </table:table-cell>
          <table:table-cell office:value-type="float" office:value="0.37195999511574823">
            <text:p>0.37195999511574823</text:p>
          </table:table-cell>
          <table:table-cell office:value-type="float" office:value="0.3069770651475566">
            <text:p>0.3069770651475566</text:p>
          </table:table-cell>
          <table:table-cell office:value-type="float" office:value="1.0">
            <text:p>1.0</text:p>
          </table:table-cell>
          <table:table-cell office:value-type="float" office:value="0.2806645167796985">
            <text:p>0.2806645167796985</text:p>
          </table:table-cell>
          <table:table-cell office:value-type="float" office:value="0.5887100057995308">
            <text:p>0.5887100057995308</text:p>
          </table:table-cell>
          <table:table-cell office:value-type="float" office:value="0.16914322190628198">
            <text:p>0.16914322190628198</text:p>
          </table:table-cell>
          <table:table-cell office:value-type="float" office:value="0.0">
            <text:p/>
          </table:table-cell>
          <table:table-cell office:value-type="float" office:value="0.44689784933770665">
            <text:p>0.44689784933770665</text:p>
          </table:table-cell>
          <table:table-cell office:value-type="float" office:value="0.5943426426496397">
            <text:p>0.5943426426496397</text:p>
          </table:table-cell>
          <table:table-cell office:value-type="float" office:value="0.12278487124700743">
            <text:p>0.12278487124700743</text:p>
          </table:table-cell>
          <table:table-cell office:value-type="float" office:value="0.3630723081739971">
            <text:p>0.3630723081739971</text:p>
          </table:table-cell>
          <table:table-cell office:value-type="float" office:value="1">
            <text:p>1</text:p>
          </table:table-cell>
          <table:table-cell office:value-type="float" office:value="0.41280828621103316">
            <text:p>0.41280828621103316</text:p>
          </table:table-cell>
          <table:table-cell office:value-type="float" office:value="0.2046712104707647">
            <text:p>0.2046712104707647</text:p>
          </table:table-cell>
          <table:table-cell office:value-type="float" office:value="0.16015024454090876">
            <text:p>0.16015024454090876</text:p>
          </table:table-cell>
          <table:table-cell office:value-type="float" office:value="0.05400399341121046">
            <text:p>0.05400399341121046</text:p>
          </table:table-cell>
          <table:table-cell office:value-type="float" office:value="0.09193566166791281">
            <text:p>0.09193566166791281</text:p>
          </table:table-cell>
          <table:table-cell office:value-type="float" office:value="0.7314980556654148">
            <text:p>0.7314980556654148</text:p>
          </table:table-cell>
          <table:table-cell office:value-type="float" office:value="0.13649626450746036">
            <text:p>0.13649626450746036</text:p>
          </table:table-cell>
          <table:table-cell office:value-type="float" office:value="1.0">
            <text:p>1.0</text:p>
          </table:table-cell>
          <table:table-cell office:value-type="float" office:value="0.05790690692940846">
            <text:p>0.05790690692940846</text:p>
          </table:table-cell>
          <table:table-cell office:value-type="float" office:value="0.3003717441231811">
            <text:p>0.3003717441231811</text:p>
          </table:table-cell>
          <table:table-cell office:value-type="float" office:value="0.237288174935098">
            <text:p>0.237288174935098</text:p>
          </table:table-cell>
          <table:table-cell office:value-type="float" office:value="0.06407342222662411">
            <text:p>0.06407342222662411</text:p>
          </table:table-cell>
          <table:table-cell office:value-type="float" office:value="0.46017821916152946">
            <text:p>0.46017821916152946</text:p>
          </table:table-cell>
          <table:table-cell office:value-type="float" office:value="0.033306930485500756">
            <text:p>0.033306930485500756</text:p>
          </table:table-cell>
          <table:table-cell office:value-type="float" office:value="0.06104147220522911">
            <text:p>0.06104147220522911</text:p>
          </table:table-cell>
          <table:table-cell office:value-type="float" office:value="0.11768794833746173">
            <text:p>0.11768794833746173</text:p>
          </table:table-cell>
          <table:table-cell office:value-type="float" office:value="0.11793661244733429">
            <text:p>0.11793661244733429</text:p>
          </table:table-cell>
          <table:table-cell office:value-type="float" office:value="0.5546859126655821">
            <text:p>0.5546859126655821</text:p>
          </table:table-cell>
          <table:table-cell office:value-type="float" office:value="0.14925991573040726">
            <text:p>0.14925991573040726</text:p>
          </table:table-cell>
          <table:table-cell office:value-type="float" office:value="0.12337106432959309">
            <text:p>0.12337106432959309</text:p>
          </table:table-cell>
          <table:table-cell office:value-type="float" office:value="0.8624700263376566">
            <text:p>0.8624700263376566</text:p>
          </table:table-cell>
          <table:table-cell office:value-type="float" office:value="0.18104802797094538">
            <text:p>0.18104802797094538</text:p>
          </table:table-cell>
          <table:table-cell office:value-type="float" office:value="0.3723939935149869">
            <text:p>0.3723939935149869</text:p>
          </table:table-cell>
          <table:table-cell office:value-type="float" office:value="0.25787533209765634">
            <text:p>0.25787533209765634</text:p>
          </table:table-cell>
          <table:table-cell office:value-type="float" office:value="0.08069244237792104">
            <text:p>0.08069244237792104</text:p>
          </table:table-cell>
          <table:table-cell office:value-type="float" office:value="0.7187433559269828">
            <text:p>0.7187433559269828</text:p>
          </table:table-cell>
          <table:table-cell office:value-type="float" office:value="0.4123725108083233">
            <text:p>0.4123725108083233</text:p>
          </table:table-cell>
          <table:table-cell office:value-type="float" office:value="0.3941089431809764">
            <text:p>0.3941089431809764</text:p>
          </table:table-cell>
          <table:table-cell office:value-type="float" office:value="0.5595452841569893">
            <text:p>0.5595452841569893</text:p>
          </table:table-cell>
          <table:table-cell office:value-type="float" office:value="0.23646464906079057">
            <text:p>0.23646464906079057</text:p>
          </table:table-cell>
          <table:table-cell office:value-type="float" office:value="0.22246570526685955">
            <text:p>0.22246570526685955</text:p>
          </table:table-cell>
          <table:table-cell office:value-type="float" office:value="0.4567692163709626">
            <text:p>0.4567692163709626</text:p>
          </table:table-cell>
          <table:table-cell office:value-type="float" office:value="0.29678472846298126">
            <text:p>0.29678472846298126</text:p>
          </table:table-cell>
          <table:table-cell office:value-type="float" office:value="0.5516975310756186">
            <text:p>0.5516975310756186</text:p>
          </table:table-cell>
          <table:table-cell office:value-type="float" office:value="0.4411559857087948">
            <text:p>0.4411559857087948</text:p>
          </table:table-cell>
          <table:table-cell office:value-type="float" office:value="0.33365144075058806">
            <text:p>0.33365144075058806</text:p>
          </table:table-cell>
          <table:table-cell office:value-type="float" office:value="0.6351862261554033">
            <text:p>0.6351862261554033</text:p>
          </table:table-cell>
          <table:table-cell office:value-type="float" office:value="0.1013899154145623">
            <text:p>0.1013899154145623</text:p>
          </table:table-cell>
          <table:table-cell office:value-type="float" office:value="0.1756655473674598">
            <text:p>0.1756655473674598</text:p>
          </table:table-cell>
          <table:table-cell office:value-type="float" office:value="0.38747128117342305">
            <text:p>0.38747128117342305</text:p>
          </table:table-cell>
          <table:table-cell office:value-type="float" office:value="0.27138203541214334">
            <text:p>0.27138203541214334</text:p>
          </table:table-cell>
          <table:table-cell office:value-type="float" office:value="0.4220722335735651">
            <text:p>0.4220722335735651</text:p>
          </table:table-cell>
          <table:table-cell office:value-type="float" office:value="0.3143683864057967">
            <text:p>0.3143683864057967</text:p>
          </table:table-cell>
          <table:table-cell office:value-type="float" office:value="0.34000059518263603">
            <text:p>0.34000059518263603</text:p>
          </table:table-cell>
          <table:table-cell office:value-type="float" office:value="0.461815571996917">
            <text:p>0.461815571996917</text:p>
          </table:table-cell>
          <table:table-cell office:value-type="float" office:value="0.717422668606252">
            <text:p>0.717422668606252</text:p>
          </table:table-cell>
          <table:table-cell office:value-type="float" office:value="0.24260913031789919">
            <text:p>0.24260913031789919</text:p>
          </table:table-cell>
          <table:table-cell office:value-type="float" office:value="0.5201127166427308">
            <text:p>0.5201127166427308</text:p>
          </table:table-cell>
          <table:table-cell office:value-type="float" office:value="0.6357180924379146">
            <text:p>0.6357180924379146</text:p>
          </table:table-cell>
          <table:table-cell office:value-type="float" office:value="0.4815121075161743">
            <text:p>0.4815121075161743</text:p>
          </table:table-cell>
          <table:table-cell office:value-type="float" office:value="0.9723502809871231">
            <text:p>0.9723502809871231</text:p>
          </table:table-cell>
          <table:table-cell office:value-type="float" office:value="0.3076707424811037">
            <text:p>0.3076707424811037</text:p>
          </table:table-cell>
          <table:table-cell office:value-type="float" office:value="0.18044955684918246">
            <text:p>0.18044955684918246</text:p>
          </table:table-cell>
          <table:table-cell office:value-type="float" office:value="0.5358926259057266">
            <text:p>0.5358926259057266</text:p>
          </table:table-cell>
          <table:table-cell office:value-type="float" office:value="0.14706883081450153">
            <text:p>0.14706883081450153</text:p>
          </table:table-cell>
          <table:table-cell office:value-type="float" office:value="0.3067449292956918">
            <text:p>0.3067449292956918</text:p>
          </table:table-cell>
          <table:table-cell office:value-type="float" office:value="0.2872810051809395">
            <text:p>0.2872810051809395</text:p>
          </table:table-cell>
          <table:table-cell office:value-type="float" office:value="0.3705331141473857">
            <text:p>0.3705331141473857</text:p>
          </table:table-cell>
          <table:table-cell office:value-type="float" office:value="0.2072878298898459">
            <text:p>0.2072878298898459</text:p>
          </table:table-cell>
          <table:table-cell office:value-type="float" office:value="1.0">
            <text:p>1.0</text:p>
          </table:table-cell>
          <table:table-cell office:value-type="float" office:value="0.7284643744627652">
            <text:p>0.7284643744627652</text:p>
          </table:table-cell>
          <table:table-cell office:value-type="float" office:value="0.023341851927986233">
            <text:p>0.023341851927986233</text:p>
          </table:table-cell>
          <table:table-cell office:value-type="float" office:value="0.37496360715934135">
            <text:p>0.37496360715934135</text:p>
          </table:table-cell>
          <table:table-cell office:value-type="float" office:value="0.2159501490266199">
            <text:p>0.2159501490266199</text:p>
          </table:table-cell>
          <table:table-cell office:value-type="float" office:value="0.12427454461169882">
            <text:p>0.12427454461169882</text:p>
          </table:table-cell>
          <table:table-cell office:value-type="float" office:value="0.46480965931570967">
            <text:p>0.46480965931570967</text:p>
          </table:table-cell>
          <table:table-cell office:value-type="float" office:value="0.5893122974153499">
            <text:p>0.5893122974153499</text:p>
          </table:table-cell>
          <table:table-cell office:value-type="float" office:value="0.5994817945029781">
            <text:p>0.5994817945029781</text:p>
          </table:table-cell>
          <table:table-cell office:value-type="float" office:value="0.40698697202897083">
            <text:p>0.40698697202897083</text:p>
          </table:table-cell>
          <table:table-cell office:value-type="float" office:value="0.13206879505934208">
            <text:p>0.13206879505934208</text:p>
          </table:table-cell>
          <table:table-cell office:value-type="float" office:value="0.5148360970377552">
            <text:p>0.5148360970377552</text:p>
          </table:table-cell>
          <table:table-cell office:value-type="float" office:value="0.32250744257815545">
            <text:p>0.32250744257815545</text:p>
          </table:table-cell>
          <table:table-cell office:value-type="float" office:value="0.5335769932107004">
            <text:p>0.5335769932107004</text:p>
          </table:table-cell>
          <table:table-cell office:value-type="float" office:value="0.6297615074416005">
            <text:p>0.6297615074416005</text:p>
          </table:table-cell>
          <table:table-cell office:value-type="float" office:value="0.7046981328098939">
            <text:p>0.7046981328098939</text:p>
          </table:table-cell>
          <table:table-cell office:value-type="float" office:value="0.3571584769223732">
            <text:p>0.3571584769223732</text:p>
          </table:table-cell>
          <table:table-cell office:value-type="float" office:value="0.5079217775767553">
            <text:p>0.5079217775767553</text:p>
          </table:table-cell>
          <table:table-cell office:value-type="float" office:value="0.3545138610770075">
            <text:p>0.3545138610770075</text:p>
          </table:table-cell>
          <table:table-cell office:value-type="float" office:value="0.39036211283384953">
            <text:p>0.39036211283384953</text:p>
          </table:table-cell>
          <table:table-cell office:value-type="float" office:value="0.26878373162854535">
            <text:p>0.26878373162854535</text:p>
          </table:table-cell>
          <table:table-cell office:value-type="float" office:value="0.07562174716928977">
            <text:p>0.07562174716928977</text:p>
          </table:table-cell>
          <table:table-cell office:value-type="float" office:value="0.012049581593632277">
            <text:p>0.012049581593632277</text:p>
          </table:table-cell>
          <table:table-cell office:value-type="float" office:value="0.2755499672639631">
            <text:p>0.2755499672639631</text:p>
          </table:table-cell>
          <table:table-cell office:value-type="float" office:value="0.2341105117552824">
            <text:p>0.2341105117552824</text:p>
          </table:table-cell>
          <table:table-cell office:value-type="float" office:value="0.1722238971931478">
            <text:p>0.1722238971931478</text:p>
          </table:table-cell>
          <table:table-cell office:value-type="float" office:value="0.41707617921241485">
            <text:p>0.41707617921241485</text:p>
          </table:table-cell>
          <table:table-cell office:value-type="float" office:value="0.10134138903961426">
            <text:p>0.10134138903961426</text:p>
          </table:table-cell>
          <table:table-cell office:value-type="float" office:value="0.044583825614720206">
            <text:p>0.044583825614720206</text:p>
          </table:table-cell>
          <table:table-cell office:value-type="float" office:value="0.45812642802963094">
            <text:p>0.45812642802963094</text:p>
          </table:table-cell>
          <table:table-cell office:value-type="float" office:value="0.1599360342258019">
            <text:p>0.1599360342258019</text:p>
          </table:table-cell>
          <table:table-cell office:value-type="float" office:value="0.13920444191592454">
            <text:p>0.13920444191592454</text:p>
          </table:table-cell>
          <table:table-cell office:value-type="float" office:value="0.17923761795621204">
            <text:p>0.17923761795621204</text:p>
          </table:table-cell>
          <table:table-cell office:value-type="float" office:value="0.16147670971811892">
            <text:p>0.16147670971811892</text:p>
          </table:table-cell>
          <table:table-cell office:value-type="float" office:value="0.43737010959270395">
            <text:p>0.43737010959270395</text:p>
          </table:table-cell>
          <table:table-cell office:value-type="float" office:value="0.8199339757762326">
            <text:p>0.8199339757762326</text:p>
          </table:table-cell>
          <table:table-cell office:value-type="float" office:value="0.10681908144208574">
            <text:p>0.10681908144208574</text:p>
          </table:table-cell>
          <table:table-cell office:value-type="float" office:value="0.1445755600600207">
            <text:p>0.1445755600600207</text:p>
          </table:table-cell>
          <table:table-cell office:value-type="float" office:value="0.3476450466973593">
            <text:p>0.3476450466973593</text:p>
          </table:table-cell>
          <table:table-cell office:value-type="float" office:value="0.3026204824989602">
            <text:p>0.3026204824989602</text:p>
          </table:table-cell>
          <table:table-cell office:value-type="float" office:value="0.29185645013038214">
            <text:p>0.29185645013038214</text:p>
          </table:table-cell>
          <table:table-cell office:value-type="float" office:value="0.7454140237635518">
            <text:p>0.7454140237635518</text:p>
          </table:table-cell>
          <table:table-cell office:value-type="float" office:value="0.10056713862712192">
            <text:p>0.10056713862712192</text:p>
          </table:table-cell>
          <table:table-cell office:value-type="float" office:value="0.26985962057002194">
            <text:p>0.26985962057002194</text:p>
          </table:table-cell>
          <table:table-cell office:value-type="float" office:value="0.4965873019142207">
            <text:p>0.4965873019142207</text:p>
          </table:table-cell>
          <table:table-cell office:value-type="float" office:value="0.34715017322069874">
            <text:p>0.34715017322069874</text:p>
          </table:table-cell>
          <table:table-cell office:value-type="float" office:value="0.34203803684675643">
            <text:p>0.34203803684675643</text:p>
          </table:table-cell>
          <table:table-cell office:value-type="float" office:value="0.32312013801252515">
            <text:p>0.32312013801252515</text:p>
          </table:table-cell>
          <table:table-cell office:value-type="float" office:value="0.4867924528301887">
            <text:p>0.4867924528301887</text:p>
          </table:table-cell>
          <table:table-cell office:value-type="float" office:value="0.1317280512800807">
            <text:p>0.1317280512800807</text:p>
          </table:table-cell>
          <table:table-cell office:value-type="float" office:value="0.5151517221356886">
            <text:p>0.5151517221356886</text:p>
          </table:table-cell>
          <table:table-cell office:value-type="float" office:value="0.15298904436684008">
            <text:p>0.15298904436684008</text:p>
          </table:table-cell>
          <table:table-cell office:value-type="float" office:value="0.22441343610431597">
            <text:p>0.22441343610431597</text:p>
          </table:table-cell>
          <table:table-cell office:value-type="float" office:value="0.48676927035718276">
            <text:p>0.48676927035718276</text:p>
          </table:table-cell>
          <table:table-cell office:value-type="float" office:value="0.14395122304514507">
            <text:p>0.14395122304514507</text:p>
          </table:table-cell>
          <table:table-cell office:value-type="float" office:value="0.42260215482164293">
            <text:p>0.42260215482164293</text:p>
          </table:table-cell>
          <table:table-cell office:value-type="float" office:value="0.3146280753811906">
            <text:p>0.3146280753811906</text:p>
          </table:table-cell>
          <table:table-cell office:value-type="float" office:value="0.2214504385132412">
            <text:p>0.2214504385132412</text:p>
          </table:table-cell>
          <table:table-cell office:value-type="float" office:value="0.27839111183964976">
            <text:p>0.27839111183964976</text:p>
          </table:table-cell>
          <table:table-cell office:value-type="float" office:value="0.18596577450581153">
            <text:p>0.18596577450581153</text:p>
          </table:table-cell>
          <table:table-cell office:value-type="float" office:value="0.26355081758194726">
            <text:p>0.26355081758194726</text:p>
          </table:table-cell>
          <table:table-cell office:value-type="float" office:value="0.1824529733140859">
            <text:p>0.1824529733140859</text:p>
          </table:table-cell>
          <table:table-cell office:value-type="float" office:value="0.47302621839941766">
            <text:p>0.47302621839941766</text:p>
          </table:table-cell>
          <table:table-cell office:value-type="float" office:value="0.7188337364423245">
            <text:p>0.7188337364423245</text:p>
          </table:table-cell>
          <table:table-cell office:value-type="float" office:value="0.3621005171334479">
            <text:p>0.3621005171334479</text:p>
          </table:table-cell>
          <table:table-cell office:value-type="float" office:value="0.2658485042963542">
            <text:p>0.2658485042963542</text:p>
          </table:table-cell>
          <table:table-cell office:value-type="float" office:value="0.4041743702271875">
            <text:p>0.4041743702271875</text:p>
          </table:table-cell>
          <table:table-cell office:value-type="float" office:value="0.31028747551903596">
            <text:p>0.31028747551903596</text:p>
          </table:table-cell>
          <table:table-cell office:value-type="float" office:value="0.8158139414153815">
            <text:p>0.8158139414153815</text:p>
          </table:table-cell>
          <table:table-cell office:value-type="float" office:value="0.2992658355635171">
            <text:p>0.2992658355635171</text:p>
          </table:table-cell>
          <table:table-cell office:value-type="float" office:value="0.312137593442618">
            <text:p>0.312137593442618</text:p>
          </table:table-cell>
          <table:table-cell office:value-type="float" office:value="0.5364257482933484">
            <text:p>0.5364257482933484</text:p>
          </table:table-cell>
          <table:table-cell office:value-type="float" office:value="0.0">
            <text:p/>
          </table:table-cell>
          <table:table-cell office:value-type="float" office:value="0.07824680615163371">
            <text:p>0.07824680615163371</text:p>
          </table:table-cell>
          <table:table-cell office:value-type="float" office:value="0.07485054917133187">
            <text:p>0.07485054917133187</text:p>
          </table:table-cell>
          <table:table-cell office:value-type="float" office:value="0.17210626251997047">
            <text:p>0.17210626251997047</text:p>
          </table:table-cell>
          <table:table-cell office:value-type="float" office:value="0.5035480771068148">
            <text:p>0.5035480771068148</text:p>
          </table:table-cell>
          <table:table-cell office:value-type="float" office:value="0.10814696040064277">
            <text:p>0.10814696040064277</text:p>
          </table:table-cell>
          <table:table-cell office:value-type="float" office:value="0.24687574966972012">
            <text:p>0.24687574966972012</text:p>
          </table:table-cell>
          <table:table-cell office:value-type="float" office:value="0.24336489812297374">
            <text:p>0.24336489812297374</text:p>
          </table:table-cell>
          <table:table-cell office:value-type="float" office:value="0.28891140716121677">
            <text:p>0.28891140716121677</text:p>
          </table:table-cell>
          <table:table-cell office:value-type="float" office:value="0.6946672686314749">
            <text:p>0.6946672686314749</text:p>
          </table:table-cell>
          <table:table-cell office:value-type="float" office:value="0.3774704620084261">
            <text:p>0.3774704620084261</text:p>
          </table:table-cell>
          <table:table-cell office:value-type="float" office:value="0.5557496621414811">
            <text:p>0.5557496621414811</text:p>
          </table:table-cell>
          <table:table-cell office:value-type="float" office:value="0.28561555091125235">
            <text:p>0.28561555091125235</text:p>
          </table:table-cell>
          <table:table-cell office:value-type="float" office:value="0.2671630196779656">
            <text:p>0.2671630196779656</text:p>
          </table:table-cell>
          <table:table-cell office:value-type="float" office:value="0.5637172886908138">
            <text:p>0.5637172886908138</text:p>
          </table:table-cell>
          <table:table-cell office:value-type="float" office:value="0.07136265811964124">
            <text:p>0.07136265811964124</text:p>
          </table:table-cell>
          <table:table-cell office:value-type="float" office:value="0.5755679429734168">
            <text:p>0.5755679429734168</text:p>
          </table:table-cell>
          <table:table-cell office:value-type="float" office:value="0.23662840480126857">
            <text:p>0.23662840480126857</text:p>
          </table:table-cell>
          <table:table-cell office:value-type="float" office:value="0.14867887868633564">
            <text:p>0.14867887868633564</text:p>
          </table:table-cell>
          <table:table-cell office:value-type="float" office:value="0.0">
            <text:p/>
          </table:table-cell>
          <table:table-cell office:value-type="float" office:value="0.741626723786665">
            <text:p>0.741626723786665</text:p>
          </table:table-cell>
          <table:table-cell office:value-type="float" office:value="0.362364644443951">
            <text:p>0.362364644443951</text:p>
          </table:table-cell>
          <table:table-cell office:value-type="float" office:value="0.12502559737631916">
            <text:p>0.12502559737631916</text:p>
          </table:table-cell>
          <table:table-cell office:value-type="float" office:value="0.046830596166638844">
            <text:p>0.046830596166638844</text:p>
          </table:table-cell>
          <table:table-cell office:value-type="float" office:value="0.14027949597397676">
            <text:p>0.14027949597397676</text:p>
          </table:table-cell>
          <table:table-cell office:value-type="float" office:value="0.46911034390958967">
            <text:p>0.46911034390958967</text:p>
          </table:table-cell>
          <table:table-cell office:value-type="float" office:value="0.7703735652262887">
            <text:p>0.7703735652262887</text:p>
          </table:table-cell>
          <table:table-cell office:value-type="float" office:value="0.4757456987413558">
            <text:p>0.4757456987413558</text:p>
          </table:table-cell>
          <table:table-cell office:value-type="float" office:value="0.15735416154963658">
            <text:p>0.15735416154963658</text:p>
          </table:table-cell>
          <table:table-cell office:value-type="float" office:value="0.16459275123151298">
            <text:p>0.16459275123151298</text:p>
          </table:table-cell>
          <table:table-cell office:value-type="float" office:value="0.3775334600050741">
            <text:p>0.3775334600050741</text:p>
          </table:table-cell>
          <table:table-cell office:value-type="float" office:value="0.18828244883099135">
            <text:p>0.18828244883099135</text:p>
          </table:table-cell>
          <table:table-cell office:value-type="float" office:value="0.2505932781269867">
            <text:p>0.2505932781269867</text:p>
          </table:table-cell>
          <table:table-cell office:value-type="float" office:value="0.1458341689793241">
            <text:p>0.1458341689793241</text:p>
          </table:table-cell>
          <table:table-cell office:value-type="float" office:value="0.2183427068638304">
            <text:p>0.2183427068638304</text:p>
          </table:table-cell>
          <table:table-cell office:value-type="float" office:value="0.2550643290174274">
            <text:p>0.2550643290174274</text:p>
          </table:table-cell>
          <table:table-cell office:value-type="float" office:value="0.5341809980954693">
            <text:p>0.5341809980954693</text:p>
          </table:table-cell>
          <table:table-cell office:value-type="float" office:value="0.3255498467450336">
            <text:p>0.3255498467450336</text:p>
          </table:table-cell>
          <table:table-cell office:value-type="float" office:value="0.6581730295278017">
            <text:p>0.6581730295278017</text:p>
          </table:table-cell>
          <table:table-cell office:value-type="float" office:value="0.2495739868867631">
            <text:p>0.2495739868867631</text:p>
          </table:table-cell>
          <table:table-cell office:value-type="float" office:value="0.2546164817378251">
            <text:p>0.2546164817378251</text:p>
          </table:table-cell>
          <table:table-cell office:value-type="float" office:value="1">
            <text:p>1</text:p>
          </table:table-cell>
          <table:table-cell office:value-type="float" office:value="0.4257049304168787">
            <text:p>0.4257049304168787</text:p>
          </table:table-cell>
          <table:table-cell office:value-type="float" office:value="0.5577804907557475">
            <text:p>0.5577804907557475</text:p>
          </table:table-cell>
          <table:table-cell office:value-type="float" office:value="1.0">
            <text:p>1.0</text:p>
          </table:table-cell>
          <table:table-cell office:value-type="float" office:value="0.24534107962263332">
            <text:p>0.24534107962263332</text:p>
          </table:table-cell>
          <table:table-cell office:value-type="float" office:value="0.3698380755058572">
            <text:p>0.3698380755058572</text:p>
          </table:table-cell>
          <table:table-cell office:value-type="float" office:value="0.6665947285237389">
            <text:p>0.6665947285237389</text:p>
          </table:table-cell>
          <table:table-cell office:value-type="float" office:value="1.0">
            <text:p>1.0</text:p>
          </table:table-cell>
          <table:table-cell office:value-type="float" office:value="0.29238576676424244">
            <text:p>0.29238576676424244</text:p>
          </table:table-cell>
          <table:table-cell office:value-type="float" office:value="0.23212411497341892">
            <text:p>0.23212411497341892</text:p>
          </table:table-cell>
          <table:table-cell office:value-type="float" office:value="0.37308175910673613">
            <text:p>0.37308175910673613</text:p>
          </table:table-cell>
          <table:table-cell office:value-type="float" office:value="0.2688916710426429">
            <text:p>0.2688916710426429</text:p>
          </table:table-cell>
          <table:table-cell office:value-type="float" office:value="0.20232046789830685">
            <text:p>0.20232046789830685</text:p>
          </table:table-cell>
          <table:table-cell office:value-type="float" office:value="0.2212497317909634">
            <text:p>0.2212497317909634</text:p>
          </table:table-cell>
          <table:table-cell office:value-type="float" office:value="0.37110344967647263">
            <text:p>0.37110344967647263</text:p>
          </table:table-cell>
          <table:table-cell office:value-type="float" office:value="0.4925439147684256">
            <text:p>0.4925439147684256</text:p>
          </table:table-cell>
          <table:table-cell office:value-type="float" office:value="0.7212548999832109">
            <text:p>0.7212548999832109</text:p>
          </table:table-cell>
          <table:table-cell office:value-type="float" office:value="0.1846810459868867">
            <text:p>0.1846810459868867</text:p>
          </table:table-cell>
          <table:table-cell office:value-type="float" office:value="0.18259211203000036">
            <text:p>0.18259211203000036</text:p>
          </table:table-cell>
          <table:table-cell office:value-type="float" office:value="0.1906060556419862">
            <text:p>0.1906060556419862</text:p>
          </table:table-cell>
          <table:table-cell office:value-type="float" office:value="0.8219401950580172">
            <text:p>0.8219401950580172</text:p>
          </table:table-cell>
          <table:table-cell office:value-type="float" office:value="0.3317703846400622">
            <text:p>0.3317703846400622</text:p>
          </table:table-cell>
          <table:table-cell office:value-type="float" office:value="0.43933092505613924">
            <text:p>0.43933092505613924</text:p>
          </table:table-cell>
          <table:table-cell office:value-type="float" office:value="0.23237692242145896">
            <text:p>0.23237692242145896</text:p>
          </table:table-cell>
          <table:table-cell office:value-type="float" office:value="0.26158741704870897">
            <text:p>0.26158741704870897</text:p>
          </table:table-cell>
          <table:table-cell office:value-type="float" office:value="0.10920622833959401">
            <text:p>0.10920622833959401</text:p>
          </table:table-cell>
          <table:table-cell office:value-type="float" office:value="0.17203191822108257">
            <text:p>0.17203191822108257</text:p>
          </table:table-cell>
          <table:table-cell office:value-type="float" office:value="1.0">
            <text:p>1.0</text:p>
          </table:table-cell>
          <table:table-cell office:value-type="float" office:value="0.7718194787811601">
            <text:p>0.7718194787811601</text:p>
          </table:table-cell>
          <table:table-cell office:value-type="float" office:value="0.18764627474273782">
            <text:p>0.18764627474273782</text:p>
          </table:table-cell>
          <table:table-cell office:value-type="float" office:value="0.4256581155651777">
            <text:p>0.4256581155651777</text:p>
          </table:table-cell>
          <table:table-cell office:value-type="float" office:value="0.9622796003139328">
            <text:p>0.9622796003139328</text:p>
          </table:table-cell>
          <table:table-cell office:value-type="float" office:value="0.35462017988648187">
            <text:p>0.35462017988648187</text:p>
          </table:table-cell>
          <table:table-cell office:value-type="float" office:value="0.1572874534557175">
            <text:p>0.1572874534557175</text:p>
          </table:table-cell>
          <table:table-cell office:value-type="float" office:value="0.28226337897116527">
            <text:p>0.28226337897116527</text:p>
          </table:table-cell>
          <table:table-cell office:value-type="float" office:value="0.611498216618644">
            <text:p>0.611498216618644</text:p>
          </table:table-cell>
          <table:table-cell office:value-type="float" office:value="0.11121750300981327">
            <text:p>0.11121750300981327</text:p>
          </table:table-cell>
          <table:table-cell office:value-type="float" office:value="0.28904919046043426">
            <text:p>0.28904919046043426</text:p>
          </table:table-cell>
          <table:table-cell office:value-type="float" office:value="0.3242684988409898">
            <text:p>0.3242684988409898</text:p>
          </table:table-cell>
          <table:table-cell office:value-type="float" office:value="0.037015592918249726">
            <text:p>0.037015592918249726</text:p>
          </table:table-cell>
          <table:table-cell office:value-type="float" office:value="0.23308788106692443">
            <text:p>0.23308788106692443</text:p>
          </table:table-cell>
          <table:table-cell office:value-type="float" office:value="0.3241454294085981">
            <text:p>0.3241454294085981</text:p>
          </table:table-cell>
          <table:table-cell office:value-type="float" office:value="0.20070997136570662">
            <text:p>0.20070997136570662</text:p>
          </table:table-cell>
          <table:table-cell office:value-type="float" office:value="1">
            <text:p>1</text:p>
          </table:table-cell>
          <table:table-cell office:value-type="float" office:value="0.45087163482741865">
            <text:p>0.45087163482741865</text:p>
          </table:table-cell>
          <table:table-cell office:value-type="float" office:value="0.5637990753646583">
            <text:p>0.5637990753646583</text:p>
          </table:table-cell>
          <table:table-cell office:value-type="float" office:value="0.3625697577846784">
            <text:p>0.3625697577846784</text:p>
          </table:table-cell>
          <table:table-cell office:value-type="float" office:value="0.2935269151813959">
            <text:p>0.2935269151813959</text:p>
          </table:table-cell>
          <table:table-cell office:value-type="float" office:value="1.0">
            <text:p>1.0</text:p>
          </table:table-cell>
          <table:table-cell office:value-type="float" office:value="0.6624255814112453">
            <text:p>0.6624255814112453</text:p>
          </table:table-cell>
          <table:table-cell office:value-type="float" office:value="1">
            <text:p>1</text:p>
          </table:table-cell>
          <table:table-cell office:value-type="float" office:value="0.24990529503966508">
            <text:p>0.24990529503966508</text:p>
          </table:table-cell>
          <table:table-cell office:value-type="float" office:value="0.3714573416703407">
            <text:p>0.3714573416703407</text:p>
          </table:table-cell>
          <table:table-cell office:value-type="float" office:value="0.2917124457835423">
            <text:p>0.2917124457835423</text:p>
          </table:table-cell>
          <table:table-cell office:value-type="float" office:value="0.3118261217434623">
            <text:p>0.3118261217434623</text:p>
          </table:table-cell>
          <table:table-cell office:value-type="float" office:value="0.6081470960430867">
            <text:p>0.6081470960430867</text:p>
          </table:table-cell>
          <table:table-cell office:value-type="float" office:value="1.0">
            <text:p>1.0</text:p>
          </table:table-cell>
          <table:table-cell office:value-type="float" office:value="0.2073011712731649">
            <text:p>0.2073011712731649</text:p>
          </table:table-cell>
          <table:table-cell office:value-type="float" office:value="0.2294676569502589">
            <text:p>0.2294676569502589</text:p>
          </table:table-cell>
          <table:table-cell office:value-type="float" office:value="0.1101005317761535">
            <text:p>0.1101005317761535</text:p>
          </table:table-cell>
          <table:table-cell office:value-type="float" office:value="0.4801088217448725">
            <text:p>0.4801088217448725</text:p>
          </table:table-cell>
          <table:table-cell office:value-type="float" office:value="0.06805026379206812">
            <text:p>0.06805026379206812</text:p>
          </table:table-cell>
          <table:table-cell office:value-type="float" office:value="0.2314978512748504">
            <text:p>0.2314978512748504</text:p>
          </table:table-cell>
          <table:table-cell office:value-type="float" office:value="0.6834702519854154">
            <text:p>0.6834702519854154</text:p>
          </table:table-cell>
          <table:table-cell office:value-type="float" office:value="0.27765329096481406">
            <text:p>0.27765329096481406</text:p>
          </table:table-cell>
          <table:table-cell office:value-type="float" office:value="0.2664230764154725">
            <text:p>0.2664230764154725</text:p>
          </table:table-cell>
          <table:table-cell office:value-type="float" office:value="0.25165250624958285">
            <text:p>0.25165250624958285</text:p>
          </table:table-cell>
          <table:table-cell office:value-type="float" office:value="0.26633279674520094">
            <text:p>0.26633279674520094</text:p>
          </table:table-cell>
          <table:table-cell office:value-type="float" office:value="0.2108015513632991">
            <text:p>0.2108015513632991</text:p>
          </table:table-cell>
          <table:table-cell office:value-type="float" office:value="0.22722642550324818">
            <text:p>0.22722642550324818</text:p>
          </table:table-cell>
          <table:table-cell office:value-type="float" office:value="0.5995288548101524">
            <text:p>0.5995288548101524</text:p>
          </table:table-cell>
          <table:table-cell office:value-type="float" office:value="0.7146550386691963">
            <text:p>0.7146550386691963</text:p>
          </table:table-cell>
          <table:table-cell office:value-type="float" office:value="0.3910209458576114">
            <text:p>0.3910209458576114</text:p>
          </table:table-cell>
          <table:table-cell office:value-type="float" office:value="0.11883543848309423">
            <text:p>0.11883543848309423</text:p>
          </table:table-cell>
          <table:table-cell office:value-type="float" office:value="0.3073647893277451">
            <text:p>0.3073647893277451</text:p>
          </table:table-cell>
          <table:table-cell office:value-type="float" office:value="1.0">
            <text:p>1.0</text:p>
          </table:table-cell>
          <table:table-cell office:value-type="float" office:value="0.6611958419844437">
            <text:p>0.6611958419844437</text:p>
          </table:table-cell>
          <table:table-cell office:value-type="float" office:value="0.19287337162387405">
            <text:p>0.19287337162387405</text:p>
          </table:table-cell>
          <table:table-cell office:value-type="float" office:value="0.49257900109137953">
            <text:p>0.49257900109137953</text:p>
          </table:table-cell>
          <table:table-cell office:value-type="float" office:value="0.15348297883445566">
            <text:p>0.15348297883445566</text:p>
          </table:table-cell>
          <table:table-cell office:value-type="float" office:value="0.33448857862927467">
            <text:p>0.33448857862927467</text:p>
          </table:table-cell>
          <table:table-cell office:value-type="float" office:value="0.9201899025597443">
            <text:p>0.9201899025597443</text:p>
          </table:table-cell>
          <table:table-cell office:value-type="float" office:value="0.5133866876200395">
            <text:p>0.5133866876200395</text:p>
          </table:table-cell>
          <table:table-cell office:value-type="float" office:value="0.3857246626200841">
            <text:p>0.3857246626200841</text:p>
          </table:table-cell>
          <table:table-cell office:value-type="float" office:value="0.6396387907249647">
            <text:p>0.6396387907249647</text:p>
          </table:table-cell>
          <table:table-cell office:value-type="float" office:value="0.3467286465824506">
            <text:p>0.3467286465824506</text:p>
          </table:table-cell>
          <table:table-cell office:value-type="float" office:value="0.24266673688388468">
            <text:p>0.24266673688388468</text:p>
          </table:table-cell>
          <table:table-cell office:value-type="float" office:value="0.30611251451887966">
            <text:p>0.30611251451887966</text:p>
          </table:table-cell>
          <table:table-cell office:value-type="float" office:value="0.39544688431529473">
            <text:p>0.39544688431529473</text:p>
          </table:table-cell>
          <table:table-cell office:value-type="float" office:value="0.662523684826808">
            <text:p>0.662523684826808</text:p>
          </table:table-cell>
          <table:table-cell office:value-type="float" office:value="0.2288850443394523">
            <text:p>0.2288850443394523</text:p>
          </table:table-cell>
          <table:table-cell office:value-type="float" office:value="0.3817273077175548">
            <text:p>0.3817273077175548</text:p>
          </table:table-cell>
          <table:table-cell office:value-type="float" office:value="0.3739565010630801">
            <text:p>0.3739565010630801</text:p>
          </table:table-cell>
          <table:table-cell office:value-type="float" office:value="0.08794926900512964">
            <text:p>0.08794926900512964</text:p>
          </table:table-cell>
          <table:table-cell office:value-type="float" office:value="0.4324293739982248">
            <text:p>0.4324293739982248</text:p>
          </table:table-cell>
          <table:table-cell office:value-type="float" office:value="0.18656117122720858">
            <text:p>0.18656117122720858</text:p>
          </table:table-cell>
          <table:table-cell office:value-type="float" office:value="0.7689786700534575">
            <text:p>0.7689786700534575</text:p>
          </table:table-cell>
          <table:table-cell office:value-type="float" office:value="0.8372755546535174">
            <text:p>0.8372755546535174</text:p>
          </table:table-cell>
          <table:table-cell office:value-type="float" office:value="0.43478983477981825">
            <text:p>0.43478983477981825</text:p>
          </table:table-cell>
          <table:table-cell office:value-type="float" office:value="1">
            <text:p>1</text:p>
          </table:table-cell>
          <table:table-cell office:value-type="float" office:value="0.1420913975577041">
            <text:p>0.1420913975577041</text:p>
          </table:table-cell>
          <table:table-cell office:value-type="float" office:value="0.390944796024793">
            <text:p>0.390944796024793</text:p>
          </table:table-cell>
          <table:table-cell office:value-type="float" office:value="0.38537737110549813">
            <text:p>0.38537737110549813</text:p>
          </table:table-cell>
          <table:table-cell office:value-type="float" office:value="1.0">
            <text:p>1.0</text:p>
          </table:table-cell>
          <table:table-cell office:value-type="float" office:value="0.20200562012009965">
            <text:p>0.20200562012009965</text:p>
          </table:table-cell>
          <table:table-cell office:value-type="float" office:value="0.33048207409224056">
            <text:p>0.33048207409224056</text:p>
          </table:table-cell>
          <table:table-cell office:value-type="float" office:value="0.298046877235076">
            <text:p>0.298046877235076</text:p>
          </table:table-cell>
          <table:table-cell office:value-type="float" office:value="0.412059129934169">
            <text:p>0.412059129934169</text:p>
          </table:table-cell>
          <table:table-cell office:value-type="float" office:value="0.22450065217195475">
            <text:p>0.22450065217195475</text:p>
          </table:table-cell>
          <table:table-cell office:value-type="float" office:value="0.1705550475371241">
            <text:p>0.1705550475371241</text:p>
          </table:table-cell>
          <table:table-cell office:value-type="float" office:value="0">
            <text:p/>
          </table:table-cell>
          <table:table-cell office:value-type="float" office:value="0.20713098718958514">
            <text:p>0.20713098718958514</text:p>
          </table:table-cell>
          <table:table-cell office:value-type="float" office:value="0.7903238197077114">
            <text:p>0.7903238197077114</text:p>
          </table:table-cell>
          <table:table-cell office:value-type="float" office:value="0.687975999941546">
            <text:p>0.687975999941546</text:p>
          </table:table-cell>
          <table:table-cell office:value-type="float" office:value="0.7940062216570316">
            <text:p>0.7940062216570316</text:p>
          </table:table-cell>
          <table:table-cell office:value-type="float" office:value="0.8535177028003622">
            <text:p>0.8535177028003622</text:p>
          </table:table-cell>
          <table:table-cell office:value-type="float" office:value="0.18508599540833784">
            <text:p>0.18508599540833784</text:p>
          </table:table-cell>
          <table:table-cell office:value-type="float" office:value="0.21853450054895254">
            <text:p>0.21853450054895254</text:p>
          </table:table-cell>
          <table:table-cell office:value-type="float" office:value="0.23792739791339557">
            <text:p>0.23792739791339557</text:p>
          </table:table-cell>
          <table:table-cell office:value-type="float" office:value="0.2237940359117626">
            <text:p>0.2237940359117626</text:p>
          </table:table-cell>
          <table:table-cell office:value-type="float" office:value="0.3905374387594108">
            <text:p>0.3905374387594108</text:p>
          </table:table-cell>
          <table:table-cell office:value-type="float" office:value="0.291159795027755">
            <text:p>0.291159795027755</text:p>
          </table:table-cell>
          <table:table-cell office:value-type="float" office:value="0.4870795272100477">
            <text:p>0.4870795272100477</text:p>
          </table:table-cell>
          <table:table-cell office:value-type="float" office:value="0.7237198050295274">
            <text:p>0.7237198050295274</text:p>
          </table:table-cell>
          <table:table-cell office:value-type="float" office:value="0.5214605496128368">
            <text:p>0.5214605496128368</text:p>
          </table:table-cell>
          <table:table-cell office:value-type="float" office:value="0.8944506063698011">
            <text:p>0.8944506063698011</text:p>
          </table:table-cell>
          <table:table-cell office:value-type="float" office:value="0.29844260331278283">
            <text:p>0.29844260331278283</text:p>
          </table:table-cell>
          <table:table-cell office:value-type="float" office:value="0.39606953056281313">
            <text:p>0.39606953056281313</text:p>
          </table:table-cell>
          <table:table-cell office:value-type="float" office:value="0.6930324501788038">
            <text:p>0.6930324501788038</text:p>
          </table:table-cell>
          <table:table-cell office:value-type="float" office:value="0.32874875586029645">
            <text:p>0.32874875586029645</text:p>
          </table:table-cell>
          <table:table-cell office:value-type="float" office:value="0.40704706820243425">
            <text:p>0.40704706820243425</text:p>
          </table:table-cell>
          <table:table-cell office:value-type="float" office:value="0.6002975457845829">
            <text:p>0.6002975457845829</text:p>
          </table:table-cell>
          <table:table-cell office:value-type="float" office:value="0.31181320411610997">
            <text:p>0.31181320411610997</text:p>
          </table:table-cell>
          <table:table-cell office:value-type="float" office:value="0.395823319633005">
            <text:p>0.395823319633005</text:p>
          </table:table-cell>
          <table:table-cell office:value-type="float" office:value="0.396262402414507">
            <text:p>0.396262402414507</text:p>
          </table:table-cell>
          <table:table-cell office:value-type="float" office:value="0.29452203797341736">
            <text:p>0.29452203797341736</text:p>
          </table:table-cell>
          <table:table-cell office:value-type="float" office:value="0.4972149624721221">
            <text:p>0.4972149624721221</text:p>
          </table:table-cell>
          <table:table-cell office:value-type="float" office:value="0.2422966841782553">
            <text:p>0.2422966841782553</text:p>
          </table:table-cell>
          <table:table-cell office:value-type="float" office:value="0.8067780709722907">
            <text:p>0.8067780709722907</text:p>
          </table:table-cell>
          <table:table-cell office:value-type="float" office:value="0.14613052869564425">
            <text:p>0.14613052869564425</text:p>
          </table:table-cell>
          <table:table-cell office:value-type="float" office:value="0.19487735781012455">
            <text:p>0.19487735781012455</text:p>
          </table:table-cell>
          <table:table-cell office:value-type="float" office:value="0.36152889052221676">
            <text:p>0.36152889052221676</text:p>
          </table:table-cell>
          <table:table-cell office:value-type="float" office:value="0.5856906598490379">
            <text:p>0.5856906598490379</text:p>
          </table:table-cell>
          <table:table-cell office:value-type="float" office:value="0.38237213576783996">
            <text:p>0.38237213576783996</text:p>
          </table:table-cell>
          <table:table-cell office:value-type="float" office:value="0.5128501004394361">
            <text:p>0.5128501004394361</text:p>
          </table:table-cell>
          <table:table-cell office:value-type="float" office:value="0.23492928091559945">
            <text:p>0.23492928091559945</text:p>
          </table:table-cell>
          <table:table-cell office:value-type="float" office:value="0.7592354122733306">
            <text:p>0.7592354122733306</text:p>
          </table:table-cell>
          <table:table-cell office:value-type="float" office:value="0.20655512435791842">
            <text:p>0.20655512435791842</text:p>
          </table:table-cell>
          <table:table-cell office:value-type="float" office:value="0.4406043225488642">
            <text:p>0.4406043225488642</text:p>
          </table:table-cell>
          <table:table-cell office:value-type="float" office:value="0.40643894093032">
            <text:p>0.40643894093032</text:p>
          </table:table-cell>
          <table:table-cell office:value-type="float" office:value="0.5833006299564164">
            <text:p>0.5833006299564164</text:p>
          </table:table-cell>
          <table:table-cell office:value-type="float" office:value="0.6773516685503448">
            <text:p>0.6773516685503448</text:p>
          </table:table-cell>
          <table:table-cell office:value-type="float" office:value="0.6798568133230695">
            <text:p>0.6798568133230695</text:p>
          </table:table-cell>
          <table:table-cell office:value-type="float" office:value="0.17318031555959904">
            <text:p>0.17318031555959904</text:p>
          </table:table-cell>
          <table:table-cell office:value-type="float" office:value="0.13065539230834433">
            <text:p>0.13065539230834433</text:p>
          </table:table-cell>
          <table:table-cell office:value-type="float" office:value="0.7869996499482685">
            <text:p>0.7869996499482685</text:p>
          </table:table-cell>
          <table:table-cell office:value-type="float" office:value="0.4563254399714589">
            <text:p>0.4563254399714589</text:p>
          </table:table-cell>
          <table:table-cell office:value-type="float" office:value="0.3183062607716487">
            <text:p>0.3183062607716487</text:p>
          </table:table-cell>
          <table:table-cell office:value-type="float" office:value="0.4515398573772533">
            <text:p>0.4515398573772533</text:p>
          </table:table-cell>
          <table:table-cell office:value-type="float" office:value="0.2806096536917972">
            <text:p>0.2806096536917972</text:p>
          </table:table-cell>
          <table:table-cell office:value-type="float" office:value="0.5770700736856916">
            <text:p>0.5770700736856916</text:p>
          </table:table-cell>
          <table:table-cell office:value-type="float" office:value="0.7675468880518997">
            <text:p>0.7675468880518997</text:p>
          </table:table-cell>
          <table:table-cell office:value-type="float" office:value="0.8894606509292092">
            <text:p>0.8894606509292092</text:p>
          </table:table-cell>
          <table:table-cell office:value-type="float" office:value="0.5311183155036597">
            <text:p>0.5311183155036597</text:p>
          </table:table-cell>
          <table:table-cell office:value-type="float" office:value="0.29943023739529306">
            <text:p>0.29943023739529306</text:p>
          </table:table-cell>
          <table:table-cell office:value-type="float" office:value="0.8485227573929801">
            <text:p>0.8485227573929801</text:p>
          </table:table-cell>
          <table:table-cell office:value-type="float" office:value="0.35882724011223505">
            <text:p>0.35882724011223505</text:p>
          </table:table-cell>
          <table:table-cell office:value-type="float" office:value="0.540504529158512">
            <text:p>0.540504529158512</text:p>
          </table:table-cell>
          <table:table-cell office:value-type="float" office:value="0.5809594455877218">
            <text:p>0.5809594455877218</text:p>
          </table:table-cell>
          <table:table-cell office:value-type="float" office:value="0.3069360569833894">
            <text:p>0.3069360569833894</text:p>
          </table:table-cell>
          <table:table-cell office:value-type="float" office:value="0.215568596280181">
            <text:p>0.215568596280181</text:p>
          </table:table-cell>
          <table:table-cell office:value-type="float" office:value="0.15564248082757814">
            <text:p>0.15564248082757814</text:p>
          </table:table-cell>
          <table:table-cell office:value-type="float" office:value="0.23187274327762986">
            <text:p>0.23187274327762986</text:p>
          </table:table-cell>
          <table:table-cell office:value-type="float" office:value="0.3379441018226655">
            <text:p>0.3379441018226655</text:p>
          </table:table-cell>
          <table:table-cell office:value-type="float" office:value="0.33438735177865586">
            <text:p>0.33438735177865586</text:p>
          </table:table-cell>
          <table:table-cell office:value-type="float" office:value="0.27275686676579414">
            <text:p>0.27275686676579414</text:p>
          </table:table-cell>
          <table:table-cell office:value-type="float" office:value="0.3324529753310275">
            <text:p>0.3324529753310275</text:p>
          </table:table-cell>
          <table:table-cell office:value-type="float" office:value="0.16622717514656235">
            <text:p>0.16622717514656235</text:p>
          </table:table-cell>
          <table:table-cell office:value-type="float" office:value="0.25127682459039924">
            <text:p>0.25127682459039924</text:p>
          </table:table-cell>
          <table:table-cell office:value-type="float" office:value="0.23893985032376178">
            <text:p>0.23893985032376178</text:p>
          </table:table-cell>
          <table:table-cell office:value-type="float" office:value="0.2217690350827639">
            <text:p>0.2217690350827639</text:p>
          </table:table-cell>
          <table:table-cell office:value-type="float" office:value="0.32711505075232206">
            <text:p>0.32711505075232206</text:p>
          </table:table-cell>
          <table:table-cell office:value-type="float" office:value="0.5795890245505748">
            <text:p>0.5795890245505748</text:p>
          </table:table-cell>
          <table:table-cell office:value-type="float" office:value="0.8763612680204197">
            <text:p>0.8763612680204197</text:p>
          </table:table-cell>
          <table:table-cell office:value-type="float" office:value="0.36674673933994717">
            <text:p>0.36674673933994717</text:p>
          </table:table-cell>
          <table:table-cell office:value-type="float" office:value="0.22216824847051259">
            <text:p>0.22216824847051259</text:p>
          </table:table-cell>
          <table:table-cell office:value-type="float" office:value="0.45696366782482495">
            <text:p>0.45696366782482495</text:p>
          </table:table-cell>
          <table:table-cell office:value-type="float" office:value="0.41469712951308896">
            <text:p>0.41469712951308896</text:p>
          </table:table-cell>
          <table:table-cell office:value-type="float" office:value="0.29784974515785506">
            <text:p>0.29784974515785506</text:p>
          </table:table-cell>
          <table:table-cell office:value-type="float" office:value="0.5841403322009823">
            <text:p>0.5841403322009823</text:p>
          </table:table-cell>
          <table:table-cell office:value-type="float" office:value="0.419469425759219">
            <text:p>0.419469425759219</text:p>
          </table:table-cell>
          <table:table-cell office:value-type="float" office:value="0.52089437018546">
            <text:p>0.52089437018546</text:p>
          </table:table-cell>
          <table:table-cell office:value-type="float" office:value="0.46568256400764413">
            <text:p>0.46568256400764413</text:p>
          </table:table-cell>
          <table:table-cell office:value-type="float" office:value="0.3087369092003911">
            <text:p>0.3087369092003911</text:p>
          </table:table-cell>
          <table:table-cell office:value-type="float" office:value="0.6188389603589984">
            <text:p>0.6188389603589984</text:p>
          </table:table-cell>
          <table:table-cell office:value-type="float" office:value="0.3675715371259297">
            <text:p>0.3675715371259297</text:p>
          </table:table-cell>
          <table:table-cell office:value-type="float" office:value="0.40853652916196087">
            <text:p>0.40853652916196087</text:p>
          </table:table-cell>
          <table:table-cell office:value-type="float" office:value="0.1725823217269241">
            <text:p>0.1725823217269241</text:p>
          </table:table-cell>
          <table:table-cell office:value-type="float" office:value="0.186948074276572">
            <text:p>0.186948074276572</text:p>
          </table:table-cell>
          <table:table-cell office:value-type="float" office:value="0.3764424614937625">
            <text:p>0.3764424614937625</text:p>
          </table:table-cell>
          <table:table-cell office:value-type="float" office:value="0.23499379683650187">
            <text:p>0.23499379683650187</text:p>
          </table:table-cell>
          <table:table-cell office:value-type="float" office:value="0.20701455741093985">
            <text:p>0.20701455741093985</text:p>
          </table:table-cell>
          <table:table-cell office:value-type="float" office:value="0.2504272166802376">
            <text:p>0.2504272166802376</text:p>
          </table:table-cell>
          <table:table-cell office:value-type="float" office:value="0.3421736765497337">
            <text:p>0.3421736765497337</text:p>
          </table:table-cell>
          <table:table-cell office:value-type="float" office:value="0.2148535003353624">
            <text:p>0.2148535003353624</text:p>
          </table:table-cell>
          <table:table-cell office:value-type="float" office:value="0.48221242291776495">
            <text:p>0.48221242291776495</text:p>
          </table:table-cell>
          <table:table-cell office:value-type="float" office:value="0.13533379504070098">
            <text:p>0.13533379504070098</text:p>
          </table:table-cell>
          <table:table-cell office:value-type="float" office:value="0.3785931945565535">
            <text:p>0.3785931945565535</text:p>
          </table:table-cell>
          <table:table-cell office:value-type="float" office:value="0.29576468833334424">
            <text:p>0.29576468833334424</text:p>
          </table:table-cell>
          <table:table-cell office:value-type="float" office:value="0.2548445323485963">
            <text:p>0.2548445323485963</text:p>
          </table:table-cell>
          <table:table-cell office:value-type="float" office:value="0.6084237545134129">
            <text:p>0.6084237545134129</text:p>
          </table:table-cell>
          <table:table-cell office:value-type="float" office:value="0.6639100074819458">
            <text:p>0.6639100074819458</text:p>
          </table:table-cell>
          <table:table-cell office:value-type="float" office:value="0.31228669330489767">
            <text:p>0.31228669330489767</text:p>
          </table:table-cell>
          <table:table-cell office:value-type="float" office:value="0.4275961126852539">
            <text:p>0.4275961126852539</text:p>
          </table:table-cell>
          <table:table-cell office:value-type="float" office:value="0.22408086512455483">
            <text:p>0.22408086512455483</text:p>
          </table:table-cell>
          <table:table-cell office:value-type="float" office:value="0.1692327631342037">
            <text:p>0.1692327631342037</text:p>
          </table:table-cell>
          <table:table-cell office:value-type="float" office:value="0.23850215527075624">
            <text:p>0.23850215527075624</text:p>
          </table:table-cell>
          <table:table-cell office:value-type="float" office:value="0.5189610960542256">
            <text:p>0.5189610960542256</text:p>
          </table:table-cell>
          <table:table-cell office:value-type="float" office:value="0.2273022929776643">
            <text:p>0.2273022929776643</text:p>
          </table:table-cell>
          <table:table-cell office:value-type="float" office:value="0.3767745813422526">
            <text:p>0.3767745813422526</text:p>
          </table:table-cell>
          <table:table-cell office:value-type="float" office:value="0.2926060208148028">
            <text:p>0.2926060208148028</text:p>
          </table:table-cell>
          <table:table-cell office:value-type="float" office:value="0.30552271808791676">
            <text:p>0.30552271808791676</text:p>
          </table:table-cell>
          <table:table-cell office:value-type="float" office:value="0.3124526952814402">
            <text:p>0.3124526952814402</text:p>
          </table:table-cell>
          <table:table-cell office:value-type="float" office:value="0.2244750449345488">
            <text:p>0.2244750449345488</text:p>
          </table:table-cell>
          <table:table-cell office:value-type="float" office:value="0.3115809380609875">
            <text:p>0.3115809380609875</text:p>
          </table:table-cell>
          <table:table-cell office:value-type="float" office:value="0.18724393098519831">
            <text:p>0.18724393098519831</text:p>
          </table:table-cell>
          <table:table-cell office:value-type="float" office:value="0.2562882778046305">
            <text:p>0.2562882778046305</text:p>
          </table:table-cell>
          <table:table-cell office:value-type="float" office:value="0.2850426087640675">
            <text:p>0.2850426087640675</text:p>
          </table:table-cell>
          <table:table-cell office:value-type="float" office:value="0.32279099337167794">
            <text:p>0.32279099337167794</text:p>
          </table:table-cell>
          <table:table-cell office:value-type="float" office:value="0.19357434880334165">
            <text:p>0.19357434880334165</text:p>
          </table:table-cell>
          <table:table-cell office:value-type="float" office:value="0.23166512300467504">
            <text:p>0.23166512300467504</text:p>
          </table:table-cell>
          <table:table-cell office:value-type="float" office:value="0.312286098470933">
            <text:p>0.312286098470933</text:p>
          </table:table-cell>
          <table:table-cell office:value-type="float" office:value="0.16013977647496974">
            <text:p>0.16013977647496974</text:p>
          </table:table-cell>
          <table:table-cell office:value-type="float" office:value="0.21267740163419915">
            <text:p>0.21267740163419915</text:p>
          </table:table-cell>
          <table:table-cell office:value-type="float" office:value="0.4927272502578135">
            <text:p>0.4927272502578135</text:p>
          </table:table-cell>
          <table:table-cell office:value-type="float" office:value="0.44572609417927694">
            <text:p>0.44572609417927694</text:p>
          </table:table-cell>
          <table:table-cell office:value-type="float" office:value="0.24614586554773457">
            <text:p>0.24614586554773457</text:p>
          </table:table-cell>
          <table:table-cell office:value-type="float" office:value="0.5831360893139307">
            <text:p>0.5831360893139307</text:p>
          </table:table-cell>
          <table:table-cell office:value-type="float" office:value="0.23642226789868426">
            <text:p>0.23642226789868426</text:p>
          </table:table-cell>
          <table:table-cell office:value-type="float" office:value="0.29841606082695815">
            <text:p>0.29841606082695815</text:p>
          </table:table-cell>
          <table:table-cell office:value-type="float" office:value="0.288937158516951">
            <text:p>0.288937158516951</text:p>
          </table:table-cell>
          <table:table-cell office:value-type="float" office:value="0.19855016311994203">
            <text:p>0.19855016311994203</text:p>
          </table:table-cell>
          <table:table-cell office:value-type="float" office:value="0.44854867324498743">
            <text:p>0.44854867324498743</text:p>
          </table:table-cell>
          <table:table-cell office:value-type="float" office:value="0.3200141193444477">
            <text:p>0.3200141193444477</text:p>
          </table:table-cell>
          <table:table-cell office:value-type="float" office:value="0.16645557175204231">
            <text:p>0.16645557175204231</text:p>
          </table:table-cell>
          <table:table-cell office:value-type="float" office:value="0.46145076904607024">
            <text:p>0.46145076904607024</text:p>
          </table:table-cell>
          <table:table-cell office:value-type="float" office:value="0.1764901422859579">
            <text:p>0.1764901422859579</text:p>
          </table:table-cell>
          <table:table-cell office:value-type="float" office:value="0.3152588209678822">
            <text:p>0.3152588209678822</text:p>
          </table:table-cell>
          <table:table-cell office:value-type="float" office:value="0.31240200094749515">
            <text:p>0.31240200094749515</text:p>
          </table:table-cell>
          <table:table-cell office:value-type="float" office:value="0.2816085851800586">
            <text:p>0.2816085851800586</text:p>
          </table:table-cell>
          <table:table-cell office:value-type="float" office:value="0.35122830652821907">
            <text:p>0.35122830652821907</text:p>
          </table:table-cell>
          <table:table-cell office:value-type="float" office:value="0.6388650783248746">
            <text:p>0.6388650783248746</text:p>
          </table:table-cell>
          <table:table-cell office:value-type="float" office:value="0.17135600001764983">
            <text:p>0.17135600001764983</text:p>
          </table:table-cell>
          <table:table-cell office:value-type="float" office:value="0.29517182264108">
            <text:p>0.29517182264108</text:p>
          </table:table-cell>
          <table:table-cell office:value-type="float" office:value="0.460762309769931">
            <text:p>0.460762309769931</text:p>
          </table:table-cell>
          <table:table-cell office:value-type="float" office:value="0.25231514163487273">
            <text:p>0.25231514163487273</text:p>
          </table:table-cell>
          <table:table-cell office:value-type="float" office:value="0.29501726352168545">
            <text:p>0.29501726352168545</text:p>
          </table:table-cell>
          <table:table-cell office:value-type="float" office:value="0.16851198010965407">
            <text:p>0.16851198010965407</text:p>
          </table:table-cell>
          <table:table-cell office:value-type="float" office:value="0.46470293885804653">
            <text:p>0.46470293885804653</text:p>
          </table:table-cell>
          <table:table-cell office:value-type="float" office:value="0.4002632130627387">
            <text:p>0.4002632130627387</text:p>
          </table:table-cell>
          <table:table-cell office:value-type="float" office:value="0.2998731301231964">
            <text:p>0.2998731301231964</text:p>
          </table:table-cell>
          <table:table-cell office:value-type="float" office:value="0.3289502381013429">
            <text:p>0.3289502381013429</text:p>
          </table:table-cell>
          <table:table-cell office:value-type="float" office:value="0.25393588487695384">
            <text:p>0.25393588487695384</text:p>
          </table:table-cell>
          <table:table-cell office:value-type="float" office:value="0.2367826449716421">
            <text:p>0.2367826449716421</text:p>
          </table:table-cell>
          <table:table-cell office:value-type="float" office:value="0.27709366788737483">
            <text:p>0.27709366788737483</text:p>
          </table:table-cell>
          <table:table-cell office:value-type="float" office:value="0.42011926958430873">
            <text:p>0.42011926958430873</text:p>
          </table:table-cell>
          <table:table-cell office:value-type="float" office:value="0.018798888887409514">
            <text:p>0.018798888887409514</text:p>
          </table:table-cell>
          <table:table-cell office:value-type="float" office:value="0.0">
            <text:p/>
          </table:table-cell>
          <table:table-cell office:value-type="float" office:value="0.5584919023091728">
            <text:p>0.5584919023091728</text:p>
          </table:table-cell>
          <table:table-cell office:value-type="float" office:value="0.663441581684584">
            <text:p>0.663441581684584</text:p>
          </table:table-cell>
          <table:table-cell office:value-type="float" office:value="0.3637877399351505">
            <text:p>0.3637877399351505</text:p>
          </table:table-cell>
          <table:table-cell office:value-type="float" office:value="0.09243720357636268">
            <text:p>0.09243720357636268</text:p>
          </table:table-cell>
          <table:table-cell office:value-type="float" office:value="0.0">
            <text:p/>
          </table:table-cell>
          <table:table-cell office:value-type="float" office:value="0.6121954279118499">
            <text:p>0.6121954279118499</text:p>
          </table:table-cell>
        </table:table-row>
        <table:table-row>
          <table:table-cell office:value-type="string" office:string-value="diff_FS">
            <text:p>diff_FS</text:p>
          </table:table-cell>
          <table:table-cell office:value-type="float" office:value="1.0">
            <text:p>1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77.8685446009389">
            <text:p>977.8685446009389</text:p>
          </table:table-cell>
          <table:table-cell office:value-type="float" office:value="305.296803652968">
            <text:p>305.296803652968</text:p>
          </table:table-cell>
          <table:table-cell office:value-type="float" office:value="166.93766301512778">
            <text:p>166.93766301512778</text:p>
          </table:table-cell>
          <table:table-cell office:value-type="float" office:value="284.23869346733665">
            <text:p>284.23869346733665</text:p>
          </table:table-cell>
          <table:table-cell office:value-type="float" office:value="165.75117370892016">
            <text:p>165.75117370892016</text:p>
          </table:table-cell>
          <table:table-cell office:value-type="float" office:value="322.58278628738145">
            <text:p>322.58278628738145</text:p>
          </table:table-cell>
          <table:table-cell office:value-type="float" office:value="156.65088247955228">
            <text:p>156.65088247955228</text:p>
          </table:table-cell>
          <table:table-cell office:value-type="float" office:value="61.034750282851135">
            <text:p>61.034750282851135</text:p>
          </table:table-cell>
          <table:table-cell office:value-type="float" office:value="147.55317014446226">
            <text:p>147.55317014446226</text:p>
          </table:table-cell>
          <table:table-cell office:value-type="float" office:value="43.17014547754585">
            <text:p>43.17014547754585</text:p>
          </table:table-cell>
          <table:table-cell office:value-type="float" office:value="77.98898678414096">
            <text:p>77.98898678414096</text:p>
          </table:table-cell>
          <table:table-cell office:value-type="float" office:value="297.3918446601941">
            <text:p>297.3918446601941</text:p>
          </table:table-cell>
          <table:table-cell office:value-type="float" office:value="172.48355424644083">
            <text:p>172.48355424644083</text:p>
          </table:table-cell>
          <table:table-cell office:value-type="float" office:value="77.20713603611424">
            <text:p>77.20713603611424</text:p>
          </table:table-cell>
          <table:table-cell office:value-type="float" office:value="258.6137585094948">
            <text:p>258.6137585094948</text:p>
          </table:table-cell>
          <table:table-cell office:value-type="float" office:value="175.4620091789903">
            <text:p>175.4620091789903</text:p>
          </table:table-cell>
          <table:table-cell office:value-type="float" office:value="96.98343418311674">
            <text:p>96.98343418311674</text:p>
          </table:table-cell>
          <table:table-cell office:value-type="float" office:value="529.2649727767695">
            <text:p>529.2649727767695</text:p>
          </table:table-cell>
          <table:table-cell office:value-type="float" office:value="174.60468197879857">
            <text:p>174.60468197879857</text:p>
          </table:table-cell>
          <table:table-cell office:value-type="float" office:value="62.76929512654256">
            <text:p>62.76929512654256</text:p>
          </table:table-cell>
          <table:table-cell office:value-type="float" office:value="747.3301886792452">
            <text:p>747.3301886792452</text:p>
          </table:table-cell>
          <table:table-cell office:value-type="float" office:value="41.373493975903614">
            <text:p>41.373493975903614</text:p>
          </table:table-cell>
          <table:table-cell office:value-type="float" office:value="20.152975657412682">
            <text:p>20.152975657412682</text:p>
          </table:table-cell>
          <table:table-cell office:value-type="float" office:value="91.13757225433525">
            <text:p>91.13757225433525</text:p>
          </table:table-cell>
          <table:table-cell office:value-type="float" office:value="377.3958333333333">
            <text:p>377.3958333333333</text:p>
          </table:table-cell>
          <table:table-cell office:value-type="float" office:value="50.99932629687851">
            <text:p>50.99932629687851</text:p>
          </table:table-cell>
          <table:table-cell office:value-type="float" office:value="14.64968152866242">
            <text:p>14.64968152866242</text:p>
          </table:table-cell>
          <table:table-cell office:value-type="float" office:value="182.5997952917093">
            <text:p>182.5997952917093</text:p>
          </table:table-cell>
          <table:table-cell office:value-type="float" office:value="104.22250423011843">
            <text:p>104.22250423011843</text:p>
          </table:table-cell>
          <table:table-cell office:value-type="float" office:value="128.33825408090843">
            <text:p>128.33825408090843</text:p>
          </table:table-cell>
          <table:table-cell office:value-type="float" office:value="206.2083961789844">
            <text:p>206.2083961789844</text:p>
          </table:table-cell>
          <table:table-cell office:value-type="float" office:value="100.99440646364201">
            <text:p>100.99440646364201</text:p>
          </table:table-cell>
          <table:table-cell office:value-type="float" office:value="248.02771855010658">
            <text:p>248.02771855010658</text:p>
          </table:table-cell>
          <table:table-cell office:value-type="float" office:value="95.68792934249264">
            <text:p>95.68792934249264</text:p>
          </table:table-cell>
          <table:table-cell office:value-type="float" office:value="102.37055016181229">
            <text:p>102.37055016181229</text:p>
          </table:table-cell>
          <table:table-cell office:value-type="float" office:value="647.9559748427672">
            <text:p>647.9559748427672</text:p>
          </table:table-cell>
          <table:table-cell office:value-type="float" office:value="125.84305717619603">
            <text:p>125.84305717619603</text:p>
          </table:table-cell>
          <table:table-cell office:value-type="float" office:value="86.20689655172413">
            <text:p>86.20689655172413</text:p>
          </table:table-cell>
          <table:table-cell office:value-type="float" office:value="81.91860384428561">
            <text:p>81.91860384428561</text:p>
          </table:table-cell>
          <table:table-cell office:value-type="float" office:value="944.6854460093896">
            <text:p>944.6854460093896</text:p>
          </table:table-cell>
          <table:table-cell office:value-type="float" office:value="33.71212121212121">
            <text:p>33.71212121212121</text:p>
          </table:table-cell>
          <table:table-cell office:value-type="float" office:value="38.43846153846153">
            <text:p>38.43846153846153</text:p>
          </table:table-cell>
          <table:table-cell office:value-type="float" office:value="0.0">
            <text:p/>
          </table:table-cell>
          <table:table-cell office:value-type="float" office:value="555.7191697191697">
            <text:p>555.7191697191697</text:p>
          </table:table-cell>
          <table:table-cell office:value-type="float" office:value="34.43328550932568">
            <text:p>34.43328550932568</text:p>
          </table:table-cell>
          <table:table-cell office:value-type="float" office:value="477.3626893939394">
            <text:p>477.3626893939394</text:p>
          </table:table-cell>
          <table:table-cell office:value-type="float" office:value="1705.7689133425033">
            <text:p>1705.7689133425033</text:p>
          </table:table-cell>
          <table:table-cell office:value-type="float" office:value="95.30718954248366">
            <text:p>95.30718954248366</text:p>
          </table:table-cell>
          <table:table-cell office:value-type="float" office:value="15.960912052117264">
            <text:p>15.960912052117264</text:p>
          </table:table-cell>
          <table:table-cell office:value-type="float" office:value="780.2606516290726">
            <text:p>780.2606516290726</text:p>
          </table:table-cell>
          <table:table-cell office:value-type="float" office:value="22.816730301978478">
            <text:p>22.816730301978478</text:p>
          </table:table-cell>
          <table:table-cell office:value-type="float" office:value="0">
            <text:p/>
          </table:table-cell>
          <table:table-cell office:value-type="float" office:value="49.25615763546798">
            <text:p>49.25615763546798</text:p>
          </table:table-cell>
          <table:table-cell office:value-type="float" office:value="1335.6482861400893">
            <text:p>1335.6482861400893</text:p>
          </table:table-cell>
          <table:table-cell office:value-type="float" office:value="1208.2339561332249">
            <text:p>1208.2339561332249</text:p>
          </table:table-cell>
          <table:table-cell office:value-type="float" office:value="322.1711668451963">
            <text:p>322.1711668451963</text:p>
          </table:table-cell>
          <table:table-cell office:value-type="float" office:value="830.7128670120898">
            <text:p>830.7128670120898</text:p>
          </table:table-cell>
          <table:table-cell office:value-type="float" office:value="115.27568922305764">
            <text:p>115.27568922305764</text:p>
          </table:table-cell>
          <table:table-cell office:value-type="float" office:value="31.40386427898209">
            <text:p>31.40386427898209</text:p>
          </table:table-cell>
          <table:table-cell office:value-type="float" office:value="0.0">
            <text:p/>
          </table:table-cell>
          <table:table-cell office:value-type="float" office:value="662476.3328921243">
            <text:p>662476.3328921243</text:p>
          </table:table-cell>
          <table:table-cell office:value-type="float" office:value="544.7204968944098">
            <text:p>544.7204968944098</text:p>
          </table:table-cell>
          <table:table-cell office:value-type="float" office:value="92.95555555555555">
            <text:p>92.95555555555555</text:p>
          </table:table-cell>
          <table:table-cell office:value-type="float" office:value="1330.7274862960062">
            <text:p>1330.7274862960062</text:p>
          </table:table-cell>
          <table:table-cell office:value-type="float" office:value="39.689292543021025">
            <text:p>39.689292543021025</text:p>
          </table:table-cell>
          <table:table-cell office:value-type="float" office:value="705.4754901960783">
            <text:p>705.4754901960783</text:p>
          </table:table-cell>
          <table:table-cell office:value-type="float" office:value="1237.1515458692345">
            <text:p>1237.1515458692345</text:p>
          </table:table-cell>
          <table:table-cell office:value-type="float" office:value="1037.9865771812078">
            <text:p>1037.9865771812078</text:p>
          </table:table-cell>
          <table:table-cell office:value-type="float" office:value="2510.345911949685">
            <text:p>2510.345911949685</text:p>
          </table:table-cell>
          <table:table-cell office:value-type="float" office:value="376.67714884696016">
            <text:p>376.67714884696016</text:p>
          </table:table-cell>
          <table:table-cell office:value-type="float" office:value="778.75">
            <text:p>778.75</text:p>
          </table:table-cell>
          <table:table-cell office:value-type="float" office:value="1018.9891304347825">
            <text:p>1018.9891304347825</text:p>
          </table:table-cell>
          <table:table-cell office:value-type="float" office:value="4.99723909442297">
            <text:p>4.99723909442297</text:p>
          </table:table-cell>
          <table:table-cell office:value-type="float" office:value="82.40753828032979">
            <text:p>82.40753828032979</text:p>
          </table:table-cell>
          <table:table-cell office:value-type="float" office:value="1673.3241167434714">
            <text:p>1673.3241167434714</text:p>
          </table:table-cell>
          <table:table-cell office:value-type="float" office:value="1056.4005069708492">
            <text:p>1056.4005069708492</text:p>
          </table:table-cell>
          <table:table-cell office:value-type="float" office:value="713.3560655737705">
            <text:p>713.3560655737705</text:p>
          </table:table-cell>
          <table:table-cell office:value-type="float" office:value="23.226107226107224">
            <text:p>23.226107226107224</text:p>
          </table:table-cell>
          <table:table-cell office:value-type="float" office:value="57.40851063829787">
            <text:p>57.40851063829787</text:p>
          </table:table-cell>
          <table:table-cell office:value-type="float" office:value="597.4238095238095">
            <text:p>597.4238095238095</text:p>
          </table:table-cell>
          <table:table-cell office:value-type="float" office:value="37.972116603295305">
            <text:p>37.972116603295305</text:p>
          </table:table-cell>
          <table:table-cell office:value-type="float" office:value="1704.3841164953499">
            <text:p>1704.3841164953499</text:p>
          </table:table-cell>
          <table:table-cell office:value-type="float" office:value="57.94492753623188">
            <text:p>57.94492753623188</text:p>
          </table:table-cell>
          <table:table-cell office:value-type="float" office:value="42.57696030977734">
            <text:p>42.57696030977734</text:p>
          </table:table-cell>
          <table:table-cell office:value-type="float" office:value="785.7594936708861">
            <text:p>785.7594936708861</text:p>
          </table:table-cell>
          <table:table-cell office:value-type="float" office:value="537.1019843101061">
            <text:p>537.1019843101061</text:p>
          </table:table-cell>
          <table:table-cell office:value-type="float" office:value="814.5133505598621">
            <text:p>814.5133505598621</text:p>
          </table:table-cell>
          <table:table-cell office:value-type="float" office:value="698.4808102345415">
            <text:p>698.4808102345415</text:p>
          </table:table-cell>
          <table:table-cell office:value-type="float" office:value="509.4339622641509">
            <text:p>509.4339622641509</text:p>
          </table:table-cell>
          <table:table-cell office:value-type="float" office:value="1340.748898678414">
            <text:p>1340.748898678414</text:p>
          </table:table-cell>
          <table:table-cell office:value-type="float" office:value="1419.6460506706408">
            <text:p>1419.6460506706408</text:p>
          </table:table-cell>
          <table:table-cell office:value-type="float" office:value="343.76731301939054">
            <text:p>343.76731301939054</text:p>
          </table:table-cell>
          <table:table-cell office:value-type="float" office:value="893.1734931734932">
            <text:p>893.1734931734932</text:p>
          </table:table-cell>
          <table:table-cell office:value-type="float" office:value="527.0454545454545">
            <text:p>527.0454545454545</text:p>
          </table:table-cell>
          <table:table-cell office:value-type="float" office:value="528.0612244897959">
            <text:p>528.0612244897959</text:p>
          </table:table-cell>
          <table:table-cell office:value-type="float" office:value="1196.6532167675407">
            <text:p>1196.6532167675407</text:p>
          </table:table-cell>
          <table:table-cell office:value-type="float" office:value="1041.9718309859154">
            <text:p>1041.9718309859154</text:p>
          </table:table-cell>
          <table:table-cell office:value-type="float" office:value="394.89795918367344">
            <text:p>394.89795918367344</text:p>
          </table:table-cell>
          <table:table-cell office:value-type="float" office:value="993.9399293286218">
            <text:p>993.9399293286218</text:p>
          </table:table-cell>
          <table:table-cell office:value-type="float" office:value="742.5997425997425">
            <text:p>742.5997425997425</text:p>
          </table:table-cell>
          <table:table-cell office:value-type="float" office:value="1850.0">
            <text:p>1850.0</text:p>
          </table:table-cell>
          <table:table-cell office:value-type="float" office:value="708.8274044795784">
            <text:p>708.8274044795784</text:p>
          </table:table-cell>
          <table:table-cell office:value-type="float" office:value="12.389380530973451">
            <text:p>12.389380530973451</text:p>
          </table:table-cell>
          <table:table-cell office:value-type="float" office:value="730.8868501529051">
            <text:p>730.8868501529051</text:p>
          </table:table-cell>
          <table:table-cell office:value-type="float" office:value="895.1022705948583">
            <text:p>895.1022705948583</text:p>
          </table:table-cell>
          <table:table-cell office:value-type="float" office:value="535.818287711124">
            <text:p>535.818287711124</text:p>
          </table:table-cell>
          <table:table-cell office:value-type="float" office:value="1136.8015414258189">
            <text:p>1136.8015414258189</text:p>
          </table:table-cell>
          <table:table-cell office:value-type="float" office:value="817.7981005979599">
            <text:p>817.7981005979599</text:p>
          </table:table-cell>
          <table:table-cell office:value-type="float" office:value="504.4444444444444">
            <text:p>504.4444444444444</text:p>
          </table:table-cell>
          <table:table-cell office:value-type="float" office:value="348.4936268829664">
            <text:p>348.4936268829664</text:p>
          </table:table-cell>
          <table:table-cell office:value-type="float" office:value="852.1814006888633">
            <text:p>852.1814006888633</text:p>
          </table:table-cell>
          <table:table-cell office:value-type="float" office:value="0.0">
            <text:p/>
          </table:table-cell>
          <table:table-cell office:value-type="float" office:value="103.05028854080791">
            <text:p>103.05028854080791</text:p>
          </table:table-cell>
          <table:table-cell office:value-type="float" office:value="1731.6245376078914">
            <text:p>1731.6245376078914</text:p>
          </table:table-cell>
          <table:table-cell office:value-type="float" office:value="1133.276290367099">
            <text:p>1133.276290367099</text:p>
          </table:table-cell>
          <table:table-cell office:value-type="float" office:value="870.8076526213125">
            <text:p>870.8076526213125</text:p>
          </table:table-cell>
          <table:table-cell office:value-type="float" office:value="1051.6962843295637">
            <text:p>1051.6962843295637</text:p>
          </table:table-cell>
          <table:table-cell office:value-type="float" office:value="1559.9022004889976">
            <text:p>1559.9022004889976</text:p>
          </table:table-cell>
          <table:table-cell office:value-type="float" office:value="556.3218390804598">
            <text:p>556.3218390804598</text:p>
          </table:table-cell>
          <table:table-cell office:value-type="float" office:value="329.0519877675841">
            <text:p>329.0519877675841</text:p>
          </table:table-cell>
          <table:table-cell office:value-type="float" office:value="1555.3495007132667">
            <text:p>1555.3495007132667</text:p>
          </table:table-cell>
          <table:table-cell office:value-type="float" office:value="1494.5686653771759">
            <text:p>1494.5686653771759</text:p>
          </table:table-cell>
          <table:table-cell office:value-type="float" office:value="2172.995780590717">
            <text:p>2172.995780590717</text:p>
          </table:table-cell>
          <table:table-cell office:value-type="float" office:value="518.4313725490196">
            <text:p>518.4313725490196</text:p>
          </table:table-cell>
          <table:table-cell office:value-type="float" office:value="537.413235611123">
            <text:p>537.413235611123</text:p>
          </table:table-cell>
          <table:table-cell office:value-type="float" office:value="478.7401574803149">
            <text:p>478.7401574803149</text:p>
          </table:table-cell>
          <table:table-cell office:value-type="float" office:value="390.57239057239053">
            <text:p>390.57239057239053</text:p>
          </table:table-cell>
          <table:table-cell office:value-type="float" office:value="645.6273946360153">
            <text:p>645.6273946360153</text:p>
          </table:table-cell>
          <table:table-cell office:value-type="float" office:value="338.47688726305284">
            <text:p>338.47688726305284</text:p>
          </table:table-cell>
          <table:table-cell office:value-type="float" office:value="690.3373340702196">
            <text:p>690.3373340702196</text:p>
          </table:table-cell>
          <table:table-cell office:value-type="float" office:value="1300.7459970887917">
            <text:p>1300.7459970887917</text:p>
          </table:table-cell>
          <table:table-cell office:value-type="float" office:value="1622.9573126801151">
            <text:p>1622.9573126801151</text:p>
          </table:table-cell>
          <table:table-cell office:value-type="float" office:value="534.9342949015817">
            <text:p>534.9342949015817</text:p>
          </table:table-cell>
          <table:table-cell office:value-type="float" office:value="463.6901479814613">
            <text:p>463.6901479814613</text:p>
          </table:table-cell>
          <table:table-cell office:value-type="float" office:value="1086.945828819068">
            <text:p>1086.945828819068</text:p>
          </table:table-cell>
          <table:table-cell office:value-type="float" office:value="1688.2863436123346">
            <text:p>1688.2863436123346</text:p>
          </table:table-cell>
          <table:table-cell office:value-type="float" office:value="551.0411764705882">
            <text:p>551.0411764705882</text:p>
          </table:table-cell>
          <table:table-cell office:value-type="float" office:value="1225.3822629969418">
            <text:p>1225.3822629969418</text:p>
          </table:table-cell>
          <table:table-cell office:value-type="float" office:value="2231.5257025359833">
            <text:p>2231.5257025359833</text:p>
          </table:table-cell>
          <table:table-cell office:value-type="float" office:value="658.8080568720378">
            <text:p>658.8080568720378</text:p>
          </table:table-cell>
          <table:table-cell office:value-type="float" office:value="1321.3583765112262">
            <text:p>1321.3583765112262</text:p>
          </table:table-cell>
          <table:table-cell office:value-type="float" office:value="2785.811968777103">
            <text:p>2785.811968777103</text:p>
          </table:table-cell>
          <table:table-cell office:value-type="float" office:value="992.4263674614306">
            <text:p>992.4263674614306</text:p>
          </table:table-cell>
          <table:table-cell office:value-type="float" office:value="1980.0588235294117">
            <text:p>1980.0588235294117</text:p>
          </table:table-cell>
          <table:table-cell office:value-type="float" office:value="627.4669811320754">
            <text:p>627.4669811320754</text:p>
          </table:table-cell>
          <table:table-cell office:value-type="float" office:value="623.2885985748218">
            <text:p>623.2885985748218</text:p>
          </table:table-cell>
          <table:table-cell office:value-type="float" office:value="88.56259659969088">
            <text:p>88.56259659969088</text:p>
          </table:table-cell>
          <table:table-cell office:value-type="float" office:value="501.70654329147385">
            <text:p>501.70654329147385</text:p>
          </table:table-cell>
          <table:table-cell office:value-type="float" office:value="1400.4739364889153">
            <text:p>1400.4739364889153</text:p>
          </table:table-cell>
          <table:table-cell office:value-type="float" office:value="623.3243967828417">
            <text:p>623.3243967828417</text:p>
          </table:table-cell>
          <table:table-cell office:value-type="float" office:value="814.599451303155">
            <text:p>814.599451303155</text:p>
          </table:table-cell>
          <table:table-cell office:value-type="float" office:value="808.0802225828888">
            <text:p>808.0802225828888</text:p>
          </table:table-cell>
          <table:table-cell office:value-type="float" office:value="266.66666666666663">
            <text:p>266.66666666666663</text:p>
          </table:table-cell>
          <table:table-cell office:value-type="float" office:value="2080.990794573643">
            <text:p>2080.990794573643</text:p>
          </table:table-cell>
          <table:table-cell office:value-type="float" office:value="596.3440860215053">
            <text:p>596.3440860215053</text:p>
          </table:table-cell>
          <table:table-cell office:value-type="float" office:value="1061.0079575596815">
            <text:p>1061.0079575596815</text:p>
          </table:table-cell>
          <table:table-cell office:value-type="float" office:value="1453.8804071246818">
            <text:p>1453.8804071246818</text:p>
          </table:table-cell>
          <table:table-cell office:value-type="float" office:value="556.8218623481781">
            <text:p>556.8218623481781</text:p>
          </table:table-cell>
          <table:table-cell office:value-type="float" office:value="679.9294947121034">
            <text:p>679.9294947121034</text:p>
          </table:table-cell>
          <table:table-cell office:value-type="float" office:value="433.9622641509434">
            <text:p>433.9622641509434</text:p>
          </table:table-cell>
          <table:table-cell office:value-type="float" office:value="554.3243967828417">
            <text:p>554.3243967828417</text:p>
          </table:table-cell>
          <table:table-cell office:value-type="float" office:value="593.0579216354344">
            <text:p>593.0579216354344</text:p>
          </table:table-cell>
          <table:table-cell office:value-type="float" office:value="572.9495501285346">
            <text:p>572.9495501285346</text:p>
          </table:table-cell>
          <table:table-cell office:value-type="float" office:value="1698.6166007905138">
            <text:p>1698.6166007905138</text:p>
          </table:table-cell>
          <table:table-cell office:value-type="float" office:value="1074.2439024390242">
            <text:p>1074.2439024390242</text:p>
          </table:table-cell>
          <table:table-cell office:value-type="float" office:value="1208.2874147385314">
            <text:p>1208.2874147385314</text:p>
          </table:table-cell>
          <table:table-cell office:value-type="float" office:value="574.3283582089551">
            <text:p>574.3283582089551</text:p>
          </table:table-cell>
          <table:table-cell office:value-type="float" office:value="1062.0295756536648">
            <text:p>1062.0295756536648</text:p>
          </table:table-cell>
          <table:table-cell office:value-type="float" office:value="1992.0702179176753">
            <text:p>1992.0702179176753</text:p>
          </table:table-cell>
          <table:table-cell office:value-type="float" office:value="2384.4874826147425">
            <text:p>2384.4874826147425</text:p>
          </table:table-cell>
          <table:table-cell office:value-type="float" office:value="554.9123183226113">
            <text:p>554.9123183226113</text:p>
          </table:table-cell>
          <table:table-cell office:value-type="float" office:value="1723.4747219413548">
            <text:p>1723.4747219413548</text:p>
          </table:table-cell>
          <table:table-cell office:value-type="float" office:value="2093.671936758893">
            <text:p>2093.671936758893</text:p>
          </table:table-cell>
          <table:table-cell office:value-type="float" office:value="1188.3112391930836">
            <text:p>1188.3112391930836</text:p>
          </table:table-cell>
          <table:table-cell office:value-type="float" office:value="212.2222222222222">
            <text:p>212.2222222222222</text:p>
          </table:table-cell>
          <table:table-cell office:value-type="float" office:value="1369.038767395626">
            <text:p>1369.038767395626</text:p>
          </table:table-cell>
          <table:table-cell office:value-type="float" office:value="2121.9466089466086">
            <text:p>2121.9466089466086</text:p>
          </table:table-cell>
          <table:table-cell office:value-type="float" office:value="849.3965517241379">
            <text:p>849.3965517241379</text:p>
          </table:table-cell>
          <table:table-cell office:value-type="float" office:value="907.5263628239499">
            <text:p>907.5263628239499</text:p>
          </table:table-cell>
          <table:table-cell office:value-type="float" office:value="119.37984496124031">
            <text:p>119.37984496124031</text:p>
          </table:table-cell>
          <table:table-cell office:value-type="float" office:value="1342.156462585034">
            <text:p>1342.156462585034</text:p>
          </table:table-cell>
          <table:table-cell office:value-type="float" office:value="1620.8974358974358">
            <text:p>1620.8974358974358</text:p>
          </table:table-cell>
          <table:table-cell office:value-type="float" office:value="785.3818181818182">
            <text:p>785.3818181818182</text:p>
          </table:table-cell>
          <table:table-cell office:value-type="float" office:value="502.58715596330273">
            <text:p>502.58715596330273</text:p>
          </table:table-cell>
          <table:table-cell office:value-type="float" office:value="526.3412844036696">
            <text:p>526.3412844036696</text:p>
          </table:table-cell>
          <table:table-cell office:value-type="float" office:value="1757.097408679363">
            <text:p>1757.097408679363</text:p>
          </table:table-cell>
          <table:table-cell office:value-type="float" office:value="1357.3522231909328">
            <text:p>1357.3522231909328</text:p>
          </table:table-cell>
          <table:table-cell office:value-type="float" office:value="459.16666666666663">
            <text:p>459.16666666666663</text:p>
          </table:table-cell>
          <table:table-cell office:value-type="float" office:value="1673.7917096308515">
            <text:p>1673.7917096308515</text:p>
          </table:table-cell>
          <table:table-cell office:value-type="float" office:value="935.340909090909">
            <text:p>935.340909090909</text:p>
          </table:table-cell>
          <table:table-cell office:value-type="float" office:value="1229.3983477011493">
            <text:p>1229.3983477011493</text:p>
          </table:table-cell>
          <table:table-cell office:value-type="float" office:value="703.5713332443613">
            <text:p>703.5713332443613</text:p>
          </table:table-cell>
          <table:table-cell office:value-type="float" office:value="740.7407407407406">
            <text:p>740.7407407407406</text:p>
          </table:table-cell>
          <table:table-cell office:value-type="float" office:value="1326.4820102798399">
            <text:p>1326.4820102798399</text:p>
          </table:table-cell>
          <table:table-cell office:value-type="float" office:value="367.85005393743256">
            <text:p>367.85005393743256</text:p>
          </table:table-cell>
          <table:table-cell office:value-type="float" office:value="576.5994962216624">
            <text:p>576.5994962216624</text:p>
          </table:table-cell>
          <table:table-cell office:value-type="float" office:value="2564.6328852119955">
            <text:p>2564.6328852119955</text:p>
          </table:table-cell>
          <table:table-cell office:value-type="float" office:value="1204.9558638083226">
            <text:p>1204.9558638083226</text:p>
          </table:table-cell>
          <table:table-cell office:value-type="float" office:value="1680.620701754386">
            <text:p>1680.620701754386</text:p>
          </table:table-cell>
          <table:table-cell office:value-type="float" office:value="771.2418300653594">
            <text:p>771.2418300653594</text:p>
          </table:table-cell>
          <table:table-cell office:value-type="float" office:value="1584.3037974683543">
            <text:p>1584.3037974683543</text:p>
          </table:table-cell>
          <table:table-cell office:value-type="float" office:value="2598.054298642534">
            <text:p>2598.054298642534</text:p>
          </table:table-cell>
          <table:table-cell office:value-type="float" office:value="1034.6447368421052">
            <text:p>1034.6447368421052</text:p>
          </table:table-cell>
          <table:table-cell office:value-type="float" office:value="866.5511265164644">
            <text:p>866.5511265164644</text:p>
          </table:table-cell>
          <table:table-cell office:value-type="float" office:value="686.5709507883421">
            <text:p>686.5709507883421</text:p>
          </table:table-cell>
          <table:table-cell office:value-type="float" office:value="1059.3970315398885">
            <text:p>1059.3970315398885</text:p>
          </table:table-cell>
          <table:table-cell office:value-type="float" office:value="1431.147989734816">
            <text:p>1431.147989734816</text:p>
          </table:table-cell>
          <table:table-cell office:value-type="float" office:value="1297.4243303571427">
            <text:p>1297.4243303571427</text:p>
          </table:table-cell>
          <table:table-cell office:value-type="float" office:value="598.8456108041743">
            <text:p>598.8456108041743</text:p>
          </table:table-cell>
          <table:table-cell office:value-type="float" office:value="469.31120331950206">
            <text:p>469.31120331950206</text:p>
          </table:table-cell>
          <table:table-cell office:value-type="float" office:value="1380.8209959623148">
            <text:p>1380.8209959623148</text:p>
          </table:table-cell>
          <table:table-cell office:value-type="float" office:value="1665.7175912192226">
            <text:p>1665.7175912192226</text:p>
          </table:table-cell>
          <table:table-cell office:value-type="float" office:value="1973.6059751972941">
            <text:p>1973.6059751972941</text:p>
          </table:table-cell>
          <table:table-cell office:value-type="float" office:value="1812.7596439169138">
            <text:p>1812.7596439169138</text:p>
          </table:table-cell>
          <table:table-cell office:value-type="float" office:value="2211.604494382022">
            <text:p>2211.604494382022</text:p>
          </table:table-cell>
          <table:table-cell office:value-type="float" office:value="1170.5571212883742">
            <text:p>1170.5571212883742</text:p>
          </table:table-cell>
          <table:table-cell office:value-type="float" office:value="1289.1539503386002">
            <text:p>1289.1539503386002</text:p>
          </table:table-cell>
          <table:table-cell office:value-type="float" office:value="1042.6136363636363">
            <text:p>1042.6136363636363</text:p>
          </table:table-cell>
          <table:table-cell office:value-type="float" office:value="2543.6769626769624">
            <text:p>2543.6769626769624</text:p>
          </table:table-cell>
          <table:table-cell office:value-type="float" office:value="184.65089440276975">
            <text:p>184.65089440276975</text:p>
          </table:table-cell>
          <table:table-cell office:value-type="float" office:value="949.9107468123862">
            <text:p>949.9107468123862</text:p>
          </table:table-cell>
          <table:table-cell office:value-type="float" office:value="195.37259615384613">
            <text:p>195.37259615384613</text:p>
          </table:table-cell>
          <table:table-cell office:value-type="float" office:value="751.9886578449905">
            <text:p>751.9886578449905</text:p>
          </table:table-cell>
          <table:table-cell office:value-type="float" office:value="925.0205173951828">
            <text:p>925.0205173951828</text:p>
          </table:table-cell>
          <table:table-cell office:value-type="float" office:value="0">
            <text:p/>
          </table:table-cell>
          <table:table-cell office:value-type="float" office:value="577.9933554817275">
            <text:p>577.9933554817275</text:p>
          </table:table-cell>
          <table:table-cell office:value-type="float" office:value="603.1089743589743">
            <text:p>603.1089743589743</text:p>
          </table:table-cell>
          <table:table-cell office:value-type="float" office:value="0.0">
            <text:p/>
          </table:table-cell>
          <table:table-cell office:value-type="float" office:value="2100.4372926343726">
            <text:p>2100.4372926343726</text:p>
          </table:table-cell>
          <table:table-cell office:value-type="float" office:value="605.9769911504425">
            <text:p>605.9769911504425</text:p>
          </table:table-cell>
          <table:table-cell office:value-type="float" office:value="972.5157232704402">
            <text:p>972.5157232704402</text:p>
          </table:table-cell>
          <table:table-cell office:value-type="float" office:value="0.0">
            <text:p/>
          </table:table-cell>
          <table:table-cell office:value-type="float" office:value="273.27426057198727">
            <text:p>273.27426057198727</text:p>
          </table:table-cell>
          <table:table-cell office:value-type="float" office:value="1330.7281736668237">
            <text:p>1330.7281736668237</text:p>
          </table:table-cell>
          <table:table-cell office:value-type="float" office:value="1079.598973607038">
            <text:p>1079.598973607038</text:p>
          </table:table-cell>
          <table:table-cell office:value-type="float" office:value="1138.6015538290787">
            <text:p>1138.6015538290787</text:p>
          </table:table-cell>
          <table:table-cell office:value-type="float" office:value="1145.0807748538011">
            <text:p>1145.0807748538011</text:p>
          </table:table-cell>
          <table:table-cell office:value-type="float" office:value="900.2566585956416">
            <text:p>900.2566585956416</text:p>
          </table:table-cell>
          <table:table-cell office:value-type="float" office:value="2666.2688713156">
            <text:p>2666.2688713156</text:p>
          </table:table-cell>
          <table:table-cell office:value-type="float" office:value="410.31390134529147">
            <text:p>410.31390134529147</text:p>
          </table:table-cell>
          <table:table-cell office:value-type="float" office:value="224.4565217391304">
            <text:p>224.4565217391304</text:p>
          </table:table-cell>
          <table:table-cell office:value-type="float" office:value="1566.7145534041224">
            <text:p>1566.7145534041224</text:p>
          </table:table-cell>
          <table:table-cell office:value-type="float" office:value="328.54236119094145">
            <text:p>328.54236119094145</text:p>
          </table:table-cell>
          <table:table-cell office:value-type="float" office:value="1385.8689574839836">
            <text:p>1385.8689574839836</text:p>
          </table:table-cell>
          <table:table-cell office:value-type="float" office:value="177.14723926380367">
            <text:p>177.14723926380367</text:p>
          </table:table-cell>
          <table:table-cell office:value-type="float" office:value="892.9633827375762">
            <text:p>892.9633827375762</text:p>
          </table:table-cell>
          <table:table-cell office:value-type="float" office:value="1182.7078838174273">
            <text:p>1182.7078838174273</text:p>
          </table:table-cell>
          <table:table-cell office:value-type="float" office:value="663.972067039106">
            <text:p>663.972067039106</text:p>
          </table:table-cell>
          <table:table-cell office:value-type="float" office:value="585.4666666666666">
            <text:p>585.4666666666666</text:p>
          </table:table-cell>
          <table:table-cell office:value-type="float" office:value="1547.1800239234449">
            <text:p>1547.1800239234449</text:p>
          </table:table-cell>
          <table:table-cell office:value-type="float" office:value="765.4741379310344">
            <text:p>765.4741379310344</text:p>
          </table:table-cell>
          <table:table-cell office:value-type="float" office:value="0.0">
            <text:p/>
          </table:table-cell>
          <table:table-cell office:value-type="float" office:value="339.2094017094017">
            <text:p>339.2094017094017</text:p>
          </table:table-cell>
          <table:table-cell office:value-type="float" office:value="533.3265651438239">
            <text:p>533.3265651438239</text:p>
          </table:table-cell>
          <table:table-cell office:value-type="float" office:value="1313.7713310580205">
            <text:p>1313.7713310580205</text:p>
          </table:table-cell>
          <table:table-cell office:value-type="float" office:value="30.60335195530726">
            <text:p>30.60335195530726</text:p>
          </table:table-cell>
          <table:table-cell office:value-type="float" office:value="317.28034188034184">
            <text:p>317.28034188034184</text:p>
          </table:table-cell>
          <table:table-cell office:value-type="float" office:value="1420.288537549407">
            <text:p>1420.288537549407</text:p>
          </table:table-cell>
          <table:table-cell office:value-type="float" office:value="1863.2396694214874">
            <text:p>1863.2396694214874</text:p>
          </table:table-cell>
          <table:table-cell office:value-type="float" office:value="441.59182349123944">
            <text:p>441.59182349123944</text:p>
          </table:table-cell>
          <table:table-cell office:value-type="float" office:value="2433.7091757387243">
            <text:p>2433.7091757387243</text:p>
          </table:table-cell>
          <table:table-cell office:value-type="float" office:value="1157.0032237266278">
            <text:p>1157.0032237266278</text:p>
          </table:table-cell>
          <table:table-cell office:value-type="float" office:value="1025.4755043227665">
            <text:p>1025.4755043227665</text:p>
          </table:table-cell>
          <table:table-cell office:value-type="float" office:value="657.8259428097803">
            <text:p>657.8259428097803</text:p>
          </table:table-cell>
          <table:table-cell office:value-type="float" office:value="1328.840475333093">
            <text:p>1328.840475333093</text:p>
          </table:table-cell>
          <table:table-cell office:value-type="float" office:value="600.3688524590164">
            <text:p>600.3688524590164</text:p>
          </table:table-cell>
          <table:table-cell office:value-type="float" office:value="1720.159609120521">
            <text:p>1720.159609120521</text:p>
          </table:table-cell>
          <table:table-cell office:value-type="float" office:value="0">
            <text:p/>
          </table:table-cell>
          <table:table-cell office:value-type="float" office:value="406.004016064257">
            <text:p>406.004016064257</text:p>
          </table:table-cell>
          <table:table-cell office:value-type="float" office:value="270.45454545454544">
            <text:p>270.45454545454544</text:p>
          </table:table-cell>
          <table:table-cell office:value-type="float" office:value="363.89675516224185">
            <text:p>363.89675516224185</text:p>
          </table:table-cell>
          <table:table-cell office:value-type="float" office:value="607.4766355140187">
            <text:p>607.4766355140187</text:p>
          </table:table-cell>
          <table:table-cell office:value-type="float" office:value="0.0">
            <text:p/>
          </table:table-cell>
          <table:table-cell office:value-type="float" office:value="183.92525773195874">
            <text:p>183.92525773195874</text:p>
          </table:table-cell>
          <table:table-cell office:value-type="float" office:value="0">
            <text:p/>
          </table:table-cell>
          <table:table-cell office:value-type="float" office:value="1315.8470665787738">
            <text:p>1315.8470665787738</text:p>
          </table:table-cell>
          <table:table-cell office:value-type="float" office:value="172.70821367030442">
            <text:p>172.70821367030442</text:p>
          </table:table-cell>
          <table:table-cell office:value-type="float" office:value="1325.788309940396">
            <text:p>1325.788309940396</text:p>
          </table:table-cell>
          <table:table-cell office:value-type="float" office:value="1110.1732979664014">
            <text:p>1110.1732979664014</text:p>
          </table:table-cell>
          <table:table-cell office:value-type="float" office:value="593.1245923026744">
            <text:p>593.1245923026744</text:p>
          </table:table-cell>
          <table:table-cell office:value-type="float" office:value="0.0">
            <text:p/>
          </table:table-cell>
          <table:table-cell office:value-type="float" office:value="1199.6298031865042">
            <text:p>1199.6298031865042</text:p>
          </table:table-cell>
          <table:table-cell office:value-type="float" office:value="2981.2227074235807">
            <text:p>2981.2227074235807</text:p>
          </table:table-cell>
          <table:table-cell office:value-type="float" office:value="1806.6314312441532">
            <text:p>1806.6314312441532</text:p>
          </table:table-cell>
          <table:table-cell office:value-type="float" office:value="527.2275815217391">
            <text:p>527.2275815217391</text:p>
          </table:table-cell>
          <table:table-cell office:value-type="float" office:value="560.623629112662">
            <text:p>560.623629112662</text:p>
          </table:table-cell>
          <table:table-cell office:value-type="float" office:value="676.9621833312935">
            <text:p>676.9621833312935</text:p>
          </table:table-cell>
          <table:table-cell office:value-type="float" office:value="381.14512471655325">
            <text:p>381.14512471655325</text:p>
          </table:table-cell>
          <table:table-cell office:value-type="float" office:value="810.235028712059">
            <text:p>810.235028712059</text:p>
          </table:table-cell>
          <table:table-cell office:value-type="float" office:value="748.52140077821">
            <text:p>748.52140077821</text:p>
          </table:table-cell>
          <table:table-cell office:value-type="float" office:value="1695.39138576779">
            <text:p>1695.39138576779</text:p>
          </table:table-cell>
          <table:table-cell office:value-type="float" office:value="2765.4250871080135">
            <text:p>2765.4250871080135</text:p>
          </table:table-cell>
          <table:table-cell office:value-type="float" office:value="839.9444897959183">
            <text:p>839.9444897959183</text:p>
          </table:table-cell>
          <table:table-cell office:value-type="float" office:value="1025.8861185983826">
            <text:p>1025.8861185983826</text:p>
          </table:table-cell>
          <table:table-cell office:value-type="float" office:value="330.7191328934967">
            <text:p>330.7191328934967</text:p>
          </table:table-cell>
          <table:table-cell office:value-type="float" office:value="164.00735294117646">
            <text:p>164.00735294117646</text:p>
          </table:table-cell>
          <table:table-cell office:value-type="float" office:value="452.4145136778115">
            <text:p>452.4145136778115</text:p>
          </table:table-cell>
          <table:table-cell office:value-type="float" office:value="1840.677096370463">
            <text:p>1840.677096370463</text:p>
          </table:table-cell>
          <table:table-cell office:value-type="float" office:value="1089.026178010471">
            <text:p>1089.026178010471</text:p>
          </table:table-cell>
          <table:table-cell office:value-type="float" office:value="0.0">
            <text:p/>
          </table:table-cell>
          <table:table-cell office:value-type="float" office:value="469.78653530377665">
            <text:p>469.78653530377665</text:p>
          </table:table-cell>
          <table:table-cell office:value-type="float" office:value="578.4451626804567">
            <text:p>578.4451626804567</text:p>
          </table:table-cell>
          <table:table-cell office:value-type="float" office:value="268.89647577092506">
            <text:p>268.89647577092506</text:p>
          </table:table-cell>
          <table:table-cell office:value-type="float" office:value="1020.7863315003927">
            <text:p>1020.7863315003927</text:p>
          </table:table-cell>
          <table:table-cell office:value-type="float" office:value="681.0882016036654">
            <text:p>681.0882016036654</text:p>
          </table:table-cell>
          <table:table-cell office:value-type="float" office:value="7.936507936507936">
            <text:p>7.936507936507936</text:p>
          </table:table-cell>
          <table:table-cell office:value-type="float" office:value="1256.4641555285539">
            <text:p>1256.4641555285539</text:p>
          </table:table-cell>
          <table:table-cell office:value-type="float" office:value="1610.5457227138643">
            <text:p>1610.5457227138643</text:p>
          </table:table-cell>
          <table:table-cell office:value-type="float" office:value="420.11533149171265">
            <text:p>420.11533149171265</text:p>
          </table:table-cell>
          <table:table-cell office:value-type="float" office:value="435.4947368421052">
            <text:p>435.4947368421052</text:p>
          </table:table-cell>
          <table:table-cell office:value-type="float" office:value="899.8796325625593">
            <text:p>899.8796325625593</text:p>
          </table:table-cell>
          <table:table-cell office:value-type="float" office:value="459.4463181562675">
            <text:p>459.4463181562675</text:p>
          </table:table-cell>
          <table:table-cell office:value-type="float" office:value="762.1866251944011">
            <text:p>762.1866251944011</text:p>
          </table:table-cell>
          <table:table-cell office:value-type="float" office:value="83.52941176470587">
            <text:p>83.52941176470587</text:p>
          </table:table-cell>
          <table:table-cell office:value-type="float" office:value="1193.5970873786407">
            <text:p>1193.5970873786407</text:p>
          </table:table-cell>
          <table:table-cell office:value-type="float" office:value="407.1007418976962">
            <text:p>407.1007418976962</text:p>
          </table:table-cell>
          <table:table-cell office:value-type="float" office:value="1110.3174603174602">
            <text:p>1110.3174603174602</text:p>
          </table:table-cell>
          <table:table-cell office:value-type="float" office:value="777.0989093644226">
            <text:p>777.0989093644226</text:p>
          </table:table-cell>
          <table:table-cell office:value-type="float" office:value="977.9054054054053">
            <text:p>977.9054054054053</text:p>
          </table:table-cell>
          <table:table-cell office:value-type="float" office:value="1342.5447518307567">
            <text:p>1342.5447518307567</text:p>
          </table:table-cell>
          <table:table-cell office:value-type="float" office:value="336.5988372093023">
            <text:p>336.5988372093023</text:p>
          </table:table-cell>
          <table:table-cell office:value-type="float" office:value="96.19651347068145">
            <text:p>96.19651347068145</text:p>
          </table:table-cell>
          <table:table-cell office:value-type="float" office:value="1238.7450199203186">
            <text:p>1238.7450199203186</text:p>
          </table:table-cell>
          <table:table-cell office:value-type="float" office:value="0">
            <text:p/>
          </table:table-cell>
          <table:table-cell office:value-type="float" office:value="1491.3923541247484">
            <text:p>1491.3923541247484</text:p>
          </table:table-cell>
          <table:table-cell office:value-type="float" office:value="373.69207772795215">
            <text:p>373.69207772795215</text:p>
          </table:table-cell>
          <table:table-cell office:value-type="float" office:value="674.3347639484978">
            <text:p>674.3347639484978</text:p>
          </table:table-cell>
          <table:table-cell office:value-type="float" office:value="0.0">
            <text:p/>
          </table:table-cell>
          <table:table-cell office:value-type="float" office:value="1509.5462842242503">
            <text:p>1509.5462842242503</text:p>
          </table:table-cell>
          <table:table-cell office:value-type="float" office:value="1133.4917043740572">
            <text:p>1133.4917043740572</text:p>
          </table:table-cell>
          <table:table-cell office:value-type="float" office:value="2494.713261648745">
            <text:p>2494.713261648745</text:p>
          </table:table-cell>
          <table:table-cell office:value-type="float" office:value="912.365391014975">
            <text:p>912.365391014975</text:p>
          </table:table-cell>
          <table:table-cell office:value-type="float" office:value="1181.5289648622982">
            <text:p>1181.5289648622982</text:p>
          </table:table-cell>
          <table:table-cell office:value-type="float" office:value="526.4366729678638">
            <text:p>526.4366729678638</text:p>
          </table:table-cell>
          <table:table-cell office:value-type="float" office:value="1219.3430656934306">
            <text:p>1219.3430656934306</text:p>
          </table:table-cell>
          <table:table-cell office:value-type="float" office:value="1818.963111467522">
            <text:p>1818.963111467522</text:p>
          </table:table-cell>
          <table:table-cell office:value-type="float" office:value="159.63302752293578">
            <text:p>159.63302752293578</text:p>
          </table:table-cell>
          <table:table-cell office:value-type="float" office:value="496.47999999999996">
            <text:p>496.47999999999996</text:p>
          </table:table-cell>
          <table:table-cell office:value-type="float" office:value="146.82779456193353">
            <text:p>146.82779456193353</text:p>
          </table:table-cell>
          <table:table-cell office:value-type="float" office:value="99.29906542056074">
            <text:p>99.29906542056074</text:p>
          </table:table-cell>
          <table:table-cell office:value-type="float" office:value="1079.6462841015991">
            <text:p>1079.6462841015991</text:p>
          </table:table-cell>
          <table:table-cell office:value-type="float" office:value="742.3728813559321">
            <text:p>742.3728813559321</text:p>
          </table:table-cell>
          <table:table-cell office:value-type="float" office:value="1710.1745325022262">
            <text:p>1710.1745325022262</text:p>
          </table:table-cell>
          <table:table-cell office:value-type="float" office:value="233.801766437684">
            <text:p>233.801766437684</text:p>
          </table:table-cell>
          <table:table-cell office:value-type="float" office:value="936.0654205607476">
            <text:p>936.0654205607476</text:p>
          </table:table-cell>
          <table:table-cell office:value-type="float" office:value="866.8446502057612">
            <text:p>866.8446502057612</text:p>
          </table:table-cell>
          <table:table-cell office:value-type="float" office:value="912.5296940611877">
            <text:p>912.5296940611877</text:p>
          </table:table-cell>
          <table:table-cell office:value-type="float" office:value="200.86898395721923">
            <text:p>200.86898395721923</text:p>
          </table:table-cell>
          <table:table-cell office:value-type="float" office:value="992.7887788778877">
            <text:p>992.7887788778877</text:p>
          </table:table-cell>
          <table:table-cell office:value-type="float" office:value="32.195845697329375">
            <text:p>32.195845697329375</text:p>
          </table:table-cell>
          <table:table-cell office:value-type="float" office:value="2748.5010706638113">
            <text:p>2748.5010706638113</text:p>
          </table:table-cell>
          <table:table-cell office:value-type="float" office:value="994.0239294710327">
            <text:p>994.0239294710327</text:p>
          </table:table-cell>
          <table:table-cell office:value-type="float" office:value="431.4977973568282">
            <text:p>431.4977973568282</text:p>
          </table:table-cell>
          <table:table-cell office:value-type="float" office:value="859.9548872180451">
            <text:p>859.9548872180451</text:p>
          </table:table-cell>
          <table:table-cell office:value-type="float" office:value="1797.685950413223">
            <text:p>1797.685950413223</text:p>
          </table:table-cell>
          <table:table-cell office:value-type="float" office:value="259.4594594594594">
            <text:p>259.4594594594594</text:p>
          </table:table-cell>
          <table:table-cell office:value-type="float" office:value="941.2955465587044">
            <text:p>941.2955465587044</text:p>
          </table:table-cell>
          <table:table-cell office:value-type="float" office:value="1201.1049339819317">
            <text:p>1201.1049339819317</text:p>
          </table:table-cell>
          <table:table-cell office:value-type="float" office:value="1079.052803483941">
            <text:p>1079.052803483941</text:p>
          </table:table-cell>
          <table:table-cell office:value-type="float" office:value="319.2836715239003">
            <text:p>319.2836715239003</text:p>
          </table:table-cell>
          <table:table-cell office:value-type="float" office:value="388.7922991484635">
            <text:p>388.7922991484635</text:p>
          </table:table-cell>
          <table:table-cell office:value-type="float" office:value="1927.9025844930416">
            <text:p>1927.9025844930416</text:p>
          </table:table-cell>
          <table:table-cell office:value-type="float" office:value="322.9278794402583">
            <text:p>322.9278794402583</text:p>
          </table:table-cell>
          <table:table-cell office:value-type="float" office:value="2912.2652985074624">
            <text:p>2912.2652985074624</text:p>
          </table:table-cell>
          <table:table-cell office:value-type="float" office:value="1138.5958314454008">
            <text:p>1138.5958314454008</text:p>
          </table:table-cell>
          <table:table-cell office:value-type="float" office:value="2329.990234375">
            <text:p>2329.990234375</text:p>
          </table:table-cell>
          <table:table-cell office:value-type="float" office:value="383.98840206185565">
            <text:p>383.98840206185565</text:p>
          </table:table-cell>
          <table:table-cell office:value-type="float" office:value="942.4202127659574">
            <text:p>942.4202127659574</text:p>
          </table:table-cell>
          <table:table-cell office:value-type="float" office:value="177.19374772809886">
            <text:p>177.19374772809886</text:p>
          </table:table-cell>
          <table:table-cell office:value-type="float" office:value="885.1139374668786">
            <text:p>885.1139374668786</text:p>
          </table:table-cell>
          <table:table-cell office:value-type="float" office:value="390.6930693069307">
            <text:p>390.6930693069307</text:p>
          </table:table-cell>
          <table:table-cell office:value-type="float" office:value="1620.6983328922995">
            <text:p>1620.6983328922995</text:p>
          </table:table-cell>
          <table:table-cell office:value-type="float" office:value="652.8048780487804">
            <text:p>652.8048780487804</text:p>
          </table:table-cell>
          <table:table-cell office:value-type="float" office:value="1023.5682182985553">
            <text:p>1023.5682182985553</text:p>
          </table:table-cell>
          <table:table-cell office:value-type="float" office:value="246.94748358862142">
            <text:p>246.94748358862142</text:p>
          </table:table-cell>
          <table:table-cell office:value-type="float" office:value="286.48322147651004">
            <text:p>286.48322147651004</text:p>
          </table:table-cell>
          <table:table-cell office:value-type="float" office:value="1392.9782082324455">
            <text:p>1392.9782082324455</text:p>
          </table:table-cell>
          <table:table-cell office:value-type="float" office:value="2137.6623376623374">
            <text:p>2137.6623376623374</text:p>
          </table:table-cell>
          <table:table-cell office:value-type="float" office:value="1049.533029612756">
            <text:p>1049.533029612756</text:p>
          </table:table-cell>
          <table:table-cell office:value-type="float" office:value="222.69286754002908">
            <text:p>222.69286754002908</text:p>
          </table:table-cell>
          <table:table-cell office:value-type="float" office:value="765.6558585114223">
            <text:p>765.6558585114223</text:p>
          </table:table-cell>
          <table:table-cell office:value-type="float" office:value="823.6689895470382">
            <text:p>823.6689895470382</text:p>
          </table:table-cell>
          <table:table-cell office:value-type="float" office:value="603.0640668523677">
            <text:p>603.0640668523677</text:p>
          </table:table-cell>
          <table:table-cell office:value-type="float" office:value="555.259373981089">
            <text:p>555.259373981089</text:p>
          </table:table-cell>
          <table:table-cell office:value-type="float" office:value="607.0054945054944">
            <text:p>607.0054945054944</text:p>
          </table:table-cell>
          <table:table-cell office:value-type="float" office:value="303.14960629921256">
            <text:p>303.14960629921256</text:p>
          </table:table-cell>
          <table:table-cell office:value-type="float" office:value="416.66666666666663">
            <text:p>416.66666666666663</text:p>
          </table:table-cell>
          <table:table-cell office:value-type="float" office:value="1804.6464646464644">
            <text:p>1804.6464646464644</text:p>
          </table:table-cell>
          <table:table-cell office:value-type="float" office:value="1439.7707231040563">
            <text:p>1439.7707231040563</text:p>
          </table:table-cell>
          <table:table-cell office:value-type="float" office:value="433.8842975206611">
            <text:p>433.8842975206611</text:p>
          </table:table-cell>
          <table:table-cell office:value-type="float" office:value="2351.6679487179485">
            <text:p>2351.6679487179485</text:p>
          </table:table-cell>
          <table:table-cell office:value-type="float" office:value="501.3377926421404">
            <text:p>501.3377926421404</text:p>
          </table:table-cell>
          <table:table-cell office:value-type="float" office:value="1009.0530973451326">
            <text:p>1009.0530973451326</text:p>
          </table:table-cell>
          <table:table-cell office:value-type="float" office:value="471.4723926380368">
            <text:p>471.4723926380368</text:p>
          </table:table-cell>
          <table:table-cell office:value-type="float" office:value="1017.1079429735233">
            <text:p>1017.1079429735233</text:p>
          </table:table-cell>
          <table:table-cell office:value-type="float" office:value="563.6108726752503">
            <text:p>563.6108726752503</text:p>
          </table:table-cell>
          <table:table-cell office:value-type="float" office:value="723.8717339667458">
            <text:p>723.8717339667458</text:p>
          </table:table-cell>
          <table:table-cell office:value-type="float" office:value="503.58462675535844">
            <text:p>503.58462675535844</text:p>
          </table:table-cell>
          <table:table-cell office:value-type="float" office:value="772.7272727272726">
            <text:p>772.7272727272726</text:p>
          </table:table-cell>
          <table:table-cell office:value-type="float" office:value="1715.6384658770444">
            <text:p>1715.6384658770444</text:p>
          </table:table-cell>
          <table:table-cell office:value-type="float" office:value="726.6214549938347">
            <text:p>726.6214549938347</text:p>
          </table:table-cell>
          <table:table-cell office:value-type="float" office:value="3449.8276797829035">
            <text:p>3449.8276797829035</text:p>
          </table:table-cell>
          <table:table-cell office:value-type="float" office:value="1512.667906284864">
            <text:p>1512.667906284864</text:p>
          </table:table-cell>
          <table:table-cell office:value-type="float" office:value="1543.2501834189288">
            <text:p>1543.2501834189288</text:p>
          </table:table-cell>
          <table:table-cell office:value-type="float" office:value="1813.0060414848626">
            <text:p>1813.0060414848626</text:p>
          </table:table-cell>
          <table:table-cell office:value-type="float" office:value="1290.8687992002997">
            <text:p>1290.8687992002997</text:p>
          </table:table-cell>
          <table:table-cell office:value-type="float" office:value="491.09634551495014">
            <text:p>491.09634551495014</text:p>
          </table:table-cell>
          <table:table-cell office:value-type="float" office:value="87.73424190800681">
            <text:p>87.73424190800681</text:p>
          </table:table-cell>
          <table:table-cell office:value-type="float" office:value="1053.8344566133107">
            <text:p>1053.8344566133107</text:p>
          </table:table-cell>
          <table:table-cell office:value-type="float" office:value="2089.1452746165264">
            <text:p>2089.1452746165264</text:p>
          </table:table-cell>
          <table:table-cell office:value-type="float" office:value="785.5229716520039">
            <text:p>785.5229716520039</text:p>
          </table:table-cell>
          <table:table-cell office:value-type="float" office:value="576.9082113905513">
            <text:p>576.9082113905513</text:p>
          </table:table-cell>
          <table:table-cell office:value-type="float" office:value="1912.7101738624074">
            <text:p>1912.7101738624074</text:p>
          </table:table-cell>
          <table:table-cell office:value-type="float" office:value="532.0291315500183">
            <text:p>532.0291315500183</text:p>
          </table:table-cell>
          <table:table-cell office:value-type="float" office:value="1304.4034754672896">
            <text:p>1304.4034754672896</text:p>
          </table:table-cell>
          <table:table-cell office:value-type="float" office:value="1199.0928995933687">
            <text:p>1199.0928995933687</text:p>
          </table:table-cell>
          <table:table-cell office:value-type="float" office:value="817.6310231023102">
            <text:p>817.6310231023102</text:p>
          </table:table-cell>
          <table:table-cell office:value-type="float" office:value="1675.347922030158">
            <text:p>1675.347922030158</text:p>
          </table:table-cell>
          <table:table-cell office:value-type="float" office:value="401.8308754314402">
            <text:p>401.8308754314402</text:p>
          </table:table-cell>
          <table:table-cell office:value-type="float" office:value="898.951923076923">
            <text:p>898.951923076923</text:p>
          </table:table-cell>
          <table:table-cell office:value-type="float" office:value="699.2535840188013">
            <text:p>699.2535840188013</text:p>
          </table:table-cell>
          <table:table-cell office:value-type="float" office:value="1245.7995582551075">
            <text:p>1245.7995582551075</text:p>
          </table:table-cell>
          <table:table-cell office:value-type="float" office:value="2458.358345950038">
            <text:p>2458.358345950038</text:p>
          </table:table-cell>
          <table:table-cell office:value-type="float" office:value="857.654337592468">
            <text:p>857.654337592468</text:p>
          </table:table-cell>
          <table:table-cell office:value-type="float" office:value="1501.503432003432">
            <text:p>1501.503432003432</text:p>
          </table:table-cell>
          <table:table-cell office:value-type="float" office:value="2156.7760762475905">
            <text:p>2156.7760762475905</text:p>
          </table:table-cell>
          <table:table-cell office:value-type="float" office:value="1074.187779433681">
            <text:p>1074.187779433681</text:p>
          </table:table-cell>
          <table:table-cell office:value-type="float" office:value="1312.8253305497562">
            <text:p>1312.8253305497562</text:p>
          </table:table-cell>
          <table:table-cell office:value-type="float" office:value="2920.92317924842">
            <text:p>2920.92317924842</text:p>
          </table:table-cell>
          <table:table-cell office:value-type="float" office:value="701.8958581898755">
            <text:p>701.8958581898755</text:p>
          </table:table-cell>
          <table:table-cell office:value-type="float" office:value="2214.011389315737">
            <text:p>2214.011389315737</text:p>
          </table:table-cell>
          <table:table-cell office:value-type="float" office:value="1101.418967197142">
            <text:p>1101.418967197142</text:p>
          </table:table-cell>
          <table:table-cell office:value-type="float" office:value="1835.0050955414013">
            <text:p>1835.0050955414013</text:p>
          </table:table-cell>
          <table:table-cell office:value-type="float" office:value="1889.5574187579507">
            <text:p>1889.5574187579507</text:p>
          </table:table-cell>
          <table:table-cell office:value-type="float" office:value="663.6199902248288">
            <text:p>663.6199902248288</text:p>
          </table:table-cell>
          <table:table-cell office:value-type="float" office:value="653.3238866396761">
            <text:p>653.3238866396761</text:p>
          </table:table-cell>
          <table:table-cell office:value-type="float" office:value="2095.818552405109">
            <text:p>2095.818552405109</text:p>
          </table:table-cell>
          <table:table-cell office:value-type="float" office:value="757.8791666666666">
            <text:p>757.8791666666666</text:p>
          </table:table-cell>
          <table:table-cell office:value-type="float" office:value="3131.0669964028775">
            <text:p>3131.0669964028775</text:p>
          </table:table-cell>
          <table:table-cell office:value-type="float" office:value="2810.4219109746737">
            <text:p>2810.4219109746737</text:p>
          </table:table-cell>
          <table:table-cell office:value-type="float" office:value="3130.722247463274">
            <text:p>3130.722247463274</text:p>
          </table:table-cell>
          <table:table-cell office:value-type="float" office:value="582.766740250184">
            <text:p>582.766740250184</text:p>
          </table:table-cell>
          <table:table-cell office:value-type="float" office:value="1786.033355840648">
            <text:p>1786.033355840648</text:p>
          </table:table-cell>
          <table:table-cell office:value-type="float" office:value="1048.083975659229">
            <text:p>1048.083975659229</text:p>
          </table:table-cell>
          <table:table-cell office:value-type="float" office:value="2191.26552795031">
            <text:p>2191.26552795031</text:p>
          </table:table-cell>
          <table:table-cell office:value-type="float" office:value="1481.0410694597574">
            <text:p>1481.0410694597574</text:p>
          </table:table-cell>
          <table:table-cell office:value-type="float" office:value="2091.9974070872945">
            <text:p>2091.9974070872945</text:p>
          </table:table-cell>
          <table:table-cell office:value-type="float" office:value="1611.720781938597">
            <text:p>1611.720781938597</text:p>
          </table:table-cell>
          <table:table-cell office:value-type="float" office:value="1594.644329896907">
            <text:p>1594.644329896907</text:p>
          </table:table-cell>
          <table:table-cell office:value-type="float" office:value="2851.2311199207134">
            <text:p>2851.2311199207134</text:p>
          </table:table-cell>
          <table:table-cell office:value-type="float" office:value="3245.2196356275304">
            <text:p>3245.2196356275304</text:p>
          </table:table-cell>
          <table:table-cell office:value-type="float" office:value="1636.5790113452188">
            <text:p>1636.5790113452188</text:p>
          </table:table-cell>
          <table:table-cell office:value-type="float" office:value="1789.6363636363635">
            <text:p>1789.6363636363635</text:p>
          </table:table-cell>
          <table:table-cell office:value-type="float" office:value="4285.60558530987">
            <text:p>4285.60558530987</text:p>
          </table:table-cell>
          <table:table-cell office:value-type="float" office:value="3424.7540355125097">
            <text:p>3424.7540355125097</text:p>
          </table:table-cell>
          <table:table-cell office:value-type="float" office:value="2179.612627986348">
            <text:p>2179.612627986348</text:p>
          </table:table-cell>
          <table:table-cell office:value-type="float" office:value="5068.504613200851">
            <text:p>5068.504613200851</text:p>
          </table:table-cell>
          <table:table-cell office:value-type="float" office:value="1669.2752643628037">
            <text:p>1669.2752643628037</text:p>
          </table:table-cell>
          <table:table-cell office:value-type="float" office:value="728.0292792792792">
            <text:p>728.0292792792792</text:p>
          </table:table-cell>
          <table:table-cell office:value-type="float" office:value="1551.0714285714284">
            <text:p>1551.0714285714284</text:p>
          </table:table-cell>
          <table:table-cell office:value-type="float" office:value="2483.7801775147927">
            <text:p>2483.7801775147927</text:p>
          </table:table-cell>
          <table:table-cell office:value-type="float" office:value="702.9728651237031">
            <text:p>702.9728651237031</text:p>
          </table:table-cell>
          <table:table-cell office:value-type="float" office:value="1907.8966845787284">
            <text:p>1907.8966845787284</text:p>
          </table:table-cell>
          <table:table-cell office:value-type="float" office:value="1369.3422391857505">
            <text:p>1369.3422391857505</text:p>
          </table:table-cell>
          <table:table-cell office:value-type="float" office:value="1392.6605443682229">
            <text:p>1392.6605443682229</text:p>
          </table:table-cell>
          <table:table-cell office:value-type="float" office:value="3657.4301726070385">
            <text:p>3657.4301726070385</text:p>
          </table:table-cell>
          <table:table-cell office:value-type="float" office:value="1079.480101608806">
            <text:p>1079.480101608806</text:p>
          </table:table-cell>
          <table:table-cell office:value-type="float" office:value="2125.4536741214056">
            <text:p>2125.4536741214056</text:p>
          </table:table-cell>
          <table:table-cell office:value-type="float" office:value="5951.336752136752">
            <text:p>5951.336752136752</text:p>
          </table:table-cell>
          <table:table-cell office:value-type="float" office:value="1649.6265773886169">
            <text:p>1649.6265773886169</text:p>
          </table:table-cell>
          <table:table-cell office:value-type="float" office:value="2284.188764486348">
            <text:p>2284.188764486348</text:p>
          </table:table-cell>
          <table:table-cell office:value-type="float" office:value="1698.0646630236793">
            <text:p>1698.0646630236793</text:p>
          </table:table-cell>
          <table:table-cell office:value-type="float" office:value="2229.354094579008">
            <text:p>2229.354094579008</text:p>
          </table:table-cell>
          <table:table-cell office:value-type="float" office:value="1399.7620386643232">
            <text:p>1399.7620386643232</text:p>
          </table:table-cell>
          <table:table-cell office:value-type="float" office:value="1895.2808726964624">
            <text:p>1895.2808726964624</text:p>
          </table:table-cell>
          <table:table-cell office:value-type="float" office:value="420.6913445835601">
            <text:p>420.6913445835601</text:p>
          </table:table-cell>
          <table:table-cell office:value-type="float" office:value="4922.680421741501">
            <text:p>4922.680421741501</text:p>
          </table:table-cell>
          <table:table-cell office:value-type="float" office:value="2282.590391282813">
            <text:p>2282.590391282813</text:p>
          </table:table-cell>
          <table:table-cell office:value-type="float" office:value="1842.8036597428288">
            <text:p>1842.8036597428288</text:p>
          </table:table-cell>
          <table:table-cell office:value-type="float" office:value="4194.662527716186">
            <text:p>4194.662527716186</text:p>
          </table:table-cell>
          <table:table-cell office:value-type="float" office:value="1338.9086915222035">
            <text:p>1338.9086915222035</text:p>
          </table:table-cell>
          <table:table-cell office:value-type="float" office:value="3162.4186095358114">
            <text:p>3162.4186095358114</text:p>
          </table:table-cell>
          <table:table-cell office:value-type="float" office:value="1486.3528245787907">
            <text:p>1486.3528245787907</text:p>
          </table:table-cell>
          <table:table-cell office:value-type="float" office:value="1462.3318129988597">
            <text:p>1462.3318129988597</text:p>
          </table:table-cell>
          <table:table-cell office:value-type="float" office:value="1354.2363636363634">
            <text:p>1354.2363636363634</text:p>
          </table:table-cell>
          <table:table-cell office:value-type="float" office:value="2055.513798977853">
            <text:p>2055.513798977853</text:p>
          </table:table-cell>
          <table:table-cell office:value-type="float" office:value="1783.038296458707">
            <text:p>1783.038296458707</text:p>
          </table:table-cell>
          <table:table-cell office:value-type="float" office:value="2953.750242600679">
            <text:p>2953.750242600679</text:p>
          </table:table-cell>
          <table:table-cell office:value-type="float" office:value="2401.9499033222005">
            <text:p>2401.9499033222005</text:p>
          </table:table-cell>
          <table:table-cell office:value-type="float" office:value="1299.1045202486976">
            <text:p>1299.1045202486976</text:p>
          </table:table-cell>
          <table:table-cell office:value-type="float" office:value="575.1236625153481">
            <text:p>575.1236625153481</text:p>
          </table:table-cell>
          <table:table-cell office:value-type="float" office:value="220.54317910370253">
            <text:p>220.54317910370253</text:p>
          </table:table-cell>
          <table:table-cell office:value-type="float" office:value="177.85760338951826">
            <text:p>177.85760338951826</text:p>
          </table:table-cell>
          <table:table-cell office:value-type="float" office:value="181.04575163398692">
            <text:p>181.04575163398692</text:p>
          </table:table-cell>
          <table:table-cell office:value-type="float" office:value="231.6074616757988">
            <text:p>231.6074616757988</text:p>
          </table:table-cell>
          <table:table-cell office:value-type="float" office:value="575.9389656616415">
            <text:p>575.9389656616415</text:p>
          </table:table-cell>
          <table:table-cell office:value-type="float" office:value="746.3637849321784">
            <text:p>746.3637849321784</text:p>
          </table:table-cell>
          <table:table-cell office:value-type="float" office:value="349.26302297903504">
            <text:p>349.263022979035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